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cripts/python/ExportSidecars.py" manifest:media-type=""/>
  <manifest:file-entry manifest:full-path="Scripts/python/" manifest:media-type="application/binary"/>
  <manifest:file-entry manifest:full-path="Scripts/"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Verdana" svg:font-family="Verdana" style:font-family-generic="swiss"/>
  </office:font-face-decls>
  <office:automatic-styles>
    <style:style style:name="co1" style:family="table-column">
      <style:table-column-properties fo:break-before="auto" style:column-width="8.595cm"/>
    </style:style>
    <style:style style:name="co2" style:family="table-column">
      <style:table-column-properties fo:break-before="auto" style:column-width="3.817cm"/>
    </style:style>
    <style:style style:name="co3" style:family="table-column">
      <style:table-column-properties fo:break-before="auto" style:column-width="4.099cm"/>
    </style:style>
    <style:style style:name="co4" style:family="table-column">
      <style:table-column-properties fo:break-before="auto" style:column-width="2.258cm"/>
    </style:style>
    <style:style style:name="co5" style:family="table-column">
      <style:table-column-properties fo:break-before="auto" style:column-width="2.972cm"/>
    </style:style>
    <style:style style:name="co6" style:family="table-column">
      <style:table-column-properties fo:break-before="auto" style:column-width="4.75cm"/>
    </style:style>
    <style:style style:name="co7" style:family="table-column">
      <style:table-column-properties fo:break-before="auto" style:column-width="4.927cm"/>
    </style:style>
    <style:style style:name="co8" style:family="table-column">
      <style:table-column-properties fo:break-before="auto" style:column-width="3.711cm"/>
    </style:style>
    <style:style style:name="co9" style:family="table-column">
      <style:table-column-properties fo:break-before="auto" style:column-width="3.29cm"/>
    </style:style>
    <style:style style:name="co10" style:family="table-column">
      <style:table-column-properties fo:break-before="auto" style:column-width="4.574cm"/>
    </style:style>
    <style:style style:name="co11" style:family="table-column">
      <style:table-column-properties fo:break-before="auto" style:column-width="4.962cm"/>
    </style:style>
    <style:style style:name="co12" style:family="table-column">
      <style:table-column-properties fo:break-before="auto" style:column-width="4.676cm"/>
    </style:style>
    <style:style style:name="co13" style:family="table-column">
      <style:table-column-properties fo:break-before="auto" style:column-width="5.202cm"/>
    </style:style>
    <style:style style:name="co14" style:family="table-column">
      <style:table-column-properties fo:break-before="auto" style:column-width="5.577cm"/>
    </style:style>
    <style:style style:name="co15" style:family="table-column">
      <style:table-column-properties fo:break-before="auto" style:column-width="13.234cm"/>
    </style:style>
    <style:style style:name="ro1" style:family="table-row">
      <style:table-row-properties style:row-height="1.147cm" fo:break-before="auto" style:use-optimal-row-height="false"/>
    </style:style>
    <style:style style:name="ro2" style:family="table-row">
      <style:table-row-properties style:row-height="0.517cm" fo:break-before="auto" style:use-optimal-row-height="true"/>
    </style:style>
    <style:style style:name="ro3" style:family="table-row">
      <style:table-row-properties style:row-height="1cm" fo:break-before="auto" style:use-optimal-row-height="false"/>
    </style:style>
    <style:style style:name="ro4" style:family="table-row">
      <style:table-row-properties style:row-height="0.557cm" fo:break-before="auto" style:use-optimal-row-height="true"/>
    </style:style>
    <style:style style:name="ro5" style:family="table-row">
      <style:table-row-properties style:row-height="0.452cm" fo:break-before="auto" style:use-optimal-row-height="true"/>
    </style:style>
    <style:style style:name="ro6" style:family="table-row">
      <style:table-row-properties style:row-height="0.741cm" fo:break-before="auto" style:use-optimal-row-height="false"/>
    </style:style>
    <style:style style:name="ro7" style:family="table-row">
      <style:table-row-properties style:row-height="0.452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8" style:family="table-cell" style:parent-style-name="Default">
      <style:table-cell-properties style:glyph-orientation-vertical="0" fo:background-color="#00a933" style:text-align-source="value-type" style:repeat-content="false" fo:wrap-option="no-wrap" fo:border="0.74pt solid #ffffff" style:direction="ltr" fo:padding="0.071cm" style:rotation-angle="0" style:rotation-align="none" style:shrink-to-fit="false" style:vertical-align="automatic" loext:vertical-justify="auto"/>
      <style:paragraph-properties css3t:text-justify="auto" fo:margin-left="0cm" style:writing-mode="page"/>
      <style:text-properties fo:color="#ffffff" style:font-name="Arial" fo:font-size="10pt" fo:font-weight="bold" style:font-size-asian="10pt" style:font-weight-asian="bold" style:font-size-complex="10pt" style:font-weight-complex="bold"/>
    </style:style>
    <style:style style:name="ce3" style:family="table-cell" style:parent-style-name="Default" style:data-style-name="N0">
      <style:table-cell-properties fo:wrap-option="no-wrap" fo:padding="0.071cm" style:vertical-align="top"/>
    </style:style>
    <style:style style:name="ce10" style:family="table-cell" style:parent-style-name="Default">
      <style:table-cell-properties fo:wrap-option="no-wrap"/>
    </style:style>
    <style:style style:name="ce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6" style:family="table-cell" style:parent-style-name="Default">
      <style:table-cell-properties style:glyph-orientation-vertical="0" fo:background-color="#00a933" style:text-align-source="value-type" style:repeat-content="false" fo:wrap-option="no-wrap" fo:border="0.74pt solid #ffffff" style:direction="ltr" fo:padding="0.071cm" style:rotation-angle="0" style:rotation-align="none" style:shrink-to-fit="false" style:vertical-align="top" loext:vertical-justify="auto"/>
      <style:paragraph-properties css3t:text-justify="auto" fo:margin-left="0cm" style:writing-mode="page"/>
      <style:text-properties fo:color="#ffffff" style:font-name="Arial" fo:font-size="10pt" fo:font-weight="bold" style:font-size-asian="10pt" style:font-weight-asian="bold" style:font-size-complex="10pt" style:font-weight-complex="bold"/>
    </style:style>
    <style:style style:name="ce16" style:family="table-cell" style:parent-style-name="Default" style:data-style-name="N0">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15" style:family="table-cell" style:parent-style-name="Default">
      <style:table-cell-properties fo:wrap-option="no-wrap" style:vertical-align="top"/>
    </style:style>
    <style:style style:name="ce21" style:family="table-cell" style:parent-style-name="Default">
      <style:table-cell-properties fo:background-color="#00a933" fo:wrap-option="no-wrap" fo:border="0.74pt solid #ffffff" style:vertical-align="top"/>
      <style:text-properties fo:color="#ffffff" style:font-name="Arial" fo:font-size="10pt" fo:font-weight="bold" style:font-size-asian="10pt" style:font-weight-asian="bold" style:font-size-complex="10pt" style:font-weight-complex="bold"/>
    </style:style>
    <style:style style:name="ce14" style:family="table-cell" style:parent-style-name="Default" style:data-style-name="N100">
      <style:table-cell-properties fo:wrap-option="no-wrap" style:vertical-align="top"/>
    </style:style>
    <style:style style:name="ce23" style:family="table-cell" style:parent-style-name="Default" style:data-style-name="N0">
      <style:table-cell-properties fo:wrap-option="no-wrap" style:vertical-align="top"/>
    </style:style>
    <style:style style:name="ce18" style:family="table-cell" style:parent-style-name="Default">
      <style:table-cell-properties fo:background-color="#00a933" fo:border="0.74pt solid #ffffff"/>
      <style:text-properties fo:color="#ffffff" style:font-name="Arial" fo:font-size="10pt" fo:font-weight="bold" style:font-size-asian="10pt" style:font-weight-asian="bold" style:font-size-complex="10pt" style:font-weight-complex="bold"/>
    </style:style>
    <style:style style:name="ce28" style:family="table-cell" style:parent-style-name="Default" style:data-style-name="N0">
      <style:table-cell-properties fo:background-color="#3465a4" style:text-align-source="fix" style:repeat-content="false" fo:wrap-option="no-wrap" fo:border="0.74pt solid #ffffff" style:direction="ltr" style:rotation-angle="0" style:rotation-align="none" style:shrink-to-fit="false" style:vertical-align="top" loext:vertical-justify="auto"/>
      <style:paragraph-properties fo:text-align="center" css3t:text-justify="auto" fo:margin-left="0cm" style:writing-mode="page"/>
      <style:text-properties fo:color="#ffffff"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data-style-name="N100">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0" style:family="table-cell" style:parent-style-name="Default">
      <style:table-cell-properties fo:background-color="#3465a4" fo:border="0.74pt solid #ffffff"/>
      <style:text-properties fo:color="#ffffff"/>
    </style:style>
    <style:style style:name="ce19" style:family="table-cell" style:parent-style-name="Default">
      <style:table-cell-properties fo:background-color="#ffbf00" fo:border="0.74pt solid #b2b2b2"/>
    </style:style>
    <style:style style:name="ce20" style:family="table-cell" style:parent-style-name="Default">
      <style:table-cell-properties fo:background-color="#eeeeee" fo:border="0.74pt solid #b2b2b2"/>
    </style:style>
    <style:style style:name="ce12" style:family="table-cell" style:parent-style-name="Default">
      <style:table-cell-properties style:glyph-orientation-vertical="0" fo:background-color="#00a933" style:text-align-source="value-type" style:repeat-content="false" fo:wrap-option="wrap" fo:border="0.74pt solid #ffffff" style:direction="ltr" fo:padding="0.071cm" style:rotation-angle="0" style:rotation-align="none" style:shrink-to-fit="false" style:vertical-align="automatic" loext:vertical-justify="auto"/>
      <style:paragraph-properties css3t:text-justify="auto" fo:margin-left="0cm" style:writing-mode="page"/>
      <style:text-properties fo:color="#ffffff" style:font-name="Arial" fo:font-size="10pt" fo:font-weight="bold" style:font-size-asian="10pt" style:font-weight-asian="bold" style:font-size-complex="10pt" style:font-weight-complex="bold"/>
    </style:style>
    <style:style style:name="gr1" style:family="graphic" style:parent-style-name="Default">
      <style:graphic-properties fo:background-color="#bbe33d" loext:decorative="false"/>
    </style:style>
    <style:style style:name="P1" style:family="paragraph">
      <style:paragraph-properties fo:text-align="center"/>
    </style:style>
  </office:automatic-styles>
  <office:body>
    <office:spreadsheet>
      <table:calculation-settings table:automatic-find-labels="false" table:use-regular-expressions="false" table:use-wildcards="true"/>
      <table:table table:name="Mapped Metadata"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Export" form:control-implementation="ooo:com.sun.star.form.component.CommandButton" xml:id="control1" form:id="control1" form:label="Export sidecar files"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Files/GTIHUB/digitisation-cmd/metadata/EXIFTool_args_generator.ods/content.xml"/>
              </form:properties>
              <office:event-listeners>
                <script:event-listener script:language="ooo:script" script:event-name="dom:keydown" xlink:href="vnd.sun.star.script:ExportSidecars.py$save_column_a_to_text_files?language=Python&amp;location=user" xlink:type="simple"/>
                <script:event-listener script:language="ooo:script" script:event-name="dom:mousedown" xlink:href="vnd.sun.star.script:ExportSidecars.py$save_column_a_to_text_files?language=Python&amp;location=user" xlink:type="simple"/>
              </office:event-listeners>
            </form:button>
          </form:form>
        </office:forms>
        <table:shapes>
          <draw:control draw:z-index="0" draw:name="Control 1" draw:style-name="gr1" draw:text-style-name="P1" svg:width="5.946cm" svg:height="0.884cm" svg:x="0.141cm" svg:y="0.124cm" draw:control="control1"/>
        </table:shapes>
        <table:table-column table:style-name="co1" table:default-cell-style-name="ce10"/>
        <table:table-column table:style-name="co2" table:default-cell-style-name="ce15"/>
        <table:table-column table:style-name="co3" table:number-columns-repeated="2" table:default-cell-style-name="ce15"/>
        <table:table-column table:style-name="co4" table:number-columns-repeated="5" table:default-cell-style-name="ce15"/>
        <table:table-column table:style-name="co5" table:default-cell-style-name="ce15"/>
        <table:table-column table:style-name="co4" table:number-columns-repeated="4" table:default-cell-style-name="ce15"/>
        <table:table-column table:style-name="co6" table:default-cell-style-name="ce15"/>
        <table:table-column table:style-name="co7" table:default-cell-style-name="ce15"/>
        <table:table-column table:style-name="co4" table:default-cell-style-name="ce15"/>
        <table:table-column table:style-name="co8" table:default-cell-style-name="ce15"/>
        <table:table-column table:style-name="co9" table:default-cell-style-name="ce15"/>
        <table:table-column table:style-name="co10" table:default-cell-style-name="ce15"/>
        <table:table-column table:style-name="co11" table:default-cell-style-name="ce15"/>
        <table:table-column table:style-name="co12" table:number-columns-repeated="35" table:default-cell-style-name="ce15"/>
        <table:table-column table:style-name="co12" table:default-cell-style-name="Default"/>
        <table:table-column table:style-name="co4" table:number-columns-repeated="16327" table:default-cell-style-name="Default"/>
        <table:table-row table:style-name="ro1">
          <table:table-cell table:style-name="ce1"/>
          <table:table-cell table:style-name="ce5" table:number-columns-repeated="11"/>
          <table:table-cell table:number-columns-repeated="2"/>
          <table:table-cell office:value-type="string" calcext:value-type="string">
            <text:p>Attach to description</text:p>
          </table:table-cell>
          <table:table-cell table:number-columns-repeated="16369"/>
        </table:table-row>
        <table:table-row table:style-name="ro2">
          <table:table-cell table:style-name="ce8" office:value-type="string" calcext:value-type="string">
            <text:p>EXIFTool args</text:p>
          </table:table-cell>
          <table:table-cell table:style-name="ce6" office:value-type="string" calcext:value-type="string">
            <text:p>ItemID</text:p>
          </table:table-cell>
          <table:table-cell table:style-name="ce6" office:value-type="string" calcext:value-type="string">
            <text:p>dc:identifier</text:p>
          </table:table-cell>
          <table:table-cell table:style-name="ce6" office:value-type="string" calcext:value-type="string">
            <text:p>dc:title</text:p>
          </table:table-cell>
          <table:table-cell table:style-name="ce6" office:value-type="string" calcext:value-type="string">
            <text:p>dc:creator</text:p>
          </table:table-cell>
          <table:table-cell table:style-name="ce6" office:value-type="string" calcext:value-type="string">
            <text:p>Date</text:p>
          </table:table-cell>
          <table:table-cell table:style-name="ce6" office:value-type="string" calcext:value-type="string">
            <text:p>ISO Date</text:p>
          </table:table-cell>
          <table:table-cell table:style-name="ce6" office:value-type="string" calcext:value-type="string">
            <text:p>dc:type</text:p>
          </table:table-cell>
          <table:table-cell table:style-name="ce6" office:value-type="string" calcext:value-type="string">
            <text:p>dc:format</text:p>
          </table:table-cell>
          <table:table-cell table:style-name="ce6" office:value-type="string" calcext:value-type="string">
            <text:p>dc:description</text:p>
          </table:table-cell>
          <table:table-cell table:style-name="ce6" office:value-type="string" calcext:value-type="string">
            <text:p>dc:subject</text:p>
          </table:table-cell>
          <table:table-cell table:style-name="ce6" office:value-type="string" calcext:value-type="string">
            <text:p>dc:coverage</text:p>
          </table:table-cell>
          <table:table-cell table:style-name="ce21" office:value-type="string" calcext:value-type="string">
            <text:p>dc:publisher</text:p>
          </table:table-cell>
          <table:table-cell table:style-name="ce21" office:value-type="string" calcext:value-type="string">
            <text:p>dc:source</text:p>
          </table:table-cell>
          <table:table-cell table:style-name="ce21" office:value-type="string" calcext:value-type="string">
            <text:p>IPTC:Caption-Abstract</text:p>
          </table:table-cell>
          <table:table-cell table:style-name="ce21" office:value-type="string" calcext:value-type="string">
            <text:p>AltTextAccessibility</text:p>
          </table:table-cell>
          <table:table-cell table:style-name="ce21" office:value-type="string" calcext:value-type="string">
            <text:p>dc:Rights</text:p>
          </table:table-cell>
          <table:table-cell table:style-name="ce21" office:value-type="string" calcext:value-type="string">
            <text:p>xmpRights:Marked</text:p>
          </table:table-cell>
          <table:table-cell table:style-name="ce21" office:value-type="string" calcext:value-type="string">
            <text:p>xmpRights:Owner</text:p>
          </table:table-cell>
          <table:table-cell table:style-name="ce21" office:value-type="string" calcext:value-type="string">
            <text:p>xmpRights:UsageTerms</text:p>
          </table:table-cell>
          <table:table-cell table:style-name="ce21" office:value-type="string" calcext:value-type="string">
            <text:p>xmpRights:WebStatement</text:p>
          </table:table-cell>
          <table:table-cell table:style-name="ce21" office:value-type="string" calcext:value-type="string">
            <text:p>cc:AttributionName</text:p>
          </table:table-cell>
          <table:table-cell table:style-name="ce21" office:value-type="string" calcext:value-type="string">
            <text:p>cc:License</text:p>
          </table:table-cell>
          <table:table-cell table:style-name="ce21" office:value-type="string" calcext:value-type="string">
            <text:p>cc:Permits</text:p>
          </table:table-cell>
          <table:table-cell table:style-name="ce21" office:value-type="string" calcext:value-type="string">
            <text:p>cc:Requires</text:p>
          </table:table-cell>
          <table:table-cell table:style-name="ce21" office:value-type="string" calcext:value-type="string">
            <text:p>cc:DeprecatedOn</text:p>
          </table:table-cell>
          <table:table-cell table:style-name="ce21" office:value-type="string" calcext:value-type="string">
            <text:p>cc:Jurisdiction</text:p>
          </table:table-cell>
          <table:table-cell table:style-name="ce21" office:value-type="string" calcext:value-type="string">
            <text:p>cc:MorePermissions</text:p>
          </table:table-cell>
          <table:table-cell table:style-name="ce21" office:value-type="string" calcext:value-type="string">
            <text:p>prism:PublicationName</text:p>
          </table:table-cell>
          <table:table-cell table:style-name="ce21" office:value-type="string" calcext:value-type="string">
            <text:p>prism:PublicationDate</text:p>
          </table:table-cell>
          <table:table-cell table:style-name="ce21" office:value-type="string" calcext:value-type="string">
            <text:p>prism:AlternateTitleText</text:p>
          </table:table-cell>
          <table:table-cell table:style-name="ce21" office:value-type="string" calcext:value-type="string">
            <text:p>prism:Edition</text:p>
          </table:table-cell>
          <table:table-cell table:style-name="ce21" office:value-type="string" calcext:value-type="string">
            <text:p>prism:SeriesNumber</text:p>
          </table:table-cell>
          <table:table-cell table:style-name="ce21" office:value-type="string" calcext:value-type="string">
            <text:p>prism:SeriesTitle</text:p>
          </table:table-cell>
          <table:table-cell table:style-name="ce21" office:value-type="string" calcext:value-type="string">
            <text:p>prism:Volume</text:p>
          </table:table-cell>
          <table:table-cell table:style-name="ce21" office:value-type="string" calcext:value-type="string">
            <text:p>prism:IssueName</text:p>
          </table:table-cell>
          <table:table-cell table:style-name="ce21" office:value-type="string" calcext:value-type="string">
            <text:p>prism:IssueIdentifier</text:p>
          </table:table-cell>
          <table:table-cell table:style-name="ce21" office:value-type="string" calcext:value-type="string">
            <text:p>prism:IssueType</text:p>
          </table:table-cell>
          <table:table-cell table:style-name="ce21" office:value-type="string" calcext:value-type="string">
            <text:p>prism:Number</text:p>
          </table:table-cell>
          <table:table-cell table:style-name="ce21" office:value-type="string" calcext:value-type="string">
            <text:p>prism:VersionIdentifier</text:p>
          </table:table-cell>
          <table:table-cell table:style-name="ce21" office:value-type="string" calcext:value-type="string">
            <text:p>prism:DOI</text:p>
          </table:table-cell>
          <table:table-cell table:style-name="ce21" office:value-type="string" calcext:value-type="string">
            <text:p>prism:UrlUrl</text:p>
          </table:table-cell>
          <table:table-cell table:style-name="ce21" office:value-type="string" calcext:value-type="string">
            <text:p>pur:Copyright</text:p>
          </table:table-cell>
          <table:table-cell table:style-name="ce21" office:value-type="string" calcext:value-type="string">
            <text:p>pur:CreditLine</text:p>
          </table:table-cell>
          <table:table-cell table:style-name="ce21" office:value-type="string" calcext:value-type="string">
            <text:p>pur:EmbargoDate</text:p>
          </table:table-cell>
          <table:table-cell table:style-name="ce21" office:value-type="string" calcext:value-type="string">
            <text:p>pur:Permissions</text:p>
          </table:table-cell>
          <table:table-cell table:style-name="ce21" office:value-type="string" calcext:value-type="string">
            <text:p>pur:Restrictions</text:p>
          </table:table-cell>
          <table:table-cell table:style-name="ce21" office:value-type="string" calcext:value-type="string">
            <text:p>pur:ReuseProhibited</text:p>
          </table:table-cell>
          <table:table-cell table:style-name="ce21" office:value-type="string" calcext:value-type="string">
            <text:p>pur:RightsOwner</text:p>
          </table:table-cell>
          <table:table-cell table:style-name="ce21" office:value-type="string" calcext:value-type="string">
            <text:p>pur:RightsAgent</text:p>
          </table:table-cell>
          <table:table-cell table:style-name="ce21" office:value-type="string" calcext:value-type="string">
            <text:p>mwg-coll:Collections</text:p>
          </table:table-cell>
          <table:table-cell table:style-name="ce21" office:value-type="string" calcext:value-type="string">
            <text:p>mwg-rs:RegionAreaH</text:p>
          </table:table-cell>
          <table:table-cell table:style-name="ce21" office:value-type="string" calcext:value-type="string">
            <text:p>mwg-rs:RegionAreaW</text:p>
          </table:table-cell>
          <table:table-cell table:style-name="ce21" office:value-type="string" calcext:value-type="string">
            <text:p>mwg-rs:RegionAreaX</text:p>
          </table:table-cell>
          <table:table-cell table:style-name="ce21" office:value-type="string" calcext:value-type="string">
            <text:p>wg-rs:RegionAreaY</text:p>
          </table:table-cell>
          <table:table-cell table:style-name="ce21" office:value-type="string" calcext:value-type="string">
            <text:p>xmpBJ:JobRefID</text:p>
          </table:table-cell>
          <table:table-cell table:style-name="ce18" table:number-columns-repeated="16327"/>
          <table:table-cell/>
        </table:table-row>
        <table:table-row table:style-name="ro3">
          <table:table-cell table:style-name="ce3" table:formula="of:=IF([.B3]=&quot;&quot;;&quot;&quot;; CHAR(10)&amp;&quot;-E&quot;&amp;CHAR(10)&amp;&quot;-xmp-DC:identifier=&quot;&amp;[.C3]&amp;CHAR(10)&amp;&quot;-xmp-DC:title=&quot;&amp;[.D3]&amp;CHAR(10)&amp;&quot;-xmp-DC:creator=&quot;&amp;SUBSTITUTE([.E3];&quot;|&quot;;CHAR(10)&amp;&quot;-xmp-DC:creator+=&quot;)&amp;CHAR(10)&amp;&quot;-date=&quot;&amp;IF(ISBLANK([.G3]);[.F3];[.G3])&amp;CHAR(10)&amp;&quot;-xmp-DC:type=&quot;&amp;SUBSTITUTE([.H3];&quot;|&quot;;CHAR(10)&amp;&quot;-xmp-DC:type+=&quot;)&amp;CHAR(10)&amp;&quot;-xmp-DC:format=&quot;&amp;SUBSTITUTE([.I3];&quot;|&quot;;CHAR(10)&amp;&quot;-xmp-DC:format+=&quot;)&amp;CHAR(10)&amp;&quot;-xmp-DC:subject=&quot;&amp;SUBSTITUTE([.K3];&quot;|&quot;;CHAR(10)&amp;&quot;-xmp-DC:subject+=&quot;)&amp;CHAR(10)&amp;&quot;-xmp-DC:coverage=&quot;&amp;[.L3]&amp;CHAR(10)&amp;&quot;-xmp-DC:publisher=&quot;&amp;[.M3]&amp;CHAR(10)&amp;&quot;-xmp-DC:source=&quot;&amp;[.N3]&amp;CHAR(10)&amp;&quot;-xmp-DC:Description=&quot;&amp;3&amp;CHAR(10)&amp;&quot;-xmp-iptcCore:AltTextAccessibility=&quot;&amp;[.P3]&amp;CHAR(10)&amp;&quot;-xmp-DC:rights=&quot;&amp;[.Q3]&amp;CHAR(10)&amp;&quot;-xmp-xmpRights:Marked=&quot;&amp;[.R3]&amp;CHAR(10)&amp;&quot;-xmp-xmpRights:Owner=&quot;&amp;[.S3]&amp;CHAR(10)&amp;&quot;-xmp-xmpRights:UsageTerms=&quot;&amp;[.T3]&amp;CHAR(10)&amp;&quot;-xmp-xmpRights:WebStatement=&quot;&amp;[.U3]&amp;CHAR(10)&amp;&quot;-xmp-cc:AttributionName=&quot;&amp;[.V3]&amp;CHAR(10)&amp;&quot;-xmp-cc:License=&quot;&amp;[.W3]&amp;CHAR(10)&amp;&quot;-xmp-cc:Permits=&quot;&amp;[.X3]&amp;CHAR(10)&amp;&quot;-xmp-cc:Requires=&quot;&amp;[.Y3]&amp;CHAR(10)&amp;&quot;-xmp-cc:DeprecatedOn=&quot;&amp;[.Z3]&amp;CHAR(10)&amp;&quot;-xmp-cc:Jurisdiction=&quot;&amp;[.AA3]&amp;CHAR(10)&amp;&quot;-xmp-cc:MorePermissions=&quot;&amp;[.AB3]&amp;CHAR(10)&amp;&quot;-xmp-prism:PublicationName=&quot;&amp;[.AC3]&amp;CHAR(10)&amp;&quot;-xmp-prism:PublicationDateDate=&quot;&amp;[.AD3]&amp;CHAR(10)&amp;&quot;-xmp-prism:AlternateTitleText=&quot;&amp;[.AE3]&amp;CHAR(10)&amp;&quot;-xmp-prism:Edition=&quot;&amp;[.AF3]&amp;CHAR(10)&amp;&quot;-xmp-prism:SeriesNumber=&quot;&amp;[.AG3]&amp;CHAR(10)&amp;&quot;-xmp-prism:SeriesTitle=&quot;&amp;[.AH3]&amp;CHAR(10)&amp;&quot;-xmp-prism:Volume=&quot;&amp;[.AI3]&amp;CHAR(10)&amp;&quot;-xmp-prism:IssueName=&quot;&amp;[.AJ3]&amp;CHAR(10)&amp;&quot;-xmp-prism:IssueIdentifier=&quot;&amp;[.AK3]&amp;CHAR(10)&amp;&quot;-xmp-prism:Number=&quot;&amp;[.AL3]&amp;CHAR(10)&amp;&quot;-xmp-prism:Number=&quot;&amp;[.AM3]&amp;CHAR(10)&amp;&quot;-xmp-prism:VersionIdentifier=&quot;&amp;[.AN3]&amp;CHAR(10)&amp;&quot;-xmp-prism:DOI=&quot;&amp;[.AO3]&amp;CHAR(10)&amp;&quot;-xmp-prism:UrlUrl=&quot;&amp;[.AP3]&amp;CHAR(10)&amp;&quot;-xmp-pur:Copyright=&quot;&amp;[.AQ3]&amp;CHAR(10)&amp;&quot;-xmp-pur:CreditLine=&quot;&amp;[.AR3]&amp;CHAR(10)&amp;&quot;-xmp-pur:EmbargoDate=&quot;&amp;[.AS3]&amp;CHAR(10)&amp;&quot;-xmp-pur:Permissions=&quot;&amp;[.AT3]&amp;CHAR(10)&amp;&quot;-xmp-pur:Restrictions=&quot;&amp;[.AU3]&amp;CHAR(10)&amp;&quot;-xmp-pur:ReuseProhibited=&quot;&amp;[.AV3]&amp;CHAR(10)&amp;&quot;-xmp-pur:RightsOwner=&quot;&amp;[.AW3]&amp;CHAR(10)&amp;&quot;-xmp-pur:RightsAgent=&quot;&amp;[.AX3]&amp;CHAR(10)&amp;&quot;-xmp-mwg-coll:Collections=[{CollectionName=&quot;&amp;SUBSTITUTE(SUBSTITUTE(SUBSTITUTE([.AY3];&quot;,&quot;;&quot;,,&quot;);&quot;|&quot;;&quot;},{CollectionName=&quot;);&quot;,,&quot;;&quot;|,&quot;)&amp;&quot;}]&quot;&amp;CHAR(10)&amp;&quot;-xmp-mwg-rs:RegionAreaH=&quot;&amp;[.AZ3]&amp;CHAR(10)&amp;&quot;-xmp-mwg-rs:RegionAreaW=&quot;&amp;[.BA3]&amp;CHAR(10)&amp;&quot;-xmp-mwg-rs:RegionAreaX=&quot;&amp;[.BB3]&amp;CHAR(10)&amp;&quot;-xmp-mwg-rs:RegionAreaY=&quot;&amp;[.BC3]&amp;CHAR(10)&amp;&quot;-xmp-xmpBJ:JobRefID=&quot;&amp;[.BD3]&amp;CHAR(10)&amp;&quot;-xmp-DC:description=&quot;&amp;SUBSTITUTE([.J3];CHAR(10);&quot;&amp;#10;&quot;)&amp;CHAR(10) )" office:value-type="string" office:string-value="&#10;-E&#10;-xmp-DC:identifier=THSS_b1878621-00001&#10;-xmp-DC:title=The structure and emplacement of granitic rocks in the Mornington Peninsula&#10;-xmp-DC:creator=Asthana, D. B&#10;-date=1957&#10;-xmp-DC:type=&#10;-xmp-DC:format=&#10;-xmp-DC:subject=Granite&#10;-xmp-DC:subject+=Mornington Peninsula&#10;-xmp-DC:subject+=Rocks, Igneous&#10;-xmp-DC:subject+=Victoria&#10;-xmp-DC:coverage=&#10;-xmp-DC:publisher=&#10;-xmp-DC:source=&#10;-xmp-DC:Description=3&#10;-xmp-iptcCore:AltTextAccessibility=&#10;-xmp-DC:rights=Copyright in works deposited in Minerva Access is retained by the copyright owner. The work may not be altered without permission from the copyright owner. Readers may only download, print and save electronic copies of whole works for their own personal non-commercial use. Any use that exceeds these limits requires permission from the copyright owner. Attribution is essential when quoting or paraphrasing from these works.&#10;-xmp-xmpRights:Marked=1&#10;-xmp-xmpRights:Owner=&#10;-xmp-xmpRights:UsageTerms=&#10;-xmp-xmpRights:WebStatement=&#10;-xmp-cc:AttributionName=&#10;-xmp-cc:License=&#10;-xmp-cc:Permits=&#10;-xmp-cc:Requires=&#10;-xmp-cc:DeprecatedOn=&#10;-xmp-cc:Jurisdiction=&#10;-xmp-cc:MorePermissions=&#10;-xmp-prism:PublicationName=&#10;-xmp-prism:PublicationDateDate=1957&#10;-xmp-prism:AlternateTitleText=&#10;-xmp-prism:Edition=&#10;-xmp-prism:SeriesNumber=&#10;-xmp-prism:SeriesTitle=&#10;-xmp-prism:Volume=&#10;-xmp-prism:IssueName=&#10;-xmp-prism:IssueIdentifier=&#10;-xmp-prism:Number=&#10;-xmp-prism:Number=&#10;-xmp-prism:VersionIdentifier=&#10;-xmp-prism:DOI=&#10;-xmp-prism:UrlUrl=&#10;-xmp-pur:Copyright=Copyright in works deposited in Minerva Access is retained by the copyright owner. The work may not be altered without permission from the copyright owner. Readers may only download, print and save electronic copies of whole works for their own personal non-commercial use. Any use that exceeds these limits requires permission from the copyright owner. Attribution is essential when quoting or paraphrasing from these works.&#10;-xmp-pur:CreditLine=&#10;-xmp-pur:EmbargoDate=&#10;-xmp-pur:Permissions=&#10;-xmp-pur:Restrictions=&#10;-xmp-pur:ReuseProhibited=&#10;-xmp-pur:RightsOwner=&#10;-xmp-pur:RightsAgent=&#10;-xmp-mwg-coll:Collections=[{CollectionName=Collection1|, Institution},{CollectionName=Collection2}]&#10;-xmp-mwg-rs:RegionAreaH=&#10;-xmp-mwg-rs:RegionAreaW=&#10;-xmp-mwg-rs:RegionAreaX=&#10;-xmp-mwg-rs:RegionAreaY=&#10;-xmp-xmpBJ:JobRefID=&#10;-xmp-DC:description=On the Mornington Peninsula, Victoria, Australia, three granitic stocks are emplaced in folded Ordovician sediments. The average trend of the fold axes as indicated by a 77 -diagram is at 44°, with a plunge of 13° to the N.E, But in the vicinity of the granite bodies there is marked variation in the average strike and plunge of the fold axes, and in most cases they plunge away from the stocks, indicating some uptilting and pushing aside by the magma during the emplacement of the granite bodies. &amp;#10;&amp;#10;The peninsula is traversed by two sets of prominent faults. The faults of one set strike MB - SSW, those of the other strike WNW - BSE. The granite bodies are aligned along Selwyn's Fault which belongs to the first set, and at certain places the stocks are also bounded by the faults of the second set, this suggesting that the granitic emplacement was controlled by the faults. The faults were rejuvenated in various later geological periods as strike-slip and normal faults, and some of them are active even now. &amp;#10;&amp;#10;The movements along the faults have produced extensive jointing in the granites as well as the other rocks of the Peninsula. However, the existence of primary joints in the granites has been shown with the help of aplitic and pegmatitic dykes and also by the simule geometrical relationship which some of the joint sets bear with the flow lines and flow layers in the granites. Some of these primary joints also suggest that the granites were emplaced by magmatic intrusion.&amp;#10;&amp;#10;Petrofabric analysis of the granites reveals a biotite fabric showing the presence of a horizontal bc-girdle with a marked maximum. A vertical lineation ’a', as well as foliation, are therefore important features of the granites. The foliation in most cases trends almost parallel to the granite boundaries. The quartz fabric shows that the quartz optic axes form a cleft girdle in which they lie at an average angle of 70° from the vertical indicating that the crystallization of quartz took place under directed pressure. Inclusions of the invaded sediments, which have been altered into hornfelses, are more or less confined to the margins of the stocks. Structural study of these xenoliths, which have invariably well-defined boundaries, suggests the intrusive nature of the granites. It is concluded from the structures of the country rock as well as from the microscopic and megascopic structures of the granites that the granitic emplacement in the Mornington Peninsula took place by forcible upward movement of magma.&#10;" calcext:value-type="string">
            <text:p/>
            <text:p>-E</text:p>
            <text:p>-xmp-DC:identifier=THSS_b1878621-00001</text:p>
            <text:p>-xmp-DC:title=The structure and emplacement of granitic rocks in the Mornington Peninsula</text:p>
            <text:p>-xmp-DC:creator=Asthana, D. B</text:p>
            <text:p>-date=1957</text:p>
            <text:p>-xmp-DC:type=</text:p>
            <text:p>-xmp-DC:format=</text:p>
            <text:p>-xmp-DC:subject=Granite</text:p>
            <text:p>-xmp-DC:subject+=Mornington Peninsula</text:p>
            <text:p>-xmp-DC:subject+=Rocks, Igneous</text:p>
            <text:p>-xmp-DC:subject+=Victoria</text:p>
            <text:p>-xmp-DC:coverage=</text:p>
            <text:p>-xmp-DC:publisher=</text:p>
            <text:p>-xmp-DC:source=</text:p>
            <text:p>-xmp-DC:Description=3</text:p>
            <text:p>-xmp-iptcCore:AltTextAccessibility=</text:p>
            <text:p>-xmp-DC:rights=Copyright in works deposited in Minerva Access is retained by the copyright owner. The work may not be altered without permission from the copyright owner. Readers may only download, print and save electronic copies of whole works for their own personal non-commercial use. Any use that exceeds these limits requires permission from the copyright owner. Attribution is essential when quoting or paraphrasing from these works.</text:p>
            <text:p>-xmp-xmpRights:Marked=1</text:p>
            <text:p>-xmp-xmpRights:Owner=</text:p>
            <text:p>-xmp-xmpRights:UsageTerms=</text:p>
            <text:p>-xmp-xmpRights:WebStatement=</text:p>
            <text:p>-xmp-cc:AttributionName=</text:p>
            <text:p>-xmp-cc:License=</text:p>
            <text:p>-xmp-cc:Permits=</text:p>
            <text:p>-xmp-cc:Requires=</text:p>
            <text:p>-xmp-cc:DeprecatedOn=</text:p>
            <text:p>-xmp-cc:Jurisdiction=</text:p>
            <text:p>-xmp-cc:MorePermissions=</text:p>
            <text:p>-xmp-prism:PublicationName=</text:p>
            <text:p>-xmp-prism:PublicationDateDate=1957</text:p>
            <text:p>-xmp-prism:AlternateTitleText=</text:p>
            <text:p>-xmp-prism:Edition=</text:p>
            <text:p>-xmp-prism:SeriesNumber=</text:p>
            <text:p>-xmp-prism:SeriesTitle=</text:p>
            <text:p>-xmp-prism:Volume=</text:p>
            <text:p>-xmp-prism:IssueName=</text:p>
            <text:p>-xmp-prism:IssueIdentifier=</text:p>
            <text:p>-xmp-prism:Number=</text:p>
            <text:p>-xmp-prism:Number=</text:p>
            <text:p>-xmp-prism:VersionIdentifier=</text:p>
            <text:p>-xmp-prism:DOI=</text:p>
            <text:p>-xmp-prism:UrlUrl=</text:p>
            <text:p>-xmp-pur:Copyright=Copyright in works deposited in Minerva Access is retained by the copyright owner. The work may not be altered without permission from the copyright owner. Readers may only download, print and save electronic copies of whole works for their own personal non-commercial use. Any use that exceeds these limits requires permission from the copyright owner. Attribution is essential when quoting or paraphrasing from these works.</text:p>
            <text:p>-xmp-pur:CreditLine=</text:p>
            <text:p>-xmp-pur:EmbargoDate=</text:p>
            <text:p>-xmp-pur:Permissions=</text:p>
            <text:p>-xmp-pur:Restrictions=</text:p>
            <text:p>-xmp-pur:ReuseProhibited=</text:p>
            <text:p>-xmp-pur:RightsOwner=</text:p>
            <text:p>-xmp-pur:RightsAgent=</text:p>
            <text:p>-xmp-mwg-coll:Collections=[{CollectionName=Collection1|, Institution},{CollectionName=Collection2}]</text:p>
            <text:p>-xmp-mwg-rs:RegionAreaH=</text:p>
            <text:p>-xmp-mwg-rs:RegionAreaW=</text:p>
            <text:p>-xmp-mwg-rs:RegionAreaX=</text:p>
            <text:p>-xmp-mwg-rs:RegionAreaY=</text:p>
            <text:p>-xmp-xmpBJ:JobRefID=</text:p>
            <text:p>-xmp-DC:description=On the Mornington Peninsula, Victoria, Australia, three granitic stocks are emplaced in folded Ordovician sediments. The average trend of the fold axes as indicated by a 77 -diagram is at 44°, with a plunge of 13° to the N.E, But in the vicinity of the granite bodies there is marked variation in the average strike and plunge of the fold axes, and in most cases they plunge away from the stocks, indicating some uptilting and pushing aside by the magma during the emplacement of the granite bodies. &amp;#10;&amp;#10;The peninsula is traversed by two sets of prominent faults. The faults of one set strike MB - SSW, those of the other strike WNW - BSE. The granite bodies are aligned along Selwyn's Fault which belongs to the first set, and at certain places the stocks are also bounded by the faults of the second set, this suggesting that the granitic emplacement was controlled by the faults. The faults were rejuvenated in various later geological periods as strike-slip and normal faults, and some of them are active even now. &amp;#10;&amp;#10;The movements along the faults have produced extensive jointing in the granites as well as the other rocks of the Peninsula. However, the existence of primary joints in the granites has been shown with the help of aplitic and pegmatitic dykes and also by the simule geometrical relationship which some of the joint sets bear with the flow lines and flow layers in the granites. Some of these primary joints also suggest that the granites were emplaced by magmatic intrusion.&amp;#10;&amp;#10;Petrofabric analysis of the granites reveals a biotite fabric showing the presence of a horizontal bc-girdle with a marked maximum. A vertical lineation ’a', as well as foliation, are therefore important features of the granites. The foliation in most cases trends almost parallel to the granite boundaries. The quartz fabric shows that the quartz optic axes form a cleft girdle in which they lie at an average angle of 70° from the vertical indicating that the crystallization of quartz took place under directed pressure. Inclusions of the invaded sediments, which have been altered into hornfelses, are more or less confined to the margins of the stocks. Structural study of these xenoliths, which have invariably well-defined boundaries, suggests the intrusive nature of the granites. It is concluded from the structures of the country rock as well as from the microscopic and megascopic structures of the granites that the granitic emplacement in the Mornington Peninsula took place by forcible upward movement of magma.</text:p>
            <text:p/>
          </table:table-cell>
          <table:table-cell table:style-name="ce16" table:formula="of:=IF([$MyMetadata.B2]=&quot;&quot;;&quot;&quot;;[$MyMetadata.B2] )" office:value-type="string" office:string-value="b1878621-00001" calcext:value-type="string">
            <text:p>b1878621-00001</text:p>
          </table:table-cell>
          <table:table-cell table:style-name="ce3" table:formula="of:= IF([$MyMetadata.B2]=&quot;&quot;;&quot;&quot;;[$MyMetadata.A2]&amp;&quot;_&quot;&amp;[$MyMetadata.B2] )" office:value-type="string" office:string-value="THSS_b1878621-00001" calcext:value-type="string">
            <text:p>THSS_b1878621-00001</text:p>
          </table:table-cell>
          <table:table-cell table:style-name="ce3" table:formula="of:=IF([$MyMetadata.AQ2] =&quot;&quot;;&quot;&quot;;[$MyMetadata.AQ2] )" office:value-type="string" office:string-value="The structure and emplacement of granitic rocks in the Mornington Peninsula" calcext:value-type="string">
            <text:p>The structure and emplacement of granitic rocks in the Mornington Peninsula</text:p>
          </table:table-cell>
          <table:table-cell table:style-name="ce3" table:formula="of:= IF([$MyMetadata.H2]=&quot;&quot;;&quot;&quot;;[$MyMetadata.H2])" office:value-type="string" office:string-value="Asthana, D. B" calcext:value-type="string">
            <text:p>Asthana, D. B</text:p>
          </table:table-cell>
          <table:table-cell table:style-name="ce3" table:formula="of:= IF([$MyMetadata.P2]=&quot;&quot;;&quot;&quot;;[$MyMetadata.P2])" office:value-type="string" office:string-value="1957" calcext:value-type="string">
            <text:p>1957</text:p>
          </table:table-cell>
          <table:table-cell table:style-name="ce3"/>
          <table:table-cell table:style-name="ce3" table:formula="of:=IF([$MyMetadata.AS2]=&quot;&quot;;&quot;&quot;;[$MyMetadata.AS2])">
            <text:p/>
          </table:table-cell>
          <table:table-cell table:style-name="ce3" table:formula="of:=IF([$MyMetadata.U2]=&quot;&quot;;&quot;&quot;;[$MyMetadata.U2])">
            <text:p/>
          </table:table-cell>
          <table:table-cell table:style-name="ce3" table:formula="of:=IF(AND([$MyMetadata.R2]=&quot;&quot;;[$MyMetadata.S2]=&quot;&quot;);&quot;&quot;;IF([$MyMetadata.R2]=&quot;&quot;;&quot;&quot;;SUBSTITUTE([$MyMetadata.R2];CHAR(10);&quot;&amp;#10;&quot;))&amp;IF(AND([$MyMetadata.R2]&gt;0;[$MyMetadata.S2]&gt;0);&quot;&amp;#10;&amp;#10;===================&amp;#10;      ABSTRACT&amp;#10;===================&amp;#10;&amp;#10;&quot;;&quot;&quot;)&amp;IF([$MyMetadata.S2]=&quot;&quot;;&quot;&quot;;SUBSTITUTE([$MyMetadata.S2];CHAR(10);&quot;&amp;#10;&quot;)))" office:value-type="string" office:string-value="On the Mornington Peninsula, Victoria, Australia, three granitic stocks are emplaced in folded Ordovician sediments. The average trend of the fold axes as indicated by a 77 -diagram is at 44°, with a plunge of 13° to the N.E, But in the vicinity of the granite bodies there is marked variation in the average strike and plunge of the fold axes, and in most cases they plunge away from the stocks, indicating some uptilting and pushing aside by the magma during the emplacement of the granite bodies. &amp;#10;&amp;#10;The peninsula is traversed by two sets of prominent faults. The faults of one set strike MB - SSW, those of the other strike WNW - BSE. The granite bodies are aligned along Selwyn's Fault which belongs to the first set, and at certain places the stocks are also bounded by the faults of the second set, this suggesting that the granitic emplacement was controlled by the faults. The faults were rejuvenated in various later geological periods as strike-slip and normal faults, and some of them are active even now. &amp;#10;&amp;#10;The movements along the faults have produced extensive jointing in the granites as well as the other rocks of the Peninsula. However, the existence of primary joints in the granites has been shown with the help of aplitic and pegmatitic dykes and also by the simule geometrical relationship which some of the joint sets bear with the flow lines and flow layers in the granites. Some of these primary joints also suggest that the granites were emplaced by magmatic intrusion.&amp;#10;&amp;#10;Petrofabric analysis of the granites reveals a biotite fabric showing the presence of a horizontal bc-girdle with a marked maximum. A vertical lineation ’a', as well as foliation, are therefore important features of the granites. The foliation in most cases trends almost parallel to the granite boundaries. The quartz fabric shows that the quartz optic axes form a cleft girdle in which they lie at an average angle of 70° from the vertical indicating that the crystallization of quartz took place under directed pressure. Inclusions of the invaded sediments, which have been altered into hornfelses, are more or less confined to the margins of the stocks. Structural study of these xenoliths, which have invariably well-defined boundaries, suggests the intrusive nature of the granites. It is concluded from the structures of the country rock as well as from the microscopic and megascopic structures of the granites that the granitic emplacement in the Mornington Peninsula took place by forcible upward movement of magma." calcext:value-type="string">
            <text:p>On the Mornington Peninsula, Victoria, Australia, three granitic stocks are emplaced in folded Ordovician sediments. The average trend of the fold axes as indicated by a 77 -diagram is at 44°, with a plunge of 13° to the N.E, But in the vicinity of the granite bodies there is marked variation in the average strike and plunge of the fold axes, and in most cases they plunge away from the stocks, indicating some uptilting and pushing aside by the magma during the emplacement of the granite bodies. &amp;#10;&amp;#10;The peninsula is traversed by two sets of prominent faults. The faults of one set strike MB - SSW, those of the other strike WNW - BSE. The granite bodies are aligned along Selwyn's Fault which belongs to the first set, and at certain places the stocks are also bounded by the faults of the second set, this suggesting that the granitic emplacement was controlled by the faults. The faults were rejuvenated in various later geological periods as strike-slip and normal faults, and some of them are active even now. &amp;#10;&amp;#10;The movements along the faults have produced extensive jointing in the granites as well as the other rocks of the Peninsula. However, the existence of primary joints in the granites has been shown with the help of aplitic and pegmatitic dykes and also by the simule geometrical relationship which some of the joint sets bear with the flow lines and flow layers in the granites. Some of these primary joints also suggest that the granites were emplaced by magmatic intrusion.&amp;#10;&amp;#10;Petrofabric analysis of the granites reveals a biotite fabric showing the presence of a horizontal bc-girdle with a marked maximum. A vertical lineation ’a', as well as foliation, are therefore important features of the granites. The foliation in most cases trends almost parallel to the granite boundaries. The quartz fabric shows that the quartz optic axes form a cleft girdle in which they lie at an average angle of 70° from the vertical indicating that the crystallization of quartz took place under directed pressure. Inclusions of the invaded sediments, which have been altered into hornfelses, are more or less confined to the margins of the stocks. Structural study of these xenoliths, which have invariably well-defined boundaries, suggests the intrusive nature of the granites. It is concluded from the structures of the country rock as well as from the microscopic and megascopic structures of the granites that the granitic emplacement in the Mornington Peninsula took place by forcible upward movement of magma.</text:p>
          </table:table-cell>
          <table:table-cell table:style-name="ce3" table:formula="of:=IF(AND([$MyMetadata.AO2]=&quot;&quot;;[$MyMetadata.AP2]=&quot;&quot;);&quot;&quot;;IF([$MyMetadata.AO2]&gt;0;[$MyMetadata.AO2];IF([$MyMetadata.AP2]&gt;0;[$MyMetadata.AP2];&quot;&quot;)))" office:value-type="string" office:string-value="Granite|Mornington Peninsula|Rocks, Igneous|Victoria" calcext:value-type="string">
            <text:p>Granite|Mornington Peninsula|Rocks, Igneous|Victoria</text:p>
          </table:table-cell>
          <table:table-cell table:style-name="ce3" table:formula="of:=IF([$MyMetadata.L2]=&quot;&quot;;&quot;&quot;;[$MyMetadata.L2])">
            <text:p/>
          </table:table-cell>
          <table:table-cell table:style-name="ce3" table:formula="of:=IF([$MyMetadata.AC2]=&quot;&quot;;&quot;&quot;;[$MyMetadata.AC2]&amp;IF([$MyMetadata.BO2]=&quot;&quot;;&quot;&quot;;&quot;, &quot;&amp;[$MyMetadata.BO2]))">
            <text:p/>
          </table:table-cell>
          <table:table-cell table:style-name="ce3" table:formula="of:=IF([$MyMetadata.AM2]=&quot;&quot;;&quot;&quot;;[$MyMetadata.AM2])">
            <text:p/>
          </table:table-cell>
          <table:table-cell table:style-name="ce3"/>
          <table:table-cell table:style-name="ce14"/>
          <table:table-cell table:style-name="ce23" table:formula="of:=IF([$MyMetadata.AJ2]=&quot;&quot;;&quot;&quot;;[$MyMetadata.AJ2])" office:value-type="string" office:string-value="Copyright in works deposited in Minerva Access is retained by the copyright owner. The work may not be altered without permission from the copyright owner. Readers may only download, print and save electronic copies of whole works for their own personal non-commercial use. Any use that exceeds these limits requires permission from the copyright owner. Attribution is essential when quoting or paraphrasing from these works." calcext:value-type="string">
            <text:p>Copyright in works deposited in Minerva Access is retained by the copyright owner. The work may not be altered without permission from the copyright owner. Readers may only download, print and save electronic copies of whole works for their own personal non-commercial use. Any use that exceeds these limits requires permission from the copyright owner. Attribution is essential when quoting or paraphrasing from these works.</text:p>
          </table:table-cell>
          <table:table-cell table:style-name="ce23" table:formula="of:=IF([$MyMetadata.BR2]=&quot;&quot;;&quot;&quot;;[$MyMetadata.BR2])" office:value-type="string" office:string-value="1" calcext:value-type="string">
            <text:p>1</text:p>
          </table:table-cell>
          <table:table-cell table:style-name="ce23" table:formula="of:=IF([$MyMetadata.BS2]=&quot;&quot;;&quot;&quot;;[$MyMetadata.BS2])">
            <text:p/>
          </table:table-cell>
          <table:table-cell table:style-name="ce23" table:formula="of:=IF([$MyMetadata.BT2]=&quot;&quot;;&quot;&quot;;[$MyMetadata.BT2])">
            <text:p/>
          </table:table-cell>
          <table:table-cell table:style-name="ce23"/>
          <table:table-cell table:style-name="ce23" table:formula="of:=IF([$MyMetadata.BU2]=&quot;&quot;;&quot;&quot;;[$MyMetadata.BU2])">
            <text:p/>
          </table:table-cell>
          <table:table-cell table:style-name="ce23" table:formula="of:=IF([$MyMetadata.BV2]=&quot;&quot;;&quot;&quot;;[$MyMetadata.BV2])">
            <text:p/>
          </table:table-cell>
          <table:table-cell table:style-name="ce23" table:number-columns-repeated="6"/>
          <table:table-cell table:style-name="ce23" table:formula="of:= IF([$MyMetadata.P2]=&quot;&quot;;&quot;&quot;;[$MyMetadata.P2])" office:value-type="string" office:string-value="1957" calcext:value-type="string">
            <text:p>1957</text:p>
          </table:table-cell>
          <table:table-cell table:style-name="ce23" table:formula="of:= IF([$MyMetadata.AR2]=&quot;&quot;;&quot;&quot;;[$MyMetadata.AR2])">
            <text:p/>
          </table:table-cell>
          <table:table-cell table:style-name="ce23" table:formula="of:= IF([$MyMetadata.BN2]=&quot;&quot;;&quot;&quot;;[$MyMetadata.BN2])">
            <text:p/>
          </table:table-cell>
          <table:table-cell table:style-name="ce23"/>
          <table:table-cell table:style-name="ce23" table:formula="of:= IF([$MyMetadata.AF2]=&quot;&quot;;&quot;&quot;;[$MyMetadata.AF2])">
            <text:p/>
          </table:table-cell>
          <table:table-cell table:style-name="ce23" table:formula="of:= IF([$MyMetadata.BJ2]=&quot;&quot;;&quot;&quot;;[$MyMetadata.BJ2])">
            <text:p/>
          </table:table-cell>
          <table:table-cell table:style-name="ce23" table:formula="of:= IF([$MyMetadata.BH2]=&quot;&quot;;&quot;&quot;;[$MyMetadata.BH2])">
            <text:p/>
          </table:table-cell>
          <table:table-cell table:style-name="ce23" table:number-columns-repeated="2"/>
          <table:table-cell table:style-name="ce23" table:formula="of:= IF([$MyMetadata.BI2]=&quot;&quot;;&quot;&quot;;[$MyMetadata.BI2])">
            <text:p/>
          </table:table-cell>
          <table:table-cell table:style-name="ce23" table:number-columns-repeated="3"/>
          <table:table-cell table:style-name="ce23" table:formula="of:=IF([$MyMetadata.AJ2]=&quot;&quot;;&quot;&quot;;[$MyMetadata.AJ2])" office:value-type="string" office:string-value="Copyright in works deposited in Minerva Access is retained by the copyright owner. The work may not be altered without permission from the copyright owner. Readers may only download, print and save electronic copies of whole works for their own personal non-commercial use. Any use that exceeds these limits requires permission from the copyright owner. Attribution is essential when quoting or paraphrasing from these works." calcext:value-type="string">
            <text:p>Copyright in works deposited in Minerva Access is retained by the copyright owner. The work may not be altered without permission from the copyright owner. Readers may only download, print and save electronic copies of whole works for their own personal non-commercial use. Any use that exceeds these limits requires permission from the copyright owner. Attribution is essential when quoting or paraphrasing from these works.</text:p>
          </table:table-cell>
          <table:table-cell table:style-name="ce23" table:number-columns-repeated="7"/>
          <table:table-cell table:style-name="ce23" office:value-type="string" calcext:value-type="string">
            <text:p>Collection1, Institution|Collection2</text:p>
          </table:table-cell>
          <table:table-cell table:style-name="ce23" table:number-columns-repeated="5"/>
          <table:table-cell table:style-name="ce14" table:number-columns-repeated="16328"/>
        </table:table-row>
        <table:table-row table:style-name="ro3">
          <table:table-cell table:style-name="ce3" table:formula="of:=IF([.B4]=&quot;&quot;;&quot;&quot;; CHAR(10)&amp;&quot;-E&quot;&amp;CHAR(10)&amp;&quot;-xmp-DC:identifier=&quot;&amp;[.C4]&amp;CHAR(10)&amp;&quot;-xmp-DC:title=&quot;&amp;[.D4]&amp;CHAR(10)&amp;&quot;-xmp-DC:creator=&quot;&amp;SUBSTITUTE([.E4];&quot;|&quot;;CHAR(10)&amp;&quot;-xmp-DC:creator+=&quot;)&amp;CHAR(10)&amp;&quot;-date=&quot;&amp;IF(ISBLANK([.G4]);[.F4];[.G4])&amp;CHAR(10)&amp;&quot;-xmp-DC:type=&quot;&amp;SUBSTITUTE([.H4];&quot;|&quot;;CHAR(10)&amp;&quot;-xmp-DC:type+=&quot;)&amp;CHAR(10)&amp;&quot;-xmp-DC:format=&quot;&amp;SUBSTITUTE([.I4];&quot;|&quot;;CHAR(10)&amp;&quot;-xmp-DC:format+=&quot;)&amp;CHAR(10)&amp;&quot;-xmp-DC:subject=&quot;&amp;SUBSTITUTE([.K4];&quot;|&quot;;CHAR(10)&amp;&quot;-xmp-DC:subject+=&quot;)&amp;CHAR(10)&amp;&quot;-xmp-DC:coverage=&quot;&amp;[.L4]&amp;CHAR(10)&amp;&quot;-xmp-DC:publisher=&quot;&amp;[.M4]&amp;CHAR(10)&amp;&quot;-xmp-DC:source=&quot;&amp;[.N4]&amp;CHAR(10)&amp;&quot;-xmp-DC:Description=&quot;&amp;3&amp;CHAR(10)&amp;&quot;-xmp-iptcCore:AltTextAccessibility=&quot;&amp;[.P4]&amp;CHAR(10)&amp;&quot;-xmp-DC:rights=&quot;&amp;[.Q4]&amp;CHAR(10)&amp;&quot;-xmp-xmpRights:Marked=&quot;&amp;[.R4]&amp;CHAR(10)&amp;&quot;-xmp-xmpRights:Owner=&quot;&amp;[.S4]&amp;CHAR(10)&amp;&quot;-xmp-xmpRights:UsageTerms=&quot;&amp;[.T4]&amp;CHAR(10)&amp;&quot;-xmp-xmpRights:WebStatement=&quot;&amp;[.U4]&amp;CHAR(10)&amp;&quot;-xmp-cc:AttributionName=&quot;&amp;[.V4]&amp;CHAR(10)&amp;&quot;-xmp-cc:License=&quot;&amp;[.W4]&amp;CHAR(10)&amp;&quot;-xmp-cc:Permits=&quot;&amp;[.X4]&amp;CHAR(10)&amp;&quot;-xmp-cc:Requires=&quot;&amp;[.Y4]&amp;CHAR(10)&amp;&quot;-xmp-cc:DeprecatedOn=&quot;&amp;[.Z4]&amp;CHAR(10)&amp;&quot;-xmp-cc:Jurisdiction=&quot;&amp;[.AA4]&amp;CHAR(10)&amp;&quot;-xmp-cc:MorePermissions=&quot;&amp;[.AB4]&amp;CHAR(10)&amp;&quot;-xmp-prism:PublicationName=&quot;&amp;[.AC4]&amp;CHAR(10)&amp;&quot;-xmp-prism:PublicationDateDate=&quot;&amp;[.AD4]&amp;CHAR(10)&amp;&quot;-xmp-prism:AlternateTitleText=&quot;&amp;[.AE4]&amp;CHAR(10)&amp;&quot;-xmp-prism:Edition=&quot;&amp;[.AF4]&amp;CHAR(10)&amp;&quot;-xmp-prism:SeriesNumber=&quot;&amp;[.AG4]&amp;CHAR(10)&amp;&quot;-xmp-prism:SeriesTitle=&quot;&amp;[.AH4]&amp;CHAR(10)&amp;&quot;-xmp-prism:Volume=&quot;&amp;[.AI4]&amp;CHAR(10)&amp;&quot;-xmp-prism:IssueName=&quot;&amp;[.AJ4]&amp;CHAR(10)&amp;&quot;-xmp-prism:IssueIdentifier=&quot;&amp;[.AK4]&amp;CHAR(10)&amp;&quot;-xmp-prism:Number=&quot;&amp;[.AL4]&amp;CHAR(10)&amp;&quot;-xmp-prism:Number=&quot;&amp;[.AM4]&amp;CHAR(10)&amp;&quot;-xmp-prism:VersionIdentifier=&quot;&amp;[.AN4]&amp;CHAR(10)&amp;&quot;-xmp-prism:DOI=&quot;&amp;[.AO4]&amp;CHAR(10)&amp;&quot;-xmp-prism:UrlUrl=&quot;&amp;[.AP4]&amp;CHAR(10)&amp;&quot;-xmp-pur:Copyright=&quot;&amp;[.AQ4]&amp;CHAR(10)&amp;&quot;-xmp-pur:CreditLine=&quot;&amp;[.AR4]&amp;CHAR(10)&amp;&quot;-xmp-pur:EmbargoDate=&quot;&amp;[.AS4]&amp;CHAR(10)&amp;&quot;-xmp-pur:Permissions=&quot;&amp;[.AT4]&amp;CHAR(10)&amp;&quot;-xmp-pur:Restrictions=&quot;&amp;[.AU4]&amp;CHAR(10)&amp;&quot;-xmp-pur:ReuseProhibited=&quot;&amp;[.AV4]&amp;CHAR(10)&amp;&quot;-xmp-pur:RightsOwner=&quot;&amp;[.AW4]&amp;CHAR(10)&amp;&quot;-xmp-pur:RightsAgent=&quot;&amp;[.AX4]&amp;CHAR(10)&amp;&quot;-xmp-mwg-coll:Collections=[{CollectionName=&quot;&amp;SUBSTITUTE(SUBSTITUTE(SUBSTITUTE([.AY4];&quot;,&quot;;&quot;,,&quot;);&quot;|&quot;;&quot;},{CollectionName=&quot;);&quot;,,&quot;;&quot;|,&quot;)&amp;&quot;}]&quot;&amp;CHAR(10)&amp;&quot;-xmp-mwg-rs:RegionAreaH=&quot;&amp;[.AZ4]&amp;CHAR(10)&amp;&quot;-xmp-mwg-rs:RegionAreaW=&quot;&amp;[.BA4]&amp;CHAR(10)&amp;&quot;-xmp-mwg-rs:RegionAreaX=&quot;&amp;[.BB4]&amp;CHAR(10)&amp;&quot;-xmp-mwg-rs:RegionAreaY=&quot;&amp;[.BC4]&amp;CHAR(10)&amp;&quot;-xmp-xmpBJ:JobRefID=&quot;&amp;[.BD4]&amp;CHAR(10)&amp;&quot;-xmp-DC:description=&quot;&amp;SUBSTITUTE([.J4];CHAR(10);&quot;&amp;#10;&quot;)&amp;CHAR(10) )" office:value-type="string" office:string-value="&#10;-E&#10;-xmp-DC:identifier=THSS_b1908608-00001&#10;-xmp-DC:title=An investigation of potato gangrene in Victoria : including the identification and comprehensive study of the causal organism, Phoma foveata Foister and a comparison of the Scottish and Victorian isolates with P. eupyrena Sacc., P. solanicola Prill et Del. and Phomopsis tuberivora Guss et Fost&#10;-xmp-DC:creator=Chambers, S.C (1923-)&#10;-date=1957&#10;-xmp-DC:type=Text&#10;-xmp-DC:format=Thesis&#10;-xmp-DC:subject=Diseases and injuries&#10;-xmp-DC:subject+=Diseases and pests&#10;-xmp-DC:subject+=Phoma&#10;-xmp-DC:subject+=Potatoes&#10;-xmp-DC:subject+=Storage&#10;-xmp-DC:subject+=Victoria&#10;-xmp-DC:coverage=&#10;-xmp-DC:publisher=&#10;-xmp-DC:source=&#10;-xmp-DC:Description=3&#10;-xmp-iptcCore:AltTextAccessibility=&#10;-xmp-DC:rights=Copyright in works deposited in Minerva Access is retained by the copyright owner. The work may not be altered without permission from the copyright owner. Readers may only download, print and save electronic copies of whole works for their own personal non-commercial use. Any use that exceeds these limits requires permission from the copyright owner. Attribution is essential when quoting or paraphrasing from these works.&#10;-xmp-xmpRights:Marked=1&#10;-xmp-xmpRights:Owner=&#10;-xmp-xmpRights:UsageTerms=&#10;-xmp-xmpRights:WebStatement=&#10;-xmp-cc:AttributionName=&#10;-xmp-cc:License=&#10;-xmp-cc:Permits=&#10;-xmp-cc:Requires=&#10;-xmp-cc:DeprecatedOn=&#10;-xmp-cc:Jurisdiction=&#10;-xmp-cc:MorePermissions=&#10;-xmp-prism:PublicationName=&#10;-xmp-prism:PublicationDateDate=1957&#10;-xmp-prism:AlternateTitleText=&#10;-xmp-prism:Edition=&#10;-xmp-prism:SeriesNumber=&#10;-xmp-prism:SeriesTitle=&#10;-xmp-prism:Volume=&#10;-xmp-prism:IssueName=&#10;-xmp-prism:IssueIdentifier=&#10;-xmp-prism:Number=&#10;-xmp-prism:Number=&#10;-xmp-prism:VersionIdentifier=&#10;-xmp-prism:DOI=&#10;-xmp-prism:UrlUrl=&#10;-xmp-pur:Copyright=Copyright in works deposited in Minerva Access is retained by the copyright owner. The work may not be altered without permission from the copyright owner. Readers may only download, print and save electronic copies of whole works for their own personal non-commercial use. Any use that exceeds these limits requires permission from the copyright owner. Attribution is essential when quoting or paraphrasing from these works.&#10;-xmp-pur:CreditLine=&#10;-xmp-pur:EmbargoDate=&#10;-xmp-pur:Permissions=&#10;-xmp-pur:Restrictions=&#10;-xmp-pur:ReuseProhibited=&#10;-xmp-pur:RightsOwner=&#10;-xmp-pur:RightsAgent=&#10;-xmp-mwg-coll:Collections=[{CollectionName=Collection1|, Institution},{CollectionName=Collection3}]&#10;-xmp-mwg-rs:RegionAreaH=&#10;-xmp-mwg-rs:RegionAreaW=&#10;-xmp-mwg-rs:RegionAreaX=&#10;-xmp-mwg-rs:RegionAreaY=&#10;-xmp-xmpBJ:JobRefID=&#10;-xmp-DC:description=In October 1963 attention was drawn to the possibility of an hitherto unknown storage disease of potatoes in Victoria. Diseased tubers if the variety ton ware brought to the Plant Research Laboratory, Burnley, from a property at Clarke's Hill, via Ballarat, and a pycnidial-forming fungus was isolated consistently from lesions by Anderson (1953). Later that month, apparently identical  isolates were obtained from diseased tubers of two other varieties which were received from the same property.&amp;#10;&amp;#10;In  consequence, an investigation of dry rots in storage was commenced in September, 1954. One of the original objectives was to determine whether this pycnidial-forming fungus was a causal organism of tuber rot. &amp;#10;&amp;#10;As the investigation proceeded, it became evident that the fungus in question was responsible for a  particular type of rot. In other countries similar types of tuber disease have been attributed to species of the Phomaceae. In the detailed study that followed, attempts were made to identify Victorian isolates with, or to distinguish them from, some of these other storage pathogens. As a result of the investigation, the pycnidial forming fungus has been identified as Phoma foveats Foister.. This fungus is responsible for the disease known as Gangrene of tubers in the British Isles. It has not been recorded previously outside that area. &amp;#10;&amp;#10;Although most of the work described in this report is laboratory in nature, one of the main aims has been to collect information which may may assist in determining an approach to the control of the disease.&#10;" calcext:value-type="string">
            <text:p/>
            <text:p>-E</text:p>
            <text:p>-xmp-DC:identifier=THSS_b1908608-00001</text:p>
            <text:p>-xmp-DC:title=An investigation of potato gangrene in Victoria : including the identification and comprehensive study of the causal organism, Phoma foveata Foister and a comparison of the Scottish and Victorian isolates with P. eupyrena Sacc., P. solanicola Prill et Del. and Phomopsis tuberivora Guss et Fost</text:p>
            <text:p>-xmp-DC:creator=Chambers, S.C (1923-)</text:p>
            <text:p>-date=1957</text:p>
            <text:p>-xmp-DC:type=Text</text:p>
            <text:p>-xmp-DC:format=Thesis</text:p>
            <text:p>-xmp-DC:subject=Diseases and injuries</text:p>
            <text:p>-xmp-DC:subject+=Diseases and pests</text:p>
            <text:p>-xmp-DC:subject+=Phoma</text:p>
            <text:p>-xmp-DC:subject+=Potatoes</text:p>
            <text:p>-xmp-DC:subject+=Storage</text:p>
            <text:p>-xmp-DC:subject+=Victoria</text:p>
            <text:p>-xmp-DC:coverage=</text:p>
            <text:p>-xmp-DC:publisher=</text:p>
            <text:p>-xmp-DC:source=</text:p>
            <text:p>-xmp-DC:Description=3</text:p>
            <text:p>-xmp-iptcCore:AltTextAccessibility=</text:p>
            <text:p>-xmp-DC:rights=Copyright in works deposited in Minerva Access is retained by the copyright owner. The work may not be altered without permission from the copyright owner. Readers may only download, print and save electronic copies of whole works for their own personal non-commercial use. Any use that exceeds these limits requires permission from the copyright owner. Attribution is essential when quoting or paraphrasing from these works.</text:p>
            <text:p>-xmp-xmpRights:Marked=1</text:p>
            <text:p>-xmp-xmpRights:Owner=</text:p>
            <text:p>-xmp-xmpRights:UsageTerms=</text:p>
            <text:p>-xmp-xmpRights:WebStatement=</text:p>
            <text:p>-xmp-cc:AttributionName=</text:p>
            <text:p>-xmp-cc:License=</text:p>
            <text:p>-xmp-cc:Permits=</text:p>
            <text:p>-xmp-cc:Requires=</text:p>
            <text:p>-xmp-cc:DeprecatedOn=</text:p>
            <text:p>-xmp-cc:Jurisdiction=</text:p>
            <text:p>-xmp-cc:MorePermissions=</text:p>
            <text:p>-xmp-prism:PublicationName=</text:p>
            <text:p>-xmp-prism:PublicationDateDate=1957</text:p>
            <text:p>-xmp-prism:AlternateTitleText=</text:p>
            <text:p>-xmp-prism:Edition=</text:p>
            <text:p>-xmp-prism:SeriesNumber=</text:p>
            <text:p>-xmp-prism:SeriesTitle=</text:p>
            <text:p>-xmp-prism:Volume=</text:p>
            <text:p>-xmp-prism:IssueName=</text:p>
            <text:p>-xmp-prism:IssueIdentifier=</text:p>
            <text:p>-xmp-prism:Number=</text:p>
            <text:p>-xmp-prism:Number=</text:p>
            <text:p>-xmp-prism:VersionIdentifier=</text:p>
            <text:p>-xmp-prism:DOI=</text:p>
            <text:p>-xmp-prism:UrlUrl=</text:p>
            <text:p>-xmp-pur:Copyright=Copyright in works deposited in Minerva Access is retained by the copyright owner. The work may not be altered without permission from the copyright owner. Readers may only download, print and save electronic copies of whole works for their own personal non-commercial use. Any use that exceeds these limits requires permission from the copyright owner. Attribution is essential when quoting or paraphrasing from these works.</text:p>
            <text:p>-xmp-pur:CreditLine=</text:p>
            <text:p>-xmp-pur:EmbargoDate=</text:p>
            <text:p>-xmp-pur:Permissions=</text:p>
            <text:p>-xmp-pur:Restrictions=</text:p>
            <text:p>-xmp-pur:ReuseProhibited=</text:p>
            <text:p>-xmp-pur:RightsOwner=</text:p>
            <text:p>-xmp-pur:RightsAgent=</text:p>
            <text:p>-xmp-mwg-coll:Collections=[{CollectionName=Collection1|, Institution},{CollectionName=Collection3}]</text:p>
            <text:p>-xmp-mwg-rs:RegionAreaH=</text:p>
            <text:p>-xmp-mwg-rs:RegionAreaW=</text:p>
            <text:p>-xmp-mwg-rs:RegionAreaX=</text:p>
            <text:p>-xmp-mwg-rs:RegionAreaY=</text:p>
            <text:p>-xmp-xmpBJ:JobRefID=</text:p>
            <text:p>-xmp-DC:description=In October 1963 attention was drawn to the possibility of an hitherto unknown storage disease of potatoes in Victoria. Diseased tubers if the variety ton ware brought to the Plant Research Laboratory, Burnley, from a property at Clarke's Hill, via Ballarat, and a pycnidial-forming fungus was isolated consistently from lesions by Anderson (1953). Later that month, apparently identical  isolates were obtained from diseased tubers of two other varieties which were received from the same property.&amp;#10;&amp;#10;In  consequence, an investigation of dry rots in storage was commenced in September, 1954. One of the original objectives was to determine whether this pycnidial-forming fungus was a causal organism of tuber rot. &amp;#10;&amp;#10;As the investigation proceeded, it became evident that the fungus in question was responsible for a  particular type of rot. In other countries similar types of tuber disease have been attributed to species of the Phomaceae. In the detailed study that followed, attempts were made to identify Victorian isolates with, or to distinguish them from, some of these other storage pathogens. As a result of the investigation, the pycnidial forming fungus has been identified as Phoma foveats Foister.. This fungus is responsible for the disease known as Gangrene of tubers in the British Isles. It has not been recorded previously outside that area. &amp;#10;&amp;#10;Although most of the work described in this report is laboratory in nature, one of the main aims has been to collect information which may may assist in determining an approach to the control of the disease.</text:p>
            <text:p/>
          </table:table-cell>
          <table:table-cell table:style-name="ce16" table:formula="of:=IF([$MyMetadata.B3]=&quot;&quot;;&quot;&quot;;[$MyMetadata.B3] )" office:value-type="string" office:string-value="b1908608-00001" calcext:value-type="string">
            <text:p>b1908608-00001</text:p>
          </table:table-cell>
          <table:table-cell table:style-name="ce3" table:formula="of:= IF([$MyMetadata.B3]=&quot;&quot;;&quot;&quot;;[$MyMetadata.A3]&amp;&quot;_&quot;&amp;[$MyMetadata.B3] )" office:value-type="string" office:string-value="THSS_b1908608-00001" calcext:value-type="string">
            <text:p>THSS_b1908608-00001</text:p>
          </table:table-cell>
          <table:table-cell table:style-name="ce3" table:formula="of:=IF([$MyMetadata.AQ3] =&quot;&quot;;&quot;&quot;;[$MyMetadata.AQ3] )" office:value-type="string" office:string-value="An investigation of potato gangrene in Victoria : including the identification and comprehensive study of the causal organism, Phoma foveata Foister and a comparison of the Scottish and Victorian isolates with P. eupyrena Sacc., P. solanicola Prill et Del. and Phomopsis tuberivora Guss et Fost" calcext:value-type="string">
            <text:p>An investigation of potato gangrene in Victoria : including the identification and comprehensive study of the causal organism, Phoma foveata Foister and a comparison of the Scottish and Victorian isolates with P. eupyrena Sacc., P. solanicola Prill et Del. and Phomopsis tuberivora Guss et Fost</text:p>
          </table:table-cell>
          <table:table-cell table:style-name="ce3" table:formula="of:= IF([$MyMetadata.H3]=&quot;&quot;;&quot;&quot;;[$MyMetadata.H3])" office:value-type="string" office:string-value="Chambers, S.C (1923-)" calcext:value-type="string">
            <text:p>Chambers, S.C (1923-)</text:p>
          </table:table-cell>
          <table:table-cell table:style-name="ce3" table:formula="of:= IF([$MyMetadata.P3]=&quot;&quot;;&quot;&quot;;[$MyMetadata.P3])" office:value-type="string" office:string-value="1957" calcext:value-type="string">
            <text:p>1957</text:p>
          </table:table-cell>
          <table:table-cell table:style-name="ce3"/>
          <table:table-cell table:style-name="ce3" table:formula="of:=IF([$MyMetadata.AS3]=&quot;&quot;;&quot;&quot;;[$MyMetadata.AS3])" office:value-type="string" office:string-value="Text" calcext:value-type="string">
            <text:p>Text</text:p>
          </table:table-cell>
          <table:table-cell table:style-name="ce3" table:formula="of:=IF([$MyMetadata.U3]=&quot;&quot;;&quot;&quot;;[$MyMetadata.U3])" office:value-type="string" office:string-value="Thesis" calcext:value-type="string">
            <text:p>Thesis</text:p>
          </table:table-cell>
          <table:table-cell table:style-name="ce3" table:formula="of:=IF(AND([$MyMetadata.R3]=&quot;&quot;;[$MyMetadata.S3]=&quot;&quot;);&quot;&quot;;IF([$MyMetadata.R3]=&quot;&quot;;&quot;&quot;;SUBSTITUTE([$MyMetadata.R3];CHAR(10);&quot;&amp;#10;&quot;))&amp;IF(AND([$MyMetadata.R3]&gt;0;[$MyMetadata.S3]&gt;0);&quot;&amp;#10;&amp;#10;===================&amp;#10;      ABSTRACT&amp;#10;===================&amp;#10;&amp;#10;&quot;;&quot;&quot;)&amp;IF([$MyMetadata.S3]=&quot;&quot;;&quot;&quot;;SUBSTITUTE([$MyMetadata.S3];CHAR(10);&quot;&amp;#10;&quot;)))" office:value-type="string" office:string-value="In October 1963 attention was drawn to the possibility of an hitherto unknown storage disease of potatoes in Victoria. Diseased tubers if the variety ton ware brought to the Plant Research Laboratory, Burnley, from a property at Clarke's Hill, via Ballarat, and a pycnidial-forming fungus was isolated consistently from lesions by Anderson (1953). Later that month, apparently identical  isolates were obtained from diseased tubers of two other varieties which were received from the same property.&amp;#10;&amp;#10;In  consequence, an investigation of dry rots in storage was commenced in September, 1954. One of the original objectives was to determine whether this pycnidial-forming fungus was a causal organism of tuber rot. &amp;#10;&amp;#10;As the investigation proceeded, it became evident that the fungus in question was responsible for a  particular type of rot. In other countries similar types of tuber disease have been attributed to species of the Phomaceae. In the detailed study that followed, attempts were made to identify Victorian isolates with, or to distinguish them from, some of these other storage pathogens. As a result of the investigation, the pycnidial forming fungus has been identified as Phoma foveats Foister.. This fungus is responsible for the disease known as Gangrene of tubers in the British Isles. It has not been recorded previously outside that area. &amp;#10;&amp;#10;Although most of the work described in this report is laboratory in nature, one of the main aims has been to collect information which may may assist in determining an approach to the control of the disease." calcext:value-type="string">
            <text:p>In October 1963 attention was drawn to the possibility of an hitherto unknown storage disease of potatoes in Victoria. Diseased tubers if the variety ton ware brought to the Plant Research Laboratory, Burnley, from a property at Clarke's Hill, via Ballarat, and a pycnidial-forming fungus was isolated consistently from lesions by Anderson (1953). Later that month, apparently identical <text:s/>isolates were obtained from diseased tubers of two other varieties which were received from the same property.&amp;#10;&amp;#10;In <text:s/>consequence, an investigation of dry rots in storage was commenced in September, 1954. One of the original objectives was to determine whether this pycnidial-forming fungus was a causal organism of tuber rot. &amp;#10;&amp;#10;As the investigation proceeded, it became evident that the fungus in question was responsible for a <text:s/>particular type of rot. In other countries similar types of tuber disease have been attributed to species of the Phomaceae. In the detailed study that followed, attempts were made to identify Victorian isolates with, or to distinguish them from, some of these other storage pathogens. As a result of the investigation, the pycnidial forming fungus has been identified as Phoma foveats Foister.. This fungus is responsible for the disease known as Gangrene of tubers in the British Isles. It has not been recorded previously outside that area. &amp;#10;&amp;#10;Although most of the work described in this report is laboratory in nature, one of the main aims has been to collect information which may may assist in determining an approach to the control of the disease.</text:p>
          </table:table-cell>
          <table:table-cell table:style-name="ce3" table:formula="of:=IF(AND([$MyMetadata.AO3]=&quot;&quot;;[$MyMetadata.AP3]=&quot;&quot;);&quot;&quot;;IF([$MyMetadata.AO3]&gt;0;[$MyMetadata.AO3];IF([$MyMetadata.AP3]&gt;0;[$MyMetadata.AP3];&quot;&quot;)))" office:value-type="string" office:string-value="Diseases and injuries|Diseases and pests|Phoma|Potatoes|Storage|Victoria" calcext:value-type="string">
            <text:p>Diseases and injuries|Diseases and pests|Phoma|Potatoes|Storage|Victoria</text:p>
          </table:table-cell>
          <table:table-cell table:style-name="ce3" table:formula="of:=IF([$MyMetadata.L3]=&quot;&quot;;&quot;&quot;;[$MyMetadata.L3])">
            <text:p/>
          </table:table-cell>
          <table:table-cell table:style-name="ce3" table:formula="of:=IF([$MyMetadata.AC3]=&quot;&quot;;&quot;&quot;;[$MyMetadata.AC3]&amp;IF([$MyMetadata.BO3]=&quot;&quot;;&quot;&quot;;&quot;, &quot;&amp;[$MyMetadata.BO3]))">
            <text:p/>
          </table:table-cell>
          <table:table-cell table:style-name="ce3" table:formula="of:=IF([$MyMetadata.AM3]=&quot;&quot;;&quot;&quot;;[$MyMetadata.AM3])">
            <text:p/>
          </table:table-cell>
          <table:table-cell table:style-name="ce3"/>
          <table:table-cell table:style-name="ce14"/>
          <table:table-cell table:style-name="ce23" table:formula="of:=IF([$MyMetadata.AJ3]=&quot;&quot;;&quot;&quot;;[$MyMetadata.AJ3])" office:value-type="string" office:string-value="Copyright in works deposited in Minerva Access is retained by the copyright owner. The work may not be altered without permission from the copyright owner. Readers may only download, print and save electronic copies of whole works for their own personal non-commercial use. Any use that exceeds these limits requires permission from the copyright owner. Attribution is essential when quoting or paraphrasing from these works." calcext:value-type="string">
            <text:p>Copyright in works deposited in Minerva Access is retained by the copyright owner. The work may not be altered without permission from the copyright owner. Readers may only download, print and save electronic copies of whole works for their own personal non-commercial use. Any use that exceeds these limits requires permission from the copyright owner. Attribution is essential when quoting or paraphrasing from these works.</text:p>
          </table:table-cell>
          <table:table-cell table:style-name="ce23" table:formula="of:=IF([$MyMetadata.BR3]=&quot;&quot;;&quot;&quot;;[$MyMetadata.BR3])" office:value-type="string" office:string-value="1" calcext:value-type="string">
            <text:p>1</text:p>
          </table:table-cell>
          <table:table-cell table:style-name="ce23" table:formula="of:=IF([$MyMetadata.BS3]=&quot;&quot;;&quot;&quot;;[$MyMetadata.BS3])">
            <text:p/>
          </table:table-cell>
          <table:table-cell table:style-name="ce23" table:formula="of:=IF([$MyMetadata.BT3]=&quot;&quot;;&quot;&quot;;[$MyMetadata.BT3])">
            <text:p/>
          </table:table-cell>
          <table:table-cell table:style-name="ce23"/>
          <table:table-cell table:style-name="ce23" table:formula="of:=IF([$MyMetadata.BU3]=&quot;&quot;;&quot;&quot;;[$MyMetadata.BU3])">
            <text:p/>
          </table:table-cell>
          <table:table-cell table:style-name="ce23" table:formula="of:=IF([$MyMetadata.BV3]=&quot;&quot;;&quot;&quot;;[$MyMetadata.BV3])">
            <text:p/>
          </table:table-cell>
          <table:table-cell table:style-name="ce23" table:number-columns-repeated="6"/>
          <table:table-cell table:style-name="ce23" table:formula="of:= IF([$MyMetadata.P3]=&quot;&quot;;&quot;&quot;;[$MyMetadata.P3])" office:value-type="string" office:string-value="1957" calcext:value-type="string">
            <text:p>1957</text:p>
          </table:table-cell>
          <table:table-cell table:style-name="ce23" table:formula="of:= IF([$MyMetadata.AR3]=&quot;&quot;;&quot;&quot;;[$MyMetadata.AR3])">
            <text:p/>
          </table:table-cell>
          <table:table-cell table:style-name="ce23" table:formula="of:= IF([$MyMetadata.BN3]=&quot;&quot;;&quot;&quot;;[$MyMetadata.BN3])">
            <text:p/>
          </table:table-cell>
          <table:table-cell table:style-name="ce23"/>
          <table:table-cell table:style-name="ce23" table:formula="of:= IF([$MyMetadata.AF3]=&quot;&quot;;&quot;&quot;;[$MyMetadata.AF3])">
            <text:p/>
          </table:table-cell>
          <table:table-cell table:style-name="ce23" table:formula="of:= IF([$MyMetadata.BJ3]=&quot;&quot;;&quot;&quot;;[$MyMetadata.BJ3])">
            <text:p/>
          </table:table-cell>
          <table:table-cell table:style-name="ce23" table:formula="of:= IF([$MyMetadata.BH3]=&quot;&quot;;&quot;&quot;;[$MyMetadata.BH3])">
            <text:p/>
          </table:table-cell>
          <table:table-cell table:style-name="ce23" table:number-columns-repeated="2"/>
          <table:table-cell table:style-name="ce23" table:formula="of:= IF([$MyMetadata.BI3]=&quot;&quot;;&quot;&quot;;[$MyMetadata.BI3])">
            <text:p/>
          </table:table-cell>
          <table:table-cell table:style-name="ce23" table:number-columns-repeated="3"/>
          <table:table-cell table:style-name="ce23" table:formula="of:=IF([$MyMetadata.AJ3]=&quot;&quot;;&quot;&quot;;[$MyMetadata.AJ3])" office:value-type="string" office:string-value="Copyright in works deposited in Minerva Access is retained by the copyright owner. The work may not be altered without permission from the copyright owner. Readers may only download, print and save electronic copies of whole works for their own personal non-commercial use. Any use that exceeds these limits requires permission from the copyright owner. Attribution is essential when quoting or paraphrasing from these works." calcext:value-type="string">
            <text:p>Copyright in works deposited in Minerva Access is retained by the copyright owner. The work may not be altered without permission from the copyright owner. Readers may only download, print and save electronic copies of whole works for their own personal non-commercial use. Any use that exceeds these limits requires permission from the copyright owner. Attribution is essential when quoting or paraphrasing from these works.</text:p>
          </table:table-cell>
          <table:table-cell table:style-name="ce23" table:number-columns-repeated="7"/>
          <table:table-cell table:style-name="ce23" office:value-type="string" calcext:value-type="string">
            <text:p>Collection1, Institution|Collection3</text:p>
          </table:table-cell>
          <table:table-cell table:style-name="ce23" table:number-columns-repeated="5"/>
          <table:table-cell table:number-columns-repeated="16328"/>
        </table:table-row>
        <table:table-row table:style-name="ro3">
          <table:table-cell table:style-name="ce3" table:formula="of:=IF([.B5]=&quot;&quot;;&quot;&quot;; CHAR(10)&amp;&quot;-E&quot;&amp;CHAR(10)&amp;&quot;-xmp-DC:identifier=&quot;&amp;[.C5]&amp;CHAR(10)&amp;&quot;-xmp-DC:title=&quot;&amp;[.D5]&amp;CHAR(10)&amp;&quot;-xmp-DC:creator=&quot;&amp;SUBSTITUTE([.E5];&quot;|&quot;;CHAR(10)&amp;&quot;-xmp-DC:creator+=&quot;)&amp;CHAR(10)&amp;&quot;-date=&quot;&amp;IF(ISBLANK([.G5]);[.F5];[.G5])&amp;CHAR(10)&amp;&quot;-xmp-DC:type=&quot;&amp;SUBSTITUTE([.H5];&quot;|&quot;;CHAR(10)&amp;&quot;-xmp-DC:type+=&quot;)&amp;CHAR(10)&amp;&quot;-xmp-DC:format=&quot;&amp;SUBSTITUTE([.I5];&quot;|&quot;;CHAR(10)&amp;&quot;-xmp-DC:format+=&quot;)&amp;CHAR(10)&amp;&quot;-xmp-DC:subject=&quot;&amp;SUBSTITUTE([.K5];&quot;|&quot;;CHAR(10)&amp;&quot;-xmp-DC:subject+=&quot;)&amp;CHAR(10)&amp;&quot;-xmp-DC:coverage=&quot;&amp;[.L5]&amp;CHAR(10)&amp;&quot;-xmp-DC:publisher=&quot;&amp;[.M5]&amp;CHAR(10)&amp;&quot;-xmp-DC:source=&quot;&amp;[.N5]&amp;CHAR(10)&amp;&quot;-xmp-DC:Description=&quot;&amp;3&amp;CHAR(10)&amp;&quot;-xmp-iptcCore:AltTextAccessibility=&quot;&amp;[.P5]&amp;CHAR(10)&amp;&quot;-xmp-DC:rights=&quot;&amp;[.Q5]&amp;CHAR(10)&amp;&quot;-xmp-xmpRights:Marked=&quot;&amp;[.R5]&amp;CHAR(10)&amp;&quot;-xmp-xmpRights:Owner=&quot;&amp;[.S5]&amp;CHAR(10)&amp;&quot;-xmp-xmpRights:UsageTerms=&quot;&amp;[.T5]&amp;CHAR(10)&amp;&quot;-xmp-xmpRights:WebStatement=&quot;&amp;[.U5]&amp;CHAR(10)&amp;&quot;-xmp-cc:AttributionName=&quot;&amp;[.V5]&amp;CHAR(10)&amp;&quot;-xmp-cc:License=&quot;&amp;[.W5]&amp;CHAR(10)&amp;&quot;-xmp-cc:Permits=&quot;&amp;[.X5]&amp;CHAR(10)&amp;&quot;-xmp-cc:Requires=&quot;&amp;[.Y5]&amp;CHAR(10)&amp;&quot;-xmp-cc:DeprecatedOn=&quot;&amp;[.Z5]&amp;CHAR(10)&amp;&quot;-xmp-cc:Jurisdiction=&quot;&amp;[.AA5]&amp;CHAR(10)&amp;&quot;-xmp-cc:MorePermissions=&quot;&amp;[.AB5]&amp;CHAR(10)&amp;&quot;-xmp-prism:PublicationName=&quot;&amp;[.AC5]&amp;CHAR(10)&amp;&quot;-xmp-prism:PublicationDateDate=&quot;&amp;[.AD5]&amp;CHAR(10)&amp;&quot;-xmp-prism:AlternateTitleText=&quot;&amp;[.AE5]&amp;CHAR(10)&amp;&quot;-xmp-prism:Edition=&quot;&amp;[.AF5]&amp;CHAR(10)&amp;&quot;-xmp-prism:SeriesNumber=&quot;&amp;[.AG5]&amp;CHAR(10)&amp;&quot;-xmp-prism:SeriesTitle=&quot;&amp;[.AH5]&amp;CHAR(10)&amp;&quot;-xmp-prism:Volume=&quot;&amp;[.AI5]&amp;CHAR(10)&amp;&quot;-xmp-prism:IssueName=&quot;&amp;[.AJ5]&amp;CHAR(10)&amp;&quot;-xmp-prism:IssueIdentifier=&quot;&amp;[.AK5]&amp;CHAR(10)&amp;&quot;-xmp-prism:Number=&quot;&amp;[.AL5]&amp;CHAR(10)&amp;&quot;-xmp-prism:Number=&quot;&amp;[.AM5]&amp;CHAR(10)&amp;&quot;-xmp-prism:VersionIdentifier=&quot;&amp;[.AN5]&amp;CHAR(10)&amp;&quot;-xmp-prism:DOI=&quot;&amp;[.AO5]&amp;CHAR(10)&amp;&quot;-xmp-prism:UrlUrl=&quot;&amp;[.AP5]&amp;CHAR(10)&amp;&quot;-xmp-pur:Copyright=&quot;&amp;[.AQ5]&amp;CHAR(10)&amp;&quot;-xmp-pur:CreditLine=&quot;&amp;[.AR5]&amp;CHAR(10)&amp;&quot;-xmp-pur:EmbargoDate=&quot;&amp;[.AS5]&amp;CHAR(10)&amp;&quot;-xmp-pur:Permissions=&quot;&amp;[.AT5]&amp;CHAR(10)&amp;&quot;-xmp-pur:Restrictions=&quot;&amp;[.AU5]&amp;CHAR(10)&amp;&quot;-xmp-pur:ReuseProhibited=&quot;&amp;[.AV5]&amp;CHAR(10)&amp;&quot;-xmp-pur:RightsOwner=&quot;&amp;[.AW5]&amp;CHAR(10)&amp;&quot;-xmp-pur:RightsAgent=&quot;&amp;[.AX5]&amp;CHAR(10)&amp;&quot;-xmp-mwg-coll:Collections=[{CollectionName=&quot;&amp;SUBSTITUTE(SUBSTITUTE(SUBSTITUTE([.AY5];&quot;,&quot;;&quot;,,&quot;);&quot;|&quot;;&quot;},{CollectionName=&quot;);&quot;,,&quot;;&quot;|,&quot;)&amp;&quot;}]&quot;&amp;CHAR(10)&amp;&quot;-xmp-mwg-rs:RegionAreaH=&quot;&amp;[.AZ5]&amp;CHAR(10)&amp;&quot;-xmp-mwg-rs:RegionAreaW=&quot;&amp;[.BA5]&amp;CHAR(10)&amp;&quot;-xmp-mwg-rs:RegionAreaX=&quot;&amp;[.BB5]&amp;CHAR(10)&amp;&quot;-xmp-mwg-rs:RegionAreaY=&quot;&amp;[.BC5]&amp;CHAR(10)&amp;&quot;-xmp-xmpBJ:JobRefID=&quot;&amp;[.BD5]&amp;CHAR(10)&amp;&quot;-xmp-DC:description=&quot;&amp;SUBSTITUTE([.J5];CHAR(10);&quot;&amp;#10;&quot;)&amp;CHAR(10) )" office:value-type="string" office:string-value="&#10;-E&#10;-xmp-DC:identifier=THSS_b2964055-00001&#10;-xmp-DC:title=The concept of [To Metrion] in the ethical theory of Plato's later dialogues&#10;-xmp-DC:creator=Renshaw, John Rutherford&#10;-date=1961&#10;-xmp-DC:type=Text&#10;-xmp-DC:format=Thesis&#10;-xmp-DC:subject=Ethics&#10;-xmp-DC:subject+=Plato&#10;-xmp-DC:coverage=&#10;-xmp-DC:publisher=&#10;-xmp-DC:source=&#10;-xmp-DC:Description=3&#10;-xmp-iptcCore:AltTextAccessibility=&#10;-xmp-DC:rights=Copyright in works deposited in Minerva Access is retained by the copyright owner. The work may not be altered without permission from the copyright owner. Readers may only download, print and save electronic copies of whole works for their own personal non-commercial use. Any use that exceeds these limits requires permission from the copyright owner. Attribution is essential when quoting or paraphrasing from these works.&#10;-xmp-xmpRights:Marked=1&#10;-xmp-xmpRights:Owner=&#10;-xmp-xmpRights:UsageTerms=&#10;-xmp-xmpRights:WebStatement=&#10;-xmp-cc:AttributionName=&#10;-xmp-cc:License=&#10;-xmp-cc:Permits=&#10;-xmp-cc:Requires=&#10;-xmp-cc:DeprecatedOn=&#10;-xmp-cc:Jurisdiction=&#10;-xmp-cc:MorePermissions=&#10;-xmp-prism:PublicationName=&#10;-xmp-prism:PublicationDateDate=1961&#10;-xmp-prism:AlternateTitleText=&#10;-xmp-prism:Edition=&#10;-xmp-prism:SeriesNumber=&#10;-xmp-prism:SeriesTitle=&#10;-xmp-prism:Volume=&#10;-xmp-prism:IssueName=&#10;-xmp-prism:IssueIdentifier=&#10;-xmp-prism:Number=&#10;-xmp-prism:Number=&#10;-xmp-prism:VersionIdentifier=&#10;-xmp-prism:DOI=&#10;-xmp-prism:UrlUrl=&#10;-xmp-pur:Copyright=Copyright in works deposited in Minerva Access is retained by the copyright owner. The work may not be altered without permission from the copyright owner. Readers may only download, print and save electronic copies of whole works for their own personal non-commercial use. Any use that exceeds these limits requires permission from the copyright owner. Attribution is essential when quoting or paraphrasing from these works.&#10;-xmp-pur:CreditLine=&#10;-xmp-pur:EmbargoDate=&#10;-xmp-pur:Permissions=&#10;-xmp-pur:Restrictions=&#10;-xmp-pur:ReuseProhibited=&#10;-xmp-pur:RightsOwner=&#10;-xmp-pur:RightsAgent=&#10;-xmp-mwg-coll:Collections=[{CollectionName=Collection1|, Institution},{CollectionName=Collection4}]&#10;-xmp-mwg-rs:RegionAreaH=&#10;-xmp-mwg-rs:RegionAreaW=&#10;-xmp-mwg-rs:RegionAreaX=&#10;-xmp-mwg-rs:RegionAreaY=&#10;-xmp-xmpBJ:JobRefID=&#10;-xmp-DC:description=This thesis is an attempt to analyse and evaluate the concept of Tέ) ,ui G zon in the ethical theory of the later dialogues commonly attributed to Plato. &amp;#10;&amp;#10;While painstaking research has been undertaken by scholars on the text of the dialogues and the basic notions of Plato's philosophy, surprisingly scant attention has been given to the concept of [To Metrion]. Reference to this neglect has been made pertinently and cogently by Joseph Souilhé. In speaking of the the and,LI. 05 with which [Metrion] is closely associated, as being among the most frequent terms running through the dialogues of Plato, Souilhé comments: ...est-il curieux qu'un certain nombre de commentateurs, et non des moindres, aient semblé' les négliger.&amp;#10;&amp;#10;It is important to observe at the outset the limits of our enquiry as defined in the first pars-- graph. The significance of an investigation of this kind is apparent if it is conceded:- &amp;#10;&amp;#10;(a) that the later dialogues express the maturity of Plato's thought, &amp;#10;&amp;#10;(b) that ethics remained his chief interest and concern even though his later writings are set in a wider philosophical context than his earlier, and &amp;#10;&amp;#10;(c) that [To Metrion] rescued from vagueness and ambiguity, came to be a ruling concept in his thought. &amp;#10;&amp;#10;It is essential for the successful prosecution of this enquiry to be faithful to the text of the dialogues. While in no way depreciating the value of what others have said about Plato, there is always the possibility of &quot;reading into him&quot; thoughts which are not truly his. In this respect, it should be mentioned that historically the doctrine of 'the mean' has been linked with the name of Plato's illustrious successor, Aristotle. But it would not be proper to allow the writings of Aristotle to exert undue influence in arriving at conclusions in the present study. For this reason, the text of the dialogues will be frequently quoted in the following pages. &amp;#10;&amp;#10;Then too, while readily conceding the orderliness of Plato's thought, it is necessary to guard against the presumption that the dialogues provide a unified system of meanings. This standpoint cannot be accepted without question and qualification. To extract from what purports to be &quot;laissez-faire&quot; conversation a system of rigid, inflexible concepts from which irrefutable deductions are drawn does despite to the dialogue method and to the platonic quest. It is true that the absence of formal argument is more pronounced in the earlier than in the later dialogues, but even in these latter, if systematisation is attempted, it must be undertaken with extreme caution. A prominent platonist has very aptly remarked:2 &quot;Passages taken out of the context in which they occur, and then subjected to the manipulation of formal logic, can, of course, be interpreted in ways which would yield a single system of meanings, but the result might be a mere travesty upon what the interpreter was proposing to explain.&quot; If, through remembering this, the ends of our enquiry appear somewhat loose and untidy, faithfulness to the spirit of the man whose work we study is at least observed. &amp;#10;&amp;#10;Brief mention must here be made as to what we shall regard as 'later' dialogues and some indication of chronological ordering. A considerable amount of effort has been expended by scholars on these issues, and their investigations are far from trivial. It is obviously important to know the placement of an author's particular work in relation to his total output; and to assess,as ire- the case of Plato, 'the philosophic contribution of a dialogue in relation to the maturity of his thought. However, it will not be possible within the compass of this study to enter into argumentation on these issues. It is generally agreed that the so-called 'Socratic' dialogues belong to the early period of Plato's life, the &quot;Republic&quot; to the years of his maturity, and the &quot;Laws&quot; to his old age. Here we follow the list proposed by A.E. Taylor,3 as &quot;post-Republic&quot; or &quot;later&quot; dialogues:- 'Theaetetus', 'Parmenides', 'Sophist', 'Politicus', 'Timaeus', 'Philebus', 'Laws', and in that chronological order.4 &amp;#10;&amp;#10;The focus of this study will be largely upon the short digression in the &quot;Politicus&quot; where the subject of 1 j f cxt'2httkh t cnh  is discussed, though chiefly on the &quot;Philebus&quot; where the concept of [To Metrion] in its ethical relationship is elucidated. It may well be that a major reason for the failure of Plato scholars generally to give due attention to this concept is the comparative neglect of the study of this latter dialogue. While excellent research has been undertaken in years now long past by Badham, Paley, Poste and Bury, and in more recent years by Taylor and Hackforth,5 the &quot;Philebus&quot; has remained for too long a kind of backwater in Plato studies. This may be partly due to the difficulty of placing a dialogue with a paramount ethical interest in this later period of Plato's thought, if it is supposed that in the wider philosophic context of the later dialogues, Plato's ethical emphasis had lessened. In this light the &quot;Philebus&quot; is viewed as a kind of &quot;Socratic reversion&quot;, an anachronism. Then too, if it is assumed that Plato is at his best in the &quot;Republic&quot;, the concessions to 'the world of becoming' in the &quot;Philebus&quot; may be interpreted as a regrettable 'falling away' from the pristine standards of 'pure idealism'. &amp;#10;&amp;#10;However, in the opinion of the present writer, the &quot;Philebus&quot; is one of the most significant of the platonic dialogues and represents some of the finest and most mature thought of its author. While it is abundantly clear that Plato has broadened his terms of reference in his later writings, the &quot;Philebus&quot; alone (though evidence elsewhere can be adduced) leaves us in no doubt as to the continued primacy of ethics in his philosophy. Further, by the time of writing this dialogue, in the maturity of his years, he-had uncovered, examined and to a degree elucidated the fundamental principle which lay at the centre of his philosophy and without which his ethical theory would lack life and meaning, viz., the concept of [To Metrion].&#10;" calcext:value-type="string">
            <text:p/>
            <text:p>-E</text:p>
            <text:p>-xmp-DC:identifier=THSS_b2964055-00001</text:p>
            <text:p>-xmp-DC:title=The concept of [To Metrion] in the ethical theory of Plato's later dialogues</text:p>
            <text:p>-xmp-DC:creator=Renshaw, John Rutherford</text:p>
            <text:p>-date=1961</text:p>
            <text:p>-xmp-DC:type=Text</text:p>
            <text:p>-xmp-DC:format=Thesis</text:p>
            <text:p>-xmp-DC:subject=Ethics</text:p>
            <text:p>-xmp-DC:subject+=Plato</text:p>
            <text:p>-xmp-DC:coverage=</text:p>
            <text:p>-xmp-DC:publisher=</text:p>
            <text:p>-xmp-DC:source=</text:p>
            <text:p>-xmp-DC:Description=3</text:p>
            <text:p>-xmp-iptcCore:AltTextAccessibility=</text:p>
            <text:p>-xmp-DC:rights=Copyright in works deposited in Minerva Access is retained by the copyright owner. The work may not be altered without permission from the copyright owner. Readers may only download, print and save electronic copies of whole works for their own personal non-commercial use. Any use that exceeds these limits requires permission from the copyright owner. Attribution is essential when quoting or paraphrasing from these works.</text:p>
            <text:p>-xmp-xmpRights:Marked=1</text:p>
            <text:p>-xmp-xmpRights:Owner=</text:p>
            <text:p>-xmp-xmpRights:UsageTerms=</text:p>
            <text:p>-xmp-xmpRights:WebStatement=</text:p>
            <text:p>-xmp-cc:AttributionName=</text:p>
            <text:p>-xmp-cc:License=</text:p>
            <text:p>-xmp-cc:Permits=</text:p>
            <text:p>-xmp-cc:Requires=</text:p>
            <text:p>-xmp-cc:DeprecatedOn=</text:p>
            <text:p>-xmp-cc:Jurisdiction=</text:p>
            <text:p>-xmp-cc:MorePermissions=</text:p>
            <text:p>-xmp-prism:PublicationName=</text:p>
            <text:p>-xmp-prism:PublicationDateDate=1961</text:p>
            <text:p>-xmp-prism:AlternateTitleText=</text:p>
            <text:p>-xmp-prism:Edition=</text:p>
            <text:p>-xmp-prism:SeriesNumber=</text:p>
            <text:p>-xmp-prism:SeriesTitle=</text:p>
            <text:p>-xmp-prism:Volume=</text:p>
            <text:p>-xmp-prism:IssueName=</text:p>
            <text:p>-xmp-prism:IssueIdentifier=</text:p>
            <text:p>-xmp-prism:Number=</text:p>
            <text:p>-xmp-prism:Number=</text:p>
            <text:p>-xmp-prism:VersionIdentifier=</text:p>
            <text:p>-xmp-prism:DOI=</text:p>
            <text:p>-xmp-prism:UrlUrl=</text:p>
            <text:p>-xmp-pur:Copyright=Copyright in works deposited in Minerva Access is retained by the copyright owner. The work may not be altered without permission from the copyright owner. Readers may only download, print and save electronic copies of whole works for their own personal non-commercial use. Any use that exceeds these limits requires permission from the copyright owner. Attribution is essential when quoting or paraphrasing from these works.</text:p>
            <text:p>-xmp-pur:CreditLine=</text:p>
            <text:p>-xmp-pur:EmbargoDate=</text:p>
            <text:p>-xmp-pur:Permissions=</text:p>
            <text:p>-xmp-pur:Restrictions=</text:p>
            <text:p>-xmp-pur:ReuseProhibited=</text:p>
            <text:p>-xmp-pur:RightsOwner=</text:p>
            <text:p>-xmp-pur:RightsAgent=</text:p>
            <text:p>-xmp-mwg-coll:Collections=[{CollectionName=Collection1|, Institution},{CollectionName=Collection4}]</text:p>
            <text:p>-xmp-mwg-rs:RegionAreaH=</text:p>
            <text:p>-xmp-mwg-rs:RegionAreaW=</text:p>
            <text:p>-xmp-mwg-rs:RegionAreaX=</text:p>
            <text:p>-xmp-mwg-rs:RegionAreaY=</text:p>
            <text:p>-xmp-xmpBJ:JobRefID=</text:p>
            <text:p>-xmp-DC:description=This thesis is an attempt to analyse and evaluate the concept of Tέ) ,ui G zon in the ethical theory of the later dialogues commonly attributed to Plato. &amp;#10;&amp;#10;While painstaking research has been undertaken by scholars on the text of the dialogues and the basic notions of Plato's philosophy, surprisingly scant attention has been given to the concept of [To Metrion]. Reference to this neglect has been made pertinently and cogently by Joseph Souilhé. In speaking of the the and,LI. 05 with which [Metrion] is closely associated, as being among the most frequent terms running through the dialogues of Plato, Souilhé comments: ...est-il curieux qu'un certain nombre de commentateurs, et non des moindres, aient semblé' les négliger.&amp;#10;&amp;#10;It is important to observe at the outset the limits of our enquiry as defined in the first pars-- graph. The significance of an investigation of this kind is apparent if it is conceded:- &amp;#10;&amp;#10;(a) that the later dialogues express the maturity of Plato's thought, &amp;#10;&amp;#10;(b) that ethics remained his chief interest and concern even though his later writings are set in a wider philosophical context than his earlier, and &amp;#10;&amp;#10;(c) that [To Metrion] rescued from vagueness and ambiguity, came to be a ruling concept in his thought. &amp;#10;&amp;#10;It is essential for the successful prosecution of this enquiry to be faithful to the text of the dialogues. While in no way depreciating the value of what others have said about Plato, there is always the possibility of "reading into him" thoughts which are not truly his. In this respect, it should be mentioned that historically the doctrine of 'the mean' has been linked with the name of Plato's illustrious successor, Aristotle. But it would not be proper to allow the writings of Aristotle to exert undue influence in arriving at conclusions in the present study. For this reason, the text of the dialogues will be frequently quoted in the following pages. &amp;#10;&amp;#10;Then too, while readily conceding the orderliness of Plato's thought, it is necessary to guard against the presumption that the dialogues provide a unified system of meanings. This standpoint cannot be accepted without question and qualification. To extract from what purports to be "laissez-faire" conversation a system of rigid, inflexible concepts from which irrefutable deductions are drawn does despite to the dialogue method and to the platonic quest. It is true that the absence of formal argument is more pronounced in the earlier than in the later dialogues, but even in these latter, if systematisation is attempted, it must be undertaken with extreme caution. A prominent platonist has very aptly remarked:2 "Passages taken out of the context in which they occur, and then subjected to the manipulation of formal logic, can, of course, be interpreted in ways which would yield a single system of meanings, but the result might be a mere travesty upon what the interpreter was proposing to explain." If, through remembering this, the ends of our enquiry appear somewhat loose and untidy, faithfulness to the spirit of the man whose work we study is at least observed. &amp;#10;&amp;#10;Brief mention must here be made as to what we shall regard as 'later' dialogues and some indication of chronological ordering. A considerable amount of effort has been expended by scholars on these issues, and their investigations are far from trivial. It is obviously important to know the placement of an author's particular work in relation to his total output; and to assess,as ire- the case of Plato, 'the philosophic contribution of a dialogue in relation to the maturity of his thought. However, it will not be possible within the compass of this study to enter into argumentation on these issues. It is generally agreed that the so-called 'Socratic' dialogues belong to the early period of Plato's life, the "Republic" to the years of his maturity, and the "Laws" to his old age. Here we follow the list proposed by A.E. Taylor,3 as "post-Republic" or "later" dialogues:- 'Theaetetus', 'Parmenides', 'Sophist', 'Politicus', 'Timaeus', 'Philebus', 'Laws', and in that chronological order.4 &amp;#10;&amp;#10;The focus of this study will be largely upon the short digression in the "Politicus" where the subject of 1 j f cxt'2httkh t cnh  is discussed, though chiefly on the "Philebus" where the concept of [To Metrion] in its ethical relationship is elucidated. It may well be that a major reason for the failure of Plato scholars generally to give due attention to this concept is the comparative neglect of the study of this latter dialogue. While excellent research has been undertaken in years now long past by Badham, Paley, Poste and Bury, and in more recent years by Taylor and Hackforth,5 the "Philebus" has remained for too long a kind of backwater in Plato studies. This may be partly due to the difficulty of placing a dialogue with a paramount ethical interest in this later period of Plato's thought, if it is supposed that in the wider philosophic context of the later dialogues, Plato's ethical emphasis had lessened. In this light the "Philebus" is viewed as a kind of "Socratic reversion", an anachronism. Then too, if it is assumed that Plato is at his best in the "Republic", the concessions to 'the world of becoming' in the "Philebus" may be interpreted as a regrettable 'falling away' from the pristine standards of 'pure idealism'. &amp;#10;&amp;#10;However, in the opinion of the present writer, the "Philebus" is one of the most significant of the platonic dialogues and represents some of the finest and most mature thought of its author. While it is abundantly clear that Plato has broadened his terms of reference in his later writings, the "Philebus" alone (though evidence elsewhere can be adduced) leaves us in no doubt as to the continued primacy of ethics in his philosophy. Further, by the time of writing this dialogue, in the maturity of his years, he-had uncovered, examined and to a degree elucidated the fundamental principle which lay at the centre of his philosophy and without which his ethical theory would lack life and meaning, viz., the concept of [To Metrion].</text:p>
            <text:p/>
          </table:table-cell>
          <table:table-cell table:style-name="ce16" table:formula="of:=IF([$MyMetadata.B4]=&quot;&quot;;&quot;&quot;;[$MyMetadata.B4] )" office:value-type="string" office:string-value="b2964055-00001" calcext:value-type="string">
            <text:p>b2964055-00001</text:p>
          </table:table-cell>
          <table:table-cell table:style-name="ce3" table:formula="of:= IF([$MyMetadata.B4]=&quot;&quot;;&quot;&quot;;[$MyMetadata.A4]&amp;&quot;_&quot;&amp;[$MyMetadata.B4] )" office:value-type="string" office:string-value="THSS_b2964055-00001" calcext:value-type="string">
            <text:p>THSS_b2964055-00001</text:p>
          </table:table-cell>
          <table:table-cell table:style-name="ce3" table:formula="of:=IF([$MyMetadata.AQ4] =&quot;&quot;;&quot;&quot;;[$MyMetadata.AQ4] )" office:value-type="string" office:string-value="The concept of [To Metrion] in the ethical theory of Plato's later dialogues" calcext:value-type="string">
            <text:p>The concept of [To Metrion] in the ethical theory of Plato's later dialogues</text:p>
          </table:table-cell>
          <table:table-cell table:style-name="ce3" table:formula="of:= IF([$MyMetadata.H4]=&quot;&quot;;&quot;&quot;;[$MyMetadata.H4])" office:value-type="string" office:string-value="Renshaw, John Rutherford" calcext:value-type="string">
            <text:p>Renshaw, John Rutherford</text:p>
          </table:table-cell>
          <table:table-cell table:style-name="ce3" table:formula="of:= IF([$MyMetadata.P4]=&quot;&quot;;&quot;&quot;;[$MyMetadata.P4])" office:value-type="string" office:string-value="1961" calcext:value-type="string">
            <text:p>1961</text:p>
          </table:table-cell>
          <table:table-cell table:style-name="ce3"/>
          <table:table-cell table:style-name="ce3" table:formula="of:=IF([$MyMetadata.AS4]=&quot;&quot;;&quot;&quot;;[$MyMetadata.AS4])" office:value-type="string" office:string-value="Text" calcext:value-type="string">
            <text:p>Text</text:p>
          </table:table-cell>
          <table:table-cell table:style-name="ce3" table:formula="of:=IF([$MyMetadata.U4]=&quot;&quot;;&quot;&quot;;[$MyMetadata.U4])" office:value-type="string" office:string-value="Thesis" calcext:value-type="string">
            <text:p>Thesis</text:p>
          </table:table-cell>
          <table:table-cell table:style-name="ce3" table:formula="of:=IF(AND([$MyMetadata.R4]=&quot;&quot;;[$MyMetadata.S4]=&quot;&quot;);&quot;&quot;;IF([$MyMetadata.R4]=&quot;&quot;;&quot;&quot;;SUBSTITUTE([$MyMetadata.R4];CHAR(10);&quot;&amp;#10;&quot;))&amp;IF(AND([$MyMetadata.R4]&gt;0;[$MyMetadata.S4]&gt;0);&quot;&amp;#10;&amp;#10;===================&amp;#10;      ABSTRACT&amp;#10;===================&amp;#10;&amp;#10;&quot;;&quot;&quot;)&amp;IF([$MyMetadata.S4]=&quot;&quot;;&quot;&quot;;SUBSTITUTE([$MyMetadata.S4];CHAR(10);&quot;&amp;#10;&quot;)))" office:value-type="string" office:string-value="This thesis is an attempt to analyse and evaluate the concept of Tέ) ,ui G zon in the ethical theory of the later dialogues commonly attributed to Plato. &amp;#10;&amp;#10;While painstaking research has been undertaken by scholars on the text of the dialogues and the basic notions of Plato's philosophy, surprisingly scant attention has been given to the concept of [To Metrion]. Reference to this neglect has been made pertinently and cogently by Joseph Souilhé. In speaking of the the and,LI. 05 with which [Metrion] is closely associated, as being among the most frequent terms running through the dialogues of Plato, Souilhé comments: ...est-il curieux qu'un certain nombre de commentateurs, et non des moindres, aient semblé' les négliger.&amp;#10;&amp;#10;It is important to observe at the outset the limits of our enquiry as defined in the first pars-- graph. The significance of an investigation of this kind is apparent if it is conceded:- &amp;#10;&amp;#10;(a) that the later dialogues express the maturity of Plato's thought, &amp;#10;&amp;#10;(b) that ethics remained his chief interest and concern even though his later writings are set in a wider philosophical context than his earlier, and &amp;#10;&amp;#10;(c) that [To Metrion] rescued from vagueness and ambiguity, came to be a ruling concept in his thought. &amp;#10;&amp;#10;It is essential for the successful prosecution of this enquiry to be faithful to the text of the dialogues. While in no way depreciating the value of what others have said about Plato, there is always the possibility of &quot;reading into him&quot; thoughts which are not truly his. In this respect, it should be mentioned that historically the doctrine of 'the mean' has been linked with the name of Plato's illustrious successor, Aristotle. But it would not be proper to allow the writings of Aristotle to exert undue influence in arriving at conclusions in the present study. For this reason, the text of the dialogues will be frequently quoted in the following pages. &amp;#10;&amp;#10;Then too, while readily conceding the orderliness of Plato's thought, it is necessary to guard against the presumption that the dialogues provide a unified system of meanings. This standpoint cannot be accepted without question and qualification. To extract from what purports to be &quot;laissez-faire&quot; conversation a system of rigid, inflexible concepts from which irrefutable deductions are drawn does despite to the dialogue method and to the platonic quest. It is true that the absence of formal argument is more pronounced in the earlier than in the later dialogues, but even in these latter, if systematisation is attempted, it must be undertaken with extreme caution. A prominent platonist has very aptly remarked:2 &quot;Passages taken out of the context in which they occur, and then subjected to the manipulation of formal logic, can, of course, be interpreted in ways which would yield a single system of meanings, but the result might be a mere travesty upon what the interpreter was proposing to explain.&quot; If, through remembering this, the ends of our enquiry appear somewhat loose and untidy, faithfulness to the spirit of the man whose work we study is at least observed. &amp;#10;&amp;#10;Brief mention must here be made as to what we shall regard as 'later' dialogues and some indication of chronological ordering. A considerable amount of effort has been expended by scholars on these issues, and their investigations are far from trivial. It is obviously important to know the placement of an author's particular work in relation to his total output; and to assess,as ire- the case of Plato, 'the philosophic contribution of a dialogue in relation to the maturity of his thought. However, it will not be possible within the compass of this study to enter into argumentation on these issues. It is generally agreed that the so-called 'Socratic' dialogues belong to the early period of Plato's life, the &quot;Republic&quot; to the years of his maturity, and the &quot;Laws&quot; to his old age. Here we follow the list proposed by A.E. Taylor,3 as &quot;post-Republic&quot; or &quot;later&quot; dialogues:- 'Theaetetus', 'Parmenides', 'Sophist', 'Politicus', 'Timaeus', 'Philebus', 'Laws', and in that chronological order.4 &amp;#10;&amp;#10;The focus of this study will be largely upon the short digression in the &quot;Politicus&quot; where the subject of 1 j f cxt'2httkh t cnh  is discussed, though chiefly on the &quot;Philebus&quot; where the concept of [To Metrion] in its ethical relationship is elucidated. It may well be that a major reason for the failure of Plato scholars generally to give due attention to this concept is the comparative neglect of the study of this latter dialogue. While excellent research has been undertaken in years now long past by Badham, Paley, Poste and Bury, and in more recent years by Taylor and Hackforth,5 the &quot;Philebus&quot; has remained for too long a kind of backwater in Plato studies. This may be partly due to the difficulty of placing a dialogue with a paramount ethical interest in this later period of Plato's thought, if it is supposed that in the wider philosophic context of the later dialogues, Plato's ethical emphasis had lessened. In this light the &quot;Philebus&quot; is viewed as a kind of &quot;Socratic reversion&quot;, an anachronism. Then too, if it is assumed that Plato is at his best in the &quot;Republic&quot;, the concessions to 'the world of becoming' in the &quot;Philebus&quot; may be interpreted as a regrettable 'falling away' from the pristine standards of 'pure idealism'. &amp;#10;&amp;#10;However, in the opinion of the present writer, the &quot;Philebus&quot; is one of the most significant of the platonic dialogues and represents some of the finest and most mature thought of its author. While it is abundantly clear that Plato has broadened his terms of reference in his later writings, the &quot;Philebus&quot; alone (though evidence elsewhere can be adduced) leaves us in no doubt as to the continued primacy of ethics in his philosophy. Further, by the time of writing this dialogue, in the maturity of his years, he-had uncovered, examined and to a degree elucidated the fundamental principle which lay at the centre of his philosophy and without which his ethical theory would lack life and meaning, viz., the concept of [To Metrion]." calcext:value-type="string">
            <text:p>This thesis is an attempt to analyse and evaluate the concept of Tέ) ,ui G zon in the ethical theory of the later dialogues commonly attributed to Plato. &amp;#10;&amp;#10;While painstaking research has been undertaken by scholars on the text of the dialogues and the basic notions of Plato's philosophy, surprisingly scant attention has been given to the concept of [To Metrion]. Reference to this neglect has been made pertinently and cogently by Joseph Souilhé. In speaking of the the and,LI. 05 with which [Metrion] is closely associated, as being among the most frequent terms running through the dialogues of Plato, Souilhé comments: ...est-il curieux qu'un certain nombre de commentateurs, et non des moindres, aient semblé' les négliger.&amp;#10;&amp;#10;It is important to observe at the outset the limits of our enquiry as defined in the first pars-- graph. The significance of an investigation of this kind is apparent if it is conceded:- &amp;#10;&amp;#10;(a) that the later dialogues express the maturity of Plato's thought, &amp;#10;&amp;#10;(b) that ethics remained his chief interest and concern even though his later writings are set in a wider philosophical context than his earlier, and &amp;#10;&amp;#10;(c) that [To Metrion] rescued from vagueness and ambiguity, came to be a ruling concept in his thought. &amp;#10;&amp;#10;It is essential for the successful prosecution of this enquiry to be faithful to the text of the dialogues. While in no way depreciating the value of what others have said about Plato, there is always the possibility of "reading into him" thoughts which are not truly his. In this respect, it should be mentioned that historically the doctrine of 'the mean' has been linked with the name of Plato's illustrious successor, Aristotle. But it would not be proper to allow the writings of Aristotle to exert undue influence in arriving at conclusions in the present study. For this reason, the text of the dialogues will be frequently quoted in the following pages. &amp;#10;&amp;#10;Then too, while readily conceding the orderliness of Plato's thought, it is necessary to guard against the presumption that the dialogues provide a unified system of meanings. This standpoint cannot be accepted without question and qualification. To extract from what purports to be "laissez-faire" conversation a system of rigid, inflexible concepts from which irrefutable deductions are drawn does despite to the dialogue method and to the platonic quest. It is true that the absence of formal argument is more pronounced in the earlier than in the later dialogues, but even in these latter, if systematisation is attempted, it must be undertaken with extreme caution. A prominent platonist has very aptly remarked:2 "Passages taken out of the context in which they occur, and then subjected to the manipulation of formal logic, can, of course, be interpreted in ways which would yield a single system of meanings, but the result might be a mere travesty upon what the interpreter was proposing to explain." If, through remembering this, the ends of our enquiry appear somewhat loose and untidy, faithfulness to the spirit of the man whose work we study is at least observed. &amp;#10;&amp;#10;Brief mention must here be made as to what we shall regard as 'later' dialogues and some indication of chronological ordering. A considerable amount of effort has been expended by scholars on these issues, and their investigations are far from trivial. It is obviously important to know the placement of an author's particular work in relation to his total output; and to assess,as ire- the case of Plato, 'the philosophic contribution of a dialogue in relation to the maturity of his thought. However, it will not be possible within the compass of this study to enter into argumentation on these issues. It is generally agreed that the so-called 'Socratic' dialogues belong to the early period of Plato's life, the "Republic" to the years of his maturity, and the "Laws" to his old age. Here we follow the list proposed by A.E. Taylor,3 as "post-Republic" or "later" dialogues:- 'Theaetetus', 'Parmenides', 'Sophist', 'Politicus', 'Timaeus', 'Philebus', 'Laws', and in that chronological order.4 &amp;#10;&amp;#10;The focus of this study will be largely upon the short digression in the "Politicus" where the subject of 1 j f cxt'2httkh t cnh <text:s/>is discussed, though chiefly on the "Philebus" where the concept of [To Metrion] in its ethical relationship is elucidated. It may well be that a major reason for the failure of Plato scholars generally to give due attention to this concept is the comparative neglect of the study of this latter dialogue. While excellent research has been undertaken in years now long past by Badham, Paley, Poste and Bury, and in more recent years by Taylor and Hackforth,5 the "Philebus" has remained for too long a kind of backwater in Plato studies. This may be partly due to the difficulty of placing a dialogue with a paramount ethical interest in this later period of Plato's thought, if it is supposed that in the wider philosophic context of the later dialogues, Plato's ethical emphasis had lessened. In this light the "Philebus" is viewed as a kind of "Socratic reversion", an anachronism. Then too, if it is assumed that Plato is at his best in the "Republic", the concessions to 'the world of becoming' in the "Philebus" may be interpreted as a regrettable 'falling away' from the pristine standards of 'pure idealism'. &amp;#10;&amp;#10;However, in the opinion of the present writer, the "Philebus" is one of the most significant of the platonic dialogues and represents some of the finest and most mature thought of its author. While it is abundantly clear that Plato has broadened his terms of reference in his later writings, the "Philebus" alone (though evidence elsewhere can be adduced) leaves us in no doubt as to the continued primacy of ethics in his philosophy. Further, by the time of writing this dialogue, in the maturity of his years, he-had uncovered, examined and to a degree elucidated the fundamental principle which lay at the centre of his philosophy and without which his ethical theory would lack life and meaning, viz., the concept of [To Metrion].</text:p>
          </table:table-cell>
          <table:table-cell table:style-name="ce3" table:formula="of:=IF(AND([$MyMetadata.AO4]=&quot;&quot;;[$MyMetadata.AP4]=&quot;&quot;);&quot;&quot;;IF([$MyMetadata.AO4]&gt;0;[$MyMetadata.AO4];IF([$MyMetadata.AP4]&gt;0;[$MyMetadata.AP4];&quot;&quot;)))" office:value-type="string" office:string-value="Ethics|Plato" calcext:value-type="string">
            <text:p>Ethics|Plato</text:p>
          </table:table-cell>
          <table:table-cell table:style-name="ce3" table:formula="of:=IF([$MyMetadata.L4]=&quot;&quot;;&quot;&quot;;[$MyMetadata.L4])">
            <text:p/>
          </table:table-cell>
          <table:table-cell table:style-name="ce3" table:formula="of:=IF([$MyMetadata.AC4]=&quot;&quot;;&quot;&quot;;[$MyMetadata.AC4]&amp;IF([$MyMetadata.BO4]=&quot;&quot;;&quot;&quot;;&quot;, &quot;&amp;[$MyMetadata.BO4]))">
            <text:p/>
          </table:table-cell>
          <table:table-cell table:style-name="ce3" table:formula="of:=IF([$MyMetadata.AM4]=&quot;&quot;;&quot;&quot;;[$MyMetadata.AM4])">
            <text:p/>
          </table:table-cell>
          <table:table-cell table:style-name="ce3"/>
          <table:table-cell table:style-name="ce14"/>
          <table:table-cell table:style-name="ce23" table:formula="of:=IF([$MyMetadata.AJ4]=&quot;&quot;;&quot;&quot;;[$MyMetadata.AJ4])" office:value-type="string" office:string-value="Copyright in works deposited in Minerva Access is retained by the copyright owner. The work may not be altered without permission from the copyright owner. Readers may only download, print and save electronic copies of whole works for their own personal non-commercial use. Any use that exceeds these limits requires permission from the copyright owner. Attribution is essential when quoting or paraphrasing from these works." calcext:value-type="string">
            <text:p>Copyright in works deposited in Minerva Access is retained by the copyright owner. The work may not be altered without permission from the copyright owner. Readers may only download, print and save electronic copies of whole works for their own personal non-commercial use. Any use that exceeds these limits requires permission from the copyright owner. Attribution is essential when quoting or paraphrasing from these works.</text:p>
          </table:table-cell>
          <table:table-cell table:style-name="ce23" table:formula="of:=IF([$MyMetadata.BR4]=&quot;&quot;;&quot;&quot;;[$MyMetadata.BR4])" office:value-type="string" office:string-value="1" calcext:value-type="string">
            <text:p>1</text:p>
          </table:table-cell>
          <table:table-cell table:style-name="ce23" table:formula="of:=IF([$MyMetadata.BS4]=&quot;&quot;;&quot;&quot;;[$MyMetadata.BS4])">
            <text:p/>
          </table:table-cell>
          <table:table-cell table:style-name="ce23" table:formula="of:=IF([$MyMetadata.BT4]=&quot;&quot;;&quot;&quot;;[$MyMetadata.BT4])">
            <text:p/>
          </table:table-cell>
          <table:table-cell table:style-name="ce23"/>
          <table:table-cell table:style-name="ce23" table:formula="of:=IF([$MyMetadata.BU4]=&quot;&quot;;&quot;&quot;;[$MyMetadata.BU4])">
            <text:p/>
          </table:table-cell>
          <table:table-cell table:style-name="ce23" table:formula="of:=IF([$MyMetadata.BV4]=&quot;&quot;;&quot;&quot;;[$MyMetadata.BV4])">
            <text:p/>
          </table:table-cell>
          <table:table-cell table:style-name="ce23" table:number-columns-repeated="6"/>
          <table:table-cell table:style-name="ce23" table:formula="of:= IF([$MyMetadata.P4]=&quot;&quot;;&quot;&quot;;[$MyMetadata.P4])" office:value-type="string" office:string-value="1961" calcext:value-type="string">
            <text:p>1961</text:p>
          </table:table-cell>
          <table:table-cell table:style-name="ce23" table:formula="of:= IF([$MyMetadata.AR4]=&quot;&quot;;&quot;&quot;;[$MyMetadata.AR4])">
            <text:p/>
          </table:table-cell>
          <table:table-cell table:style-name="ce23" table:formula="of:= IF([$MyMetadata.BN4]=&quot;&quot;;&quot;&quot;;[$MyMetadata.BN4])">
            <text:p/>
          </table:table-cell>
          <table:table-cell table:style-name="ce23"/>
          <table:table-cell table:style-name="ce23" table:formula="of:= IF([$MyMetadata.AF4]=&quot;&quot;;&quot;&quot;;[$MyMetadata.AF4])">
            <text:p/>
          </table:table-cell>
          <table:table-cell table:style-name="ce23" table:formula="of:= IF([$MyMetadata.BJ4]=&quot;&quot;;&quot;&quot;;[$MyMetadata.BJ4])">
            <text:p/>
          </table:table-cell>
          <table:table-cell table:style-name="ce23" table:formula="of:= IF([$MyMetadata.BH4]=&quot;&quot;;&quot;&quot;;[$MyMetadata.BH4])">
            <text:p/>
          </table:table-cell>
          <table:table-cell table:style-name="ce23" table:number-columns-repeated="2"/>
          <table:table-cell table:style-name="ce23" table:formula="of:= IF([$MyMetadata.BI4]=&quot;&quot;;&quot;&quot;;[$MyMetadata.BI4])">
            <text:p/>
          </table:table-cell>
          <table:table-cell table:style-name="ce23" table:number-columns-repeated="3"/>
          <table:table-cell table:style-name="ce23" table:formula="of:=IF([$MyMetadata.AJ4]=&quot;&quot;;&quot;&quot;;[$MyMetadata.AJ4])" office:value-type="string" office:string-value="Copyright in works deposited in Minerva Access is retained by the copyright owner. The work may not be altered without permission from the copyright owner. Readers may only download, print and save electronic copies of whole works for their own personal non-commercial use. Any use that exceeds these limits requires permission from the copyright owner. Attribution is essential when quoting or paraphrasing from these works." calcext:value-type="string">
            <text:p>Copyright in works deposited in Minerva Access is retained by the copyright owner. The work may not be altered without permission from the copyright owner. Readers may only download, print and save electronic copies of whole works for their own personal non-commercial use. Any use that exceeds these limits requires permission from the copyright owner. Attribution is essential when quoting or paraphrasing from these works.</text:p>
          </table:table-cell>
          <table:table-cell table:style-name="ce23" table:number-columns-repeated="7"/>
          <table:table-cell table:style-name="ce23" office:value-type="string" calcext:value-type="string">
            <text:p>Collection1, Institution|Collection4</text:p>
          </table:table-cell>
          <table:table-cell table:style-name="ce23" table:number-columns-repeated="5"/>
          <table:table-cell table:number-columns-repeated="16328"/>
        </table:table-row>
        <table:table-row table:style-name="ro3">
          <table:table-cell table:style-name="ce3" table:formula="of:=IF([.B6]=&quot;&quot;;&quot;&quot;; CHAR(10)&amp;&quot;-E&quot;&amp;CHAR(10)&amp;&quot;-xmp-DC:identifier=&quot;&amp;[.C6]&amp;CHAR(10)&amp;&quot;-xmp-DC:title=&quot;&amp;[.D6]&amp;CHAR(10)&amp;&quot;-xmp-DC:creator=&quot;&amp;SUBSTITUTE([.E6];&quot;|&quot;;CHAR(10)&amp;&quot;-xmp-DC:creator+=&quot;)&amp;CHAR(10)&amp;&quot;-date=&quot;&amp;IF(ISBLANK([.G6]);[.F6];[.G6])&amp;CHAR(10)&amp;&quot;-xmp-DC:type=&quot;&amp;SUBSTITUTE([.H6];&quot;|&quot;;CHAR(10)&amp;&quot;-xmp-DC:type+=&quot;)&amp;CHAR(10)&amp;&quot;-xmp-DC:format=&quot;&amp;SUBSTITUTE([.I6];&quot;|&quot;;CHAR(10)&amp;&quot;-xmp-DC:format+=&quot;)&amp;CHAR(10)&amp;&quot;-xmp-DC:subject=&quot;&amp;SUBSTITUTE([.K6];&quot;|&quot;;CHAR(10)&amp;&quot;-xmp-DC:subject+=&quot;)&amp;CHAR(10)&amp;&quot;-xmp-DC:coverage=&quot;&amp;[.L6]&amp;CHAR(10)&amp;&quot;-xmp-DC:publisher=&quot;&amp;[.M6]&amp;CHAR(10)&amp;&quot;-xmp-DC:source=&quot;&amp;[.N6]&amp;CHAR(10)&amp;&quot;-xmp-DC:Description=&quot;&amp;3&amp;CHAR(10)&amp;&quot;-xmp-iptcCore:AltTextAccessibility=&quot;&amp;[.P6]&amp;CHAR(10)&amp;&quot;-xmp-DC:rights=&quot;&amp;[.Q6]&amp;CHAR(10)&amp;&quot;-xmp-xmpRights:Marked=&quot;&amp;[.R6]&amp;CHAR(10)&amp;&quot;-xmp-xmpRights:Owner=&quot;&amp;[.S6]&amp;CHAR(10)&amp;&quot;-xmp-xmpRights:UsageTerms=&quot;&amp;[.T6]&amp;CHAR(10)&amp;&quot;-xmp-xmpRights:WebStatement=&quot;&amp;[.U6]&amp;CHAR(10)&amp;&quot;-xmp-cc:AttributionName=&quot;&amp;[.V6]&amp;CHAR(10)&amp;&quot;-xmp-cc:License=&quot;&amp;[.W6]&amp;CHAR(10)&amp;&quot;-xmp-cc:Permits=&quot;&amp;[.X6]&amp;CHAR(10)&amp;&quot;-xmp-cc:Requires=&quot;&amp;[.Y6]&amp;CHAR(10)&amp;&quot;-xmp-cc:DeprecatedOn=&quot;&amp;[.Z6]&amp;CHAR(10)&amp;&quot;-xmp-cc:Jurisdiction=&quot;&amp;[.AA6]&amp;CHAR(10)&amp;&quot;-xmp-cc:MorePermissions=&quot;&amp;[.AB6]&amp;CHAR(10)&amp;&quot;-xmp-prism:PublicationName=&quot;&amp;[.AC6]&amp;CHAR(10)&amp;&quot;-xmp-prism:PublicationDateDate=&quot;&amp;[.AD6]&amp;CHAR(10)&amp;&quot;-xmp-prism:AlternateTitleText=&quot;&amp;[.AE6]&amp;CHAR(10)&amp;&quot;-xmp-prism:Edition=&quot;&amp;[.AF6]&amp;CHAR(10)&amp;&quot;-xmp-prism:SeriesNumber=&quot;&amp;[.AG6]&amp;CHAR(10)&amp;&quot;-xmp-prism:SeriesTitle=&quot;&amp;[.AH6]&amp;CHAR(10)&amp;&quot;-xmp-prism:Volume=&quot;&amp;[.AI6]&amp;CHAR(10)&amp;&quot;-xmp-prism:IssueName=&quot;&amp;[.AJ6]&amp;CHAR(10)&amp;&quot;-xmp-prism:IssueIdentifier=&quot;&amp;[.AK6]&amp;CHAR(10)&amp;&quot;-xmp-prism:Number=&quot;&amp;[.AL6]&amp;CHAR(10)&amp;&quot;-xmp-prism:Number=&quot;&amp;[.AM6]&amp;CHAR(10)&amp;&quot;-xmp-prism:VersionIdentifier=&quot;&amp;[.AN6]&amp;CHAR(10)&amp;&quot;-xmp-prism:DOI=&quot;&amp;[.AO6]&amp;CHAR(10)&amp;&quot;-xmp-prism:UrlUrl=&quot;&amp;[.AP6]&amp;CHAR(10)&amp;&quot;-xmp-pur:Copyright=&quot;&amp;[.AQ6]&amp;CHAR(10)&amp;&quot;-xmp-pur:CreditLine=&quot;&amp;[.AR6]&amp;CHAR(10)&amp;&quot;-xmp-pur:EmbargoDate=&quot;&amp;[.AS6]&amp;CHAR(10)&amp;&quot;-xmp-pur:Permissions=&quot;&amp;[.AT6]&amp;CHAR(10)&amp;&quot;-xmp-pur:Restrictions=&quot;&amp;[.AU6]&amp;CHAR(10)&amp;&quot;-xmp-pur:ReuseProhibited=&quot;&amp;[.AV6]&amp;CHAR(10)&amp;&quot;-xmp-pur:RightsOwner=&quot;&amp;[.AW6]&amp;CHAR(10)&amp;&quot;-xmp-pur:RightsAgent=&quot;&amp;[.AX6]&amp;CHAR(10)&amp;&quot;-xmp-mwg-coll:Collections=[{CollectionName=&quot;&amp;SUBSTITUTE(SUBSTITUTE(SUBSTITUTE([.AY6];&quot;,&quot;;&quot;,,&quot;);&quot;|&quot;;&quot;},{CollectionName=&quot;);&quot;,,&quot;;&quot;|,&quot;)&amp;&quot;}]&quot;&amp;CHAR(10)&amp;&quot;-xmp-mwg-rs:RegionAreaH=&quot;&amp;[.AZ6]&amp;CHAR(10)&amp;&quot;-xmp-mwg-rs:RegionAreaW=&quot;&amp;[.BA6]&amp;CHAR(10)&amp;&quot;-xmp-mwg-rs:RegionAreaX=&quot;&amp;[.BB6]&amp;CHAR(10)&amp;&quot;-xmp-mwg-rs:RegionAreaY=&quot;&amp;[.BC6]&amp;CHAR(10)&amp;&quot;-xmp-xmpBJ:JobRefID=&quot;&amp;[.BD6]&amp;CHAR(10)&amp;&quot;-xmp-DC:description=&quot;&amp;SUBSTITUTE([.J6];CHAR(10);&quot;&amp;#10;&quot;)&amp;CHAR(10) )" office:value-type="string" office:string-value="&#10;-E&#10;-xmp-DC:identifier=RMUS_b3013872-00001&#10;-xmp-DC:title=Les soirées de l'Ille Adam : premiere suite de differens morceaux de chant a une et deux voix avec acompagnement de violon, basse, basson, cor, et haubois [sic] ... &#10;-xmp-DC:creator=Lagarde, Pierre de, 1717-approximately 1792&#10;-date=1764&#10;-xmp-DC:type=Text&#10;-xmp-DC:type+=Image&#10;-xmp-DC:format=1 condensed score (16 pages)&#10;-xmp-DC:subject=Vocal duets with instrumental ensemble -- Scores and parts&#10;-xmp-DC:subject+=Songs with instrumental ensemble -- Scores and parts&#10;-xmp-DC:coverage=&#10;-xmp-DC:publisher=Aux adresses ordinaires et ches l'auteur&#10;-xmp-DC:source=&#10;-xmp-DC:Description=3&#10;-xmp-iptcCore:AltTextAccessibility=&#10;-xmp-DC:rights=Copyright in this material has expired. The work is in the public domain and can be used for any purpose. Please acknowledge the University of Melbourne Library as the source of this material.&#10;-xmp-xmpRights:Marked=0&#10;-xmp-xmpRights:Owner=&#10;-xmp-xmpRights:UsageTerms=&#10;-xmp-xmpRights:WebStatement=&#10;-xmp-cc:AttributionName=&#10;-xmp-cc:License=&#10;-xmp-cc:Permits=&#10;-xmp-cc:Requires=&#10;-xmp-cc:DeprecatedOn=&#10;-xmp-cc:Jurisdiction=&#10;-xmp-cc:MorePermissions=&#10;-xmp-prism:PublicationName=&#10;-xmp-prism:PublicationDateDate=1764&#10;-xmp-prism:AlternateTitleText=Soirées de l'Ille Adam. Suite 1&#10;-xmp-prism:Edition=&#10;-xmp-prism:SeriesNumber=&#10;-xmp-prism:SeriesTitle=&#10;-xmp-prism:Volume=&#10;-xmp-prism:IssueName=&#10;-xmp-prism:IssueIdentifier=&#10;-xmp-prism:Number=&#10;-xmp-prism:Number=&#10;-xmp-prism:VersionIdentifier=&#10;-xmp-prism:DOI=&#10;-xmp-prism:UrlUrl=&#10;-xmp-pur:Copyright=Copyright in this material has expired. The work is in the public domain and can be used for any purpose. Please acknowledge the University of Melbourne Library as the source of this material.&#10;-xmp-pur:CreditLine=&#10;-xmp-pur:EmbargoDate=&#10;-xmp-pur:Permissions=&#10;-xmp-pur:Restrictions=&#10;-xmp-pur:ReuseProhibited=&#10;-xmp-pur:RightsOwner=&#10;-xmp-pur:RightsAgent=&#10;-xmp-mwg-coll:Collections=[{CollectionName=Collection1|, Institution},{CollectionName=Collection5}]&#10;-xmp-mwg-rs:RegionAreaH=&#10;-xmp-mwg-rs:RegionAreaW=&#10;-xmp-mwg-rs:RegionAreaX=&#10;-xmp-mwg-rs:RegionAreaY=&#10;-xmp-xmpBJ:JobRefID=&#10;-xmp-DC:description=La Chasse -- Ariette de basse taille -- Duo pour un dessus et basse|Executés au Concert de Monseigneur Le Prince de Conty|Dediées A son Altesse Sérénime Monseigneur. Le Prince De Conty|Parts (all 4 pages) for: premier violon ; second violon ; alto ; basse ; 1er et 2e hautbois ; basson ; 1er cor ; 2e cor|This copy has manuscript additions and corrections to the figured bass (in what appears to be a contemporary hand) on pages 15-16 of the score|This copy bound (score with scores and parts with like parts) with Le sorcier/Philidor (Hanson-Dyer 112) and Isabelle et Gertrude/Blaise (Hanson-Dyer 6); cover of score stamped: &quot;Madame Boullongne De Preninville&quot;|This copy from the collection of Louise Hanson-Dyer&#10;" calcext:value-type="string">
            <text:p/>
            <text:p>-E</text:p>
            <text:p>-xmp-DC:identifier=RMUS_b3013872-00001</text:p>
            <text:p>-xmp-DC:title=Les soirées de l'Ille Adam : premiere suite de differens morceaux de chant a une et deux voix avec acompagnement de violon, basse, basson, cor, et haubois [sic] ... </text:p>
            <text:p>-xmp-DC:creator=Lagarde, Pierre de, 1717-approximately 1792</text:p>
            <text:p>-date=1764</text:p>
            <text:p>-xmp-DC:type=Text</text:p>
            <text:p>-xmp-DC:type+=Image</text:p>
            <text:p>-xmp-DC:format=1 condensed score (16 pages)</text:p>
            <text:p>-xmp-DC:subject=Vocal duets with instrumental ensemble -- Scores and parts</text:p>
            <text:p>-xmp-DC:subject+=Songs with instrumental ensemble -- Scores and parts</text:p>
            <text:p>-xmp-DC:coverage=</text:p>
            <text:p>-xmp-DC:publisher=Aux adresses ordinaires et ches l'auteur</text:p>
            <text:p>-xmp-DC:source=</text:p>
            <text:p>-xmp-DC:Description=3</text:p>
            <text:p>-xmp-iptcCore:AltTextAccessibility=</text:p>
            <text:p>-xmp-DC:rights=Copyright in this material has expired. The work is in the public domain and can be used for any purpose. Please acknowledge the University of Melbourne Library as the source of this material.</text:p>
            <text:p>-xmp-xmpRights:Marked=0</text:p>
            <text:p>-xmp-xmpRights:Owner=</text:p>
            <text:p>-xmp-xmpRights:UsageTerms=</text:p>
            <text:p>-xmp-xmpRights:WebStatement=</text:p>
            <text:p>-xmp-cc:AttributionName=</text:p>
            <text:p>-xmp-cc:License=</text:p>
            <text:p>-xmp-cc:Permits=</text:p>
            <text:p>-xmp-cc:Requires=</text:p>
            <text:p>-xmp-cc:DeprecatedOn=</text:p>
            <text:p>-xmp-cc:Jurisdiction=</text:p>
            <text:p>-xmp-cc:MorePermissions=</text:p>
            <text:p>-xmp-prism:PublicationName=</text:p>
            <text:p>-xmp-prism:PublicationDateDate=1764</text:p>
            <text:p>-xmp-prism:AlternateTitleText=Soirées de l'Ille Adam. Suite 1</text:p>
            <text:p>-xmp-prism:Edition=</text:p>
            <text:p>-xmp-prism:SeriesNumber=</text:p>
            <text:p>-xmp-prism:SeriesTitle=</text:p>
            <text:p>-xmp-prism:Volume=</text:p>
            <text:p>-xmp-prism:IssueName=</text:p>
            <text:p>-xmp-prism:IssueIdentifier=</text:p>
            <text:p>-xmp-prism:Number=</text:p>
            <text:p>-xmp-prism:Number=</text:p>
            <text:p>-xmp-prism:VersionIdentifier=</text:p>
            <text:p>-xmp-prism:DOI=</text:p>
            <text:p>-xmp-prism:UrlUrl=</text:p>
            <text:p>-xmp-pur:Copyright=Copyright in this material has expired. The work is in the public domain and can be used for any purpose. Please acknowledge the University of Melbourne Library as the source of this material.</text:p>
            <text:p>-xmp-pur:CreditLine=</text:p>
            <text:p>-xmp-pur:EmbargoDate=</text:p>
            <text:p>-xmp-pur:Permissions=</text:p>
            <text:p>-xmp-pur:Restrictions=</text:p>
            <text:p>-xmp-pur:ReuseProhibited=</text:p>
            <text:p>-xmp-pur:RightsOwner=</text:p>
            <text:p>-xmp-pur:RightsAgent=</text:p>
            <text:p>-xmp-mwg-coll:Collections=[{CollectionName=Collection1|, Institution},{CollectionName=Collection5}]</text:p>
            <text:p>-xmp-mwg-rs:RegionAreaH=</text:p>
            <text:p>-xmp-mwg-rs:RegionAreaW=</text:p>
            <text:p>-xmp-mwg-rs:RegionAreaX=</text:p>
            <text:p>-xmp-mwg-rs:RegionAreaY=</text:p>
            <text:p>-xmp-xmpBJ:JobRefID=</text:p>
            <text:p>-xmp-DC:description=La Chasse -- Ariette de basse taille -- Duo pour un dessus et basse|Executés au Concert de Monseigneur Le Prince de Conty|Dediées A son Altesse Sérénime Monseigneur. Le Prince De Conty|Parts (all 4 pages) for: premier violon ; second violon ; alto ; basse ; 1er et 2e hautbois ; basson ; 1er cor ; 2e cor|This copy has manuscript additions and corrections to the figured bass (in what appears to be a contemporary hand) on pages 15-16 of the score|This copy bound (score with scores and parts with like parts) with Le sorcier/Philidor (Hanson-Dyer 112) and Isabelle et Gertrude/Blaise (Hanson-Dyer 6); cover of score stamped: "Madame Boullongne De Preninville"|This copy from the collection of Louise Hanson-Dyer</text:p>
            <text:p/>
          </table:table-cell>
          <table:table-cell table:style-name="ce16" table:formula="of:=IF([$MyMetadata.B5]=&quot;&quot;;&quot;&quot;;[$MyMetadata.B5] )" office:value-type="string" office:string-value="b3013872-00001" calcext:value-type="string">
            <text:p>b3013872-00001</text:p>
          </table:table-cell>
          <table:table-cell table:style-name="ce3" table:formula="of:= IF([$MyMetadata.B5]=&quot;&quot;;&quot;&quot;;[$MyMetadata.A5]&amp;&quot;_&quot;&amp;[$MyMetadata.B5] )" office:value-type="string" office:string-value="RMUS_b3013872-00001" calcext:value-type="string">
            <text:p>RMUS_b3013872-00001</text:p>
          </table:table-cell>
          <table:table-cell table:style-name="ce3" table:formula="of:=IF([$MyMetadata.AQ5] =&quot;&quot;;&quot;&quot;;[$MyMetadata.AQ5] )" office:value-type="string" office:string-value="Les soirées de l'Ille Adam : premiere suite de differens morceaux de chant a une et deux voix avec acompagnement de violon, basse, basson, cor, et haubois [sic] ... " calcext:value-type="string">
            <text:p>Les soirées de l'Ille Adam : premiere suite de differens morceaux de chant a une et deux voix avec acompagnement de violon, basse, basson, cor, et haubois [sic] ... </text:p>
          </table:table-cell>
          <table:table-cell table:style-name="ce3" table:formula="of:= IF([$MyMetadata.H5]=&quot;&quot;;&quot;&quot;;[$MyMetadata.H5])" office:value-type="string" office:string-value="Lagarde, Pierre de, 1717-approximately 1792" calcext:value-type="string">
            <text:p>Lagarde, Pierre de, 1717-approximately 1792</text:p>
          </table:table-cell>
          <table:table-cell table:style-name="ce3" table:formula="of:= IF([$MyMetadata.P5]=&quot;&quot;;&quot;&quot;;[$MyMetadata.P5])" office:value-type="string" office:string-value="1764" calcext:value-type="string">
            <text:p>1764</text:p>
          </table:table-cell>
          <table:table-cell table:style-name="ce3"/>
          <table:table-cell table:style-name="ce3" table:formula="of:=IF([$MyMetadata.AS5]=&quot;&quot;;&quot;&quot;;[$MyMetadata.AS5])" office:value-type="string" office:string-value="Text|Image" calcext:value-type="string">
            <text:p>Text|Image</text:p>
          </table:table-cell>
          <table:table-cell table:style-name="ce3" table:formula="of:=IF([$MyMetadata.U5]=&quot;&quot;;&quot;&quot;;[$MyMetadata.U5])" office:value-type="string" office:string-value="1 condensed score (16 pages)" calcext:value-type="string">
            <text:p>1 condensed score (16 pages)</text:p>
          </table:table-cell>
          <table:table-cell table:style-name="ce3" table:formula="of:=IF(AND([$MyMetadata.R5]=&quot;&quot;;[$MyMetadata.S5]=&quot;&quot;);&quot;&quot;;IF([$MyMetadata.R5]=&quot;&quot;;&quot;&quot;;SUBSTITUTE([$MyMetadata.R5];CHAR(10);&quot;&amp;#10;&quot;))&amp;IF(AND([$MyMetadata.R5]&gt;0;[$MyMetadata.S5]&gt;0);&quot;&amp;#10;&amp;#10;===================&amp;#10;      ABSTRACT&amp;#10;===================&amp;#10;&amp;#10;&quot;;&quot;&quot;)&amp;IF([$MyMetadata.S5]=&quot;&quot;;&quot;&quot;;SUBSTITUTE([$MyMetadata.S5];CHAR(10);&quot;&amp;#10;&quot;)))" office:value-type="string" office:string-value="La Chasse -- Ariette de basse taille -- Duo pour un dessus et basse|Executés au Concert de Monseigneur Le Prince de Conty|Dediées A son Altesse Sérénime Monseigneur. Le Prince De Conty|Parts (all 4 pages) for: premier violon ; second violon ; alto ; basse ; 1er et 2e hautbois ; basson ; 1er cor ; 2e cor|This copy has manuscript additions and corrections to the figured bass (in what appears to be a contemporary hand) on pages 15-16 of the score|This copy bound (score with scores and parts with like parts) with Le sorcier/Philidor (Hanson-Dyer 112) and Isabelle et Gertrude/Blaise (Hanson-Dyer 6); cover of score stamped: &quot;Madame Boullongne De Preninville&quot;|This copy from the collection of Louise Hanson-Dyer" calcext:value-type="string">
            <text:p>La Chasse -- Ariette de basse taille -- Duo pour un dessus et basse|Executés au Concert de Monseigneur Le Prince de Conty|Dediées A son Altesse Sérénime Monseigneur. Le Prince De Conty|Parts (all 4 pages) for: premier violon ; second violon ; alto ; basse ; 1er et 2e hautbois ; basson ; 1er cor ; 2e cor|This copy has manuscript additions and corrections to the figured bass (in what appears to be a contemporary hand) on pages 15-16 of the score|This copy bound (score with scores and parts with like parts) with Le sorcier/Philidor (Hanson-Dyer 112) and Isabelle et Gertrude/Blaise (Hanson-Dyer 6); cover of score stamped: "Madame Boullongne De Preninville"|This copy from the collection of Louise Hanson-Dyer</text:p>
          </table:table-cell>
          <table:table-cell table:style-name="ce3" table:formula="of:=IF(AND([$MyMetadata.AO5]=&quot;&quot;;[$MyMetadata.AP5]=&quot;&quot;);&quot;&quot;;IF([$MyMetadata.AO5]&gt;0;[$MyMetadata.AO5];IF([$MyMetadata.AP5]&gt;0;[$MyMetadata.AP5];&quot;&quot;)))" office:value-type="string" office:string-value="Vocal duets with instrumental ensemble -- Scores and parts|Songs with instrumental ensemble -- Scores and parts" calcext:value-type="string">
            <text:p>Vocal duets with instrumental ensemble -- Scores and parts|Songs with instrumental ensemble -- Scores and parts</text:p>
          </table:table-cell>
          <table:table-cell table:style-name="ce3" table:formula="of:=IF([$MyMetadata.L5]=&quot;&quot;;&quot;&quot;;[$MyMetadata.L5])">
            <text:p/>
          </table:table-cell>
          <table:table-cell table:style-name="ce3" table:formula="of:=IF([$MyMetadata.AC5]=&quot;&quot;;&quot;&quot;;[$MyMetadata.AC5]&amp;IF([$MyMetadata.BO5]=&quot;&quot;;&quot;&quot;;&quot;, &quot;&amp;[$MyMetadata.BO5]))" office:value-type="string" office:string-value="Aux adresses ordinaires et ches l'auteur" calcext:value-type="string">
            <text:p>Aux adresses ordinaires et ches l'auteur</text:p>
          </table:table-cell>
          <table:table-cell table:style-name="ce3" table:formula="of:=IF([$MyMetadata.AM5]=&quot;&quot;;&quot;&quot;;[$MyMetadata.AM5])">
            <text:p/>
          </table:table-cell>
          <table:table-cell table:style-name="ce3"/>
          <table:table-cell table:style-name="ce14"/>
          <table:table-cell table:style-name="ce23" table:formula="of:=IF([$MyMetadata.AJ5]=&quot;&quot;;&quot;&quot;;[$MyMetadata.AJ5])" office:value-type="string" office:string-value="Copyright in this material has expired. The work is in the public domain and can be used for any purpose. Please acknowledge the University of Melbourne Library as the source of this material." calcext:value-type="string">
            <text:p>Copyright in this material has expired. The work is in the public domain and can be used for any purpose. Please acknowledge the University of Melbourne Library as the source of this material.</text:p>
          </table:table-cell>
          <table:table-cell table:style-name="ce23" table:formula="of:=IF([$MyMetadata.BR5]=&quot;&quot;;&quot;&quot;;[$MyMetadata.BR5])" office:value-type="string" office:string-value="0" calcext:value-type="string">
            <text:p>0</text:p>
          </table:table-cell>
          <table:table-cell table:style-name="ce23" table:formula="of:=IF([$MyMetadata.BS5]=&quot;&quot;;&quot;&quot;;[$MyMetadata.BS5])">
            <text:p/>
          </table:table-cell>
          <table:table-cell table:style-name="ce23" table:formula="of:=IF([$MyMetadata.BT5]=&quot;&quot;;&quot;&quot;;[$MyMetadata.BT5])">
            <text:p/>
          </table:table-cell>
          <table:table-cell table:style-name="ce23"/>
          <table:table-cell table:style-name="ce23" table:formula="of:=IF([$MyMetadata.BU5]=&quot;&quot;;&quot;&quot;;[$MyMetadata.BU5])">
            <text:p/>
          </table:table-cell>
          <table:table-cell table:style-name="ce23" table:formula="of:=IF([$MyMetadata.BV5]=&quot;&quot;;&quot;&quot;;[$MyMetadata.BV5])">
            <text:p/>
          </table:table-cell>
          <table:table-cell table:style-name="ce23" table:number-columns-repeated="6"/>
          <table:table-cell table:style-name="ce23" table:formula="of:= IF([$MyMetadata.P5]=&quot;&quot;;&quot;&quot;;[$MyMetadata.P5])" office:value-type="string" office:string-value="1764" calcext:value-type="string">
            <text:p>1764</text:p>
          </table:table-cell>
          <table:table-cell table:style-name="ce23" table:formula="of:= IF([$MyMetadata.AR5]=&quot;&quot;;&quot;&quot;;[$MyMetadata.AR5])" office:value-type="string" office:string-value="Soirées de l'Ille Adam. Suite 1" calcext:value-type="string">
            <text:p>Soirées de l'Ille Adam. Suite 1</text:p>
          </table:table-cell>
          <table:table-cell table:style-name="ce23" table:formula="of:= IF([$MyMetadata.BN5]=&quot;&quot;;&quot;&quot;;[$MyMetadata.BN5])">
            <text:p/>
          </table:table-cell>
          <table:table-cell table:style-name="ce23"/>
          <table:table-cell table:style-name="ce23" table:formula="of:= IF([$MyMetadata.AF5]=&quot;&quot;;&quot;&quot;;[$MyMetadata.AF5])">
            <text:p/>
          </table:table-cell>
          <table:table-cell table:style-name="ce23" table:formula="of:= IF([$MyMetadata.BJ5]=&quot;&quot;;&quot;&quot;;[$MyMetadata.BJ5])">
            <text:p/>
          </table:table-cell>
          <table:table-cell table:style-name="ce23" table:formula="of:= IF([$MyMetadata.BH5]=&quot;&quot;;&quot;&quot;;[$MyMetadata.BH5])">
            <text:p/>
          </table:table-cell>
          <table:table-cell table:style-name="ce23" table:number-columns-repeated="2"/>
          <table:table-cell table:style-name="ce23" table:formula="of:= IF([$MyMetadata.BI5]=&quot;&quot;;&quot;&quot;;[$MyMetadata.BI5])">
            <text:p/>
          </table:table-cell>
          <table:table-cell table:style-name="ce23" table:number-columns-repeated="3"/>
          <table:table-cell table:style-name="ce23" table:formula="of:=IF([$MyMetadata.AJ5]=&quot;&quot;;&quot;&quot;;[$MyMetadata.AJ5])" office:value-type="string" office:string-value="Copyright in this material has expired. The work is in the public domain and can be used for any purpose. Please acknowledge the University of Melbourne Library as the source of this material." calcext:value-type="string">
            <text:p>Copyright in this material has expired. The work is in the public domain and can be used for any purpose. Please acknowledge the University of Melbourne Library as the source of this material.</text:p>
          </table:table-cell>
          <table:table-cell table:style-name="ce23" table:number-columns-repeated="7"/>
          <table:table-cell table:style-name="ce23" office:value-type="string" calcext:value-type="string">
            <text:p>Collection1, Institution|Collection5</text:p>
          </table:table-cell>
          <table:table-cell table:style-name="ce23" table:number-columns-repeated="5"/>
          <table:table-cell table:number-columns-repeated="16328"/>
        </table:table-row>
        <table:table-row table:style-name="ro3">
          <table:table-cell table:style-name="ce3" table:formula="of:=IF([.B7]=&quot;&quot;;&quot;&quot;; CHAR(10)&amp;&quot;-E&quot;&amp;CHAR(10)&amp;&quot;-xmp-DC:identifier=&quot;&amp;[.C7]&amp;CHAR(10)&amp;&quot;-xmp-DC:title=&quot;&amp;[.D7]&amp;CHAR(10)&amp;&quot;-xmp-DC:creator=&quot;&amp;SUBSTITUTE([.E7];&quot;|&quot;;CHAR(10)&amp;&quot;-xmp-DC:creator+=&quot;)&amp;CHAR(10)&amp;&quot;-date=&quot;&amp;IF(ISBLANK([.G7]);[.F7];[.G7])&amp;CHAR(10)&amp;&quot;-xmp-DC:type=&quot;&amp;SUBSTITUTE([.H7];&quot;|&quot;;CHAR(10)&amp;&quot;-xmp-DC:type+=&quot;)&amp;CHAR(10)&amp;&quot;-xmp-DC:format=&quot;&amp;SUBSTITUTE([.I7];&quot;|&quot;;CHAR(10)&amp;&quot;-xmp-DC:format+=&quot;)&amp;CHAR(10)&amp;&quot;-xmp-DC:subject=&quot;&amp;SUBSTITUTE([.K7];&quot;|&quot;;CHAR(10)&amp;&quot;-xmp-DC:subject+=&quot;)&amp;CHAR(10)&amp;&quot;-xmp-DC:coverage=&quot;&amp;[.L7]&amp;CHAR(10)&amp;&quot;-xmp-DC:publisher=&quot;&amp;[.M7]&amp;CHAR(10)&amp;&quot;-xmp-DC:source=&quot;&amp;[.N7]&amp;CHAR(10)&amp;&quot;-xmp-DC:Description=&quot;&amp;3&amp;CHAR(10)&amp;&quot;-xmp-iptcCore:AltTextAccessibility=&quot;&amp;[.P7]&amp;CHAR(10)&amp;&quot;-xmp-DC:rights=&quot;&amp;[.Q7]&amp;CHAR(10)&amp;&quot;-xmp-xmpRights:Marked=&quot;&amp;[.R7]&amp;CHAR(10)&amp;&quot;-xmp-xmpRights:Owner=&quot;&amp;[.S7]&amp;CHAR(10)&amp;&quot;-xmp-xmpRights:UsageTerms=&quot;&amp;[.T7]&amp;CHAR(10)&amp;&quot;-xmp-xmpRights:WebStatement=&quot;&amp;[.U7]&amp;CHAR(10)&amp;&quot;-xmp-cc:AttributionName=&quot;&amp;[.V7]&amp;CHAR(10)&amp;&quot;-xmp-cc:License=&quot;&amp;[.W7]&amp;CHAR(10)&amp;&quot;-xmp-cc:Permits=&quot;&amp;[.X7]&amp;CHAR(10)&amp;&quot;-xmp-cc:Requires=&quot;&amp;[.Y7]&amp;CHAR(10)&amp;&quot;-xmp-cc:DeprecatedOn=&quot;&amp;[.Z7]&amp;CHAR(10)&amp;&quot;-xmp-cc:Jurisdiction=&quot;&amp;[.AA7]&amp;CHAR(10)&amp;&quot;-xmp-cc:MorePermissions=&quot;&amp;[.AB7]&amp;CHAR(10)&amp;&quot;-xmp-prism:PublicationName=&quot;&amp;[.AC7]&amp;CHAR(10)&amp;&quot;-xmp-prism:PublicationDateDate=&quot;&amp;[.AD7]&amp;CHAR(10)&amp;&quot;-xmp-prism:AlternateTitleText=&quot;&amp;[.AE7]&amp;CHAR(10)&amp;&quot;-xmp-prism:Edition=&quot;&amp;[.AF7]&amp;CHAR(10)&amp;&quot;-xmp-prism:SeriesNumber=&quot;&amp;[.AG7]&amp;CHAR(10)&amp;&quot;-xmp-prism:SeriesTitle=&quot;&amp;[.AH7]&amp;CHAR(10)&amp;&quot;-xmp-prism:Volume=&quot;&amp;[.AI7]&amp;CHAR(10)&amp;&quot;-xmp-prism:IssueName=&quot;&amp;[.AJ7]&amp;CHAR(10)&amp;&quot;-xmp-prism:IssueIdentifier=&quot;&amp;[.AK7]&amp;CHAR(10)&amp;&quot;-xmp-prism:Number=&quot;&amp;[.AL7]&amp;CHAR(10)&amp;&quot;-xmp-prism:Number=&quot;&amp;[.AM7]&amp;CHAR(10)&amp;&quot;-xmp-prism:VersionIdentifier=&quot;&amp;[.AN7]&amp;CHAR(10)&amp;&quot;-xmp-prism:DOI=&quot;&amp;[.AO7]&amp;CHAR(10)&amp;&quot;-xmp-prism:UrlUrl=&quot;&amp;[.AP7]&amp;CHAR(10)&amp;&quot;-xmp-pur:Copyright=&quot;&amp;[.AQ7]&amp;CHAR(10)&amp;&quot;-xmp-pur:CreditLine=&quot;&amp;[.AR7]&amp;CHAR(10)&amp;&quot;-xmp-pur:EmbargoDate=&quot;&amp;[.AS7]&amp;CHAR(10)&amp;&quot;-xmp-pur:Permissions=&quot;&amp;[.AT7]&amp;CHAR(10)&amp;&quot;-xmp-pur:Restrictions=&quot;&amp;[.AU7]&amp;CHAR(10)&amp;&quot;-xmp-pur:ReuseProhibited=&quot;&amp;[.AV7]&amp;CHAR(10)&amp;&quot;-xmp-pur:RightsOwner=&quot;&amp;[.AW7]&amp;CHAR(10)&amp;&quot;-xmp-pur:RightsAgent=&quot;&amp;[.AX7]&amp;CHAR(10)&amp;&quot;-xmp-mwg-coll:Collections=[{CollectionName=&quot;&amp;SUBSTITUTE(SUBSTITUTE(SUBSTITUTE([.AY7];&quot;,&quot;;&quot;,,&quot;);&quot;|&quot;;&quot;},{CollectionName=&quot;);&quot;,,&quot;;&quot;|,&quot;)&amp;&quot;}]&quot;&amp;CHAR(10)&amp;&quot;-xmp-mwg-rs:RegionAreaH=&quot;&amp;[.AZ7]&amp;CHAR(10)&amp;&quot;-xmp-mwg-rs:RegionAreaW=&quot;&amp;[.BA7]&amp;CHAR(10)&amp;&quot;-xmp-mwg-rs:RegionAreaX=&quot;&amp;[.BB7]&amp;CHAR(10)&amp;&quot;-xmp-mwg-rs:RegionAreaY=&quot;&amp;[.BC7]&amp;CHAR(10)&amp;&quot;-xmp-xmpBJ:JobRefID=&quot;&amp;[.BD7]&amp;CHAR(10)&amp;&quot;-xmp-DC:description=&quot;&amp;SUBSTITUTE([.J7];CHAR(10);&quot;&amp;#10;&quot;)&amp;CHAR(10) )" office:value-type="string" office:string-value="&#10;-E&#10;-xmp-DC:identifier=RMUS_b3014365-00001&#10;-xmp-DC:title=Orpheus Britannicus : a collection of all the choicest songs, for one, two, and three voices, compos'd by Mr. Henry Purcell. Together, with such symphonies for violins or flutes, as were by him design'd for any of them: and a through-bass to each song; figur'd for the organ, harpsichord, or theorbo-lute&#10;-xmp-DC:creator=Purcell, Henry, 1659-1695&#10;-date=1706&#10;-xmp-DC:type=text&#10;-xmp-DC:type+=image&#10;-xmp-DC:format=scores (documents for music)&#10;-xmp-DC:format+=bound sheet music&#10;-xmp-DC:subject=Songs with continuo&#10;-xmp-DC:subject+=Vocal duets with continuo -- Scores&#10;-xmp-DC:subject+=Vocal trios with continuo -- Scores&#10;-xmp-DC:subject+=Songs with instrumental ensemble -- Scores&#10;-xmp-DC:subject+=Vocal duets with instrumental ensemble -- Scores&#10;-xmp-DC:subject+=Vocal trios with instrumental ensemble -- Scores&#10;-xmp-DC:subject+=Songs, English -- 17th century&#10;-xmp-DC:coverage=&#10;-xmp-DC:publisher=Printed by W. Pearson, and Sold by John Young at the Dolphin and Crown, London&#10;-xmp-DC:source=&#10;-xmp-DC:Description=3&#10;-xmp-iptcCore:AltTextAccessibility=&#10;-xmp-DC:rights=Copyright in this material has expired. The work is in the public domain and can be used for any purpose. Please acknowledge the University of Melbourne Library as the source of this material.&#10;-xmp-xmpRights:Marked=0&#10;-xmp-xmpRights:Owner=&#10;-xmp-xmpRights:UsageTerms=&#10;-xmp-xmpRights:WebStatement=&#10;-xmp-cc:AttributionName=&#10;-xmp-cc:License=&#10;-xmp-cc:Permits=&#10;-xmp-cc:Requires=&#10;-xmp-cc:DeprecatedOn=&#10;-xmp-cc:Jurisdiction=&#10;-xmp-cc:MorePermissions=&#10;-xmp-prism:PublicationName=&#10;-xmp-prism:PublicationDateDate=1706&#10;-xmp-prism:AlternateTitleText=Vocal music. Selections|Orpheus Britannicus : A collection of the choicest songs|Orpheus Britannicus : [first book]|Orpheus Britannicus : book I&#10;-xmp-prism:Edition=The second edition with large additions, and placed in their several keys according to the order of the gamut&#10;-xmp-prism:SeriesNumber=&#10;-xmp-prism:SeriesTitle=&#10;-xmp-prism:Volume=1&#10;-xmp-prism:IssueName=&#10;-xmp-prism:IssueIdentifier=&#10;-xmp-prism:Number=&#10;-xmp-prism:Number=&#10;-xmp-prism:VersionIdentifier=&#10;-xmp-prism:DOI=&#10;-xmp-prism:UrlUrl=&#10;-xmp-pur:Copyright=Copyright in this material has expired. The work is in the public domain and can be used for any purpose. Please acknowledge the University of Melbourne Library as the source of this material.&#10;-xmp-pur:CreditLine=&#10;-xmp-pur:EmbargoDate=&#10;-xmp-pur:Permissions=&#10;-xmp-pur:Restrictions=&#10;-xmp-pur:ReuseProhibited=&#10;-xmp-pur:RightsOwner=&#10;-xmp-pur:RightsAgent=&#10;-xmp-mwg-coll:Collections=[{CollectionName=Collection1|, Institution},{CollectionName=Collection6}]&#10;-xmp-mwg-rs:RegionAreaH=&#10;-xmp-mwg-rs:RegionAreaW=&#10;-xmp-mwg-rs:RegionAreaX=&#10;-xmp-mwg-rs:RegionAreaY=&#10;-xmp-xmpBJ:JobRefID=&#10;-xmp-DC:description=The second book, which renders the first compleat has imprint: London: Printed by W. Pearson for S. H., 1712. Title varies slightly ( ... collection of the choicest songs ...)|Songs (including excerpts from odes or stage-works) for 1, 2, or 3 voices and continuo, some works with additional instruments|Title page in red and black|With a portrait frontispiece (plate) of the author: I. Closterman pinx. ; R. White sculp|The leaf after p. vi is an advertisement for John Cullen|This copy from the Collection of Louise Hanson-Dyer&#10;" calcext:value-type="string">
            <text:p/>
            <text:p>-E</text:p>
            <text:p>-xmp-DC:identifier=RMUS_b3014365-00001</text:p>
            <text:p>-xmp-DC:title=Orpheus Britannicus : a collection of all the choicest songs, for one, two, and three voices, compos'd by Mr. Henry Purcell. Together, with such symphonies for violins or flutes, as were by him design'd for any of them: and a through-bass to each song; figur'd for the organ, harpsichord, or theorbo-lute</text:p>
            <text:p>-xmp-DC:creator=Purcell, Henry, 1659-1695</text:p>
            <text:p>-date=1706</text:p>
            <text:p>-xmp-DC:type=text</text:p>
            <text:p>-xmp-DC:type+=image</text:p>
            <text:p>-xmp-DC:format=scores (documents for music)</text:p>
            <text:p>-xmp-DC:format+=bound sheet music</text:p>
            <text:p>-xmp-DC:subject=Songs with continuo</text:p>
            <text:p>-xmp-DC:subject+=Vocal duets with continuo -- Scores</text:p>
            <text:p>-xmp-DC:subject+=Vocal trios with continuo -- Scores</text:p>
            <text:p>-xmp-DC:subject+=Songs with instrumental ensemble -- Scores</text:p>
            <text:p>-xmp-DC:subject+=Vocal duets with instrumental ensemble -- Scores</text:p>
            <text:p>-xmp-DC:subject+=Vocal trios with instrumental ensemble -- Scores</text:p>
            <text:p>-xmp-DC:subject+=Songs, English -- 17th century</text:p>
            <text:p>-xmp-DC:coverage=</text:p>
            <text:p>-xmp-DC:publisher=Printed by W. Pearson, and Sold by John Young at the Dolphin and Crown, London</text:p>
            <text:p>-xmp-DC:source=</text:p>
            <text:p>-xmp-DC:Description=3</text:p>
            <text:p>-xmp-iptcCore:AltTextAccessibility=</text:p>
            <text:p>-xmp-DC:rights=Copyright in this material has expired. The work is in the public domain and can be used for any purpose. Please acknowledge the University of Melbourne Library as the source of this material.</text:p>
            <text:p>-xmp-xmpRights:Marked=0</text:p>
            <text:p>-xmp-xmpRights:Owner=</text:p>
            <text:p>-xmp-xmpRights:UsageTerms=</text:p>
            <text:p>-xmp-xmpRights:WebStatement=</text:p>
            <text:p>-xmp-cc:AttributionName=</text:p>
            <text:p>-xmp-cc:License=</text:p>
            <text:p>-xmp-cc:Permits=</text:p>
            <text:p>-xmp-cc:Requires=</text:p>
            <text:p>-xmp-cc:DeprecatedOn=</text:p>
            <text:p>-xmp-cc:Jurisdiction=</text:p>
            <text:p>-xmp-cc:MorePermissions=</text:p>
            <text:p>-xmp-prism:PublicationName=</text:p>
            <text:p>-xmp-prism:PublicationDateDate=1706</text:p>
            <text:p>-xmp-prism:AlternateTitleText=Vocal music. Selections|Orpheus Britannicus : A collection of the choicest songs|Orpheus Britannicus : [first book]|Orpheus Britannicus : book I</text:p>
            <text:p>-xmp-prism:Edition=The second edition with large additions, and placed in their several keys according to the order of the gamut</text:p>
            <text:p>-xmp-prism:SeriesNumber=</text:p>
            <text:p>-xmp-prism:SeriesTitle=</text:p>
            <text:p>-xmp-prism:Volume=1</text:p>
            <text:p>-xmp-prism:IssueName=</text:p>
            <text:p>-xmp-prism:IssueIdentifier=</text:p>
            <text:p>-xmp-prism:Number=</text:p>
            <text:p>-xmp-prism:Number=</text:p>
            <text:p>-xmp-prism:VersionIdentifier=</text:p>
            <text:p>-xmp-prism:DOI=</text:p>
            <text:p>-xmp-prism:UrlUrl=</text:p>
            <text:p>-xmp-pur:Copyright=Copyright in this material has expired. The work is in the public domain and can be used for any purpose. Please acknowledge the University of Melbourne Library as the source of this material.</text:p>
            <text:p>-xmp-pur:CreditLine=</text:p>
            <text:p>-xmp-pur:EmbargoDate=</text:p>
            <text:p>-xmp-pur:Permissions=</text:p>
            <text:p>-xmp-pur:Restrictions=</text:p>
            <text:p>-xmp-pur:ReuseProhibited=</text:p>
            <text:p>-xmp-pur:RightsOwner=</text:p>
            <text:p>-xmp-pur:RightsAgent=</text:p>
            <text:p>-xmp-mwg-coll:Collections=[{CollectionName=Collection1|, Institution},{CollectionName=Collection6}]</text:p>
            <text:p>-xmp-mwg-rs:RegionAreaH=</text:p>
            <text:p>-xmp-mwg-rs:RegionAreaW=</text:p>
            <text:p>-xmp-mwg-rs:RegionAreaX=</text:p>
            <text:p>-xmp-mwg-rs:RegionAreaY=</text:p>
            <text:p>-xmp-xmpBJ:JobRefID=</text:p>
            <text:p>-xmp-DC:description=The second book, which renders the first compleat has imprint: London: Printed by W. Pearson for S. H., 1712. Title varies slightly ( ... collection of the choicest songs ...)|Songs (including excerpts from odes or stage-works) for 1, 2, or 3 voices and continuo, some works with additional instruments|Title page in red and black|With a portrait frontispiece (plate) of the author: I. Closterman pinx. ; R. White sculp|The leaf after p. vi is an advertisement for John Cullen|This copy from the Collection of Louise Hanson-Dyer</text:p>
            <text:p/>
          </table:table-cell>
          <table:table-cell table:style-name="ce16" table:formula="of:=IF([$MyMetadata.B6]=&quot;&quot;;&quot;&quot;;[$MyMetadata.B6] )" office:value-type="string" office:string-value="b3014365-00001" calcext:value-type="string">
            <text:p>b3014365-00001</text:p>
          </table:table-cell>
          <table:table-cell table:style-name="ce3" table:formula="of:= IF([$MyMetadata.B6]=&quot;&quot;;&quot;&quot;;[$MyMetadata.A6]&amp;&quot;_&quot;&amp;[$MyMetadata.B6] )" office:value-type="string" office:string-value="RMUS_b3014365-00001" calcext:value-type="string">
            <text:p>RMUS_b3014365-00001</text:p>
          </table:table-cell>
          <table:table-cell table:style-name="ce3" table:formula="of:=IF([$MyMetadata.AQ6] =&quot;&quot;;&quot;&quot;;[$MyMetadata.AQ6] )" office:value-type="string" office:string-value="Orpheus Britannicus : a collection of all the choicest songs, for one, two, and three voices, compos'd by Mr. Henry Purcell. Together, with such symphonies for violins or flutes, as were by him design'd for any of them: and a through-bass to each song; figur'd for the organ, harpsichord, or theorbo-lute" calcext:value-type="string">
            <text:p>Orpheus Britannicus : a collection of all the choicest songs, for one, two, and three voices, compos'd by Mr. Henry Purcell. Together, with such symphonies for violins or flutes, as were by him design'd for any of them: and a through-bass to each song; figur'd for the organ, harpsichord, or theorbo-lute</text:p>
          </table:table-cell>
          <table:table-cell table:style-name="ce3" table:formula="of:= IF([$MyMetadata.H6]=&quot;&quot;;&quot;&quot;;[$MyMetadata.H6])" office:value-type="string" office:string-value="Purcell, Henry, 1659-1695" calcext:value-type="string">
            <text:p>Purcell, Henry, 1659-1695</text:p>
          </table:table-cell>
          <table:table-cell table:style-name="ce3" table:formula="of:= IF([$MyMetadata.P6]=&quot;&quot;;&quot;&quot;;[$MyMetadata.P6])" office:value-type="string" office:string-value="1706" calcext:value-type="string">
            <text:p>1706</text:p>
          </table:table-cell>
          <table:table-cell table:style-name="ce3"/>
          <table:table-cell table:style-name="ce3" table:formula="of:=IF([$MyMetadata.AS6]=&quot;&quot;;&quot;&quot;;[$MyMetadata.AS6])" office:value-type="string" office:string-value="text|image" calcext:value-type="string">
            <text:p>text|image</text:p>
          </table:table-cell>
          <table:table-cell table:style-name="ce3" table:formula="of:=IF([$MyMetadata.U6]=&quot;&quot;;&quot;&quot;;[$MyMetadata.U6])" office:value-type="string" office:string-value="scores (documents for music)|bound sheet music" calcext:value-type="string">
            <text:p>scores (documents for music)|bound sheet music</text:p>
          </table:table-cell>
          <table:table-cell table:style-name="ce3" table:formula="of:=IF(AND([$MyMetadata.R6]=&quot;&quot;;[$MyMetadata.S6]=&quot;&quot;);&quot;&quot;;IF([$MyMetadata.R6]=&quot;&quot;;&quot;&quot;;SUBSTITUTE([$MyMetadata.R6];CHAR(10);&quot;&amp;#10;&quot;))&amp;IF(AND([$MyMetadata.R6]&gt;0;[$MyMetadata.S6]&gt;0);&quot;&amp;#10;&amp;#10;===================&amp;#10;      ABSTRACT&amp;#10;===================&amp;#10;&amp;#10;&quot;;&quot;&quot;)&amp;IF([$MyMetadata.S6]=&quot;&quot;;&quot;&quot;;SUBSTITUTE([$MyMetadata.S6];CHAR(10);&quot;&amp;#10;&quot;)))" office:value-type="string" office:string-value="The second book, which renders the first compleat has imprint: London: Printed by W. Pearson for S. H., 1712. Title varies slightly ( ... collection of the choicest songs ...)|Songs (including excerpts from odes or stage-works) for 1, 2, or 3 voices and continuo, some works with additional instruments|Title page in red and black|With a portrait frontispiece (plate) of the author: I. Closterman pinx. ; R. White sculp|The leaf after p. vi is an advertisement for John Cullen|This copy from the Collection of Louise Hanson-Dyer" calcext:value-type="string">
            <text:p>The second book, which renders the first compleat has imprint: London: Printed by W. Pearson for S. H., 1712. Title varies slightly ( ... collection of the choicest songs ...)|Songs (including excerpts from odes or stage-works) for 1, 2, or 3 voices and continuo, some works with additional instruments|Title page in red and black|With a portrait frontispiece (plate) of the author: I. Closterman pinx. ; R. White sculp|The leaf after p. vi is an advertisement for John Cullen|This copy from the Collection of Louise Hanson-Dyer</text:p>
          </table:table-cell>
          <table:table-cell table:style-name="ce3" table:formula="of:=IF(AND([$MyMetadata.AO6]=&quot;&quot;;[$MyMetadata.AP6]=&quot;&quot;);&quot;&quot;;IF([$MyMetadata.AO6]&gt;0;[$MyMetadata.AO6];IF([$MyMetadata.AP6]&gt;0;[$MyMetadata.AP6];&quot;&quot;)))" office:value-type="string" office:string-value="Songs with continuo|Vocal duets with continuo -- Scores|Vocal trios with continuo -- Scores|Songs with instrumental ensemble -- Scores|Vocal duets with instrumental ensemble -- Scores|Vocal trios with instrumental ensemble -- Scores|Songs, English -- 17th century" calcext:value-type="string">
            <text:p>Songs with continuo|Vocal duets with continuo -- Scores|Vocal trios with continuo -- Scores|Songs with instrumental ensemble -- Scores|Vocal duets with instrumental ensemble -- Scores|Vocal trios with instrumental ensemble -- Scores|Songs, English -- 17th century</text:p>
          </table:table-cell>
          <table:table-cell table:style-name="ce3" table:formula="of:=IF([$MyMetadata.L6]=&quot;&quot;;&quot;&quot;;[$MyMetadata.L6])">
            <text:p/>
          </table:table-cell>
          <table:table-cell table:style-name="ce3" table:formula="of:=IF([$MyMetadata.AC6]=&quot;&quot;;&quot;&quot;;[$MyMetadata.AC6]&amp;IF([$MyMetadata.BO6]=&quot;&quot;;&quot;&quot;;&quot;, &quot;&amp;[$MyMetadata.BO6]))" office:value-type="string" office:string-value="Printed by W. Pearson, and Sold by John Young at the Dolphin and Crown, London" calcext:value-type="string">
            <text:p>Printed by W. Pearson, and Sold by John Young at the Dolphin and Crown, London</text:p>
          </table:table-cell>
          <table:table-cell table:style-name="ce3" table:formula="of:=IF([$MyMetadata.AM6]=&quot;&quot;;&quot;&quot;;[$MyMetadata.AM6])">
            <text:p/>
          </table:table-cell>
          <table:table-cell table:style-name="ce3"/>
          <table:table-cell table:style-name="ce14"/>
          <table:table-cell table:style-name="ce23" table:formula="of:=IF([$MyMetadata.AJ6]=&quot;&quot;;&quot;&quot;;[$MyMetadata.AJ6])" office:value-type="string" office:string-value="Copyright in this material has expired. The work is in the public domain and can be used for any purpose. Please acknowledge the University of Melbourne Library as the source of this material." calcext:value-type="string">
            <text:p>Copyright in this material has expired. The work is in the public domain and can be used for any purpose. Please acknowledge the University of Melbourne Library as the source of this material.</text:p>
          </table:table-cell>
          <table:table-cell table:style-name="ce23" table:formula="of:=IF([$MyMetadata.BR6]=&quot;&quot;;&quot;&quot;;[$MyMetadata.BR6])" office:value-type="string" office:string-value="0" calcext:value-type="string">
            <text:p>0</text:p>
          </table:table-cell>
          <table:table-cell table:style-name="ce23" table:formula="of:=IF([$MyMetadata.BS6]=&quot;&quot;;&quot;&quot;;[$MyMetadata.BS6])">
            <text:p/>
          </table:table-cell>
          <table:table-cell table:style-name="ce23" table:formula="of:=IF([$MyMetadata.BT6]=&quot;&quot;;&quot;&quot;;[$MyMetadata.BT6])">
            <text:p/>
          </table:table-cell>
          <table:table-cell table:style-name="ce23"/>
          <table:table-cell table:style-name="ce23" table:formula="of:=IF([$MyMetadata.BU6]=&quot;&quot;;&quot;&quot;;[$MyMetadata.BU6])">
            <text:p/>
          </table:table-cell>
          <table:table-cell table:style-name="ce23" table:formula="of:=IF([$MyMetadata.BV6]=&quot;&quot;;&quot;&quot;;[$MyMetadata.BV6])">
            <text:p/>
          </table:table-cell>
          <table:table-cell table:style-name="ce23" table:number-columns-repeated="6"/>
          <table:table-cell table:style-name="ce23" table:formula="of:= IF([$MyMetadata.P6]=&quot;&quot;;&quot;&quot;;[$MyMetadata.P6])" office:value-type="string" office:string-value="1706" calcext:value-type="string">
            <text:p>1706</text:p>
          </table:table-cell>
          <table:table-cell table:style-name="ce23" table:formula="of:= IF([$MyMetadata.AR6]=&quot;&quot;;&quot;&quot;;[$MyMetadata.AR6])" office:value-type="string" office:string-value="Vocal music. Selections|Orpheus Britannicus : A collection of the choicest songs|Orpheus Britannicus : [first book]|Orpheus Britannicus : book I" calcext:value-type="string">
            <text:p>Vocal music. Selections|Orpheus Britannicus : A collection of the choicest songs|Orpheus Britannicus : [first book]|Orpheus Britannicus : book I</text:p>
          </table:table-cell>
          <table:table-cell table:style-name="ce23" table:formula="of:= IF([$MyMetadata.BN6]=&quot;&quot;;&quot;&quot;;[$MyMetadata.BN6])" office:value-type="string" office:string-value="The second edition with large additions, and placed in their several keys according to the order of the gamut" calcext:value-type="string">
            <text:p>The second edition with large additions, and placed in their several keys according to the order of the gamut</text:p>
          </table:table-cell>
          <table:table-cell table:style-name="ce23"/>
          <table:table-cell table:style-name="ce23" table:formula="of:= IF([$MyMetadata.AF6]=&quot;&quot;;&quot;&quot;;[$MyMetadata.AF6])">
            <text:p/>
          </table:table-cell>
          <table:table-cell table:style-name="ce23" table:formula="of:= IF([$MyMetadata.BJ6]=&quot;&quot;;&quot;&quot;;[$MyMetadata.BJ6])" office:value-type="string" office:string-value="1" calcext:value-type="string">
            <text:p>1</text:p>
          </table:table-cell>
          <table:table-cell table:style-name="ce23" table:formula="of:= IF([$MyMetadata.BH6]=&quot;&quot;;&quot;&quot;;[$MyMetadata.BH6])">
            <text:p/>
          </table:table-cell>
          <table:table-cell table:style-name="ce23" table:number-columns-repeated="2"/>
          <table:table-cell table:style-name="ce23" table:formula="of:= IF([$MyMetadata.BI6]=&quot;&quot;;&quot;&quot;;[$MyMetadata.BI6])">
            <text:p/>
          </table:table-cell>
          <table:table-cell table:style-name="ce23" table:number-columns-repeated="3"/>
          <table:table-cell table:style-name="ce23" table:formula="of:=IF([$MyMetadata.AJ6]=&quot;&quot;;&quot;&quot;;[$MyMetadata.AJ6])" office:value-type="string" office:string-value="Copyright in this material has expired. The work is in the public domain and can be used for any purpose. Please acknowledge the University of Melbourne Library as the source of this material." calcext:value-type="string">
            <text:p>Copyright in this material has expired. The work is in the public domain and can be used for any purpose. Please acknowledge the University of Melbourne Library as the source of this material.</text:p>
          </table:table-cell>
          <table:table-cell table:style-name="ce23" table:number-columns-repeated="7"/>
          <table:table-cell table:style-name="ce23" office:value-type="string" calcext:value-type="string">
            <text:p>Collection1, Institution|Collection6</text:p>
          </table:table-cell>
          <table:table-cell table:style-name="ce23" table:number-columns-repeated="5"/>
          <table:table-cell table:number-columns-repeated="16328"/>
        </table:table-row>
        <table:table-row table:style-name="ro3">
          <table:table-cell table:style-name="ce3" table:formula="of:=IF([.B8]=&quot;&quot;;&quot;&quot;; CHAR(10)&amp;&quot;-E&quot;&amp;CHAR(10)&amp;&quot;-xmp-DC:identifier=&quot;&amp;[.C8]&amp;CHAR(10)&amp;&quot;-xmp-DC:title=&quot;&amp;[.D8]&amp;CHAR(10)&amp;&quot;-xmp-DC:creator=&quot;&amp;SUBSTITUTE([.E8];&quot;|&quot;;CHAR(10)&amp;&quot;-xmp-DC:creator+=&quot;)&amp;CHAR(10)&amp;&quot;-date=&quot;&amp;IF(ISBLANK([.G8]);[.F8];[.G8])&amp;CHAR(10)&amp;&quot;-xmp-DC:type=&quot;&amp;SUBSTITUTE([.H8];&quot;|&quot;;CHAR(10)&amp;&quot;-xmp-DC:type+=&quot;)&amp;CHAR(10)&amp;&quot;-xmp-DC:format=&quot;&amp;SUBSTITUTE([.I8];&quot;|&quot;;CHAR(10)&amp;&quot;-xmp-DC:format+=&quot;)&amp;CHAR(10)&amp;&quot;-xmp-DC:subject=&quot;&amp;SUBSTITUTE([.K8];&quot;|&quot;;CHAR(10)&amp;&quot;-xmp-DC:subject+=&quot;)&amp;CHAR(10)&amp;&quot;-xmp-DC:coverage=&quot;&amp;[.L8]&amp;CHAR(10)&amp;&quot;-xmp-DC:publisher=&quot;&amp;[.M8]&amp;CHAR(10)&amp;&quot;-xmp-DC:source=&quot;&amp;[.N8]&amp;CHAR(10)&amp;&quot;-xmp-DC:Description=&quot;&amp;3&amp;CHAR(10)&amp;&quot;-xmp-iptcCore:AltTextAccessibility=&quot;&amp;[.P8]&amp;CHAR(10)&amp;&quot;-xmp-DC:rights=&quot;&amp;[.Q8]&amp;CHAR(10)&amp;&quot;-xmp-xmpRights:Marked=&quot;&amp;[.R8]&amp;CHAR(10)&amp;&quot;-xmp-xmpRights:Owner=&quot;&amp;[.S8]&amp;CHAR(10)&amp;&quot;-xmp-xmpRights:UsageTerms=&quot;&amp;[.T8]&amp;CHAR(10)&amp;&quot;-xmp-xmpRights:WebStatement=&quot;&amp;[.U8]&amp;CHAR(10)&amp;&quot;-xmp-cc:AttributionName=&quot;&amp;[.V8]&amp;CHAR(10)&amp;&quot;-xmp-cc:License=&quot;&amp;[.W8]&amp;CHAR(10)&amp;&quot;-xmp-cc:Permits=&quot;&amp;[.X8]&amp;CHAR(10)&amp;&quot;-xmp-cc:Requires=&quot;&amp;[.Y8]&amp;CHAR(10)&amp;&quot;-xmp-cc:DeprecatedOn=&quot;&amp;[.Z8]&amp;CHAR(10)&amp;&quot;-xmp-cc:Jurisdiction=&quot;&amp;[.AA8]&amp;CHAR(10)&amp;&quot;-xmp-cc:MorePermissions=&quot;&amp;[.AB8]&amp;CHAR(10)&amp;&quot;-xmp-prism:PublicationName=&quot;&amp;[.AC8]&amp;CHAR(10)&amp;&quot;-xmp-prism:PublicationDateDate=&quot;&amp;[.AD8]&amp;CHAR(10)&amp;&quot;-xmp-prism:AlternateTitleText=&quot;&amp;[.AE8]&amp;CHAR(10)&amp;&quot;-xmp-prism:Edition=&quot;&amp;[.AF8]&amp;CHAR(10)&amp;&quot;-xmp-prism:SeriesNumber=&quot;&amp;[.AG8]&amp;CHAR(10)&amp;&quot;-xmp-prism:SeriesTitle=&quot;&amp;[.AH8]&amp;CHAR(10)&amp;&quot;-xmp-prism:Volume=&quot;&amp;[.AI8]&amp;CHAR(10)&amp;&quot;-xmp-prism:IssueName=&quot;&amp;[.AJ8]&amp;CHAR(10)&amp;&quot;-xmp-prism:IssueIdentifier=&quot;&amp;[.AK8]&amp;CHAR(10)&amp;&quot;-xmp-prism:Number=&quot;&amp;[.AL8]&amp;CHAR(10)&amp;&quot;-xmp-prism:Number=&quot;&amp;[.AM8]&amp;CHAR(10)&amp;&quot;-xmp-prism:VersionIdentifier=&quot;&amp;[.AN8]&amp;CHAR(10)&amp;&quot;-xmp-prism:DOI=&quot;&amp;[.AO8]&amp;CHAR(10)&amp;&quot;-xmp-prism:UrlUrl=&quot;&amp;[.AP8]&amp;CHAR(10)&amp;&quot;-xmp-pur:Copyright=&quot;&amp;[.AQ8]&amp;CHAR(10)&amp;&quot;-xmp-pur:CreditLine=&quot;&amp;[.AR8]&amp;CHAR(10)&amp;&quot;-xmp-pur:EmbargoDate=&quot;&amp;[.AS8]&amp;CHAR(10)&amp;&quot;-xmp-pur:Permissions=&quot;&amp;[.AT8]&amp;CHAR(10)&amp;&quot;-xmp-pur:Restrictions=&quot;&amp;[.AU8]&amp;CHAR(10)&amp;&quot;-xmp-pur:ReuseProhibited=&quot;&amp;[.AV8]&amp;CHAR(10)&amp;&quot;-xmp-pur:RightsOwner=&quot;&amp;[.AW8]&amp;CHAR(10)&amp;&quot;-xmp-pur:RightsAgent=&quot;&amp;[.AX8]&amp;CHAR(10)&amp;&quot;-xmp-mwg-coll:Collections=[{CollectionName=&quot;&amp;SUBSTITUTE(SUBSTITUTE(SUBSTITUTE([.AY8];&quot;,&quot;;&quot;,,&quot;);&quot;|&quot;;&quot;},{CollectionName=&quot;);&quot;,,&quot;;&quot;|,&quot;)&amp;&quot;}]&quot;&amp;CHAR(10)&amp;&quot;-xmp-mwg-rs:RegionAreaH=&quot;&amp;[.AZ8]&amp;CHAR(10)&amp;&quot;-xmp-mwg-rs:RegionAreaW=&quot;&amp;[.BA8]&amp;CHAR(10)&amp;&quot;-xmp-mwg-rs:RegionAreaX=&quot;&amp;[.BB8]&amp;CHAR(10)&amp;&quot;-xmp-mwg-rs:RegionAreaY=&quot;&amp;[.BC8]&amp;CHAR(10)&amp;&quot;-xmp-xmpBJ:JobRefID=&quot;&amp;[.BD8]&amp;CHAR(10)&amp;&quot;-xmp-DC:description=&quot;&amp;SUBSTITUTE([.J8];CHAR(10);&quot;&amp;#10;&quot;)&amp;CHAR(10) )" office:value-type="string" office:string-value="&#10;-E&#10;-xmp-DC:identifier=RMUS_b3014365-00002&#10;-xmp-DC:title=Orpheus Britannicus : a collection of all the choicest songs, for one, two, and three voices, compos'd by Mr. Henry Purcell. Together, with such symphonies for violins or flutes, as were by him design'd for any of them: and a through-bass to each song; figur'd for the organ, harpsichord, or theorbo-lute. The second book, which renders the first compleat&#10;-xmp-DC:creator=Purcell, Henry, 1659-1695&#10;-date=1712&#10;-xmp-DC:type=text&#10;-xmp-DC:type+=image&#10;-xmp-DC:format=scores (documents for music)&#10;-xmp-DC:format+=bound sheet music&#10;-xmp-DC:subject=Songs with continuo&#10;-xmp-DC:subject+=Vocal duets with continuo -- Scores&#10;-xmp-DC:subject+=Vocal trios with continuo -- Scores&#10;-xmp-DC:subject+=Songs with instrumental ensemble -- Scores&#10;-xmp-DC:subject+=Vocal duets with instrumental ensemble -- Scores&#10;-xmp-DC:subject+=Vocal trios with instrumental ensemble -- Scores&#10;-xmp-DC:subject+=Songs, English -- 17th century&#10;-xmp-DC:coverage=&#10;-xmp-DC:publisher=Printed by W. Pearson, and Sold by John Young at the Dolphin and Crown, London&#10;-xmp-DC:source=&#10;-xmp-DC:Description=3&#10;-xmp-iptcCore:AltTextAccessibility=&#10;-xmp-DC:rights=Copyright in this material has expired. The work is in the public domain and can be used for any purpose. Please acknowledge the University of Melbourne Library as the source of this material.&#10;-xmp-xmpRights:Marked=0&#10;-xmp-xmpRights:Owner=&#10;-xmp-xmpRights:UsageTerms=&#10;-xmp-xmpRights:WebStatement=&#10;-xmp-cc:AttributionName=&#10;-xmp-cc:License=&#10;-xmp-cc:Permits=&#10;-xmp-cc:Requires=&#10;-xmp-cc:DeprecatedOn=&#10;-xmp-cc:Jurisdiction=&#10;-xmp-cc:MorePermissions=&#10;-xmp-prism:PublicationName=&#10;-xmp-prism:PublicationDateDate=1712&#10;-xmp-prism:AlternateTitleText=Vocal music. Selections|Orpheus Britannicus : a collection of the choicest songs|Orpheus Britannicus : [second book]|Orpheus Britannicus : book II&#10;-xmp-prism:Edition=The second edition with large additions&#10;-xmp-prism:SeriesNumber=&#10;-xmp-prism:SeriesTitle=&#10;-xmp-prism:Volume=2&#10;-xmp-prism:IssueName=&#10;-xmp-prism:IssueIdentifier=&#10;-xmp-prism:Number=&#10;-xmp-prism:Number=&#10;-xmp-prism:VersionIdentifier=&#10;-xmp-prism:DOI=&#10;-xmp-prism:UrlUrl=&#10;-xmp-pur:Copyright=Copyright in this material has expired. The work is in the public domain and can be used for any purpose. Please acknowledge the University of Melbourne Library as the source of this material.&#10;-xmp-pur:CreditLine=&#10;-xmp-pur:EmbargoDate=&#10;-xmp-pur:Permissions=&#10;-xmp-pur:Restrictions=&#10;-xmp-pur:ReuseProhibited=&#10;-xmp-pur:RightsOwner=&#10;-xmp-pur:RightsAgent=&#10;-xmp-mwg-coll:Collections=[{CollectionName=Collection1|, Institution},{CollectionName=Collection7}]&#10;-xmp-mwg-rs:RegionAreaH=&#10;-xmp-mwg-rs:RegionAreaW=&#10;-xmp-mwg-rs:RegionAreaX=&#10;-xmp-mwg-rs:RegionAreaY=&#10;-xmp-xmpBJ:JobRefID=&#10;-xmp-DC:description=The second book, which renders the first compleat has imprint: London: Printed by W. Pearson for S. H., 1712. Title varies slightly ( ... collection of the choicest songs ...)|Songs (including excerpts from odes or stage-works) for 1, 2, or 3 voices and continuo, some works with additional instruments|Title page in red and black|With a portrait frontispiece (plate) of the author: I. Closterman pinx. ; R. White sculp|The leaf after p. vi is an advertisement for John Cullen|This copy from the Collection of Louise Hanson-Dyer&#10;" calcext:value-type="string">
            <text:p/>
            <text:p>-E</text:p>
            <text:p>-xmp-DC:identifier=RMUS_b3014365-00002</text:p>
            <text:p>-xmp-DC:title=Orpheus Britannicus : a collection of all the choicest songs, for one, two, and three voices, compos'd by Mr. Henry Purcell. Together, with such symphonies for violins or flutes, as were by him design'd for any of them: and a through-bass to each song; figur'd for the organ, harpsichord, or theorbo-lute. The second book, which renders the first compleat</text:p>
            <text:p>-xmp-DC:creator=Purcell, Henry, 1659-1695</text:p>
            <text:p>-date=1712</text:p>
            <text:p>-xmp-DC:type=text</text:p>
            <text:p>-xmp-DC:type+=image</text:p>
            <text:p>-xmp-DC:format=scores (documents for music)</text:p>
            <text:p>-xmp-DC:format+=bound sheet music</text:p>
            <text:p>-xmp-DC:subject=Songs with continuo</text:p>
            <text:p>-xmp-DC:subject+=Vocal duets with continuo -- Scores</text:p>
            <text:p>-xmp-DC:subject+=Vocal trios with continuo -- Scores</text:p>
            <text:p>-xmp-DC:subject+=Songs with instrumental ensemble -- Scores</text:p>
            <text:p>-xmp-DC:subject+=Vocal duets with instrumental ensemble -- Scores</text:p>
            <text:p>-xmp-DC:subject+=Vocal trios with instrumental ensemble -- Scores</text:p>
            <text:p>-xmp-DC:subject+=Songs, English -- 17th century</text:p>
            <text:p>-xmp-DC:coverage=</text:p>
            <text:p>-xmp-DC:publisher=Printed by W. Pearson, and Sold by John Young at the Dolphin and Crown, London</text:p>
            <text:p>-xmp-DC:source=</text:p>
            <text:p>-xmp-DC:Description=3</text:p>
            <text:p>-xmp-iptcCore:AltTextAccessibility=</text:p>
            <text:p>-xmp-DC:rights=Copyright in this material has expired. The work is in the public domain and can be used for any purpose. Please acknowledge the University of Melbourne Library as the source of this material.</text:p>
            <text:p>-xmp-xmpRights:Marked=0</text:p>
            <text:p>-xmp-xmpRights:Owner=</text:p>
            <text:p>-xmp-xmpRights:UsageTerms=</text:p>
            <text:p>-xmp-xmpRights:WebStatement=</text:p>
            <text:p>-xmp-cc:AttributionName=</text:p>
            <text:p>-xmp-cc:License=</text:p>
            <text:p>-xmp-cc:Permits=</text:p>
            <text:p>-xmp-cc:Requires=</text:p>
            <text:p>-xmp-cc:DeprecatedOn=</text:p>
            <text:p>-xmp-cc:Jurisdiction=</text:p>
            <text:p>-xmp-cc:MorePermissions=</text:p>
            <text:p>-xmp-prism:PublicationName=</text:p>
            <text:p>-xmp-prism:PublicationDateDate=1712</text:p>
            <text:p>-xmp-prism:AlternateTitleText=Vocal music. Selections|Orpheus Britannicus : a collection of the choicest songs|Orpheus Britannicus : [second book]|Orpheus Britannicus : book II</text:p>
            <text:p>-xmp-prism:Edition=The second edition with large additions</text:p>
            <text:p>-xmp-prism:SeriesNumber=</text:p>
            <text:p>-xmp-prism:SeriesTitle=</text:p>
            <text:p>-xmp-prism:Volume=2</text:p>
            <text:p>-xmp-prism:IssueName=</text:p>
            <text:p>-xmp-prism:IssueIdentifier=</text:p>
            <text:p>-xmp-prism:Number=</text:p>
            <text:p>-xmp-prism:Number=</text:p>
            <text:p>-xmp-prism:VersionIdentifier=</text:p>
            <text:p>-xmp-prism:DOI=</text:p>
            <text:p>-xmp-prism:UrlUrl=</text:p>
            <text:p>-xmp-pur:Copyright=Copyright in this material has expired. The work is in the public domain and can be used for any purpose. Please acknowledge the University of Melbourne Library as the source of this material.</text:p>
            <text:p>-xmp-pur:CreditLine=</text:p>
            <text:p>-xmp-pur:EmbargoDate=</text:p>
            <text:p>-xmp-pur:Permissions=</text:p>
            <text:p>-xmp-pur:Restrictions=</text:p>
            <text:p>-xmp-pur:ReuseProhibited=</text:p>
            <text:p>-xmp-pur:RightsOwner=</text:p>
            <text:p>-xmp-pur:RightsAgent=</text:p>
            <text:p>-xmp-mwg-coll:Collections=[{CollectionName=Collection1|, Institution},{CollectionName=Collection7}]</text:p>
            <text:p>-xmp-mwg-rs:RegionAreaH=</text:p>
            <text:p>-xmp-mwg-rs:RegionAreaW=</text:p>
            <text:p>-xmp-mwg-rs:RegionAreaX=</text:p>
            <text:p>-xmp-mwg-rs:RegionAreaY=</text:p>
            <text:p>-xmp-xmpBJ:JobRefID=</text:p>
            <text:p>-xmp-DC:description=The second book, which renders the first compleat has imprint: London: Printed by W. Pearson for S. H., 1712. Title varies slightly ( ... collection of the choicest songs ...)|Songs (including excerpts from odes or stage-works) for 1, 2, or 3 voices and continuo, some works with additional instruments|Title page in red and black|With a portrait frontispiece (plate) of the author: I. Closterman pinx. ; R. White sculp|The leaf after p. vi is an advertisement for John Cullen|This copy from the Collection of Louise Hanson-Dyer</text:p>
            <text:p/>
          </table:table-cell>
          <table:table-cell table:style-name="ce16" table:formula="of:=IF([$MyMetadata.B7]=&quot;&quot;;&quot;&quot;;[$MyMetadata.B7] )" office:value-type="string" office:string-value="b3014365-00002" calcext:value-type="string">
            <text:p>b3014365-00002</text:p>
          </table:table-cell>
          <table:table-cell table:style-name="ce3" table:formula="of:= IF([$MyMetadata.B7]=&quot;&quot;;&quot;&quot;;[$MyMetadata.A7]&amp;&quot;_&quot;&amp;[$MyMetadata.B7] )" office:value-type="string" office:string-value="RMUS_b3014365-00002" calcext:value-type="string">
            <text:p>RMUS_b3014365-00002</text:p>
          </table:table-cell>
          <table:table-cell table:style-name="ce3" table:formula="of:=IF([$MyMetadata.AQ7] =&quot;&quot;;&quot;&quot;;[$MyMetadata.AQ7] )" office:value-type="string" office:string-value="Orpheus Britannicus : a collection of all the choicest songs, for one, two, and three voices, compos'd by Mr. Henry Purcell. Together, with such symphonies for violins or flutes, as were by him design'd for any of them: and a through-bass to each song; figur'd for the organ, harpsichord, or theorbo-lute. The second book, which renders the first compleat" calcext:value-type="string">
            <text:p>Orpheus Britannicus : a collection of all the choicest songs, for one, two, and three voices, compos'd by Mr. Henry Purcell. Together, with such symphonies for violins or flutes, as were by him design'd for any of them: and a through-bass to each song; figur'd for the organ, harpsichord, or theorbo-lute. The second book, which renders the first compleat</text:p>
          </table:table-cell>
          <table:table-cell table:style-name="ce3" table:formula="of:= IF([$MyMetadata.H7]=&quot;&quot;;&quot;&quot;;[$MyMetadata.H7])" office:value-type="string" office:string-value="Purcell, Henry, 1659-1695" calcext:value-type="string">
            <text:p>Purcell, Henry, 1659-1695</text:p>
          </table:table-cell>
          <table:table-cell table:style-name="ce3" table:formula="of:= IF([$MyMetadata.P7]=&quot;&quot;;&quot;&quot;;[$MyMetadata.P7])" office:value-type="string" office:string-value="1712" calcext:value-type="string">
            <text:p>1712</text:p>
          </table:table-cell>
          <table:table-cell table:style-name="ce3"/>
          <table:table-cell table:style-name="ce3" table:formula="of:=IF([$MyMetadata.AS7]=&quot;&quot;;&quot;&quot;;[$MyMetadata.AS7])" office:value-type="string" office:string-value="text|image" calcext:value-type="string">
            <text:p>text|image</text:p>
          </table:table-cell>
          <table:table-cell table:style-name="ce3" table:formula="of:=IF([$MyMetadata.U7]=&quot;&quot;;&quot;&quot;;[$MyMetadata.U7])" office:value-type="string" office:string-value="scores (documents for music)|bound sheet music" calcext:value-type="string">
            <text:p>scores (documents for music)|bound sheet music</text:p>
          </table:table-cell>
          <table:table-cell table:style-name="ce3" table:formula="of:=IF(AND([$MyMetadata.R7]=&quot;&quot;;[$MyMetadata.S7]=&quot;&quot;);&quot;&quot;;IF([$MyMetadata.R7]=&quot;&quot;;&quot;&quot;;SUBSTITUTE([$MyMetadata.R7];CHAR(10);&quot;&amp;#10;&quot;))&amp;IF(AND([$MyMetadata.R7]&gt;0;[$MyMetadata.S7]&gt;0);&quot;&amp;#10;&amp;#10;===================&amp;#10;      ABSTRACT&amp;#10;===================&amp;#10;&amp;#10;&quot;;&quot;&quot;)&amp;IF([$MyMetadata.S7]=&quot;&quot;;&quot;&quot;;SUBSTITUTE([$MyMetadata.S7];CHAR(10);&quot;&amp;#10;&quot;)))" office:value-type="string" office:string-value="The second book, which renders the first compleat has imprint: London: Printed by W. Pearson for S. H., 1712. Title varies slightly ( ... collection of the choicest songs ...)|Songs (including excerpts from odes or stage-works) for 1, 2, or 3 voices and continuo, some works with additional instruments|Title page in red and black|With a portrait frontispiece (plate) of the author: I. Closterman pinx. ; R. White sculp|The leaf after p. vi is an advertisement for John Cullen|This copy from the Collection of Louise Hanson-Dyer" calcext:value-type="string">
            <text:p>The second book, which renders the first compleat has imprint: London: Printed by W. Pearson for S. H., 1712. Title varies slightly ( ... collection of the choicest songs ...)|Songs (including excerpts from odes or stage-works) for 1, 2, or 3 voices and continuo, some works with additional instruments|Title page in red and black|With a portrait frontispiece (plate) of the author: I. Closterman pinx. ; R. White sculp|The leaf after p. vi is an advertisement for John Cullen|This copy from the Collection of Louise Hanson-Dyer</text:p>
          </table:table-cell>
          <table:table-cell table:style-name="ce3" table:formula="of:=IF(AND([$MyMetadata.AO7]=&quot;&quot;;[$MyMetadata.AP7]=&quot;&quot;);&quot;&quot;;IF([$MyMetadata.AO7]&gt;0;[$MyMetadata.AO7];IF([$MyMetadata.AP7]&gt;0;[$MyMetadata.AP7];&quot;&quot;)))" office:value-type="string" office:string-value="Songs with continuo|Vocal duets with continuo -- Scores|Vocal trios with continuo -- Scores|Songs with instrumental ensemble -- Scores|Vocal duets with instrumental ensemble -- Scores|Vocal trios with instrumental ensemble -- Scores|Songs, English -- 17th century" calcext:value-type="string">
            <text:p>Songs with continuo|Vocal duets with continuo -- Scores|Vocal trios with continuo -- Scores|Songs with instrumental ensemble -- Scores|Vocal duets with instrumental ensemble -- Scores|Vocal trios with instrumental ensemble -- Scores|Songs, English -- 17th century</text:p>
          </table:table-cell>
          <table:table-cell table:style-name="ce3" table:formula="of:=IF([$MyMetadata.L7]=&quot;&quot;;&quot;&quot;;[$MyMetadata.L7])">
            <text:p/>
          </table:table-cell>
          <table:table-cell table:style-name="ce3" table:formula="of:=IF([$MyMetadata.AC7]=&quot;&quot;;&quot;&quot;;[$MyMetadata.AC7]&amp;IF([$MyMetadata.BO7]=&quot;&quot;;&quot;&quot;;&quot;, &quot;&amp;[$MyMetadata.BO7]))" office:value-type="string" office:string-value="Printed by W. Pearson, and Sold by John Young at the Dolphin and Crown, London" calcext:value-type="string">
            <text:p>Printed by W. Pearson, and Sold by John Young at the Dolphin and Crown, London</text:p>
          </table:table-cell>
          <table:table-cell table:style-name="ce3" table:formula="of:=IF([$MyMetadata.AM7]=&quot;&quot;;&quot;&quot;;[$MyMetadata.AM7])">
            <text:p/>
          </table:table-cell>
          <table:table-cell table:style-name="ce3"/>
          <table:table-cell table:style-name="ce14"/>
          <table:table-cell table:style-name="ce23" table:formula="of:=IF([$MyMetadata.AJ7]=&quot;&quot;;&quot;&quot;;[$MyMetadata.AJ7])" office:value-type="string" office:string-value="Copyright in this material has expired. The work is in the public domain and can be used for any purpose. Please acknowledge the University of Melbourne Library as the source of this material." calcext:value-type="string">
            <text:p>Copyright in this material has expired. The work is in the public domain and can be used for any purpose. Please acknowledge the University of Melbourne Library as the source of this material.</text:p>
          </table:table-cell>
          <table:table-cell table:style-name="ce23" table:formula="of:=IF([$MyMetadata.BR7]=&quot;&quot;;&quot;&quot;;[$MyMetadata.BR7])" office:value-type="string" office:string-value="0" calcext:value-type="string">
            <text:p>0</text:p>
          </table:table-cell>
          <table:table-cell table:style-name="ce23" table:formula="of:=IF([$MyMetadata.BS7]=&quot;&quot;;&quot;&quot;;[$MyMetadata.BS7])">
            <text:p/>
          </table:table-cell>
          <table:table-cell table:style-name="ce23" table:formula="of:=IF([$MyMetadata.BT7]=&quot;&quot;;&quot;&quot;;[$MyMetadata.BT7])">
            <text:p/>
          </table:table-cell>
          <table:table-cell table:style-name="ce23"/>
          <table:table-cell table:style-name="ce23" table:formula="of:=IF([$MyMetadata.BU7]=&quot;&quot;;&quot;&quot;;[$MyMetadata.BU7])">
            <text:p/>
          </table:table-cell>
          <table:table-cell table:style-name="ce23" table:formula="of:=IF([$MyMetadata.BV7]=&quot;&quot;;&quot;&quot;;[$MyMetadata.BV7])">
            <text:p/>
          </table:table-cell>
          <table:table-cell table:style-name="ce23" table:number-columns-repeated="6"/>
          <table:table-cell table:style-name="ce23" table:formula="of:= IF([$MyMetadata.P7]=&quot;&quot;;&quot;&quot;;[$MyMetadata.P7])" office:value-type="string" office:string-value="1712" calcext:value-type="string">
            <text:p>1712</text:p>
          </table:table-cell>
          <table:table-cell table:style-name="ce23" table:formula="of:= IF([$MyMetadata.AR7]=&quot;&quot;;&quot;&quot;;[$MyMetadata.AR7])" office:value-type="string" office:string-value="Vocal music. Selections|Orpheus Britannicus : a collection of the choicest songs|Orpheus Britannicus : [second book]|Orpheus Britannicus : book II" calcext:value-type="string">
            <text:p>Vocal music. Selections|Orpheus Britannicus : a collection of the choicest songs|Orpheus Britannicus : [second book]|Orpheus Britannicus : book II</text:p>
          </table:table-cell>
          <table:table-cell table:style-name="ce23" table:formula="of:= IF([$MyMetadata.BN7]=&quot;&quot;;&quot;&quot;;[$MyMetadata.BN7])" office:value-type="string" office:string-value="The second edition with large additions" calcext:value-type="string">
            <text:p>The second edition with large additions</text:p>
          </table:table-cell>
          <table:table-cell table:style-name="ce23"/>
          <table:table-cell table:style-name="ce23" table:formula="of:= IF([$MyMetadata.AF7]=&quot;&quot;;&quot;&quot;;[$MyMetadata.AF7])">
            <text:p/>
          </table:table-cell>
          <table:table-cell table:style-name="ce23" table:formula="of:= IF([$MyMetadata.BJ7]=&quot;&quot;;&quot;&quot;;[$MyMetadata.BJ7])" office:value-type="string" office:string-value="2" calcext:value-type="string">
            <text:p>2</text:p>
          </table:table-cell>
          <table:table-cell table:style-name="ce23" table:formula="of:= IF([$MyMetadata.BH7]=&quot;&quot;;&quot;&quot;;[$MyMetadata.BH7])">
            <text:p/>
          </table:table-cell>
          <table:table-cell table:style-name="ce23" table:number-columns-repeated="2"/>
          <table:table-cell table:style-name="ce23" table:formula="of:= IF([$MyMetadata.BI7]=&quot;&quot;;&quot;&quot;;[$MyMetadata.BI7])">
            <text:p/>
          </table:table-cell>
          <table:table-cell table:style-name="ce23" table:number-columns-repeated="3"/>
          <table:table-cell table:style-name="ce23" table:formula="of:=IF([$MyMetadata.AJ7]=&quot;&quot;;&quot;&quot;;[$MyMetadata.AJ7])" office:value-type="string" office:string-value="Copyright in this material has expired. The work is in the public domain and can be used for any purpose. Please acknowledge the University of Melbourne Library as the source of this material." calcext:value-type="string">
            <text:p>Copyright in this material has expired. The work is in the public domain and can be used for any purpose. Please acknowledge the University of Melbourne Library as the source of this material.</text:p>
          </table:table-cell>
          <table:table-cell table:style-name="ce23" table:number-columns-repeated="7"/>
          <table:table-cell table:style-name="ce23" office:value-type="string" calcext:value-type="string">
            <text:p>Collection1, Institution|Collection7</text:p>
          </table:table-cell>
          <table:table-cell table:style-name="ce23" table:number-columns-repeated="5"/>
          <table:table-cell table:number-columns-repeated="16328"/>
        </table:table-row>
        <table:table-row table:style-name="ro3">
          <table:table-cell table:style-name="ce3" table:formula="of:=IF([.B9]=&quot;&quot;;&quot;&quot;; CHAR(10)&amp;&quot;-E&quot;&amp;CHAR(10)&amp;&quot;-xmp-DC:identifier=&quot;&amp;[.C9]&amp;CHAR(10)&amp;&quot;-xmp-DC:title=&quot;&amp;[.D9]&amp;CHAR(10)&amp;&quot;-xmp-DC:creator=&quot;&amp;SUBSTITUTE([.E9];&quot;|&quot;;CHAR(10)&amp;&quot;-xmp-DC:creator+=&quot;)&amp;CHAR(10)&amp;&quot;-date=&quot;&amp;IF(ISBLANK([.G9]);[.F9];[.G9])&amp;CHAR(10)&amp;&quot;-xmp-DC:type=&quot;&amp;SUBSTITUTE([.H9];&quot;|&quot;;CHAR(10)&amp;&quot;-xmp-DC:type+=&quot;)&amp;CHAR(10)&amp;&quot;-xmp-DC:format=&quot;&amp;SUBSTITUTE([.I9];&quot;|&quot;;CHAR(10)&amp;&quot;-xmp-DC:format+=&quot;)&amp;CHAR(10)&amp;&quot;-xmp-DC:subject=&quot;&amp;SUBSTITUTE([.K9];&quot;|&quot;;CHAR(10)&amp;&quot;-xmp-DC:subject+=&quot;)&amp;CHAR(10)&amp;&quot;-xmp-DC:coverage=&quot;&amp;[.L9]&amp;CHAR(10)&amp;&quot;-xmp-DC:publisher=&quot;&amp;[.M9]&amp;CHAR(10)&amp;&quot;-xmp-DC:source=&quot;&amp;[.N9]&amp;CHAR(10)&amp;&quot;-xmp-DC:Description=&quot;&amp;3&amp;CHAR(10)&amp;&quot;-xmp-iptcCore:AltTextAccessibility=&quot;&amp;[.P9]&amp;CHAR(10)&amp;&quot;-xmp-DC:rights=&quot;&amp;[.Q9]&amp;CHAR(10)&amp;&quot;-xmp-xmpRights:Marked=&quot;&amp;[.R9]&amp;CHAR(10)&amp;&quot;-xmp-xmpRights:Owner=&quot;&amp;[.S9]&amp;CHAR(10)&amp;&quot;-xmp-xmpRights:UsageTerms=&quot;&amp;[.T9]&amp;CHAR(10)&amp;&quot;-xmp-xmpRights:WebStatement=&quot;&amp;[.U9]&amp;CHAR(10)&amp;&quot;-xmp-cc:AttributionName=&quot;&amp;[.V9]&amp;CHAR(10)&amp;&quot;-xmp-cc:License=&quot;&amp;[.W9]&amp;CHAR(10)&amp;&quot;-xmp-cc:Permits=&quot;&amp;[.X9]&amp;CHAR(10)&amp;&quot;-xmp-cc:Requires=&quot;&amp;[.Y9]&amp;CHAR(10)&amp;&quot;-xmp-cc:DeprecatedOn=&quot;&amp;[.Z9]&amp;CHAR(10)&amp;&quot;-xmp-cc:Jurisdiction=&quot;&amp;[.AA9]&amp;CHAR(10)&amp;&quot;-xmp-cc:MorePermissions=&quot;&amp;[.AB9]&amp;CHAR(10)&amp;&quot;-xmp-prism:PublicationName=&quot;&amp;[.AC9]&amp;CHAR(10)&amp;&quot;-xmp-prism:PublicationDateDate=&quot;&amp;[.AD9]&amp;CHAR(10)&amp;&quot;-xmp-prism:AlternateTitleText=&quot;&amp;[.AE9]&amp;CHAR(10)&amp;&quot;-xmp-prism:Edition=&quot;&amp;[.AF9]&amp;CHAR(10)&amp;&quot;-xmp-prism:SeriesNumber=&quot;&amp;[.AG9]&amp;CHAR(10)&amp;&quot;-xmp-prism:SeriesTitle=&quot;&amp;[.AH9]&amp;CHAR(10)&amp;&quot;-xmp-prism:Volume=&quot;&amp;[.AI9]&amp;CHAR(10)&amp;&quot;-xmp-prism:IssueName=&quot;&amp;[.AJ9]&amp;CHAR(10)&amp;&quot;-xmp-prism:IssueIdentifier=&quot;&amp;[.AK9]&amp;CHAR(10)&amp;&quot;-xmp-prism:Number=&quot;&amp;[.AL9]&amp;CHAR(10)&amp;&quot;-xmp-prism:Number=&quot;&amp;[.AM9]&amp;CHAR(10)&amp;&quot;-xmp-prism:VersionIdentifier=&quot;&amp;[.AN9]&amp;CHAR(10)&amp;&quot;-xmp-prism:DOI=&quot;&amp;[.AO9]&amp;CHAR(10)&amp;&quot;-xmp-prism:UrlUrl=&quot;&amp;[.AP9]&amp;CHAR(10)&amp;&quot;-xmp-pur:Copyright=&quot;&amp;[.AQ9]&amp;CHAR(10)&amp;&quot;-xmp-pur:CreditLine=&quot;&amp;[.AR9]&amp;CHAR(10)&amp;&quot;-xmp-pur:EmbargoDate=&quot;&amp;[.AS9]&amp;CHAR(10)&amp;&quot;-xmp-pur:Permissions=&quot;&amp;[.AT9]&amp;CHAR(10)&amp;&quot;-xmp-pur:Restrictions=&quot;&amp;[.AU9]&amp;CHAR(10)&amp;&quot;-xmp-pur:ReuseProhibited=&quot;&amp;[.AV9]&amp;CHAR(10)&amp;&quot;-xmp-pur:RightsOwner=&quot;&amp;[.AW9]&amp;CHAR(10)&amp;&quot;-xmp-pur:RightsAgent=&quot;&amp;[.AX9]&amp;CHAR(10)&amp;&quot;-xmp-mwg-coll:Collections=[{CollectionName=&quot;&amp;SUBSTITUTE(SUBSTITUTE(SUBSTITUTE([.AY9];&quot;,&quot;;&quot;,,&quot;);&quot;|&quot;;&quot;},{CollectionName=&quot;);&quot;,,&quot;;&quot;|,&quot;)&amp;&quot;}]&quot;&amp;CHAR(10)&amp;&quot;-xmp-mwg-rs:RegionAreaH=&quot;&amp;[.AZ9]&amp;CHAR(10)&amp;&quot;-xmp-mwg-rs:RegionAreaW=&quot;&amp;[.BA9]&amp;CHAR(10)&amp;&quot;-xmp-mwg-rs:RegionAreaX=&quot;&amp;[.BB9]&amp;CHAR(10)&amp;&quot;-xmp-mwg-rs:RegionAreaY=&quot;&amp;[.BC9]&amp;CHAR(10)&amp;&quot;-xmp-xmpBJ:JobRefID=&quot;&amp;[.BD9]&amp;CHAR(10)&amp;&quot;-xmp-DC:description=&quot;&amp;SUBSTITUTE([.J9];CHAR(10);&quot;&amp;#10;&quot;)&amp;CHAR(10) )" office:value-type="string" office:string-value="&#10;-E&#10;-xmp-DC:identifier=EASN_b3174308-00001&#10;-xmp-DC:title=博物新編 : [三集] = Bo wu xin bian : [san ji] v.7&#10;-xmp-DC:creator=&#10;-date=1851&#10;-xmp-DC:type=text&#10;-xmp-DC:type+=image&#10;-xmp-DC:format=book&#10;-xmp-DC:subject=Science&#10;-xmp-DC:subject+=Physics&#10;-xmp-DC:subject+=Astronomy&#10;-xmp-DC:subject+=Zoology&#10;-xmp-DC:coverage=[Xianfeng]|[咸豐]|Between 1851 and 1861&#10;-xmp-DC:publisher=惠愛醫館|Hui ai yi guan, [廣州]|[Guangzhou]&#10;-xmp-DC:source=&#10;-xmp-DC:Description=3&#10;-xmp-iptcCore:AltTextAccessibility=&#10;-xmp-DC:rights=Copyright in this material has expired. The work is in the public domain and can be used for any purpose. Please acknowledge the University of Melbourne Library as the source of this material.&#10;-xmp-xmpRights:Marked=0&#10;-xmp-xmpRights:Owner=&#10;-xmp-xmpRights:UsageTerms=&#10;-xmp-xmpRights:WebStatement=&#10;-xmp-cc:AttributionName=&#10;-xmp-cc:License=&#10;-xmp-cc:Permits=&#10;-xmp-cc:Requires=&#10;-xmp-cc:DeprecatedOn=&#10;-xmp-cc:Jurisdiction=&#10;-xmp-cc:MorePermissions=&#10;-xmp-prism:PublicationName=&#10;-xmp-prism:PublicationDateDate=1851&#10;-xmp-prism:AlternateTitleText=博物新編 = Bo wu xin bian&#10;-xmp-prism:Edition=&#10;-xmp-prism:SeriesNumber=&#10;-xmp-prism:SeriesTitle=西醫五種 = Xi yi wu zhong&#10;-xmp-prism:Volume=7&#10;-xmp-prism:IssueName=&#10;-xmp-prism:IssueIdentifier=&#10;-xmp-prism:Number=&#10;-xmp-prism:Number=&#10;-xmp-prism:VersionIdentifier=&#10;-xmp-prism:DOI=&#10;-xmp-prism:UrlUrl=&#10;-xmp-pur:Copyright=Copyright in this material has expired. The work is in the public domain and can be used for any purpose. Please acknowledge the University of Melbourne Library as the source of this material.&#10;-xmp-pur:CreditLine=&#10;-xmp-pur:EmbargoDate=&#10;-xmp-pur:Permissions=&#10;-xmp-pur:Restrictions=&#10;-xmp-pur:ReuseProhibited=&#10;-xmp-pur:RightsOwner=&#10;-xmp-pur:RightsAgent=&#10;-xmp-mwg-coll:Collections=[{CollectionName=Collection1|, Institution},{CollectionName=Collection8}]&#10;-xmp-mwg-rs:RegionAreaH=&#10;-xmp-mwg-rs:RegionAreaW=&#10;-xmp-mwg-rs:RegionAreaX=&#10;-xmp-mwg-rs:RegionAreaY=&#10;-xmp-xmpBJ:JobRefID=&#10;-xmp-DC:description=On double leaves, oriental style|西醫五種包括 : 全體新論, 博物新編, 西醫略論, 婦嬰新說, 內科新說 = Xi yi wu zhong bao kuo : Quan ti xin lun, Bo wu xin bian, Xi yi lue lun, Fu ying xin shuo, Nei ke xin shuo|Thomas Chong Collection. Gift of Dr Dorothy Chong and family, 1994&#10;" calcext:value-type="string">
            <text:p/>
            <text:p>-E</text:p>
            <text:p>-xmp-DC:identifier=EASN_b3174308-00001</text:p>
            <text:p>-xmp-DC:title=博物新編 : [三集] = Bo wu xin bian : [san ji] v.7</text:p>
            <text:p>-xmp-DC:creator=</text:p>
            <text:p>-date=1851</text:p>
            <text:p>-xmp-DC:type=text</text:p>
            <text:p>-xmp-DC:type+=image</text:p>
            <text:p>-xmp-DC:format=book</text:p>
            <text:p>-xmp-DC:subject=Science</text:p>
            <text:p>-xmp-DC:subject+=Physics</text:p>
            <text:p>-xmp-DC:subject+=Astronomy</text:p>
            <text:p>-xmp-DC:subject+=Zoology</text:p>
            <text:p>-xmp-DC:coverage=[Xianfeng]|[咸豐]|Between 1851 and 1861</text:p>
            <text:p>-xmp-DC:publisher=惠愛醫館|Hui ai yi guan, [廣州]|[Guangzhou]</text:p>
            <text:p>-xmp-DC:source=</text:p>
            <text:p>-xmp-DC:Description=3</text:p>
            <text:p>-xmp-iptcCore:AltTextAccessibility=</text:p>
            <text:p>-xmp-DC:rights=Copyright in this material has expired. The work is in the public domain and can be used for any purpose. Please acknowledge the University of Melbourne Library as the source of this material.</text:p>
            <text:p>-xmp-xmpRights:Marked=0</text:p>
            <text:p>-xmp-xmpRights:Owner=</text:p>
            <text:p>-xmp-xmpRights:UsageTerms=</text:p>
            <text:p>-xmp-xmpRights:WebStatement=</text:p>
            <text:p>-xmp-cc:AttributionName=</text:p>
            <text:p>-xmp-cc:License=</text:p>
            <text:p>-xmp-cc:Permits=</text:p>
            <text:p>-xmp-cc:Requires=</text:p>
            <text:p>-xmp-cc:DeprecatedOn=</text:p>
            <text:p>-xmp-cc:Jurisdiction=</text:p>
            <text:p>-xmp-cc:MorePermissions=</text:p>
            <text:p>-xmp-prism:PublicationName=</text:p>
            <text:p>-xmp-prism:PublicationDateDate=1851</text:p>
            <text:p>-xmp-prism:AlternateTitleText=博物新編 = Bo wu xin bian</text:p>
            <text:p>-xmp-prism:Edition=</text:p>
            <text:p>-xmp-prism:SeriesNumber=</text:p>
            <text:p>-xmp-prism:SeriesTitle=西醫五種 = Xi yi wu zhong</text:p>
            <text:p>-xmp-prism:Volume=7</text:p>
            <text:p>-xmp-prism:IssueName=</text:p>
            <text:p>-xmp-prism:IssueIdentifier=</text:p>
            <text:p>-xmp-prism:Number=</text:p>
            <text:p>-xmp-prism:Number=</text:p>
            <text:p>-xmp-prism:VersionIdentifier=</text:p>
            <text:p>-xmp-prism:DOI=</text:p>
            <text:p>-xmp-prism:UrlUrl=</text:p>
            <text:p>-xmp-pur:Copyright=Copyright in this material has expired. The work is in the public domain and can be used for any purpose. Please acknowledge the University of Melbourne Library as the source of this material.</text:p>
            <text:p>-xmp-pur:CreditLine=</text:p>
            <text:p>-xmp-pur:EmbargoDate=</text:p>
            <text:p>-xmp-pur:Permissions=</text:p>
            <text:p>-xmp-pur:Restrictions=</text:p>
            <text:p>-xmp-pur:ReuseProhibited=</text:p>
            <text:p>-xmp-pur:RightsOwner=</text:p>
            <text:p>-xmp-pur:RightsAgent=</text:p>
            <text:p>-xmp-mwg-coll:Collections=[{CollectionName=Collection1|, Institution},{CollectionName=Collection8}]</text:p>
            <text:p>-xmp-mwg-rs:RegionAreaH=</text:p>
            <text:p>-xmp-mwg-rs:RegionAreaW=</text:p>
            <text:p>-xmp-mwg-rs:RegionAreaX=</text:p>
            <text:p>-xmp-mwg-rs:RegionAreaY=</text:p>
            <text:p>-xmp-xmpBJ:JobRefID=</text:p>
            <text:p>-xmp-DC:description=On double leaves, oriental style|西醫五種包括 : 全體新論, 博物新編, 西醫略論, 婦嬰新說, 內科新說 = Xi yi wu zhong bao kuo : Quan ti xin lun, Bo wu xin bian, Xi yi lue lun, Fu ying xin shuo, Nei ke xin shuo|Thomas Chong Collection. Gift of Dr Dorothy Chong and family, 1994</text:p>
            <text:p/>
          </table:table-cell>
          <table:table-cell table:style-name="ce16" table:formula="of:=IF([$MyMetadata.B8]=&quot;&quot;;&quot;&quot;;[$MyMetadata.B8] )" office:value-type="string" office:string-value="b3174308-00001" calcext:value-type="string">
            <text:p>b3174308-00001</text:p>
          </table:table-cell>
          <table:table-cell table:style-name="ce3" table:formula="of:= IF([$MyMetadata.B8]=&quot;&quot;;&quot;&quot;;[$MyMetadata.A8]&amp;&quot;_&quot;&amp;[$MyMetadata.B8] )" office:value-type="string" office:string-value="EASN_b3174308-00001" calcext:value-type="string">
            <text:p>EASN_b3174308-00001</text:p>
          </table:table-cell>
          <table:table-cell table:style-name="ce3" table:formula="of:=IF([$MyMetadata.AQ8] =&quot;&quot;;&quot;&quot;;[$MyMetadata.AQ8] )" office:value-type="string" office:string-value="博物新編 : [三集] = Bo wu xin bian : [san ji] v.7" calcext:value-type="string">
            <text:p>博物新編 : [三集] = Bo wu xin bian : [san ji] v.7</text:p>
          </table:table-cell>
          <table:table-cell table:style-name="ce3" table:formula="of:= IF([$MyMetadata.H8]=&quot;&quot;;&quot;&quot;;[$MyMetadata.H8])">
            <text:p/>
          </table:table-cell>
          <table:table-cell table:style-name="ce3" table:formula="of:= IF([$MyMetadata.P8]=&quot;&quot;;&quot;&quot;;[$MyMetadata.P8])" office:value-type="string" office:string-value="1851" calcext:value-type="string">
            <text:p>1851</text:p>
          </table:table-cell>
          <table:table-cell table:style-name="ce3"/>
          <table:table-cell table:style-name="ce3" table:formula="of:=IF([$MyMetadata.AS8]=&quot;&quot;;&quot;&quot;;[$MyMetadata.AS8])" office:value-type="string" office:string-value="text|image" calcext:value-type="string">
            <text:p>text|image</text:p>
          </table:table-cell>
          <table:table-cell table:style-name="ce3" table:formula="of:=IF([$MyMetadata.U8]=&quot;&quot;;&quot;&quot;;[$MyMetadata.U8])" office:value-type="string" office:string-value="book" calcext:value-type="string">
            <text:p>book</text:p>
          </table:table-cell>
          <table:table-cell table:style-name="ce3" table:formula="of:=IF(AND([$MyMetadata.R8]=&quot;&quot;;[$MyMetadata.S8]=&quot;&quot;);&quot;&quot;;IF([$MyMetadata.R8]=&quot;&quot;;&quot;&quot;;SUBSTITUTE([$MyMetadata.R8];CHAR(10);&quot;&amp;#10;&quot;))&amp;IF(AND([$MyMetadata.R8]&gt;0;[$MyMetadata.S8]&gt;0);&quot;&amp;#10;&amp;#10;===================&amp;#10;      ABSTRACT&amp;#10;===================&amp;#10;&amp;#10;&quot;;&quot;&quot;)&amp;IF([$MyMetadata.S8]=&quot;&quot;;&quot;&quot;;SUBSTITUTE([$MyMetadata.S8];CHAR(10);&quot;&amp;#10;&quot;)))" office:value-type="string" office:string-value="On double leaves, oriental style|西醫五種包括 : 全體新論, 博物新編, 西醫略論, 婦嬰新說, 內科新說 = Xi yi wu zhong bao kuo : Quan ti xin lun, Bo wu xin bian, Xi yi lue lun, Fu ying xin shuo, Nei ke xin shuo|Thomas Chong Collection. Gift of Dr Dorothy Chong and family, 1994" calcext:value-type="string">
            <text:p>On double leaves, oriental style|西醫五種包括 : 全體新論, 博物新編, 西醫略論, 婦嬰新說, 內科新說 = Xi yi wu zhong bao kuo : Quan ti xin lun, Bo wu xin bian, Xi yi lue lun, Fu ying xin shuo, Nei ke xin shuo|Thomas Chong Collection. Gift of Dr Dorothy Chong and family, 1994</text:p>
          </table:table-cell>
          <table:table-cell table:style-name="ce3" table:formula="of:=IF(AND([$MyMetadata.AO8]=&quot;&quot;;[$MyMetadata.AP8]=&quot;&quot;);&quot;&quot;;IF([$MyMetadata.AO8]&gt;0;[$MyMetadata.AO8];IF([$MyMetadata.AP8]&gt;0;[$MyMetadata.AP8];&quot;&quot;)))" office:value-type="string" office:string-value="Science|Physics|Astronomy|Zoology" calcext:value-type="string">
            <text:p>Science|Physics|Astronomy|Zoology</text:p>
          </table:table-cell>
          <table:table-cell table:style-name="ce3" table:formula="of:=IF([$MyMetadata.L8]=&quot;&quot;;&quot;&quot;;[$MyMetadata.L8])" office:value-type="string" office:string-value="[Xianfeng]|[咸豐]|Between 1851 and 1861" calcext:value-type="string">
            <text:p>[Xianfeng]|[咸豐]|Between 1851 and 1861</text:p>
          </table:table-cell>
          <table:table-cell table:style-name="ce3" table:formula="of:=IF([$MyMetadata.AC8]=&quot;&quot;;&quot;&quot;;[$MyMetadata.AC8]&amp;IF([$MyMetadata.BO8]=&quot;&quot;;&quot;&quot;;&quot;, &quot;&amp;[$MyMetadata.BO8]))" office:value-type="string" office:string-value="惠愛醫館|Hui ai yi guan, [廣州]|[Guangzhou]" calcext:value-type="string">
            <text:p>惠愛醫館|Hui ai yi guan, [廣州]|[Guangzhou]</text:p>
          </table:table-cell>
          <table:table-cell table:style-name="ce3" table:formula="of:=IF([$MyMetadata.AM8]=&quot;&quot;;&quot;&quot;;[$MyMetadata.AM8])">
            <text:p/>
          </table:table-cell>
          <table:table-cell table:style-name="ce3"/>
          <table:table-cell table:style-name="ce14"/>
          <table:table-cell table:style-name="ce23" table:formula="of:=IF([$MyMetadata.AJ8]=&quot;&quot;;&quot;&quot;;[$MyMetadata.AJ8])" office:value-type="string" office:string-value="Copyright in this material has expired. The work is in the public domain and can be used for any purpose. Please acknowledge the University of Melbourne Library as the source of this material." calcext:value-type="string">
            <text:p>Copyright in this material has expired. The work is in the public domain and can be used for any purpose. Please acknowledge the University of Melbourne Library as the source of this material.</text:p>
          </table:table-cell>
          <table:table-cell table:style-name="ce23" table:formula="of:=IF([$MyMetadata.BR8]=&quot;&quot;;&quot;&quot;;[$MyMetadata.BR8])" office:value-type="string" office:string-value="0" calcext:value-type="string">
            <text:p>0</text:p>
          </table:table-cell>
          <table:table-cell table:style-name="ce23" table:formula="of:=IF([$MyMetadata.BS8]=&quot;&quot;;&quot;&quot;;[$MyMetadata.BS8])">
            <text:p/>
          </table:table-cell>
          <table:table-cell table:style-name="ce23" table:formula="of:=IF([$MyMetadata.BT8]=&quot;&quot;;&quot;&quot;;[$MyMetadata.BT8])">
            <text:p/>
          </table:table-cell>
          <table:table-cell table:style-name="ce23"/>
          <table:table-cell table:style-name="ce23" table:formula="of:=IF([$MyMetadata.BU8]=&quot;&quot;;&quot;&quot;;[$MyMetadata.BU8])">
            <text:p/>
          </table:table-cell>
          <table:table-cell table:style-name="ce23" table:formula="of:=IF([$MyMetadata.BV8]=&quot;&quot;;&quot;&quot;;[$MyMetadata.BV8])">
            <text:p/>
          </table:table-cell>
          <table:table-cell table:style-name="ce23" table:number-columns-repeated="6"/>
          <table:table-cell table:style-name="ce23" table:formula="of:= IF([$MyMetadata.P8]=&quot;&quot;;&quot;&quot;;[$MyMetadata.P8])" office:value-type="string" office:string-value="1851" calcext:value-type="string">
            <text:p>1851</text:p>
          </table:table-cell>
          <table:table-cell table:style-name="ce23" table:formula="of:= IF([$MyMetadata.AR8]=&quot;&quot;;&quot;&quot;;[$MyMetadata.AR8])" office:value-type="string" office:string-value="博物新編 = Bo wu xin bian" calcext:value-type="string">
            <text:p>博物新編 = Bo wu xin bian</text:p>
          </table:table-cell>
          <table:table-cell table:style-name="ce23" table:formula="of:= IF([$MyMetadata.BN8]=&quot;&quot;;&quot;&quot;;[$MyMetadata.BN8])">
            <text:p/>
          </table:table-cell>
          <table:table-cell table:style-name="ce23"/>
          <table:table-cell table:style-name="ce23" table:formula="of:= IF([$MyMetadata.AF8]=&quot;&quot;;&quot;&quot;;[$MyMetadata.AF8])" office:value-type="string" office:string-value="西醫五種 = Xi yi wu zhong" calcext:value-type="string">
            <text:p>西醫五種 = Xi yi wu zhong</text:p>
          </table:table-cell>
          <table:table-cell table:style-name="ce23" table:formula="of:= IF([$MyMetadata.BJ8]=&quot;&quot;;&quot;&quot;;[$MyMetadata.BJ8])" office:value-type="string" office:string-value="7" calcext:value-type="string">
            <text:p>7</text:p>
          </table:table-cell>
          <table:table-cell table:style-name="ce23" table:formula="of:= IF([$MyMetadata.BH8]=&quot;&quot;;&quot;&quot;;[$MyMetadata.BH8])">
            <text:p/>
          </table:table-cell>
          <table:table-cell table:style-name="ce23" table:number-columns-repeated="2"/>
          <table:table-cell table:style-name="ce23" table:formula="of:= IF([$MyMetadata.BI8]=&quot;&quot;;&quot;&quot;;[$MyMetadata.BI8])">
            <text:p/>
          </table:table-cell>
          <table:table-cell table:style-name="ce23" table:number-columns-repeated="3"/>
          <table:table-cell table:style-name="ce23" table:formula="of:=IF([$MyMetadata.AJ8]=&quot;&quot;;&quot;&quot;;[$MyMetadata.AJ8])" office:value-type="string" office:string-value="Copyright in this material has expired. The work is in the public domain and can be used for any purpose. Please acknowledge the University of Melbourne Library as the source of this material." calcext:value-type="string">
            <text:p>Copyright in this material has expired. The work is in the public domain and can be used for any purpose. Please acknowledge the University of Melbourne Library as the source of this material.</text:p>
          </table:table-cell>
          <table:table-cell table:style-name="ce23" table:number-columns-repeated="7"/>
          <table:table-cell table:style-name="ce23" office:value-type="string" calcext:value-type="string">
            <text:p>Collection1, Institution|Collection8</text:p>
          </table:table-cell>
          <table:table-cell table:style-name="ce23" table:number-columns-repeated="5"/>
          <table:table-cell table:number-columns-repeated="16328"/>
        </table:table-row>
        <table:table-row table:style-name="ro3">
          <table:table-cell table:style-name="ce3" table:formula="of:=IF([.B10]=&quot;&quot;;&quot;&quot;; CHAR(10)&amp;&quot;-E&quot;&amp;CHAR(10)&amp;&quot;-xmp-DC:identifier=&quot;&amp;[.C10]&amp;CHAR(10)&amp;&quot;-xmp-DC:title=&quot;&amp;[.D10]&amp;CHAR(10)&amp;&quot;-xmp-DC:creator=&quot;&amp;SUBSTITUTE([.E10];&quot;|&quot;;CHAR(10)&amp;&quot;-xmp-DC:creator+=&quot;)&amp;CHAR(10)&amp;&quot;-date=&quot;&amp;IF(ISBLANK([.G10]);[.F10];[.G10])&amp;CHAR(10)&amp;&quot;-xmp-DC:type=&quot;&amp;SUBSTITUTE([.H10];&quot;|&quot;;CHAR(10)&amp;&quot;-xmp-DC:type+=&quot;)&amp;CHAR(10)&amp;&quot;-xmp-DC:format=&quot;&amp;SUBSTITUTE([.I10];&quot;|&quot;;CHAR(10)&amp;&quot;-xmp-DC:format+=&quot;)&amp;CHAR(10)&amp;&quot;-xmp-DC:subject=&quot;&amp;SUBSTITUTE([.K10];&quot;|&quot;;CHAR(10)&amp;&quot;-xmp-DC:subject+=&quot;)&amp;CHAR(10)&amp;&quot;-xmp-DC:coverage=&quot;&amp;[.L10]&amp;CHAR(10)&amp;&quot;-xmp-DC:publisher=&quot;&amp;[.M10]&amp;CHAR(10)&amp;&quot;-xmp-DC:source=&quot;&amp;[.N10]&amp;CHAR(10)&amp;&quot;-xmp-DC:Description=&quot;&amp;3&amp;CHAR(10)&amp;&quot;-xmp-iptcCore:AltTextAccessibility=&quot;&amp;[.P10]&amp;CHAR(10)&amp;&quot;-xmp-DC:rights=&quot;&amp;[.Q10]&amp;CHAR(10)&amp;&quot;-xmp-xmpRights:Marked=&quot;&amp;[.R10]&amp;CHAR(10)&amp;&quot;-xmp-xmpRights:Owner=&quot;&amp;[.S10]&amp;CHAR(10)&amp;&quot;-xmp-xmpRights:UsageTerms=&quot;&amp;[.T10]&amp;CHAR(10)&amp;&quot;-xmp-xmpRights:WebStatement=&quot;&amp;[.U10]&amp;CHAR(10)&amp;&quot;-xmp-cc:AttributionName=&quot;&amp;[.V10]&amp;CHAR(10)&amp;&quot;-xmp-cc:License=&quot;&amp;[.W10]&amp;CHAR(10)&amp;&quot;-xmp-cc:Permits=&quot;&amp;[.X10]&amp;CHAR(10)&amp;&quot;-xmp-cc:Requires=&quot;&amp;[.Y10]&amp;CHAR(10)&amp;&quot;-xmp-cc:DeprecatedOn=&quot;&amp;[.Z10]&amp;CHAR(10)&amp;&quot;-xmp-cc:Jurisdiction=&quot;&amp;[.AA10]&amp;CHAR(10)&amp;&quot;-xmp-cc:MorePermissions=&quot;&amp;[.AB10]&amp;CHAR(10)&amp;&quot;-xmp-prism:PublicationName=&quot;&amp;[.AC10]&amp;CHAR(10)&amp;&quot;-xmp-prism:PublicationDateDate=&quot;&amp;[.AD10]&amp;CHAR(10)&amp;&quot;-xmp-prism:AlternateTitleText=&quot;&amp;[.AE10]&amp;CHAR(10)&amp;&quot;-xmp-prism:Edition=&quot;&amp;[.AF10]&amp;CHAR(10)&amp;&quot;-xmp-prism:SeriesNumber=&quot;&amp;[.AG10]&amp;CHAR(10)&amp;&quot;-xmp-prism:SeriesTitle=&quot;&amp;[.AH10]&amp;CHAR(10)&amp;&quot;-xmp-prism:Volume=&quot;&amp;[.AI10]&amp;CHAR(10)&amp;&quot;-xmp-prism:IssueName=&quot;&amp;[.AJ10]&amp;CHAR(10)&amp;&quot;-xmp-prism:IssueIdentifier=&quot;&amp;[.AK10]&amp;CHAR(10)&amp;&quot;-xmp-prism:Number=&quot;&amp;[.AL10]&amp;CHAR(10)&amp;&quot;-xmp-prism:Number=&quot;&amp;[.AM10]&amp;CHAR(10)&amp;&quot;-xmp-prism:VersionIdentifier=&quot;&amp;[.AN10]&amp;CHAR(10)&amp;&quot;-xmp-prism:DOI=&quot;&amp;[.AO10]&amp;CHAR(10)&amp;&quot;-xmp-prism:UrlUrl=&quot;&amp;[.AP10]&amp;CHAR(10)&amp;&quot;-xmp-pur:Copyright=&quot;&amp;[.AQ10]&amp;CHAR(10)&amp;&quot;-xmp-pur:CreditLine=&quot;&amp;[.AR10]&amp;CHAR(10)&amp;&quot;-xmp-pur:EmbargoDate=&quot;&amp;[.AS10]&amp;CHAR(10)&amp;&quot;-xmp-pur:Permissions=&quot;&amp;[.AT10]&amp;CHAR(10)&amp;&quot;-xmp-pur:Restrictions=&quot;&amp;[.AU10]&amp;CHAR(10)&amp;&quot;-xmp-pur:ReuseProhibited=&quot;&amp;[.AV10]&amp;CHAR(10)&amp;&quot;-xmp-pur:RightsOwner=&quot;&amp;[.AW10]&amp;CHAR(10)&amp;&quot;-xmp-pur:RightsAgent=&quot;&amp;[.AX10]&amp;CHAR(10)&amp;&quot;-xmp-mwg-coll:Collections=[{CollectionName=&quot;&amp;SUBSTITUTE(SUBSTITUTE(SUBSTITUTE([.AY10];&quot;,&quot;;&quot;,,&quot;);&quot;|&quot;;&quot;},{CollectionName=&quot;);&quot;,,&quot;;&quot;|,&quot;)&amp;&quot;}]&quot;&amp;CHAR(10)&amp;&quot;-xmp-mwg-rs:RegionAreaH=&quot;&amp;[.AZ10]&amp;CHAR(10)&amp;&quot;-xmp-mwg-rs:RegionAreaW=&quot;&amp;[.BA10]&amp;CHAR(10)&amp;&quot;-xmp-mwg-rs:RegionAreaX=&quot;&amp;[.BB10]&amp;CHAR(10)&amp;&quot;-xmp-mwg-rs:RegionAreaY=&quot;&amp;[.BC10]&amp;CHAR(10)&amp;&quot;-xmp-xmpBJ:JobRefID=&quot;&amp;[.BD10]&amp;CHAR(10)&amp;&quot;-xmp-DC:description=&quot;&amp;SUBSTITUTE([.J10];CHAR(10);&quot;&amp;#10;&quot;)&amp;CHAR(10) )" office:value-type="string" office:string-value="&#10;-E&#10;-xmp-DC:identifier=EASN_b3174308-00002&#10;-xmp-DC:title=博物新編 : [三集] = Bo wu xin bian : [san ji] v.8&#10;-xmp-DC:creator=&#10;-date=1851&#10;-xmp-DC:type=text&#10;-xmp-DC:type+=image&#10;-xmp-DC:format=book&#10;-xmp-DC:subject=Science&#10;-xmp-DC:subject+=Physics&#10;-xmp-DC:subject+=Astronomy&#10;-xmp-DC:subject+=Zoology&#10;-xmp-DC:coverage=[Xianfeng]|[咸豐]|Between 1851 and 1861&#10;-xmp-DC:publisher=惠愛醫館|Hui ai yi guan, [廣州]|[Guangzhou]&#10;-xmp-DC:source=&#10;-xmp-DC:Description=3&#10;-xmp-iptcCore:AltTextAccessibility=&#10;-xmp-DC:rights=Copyright in this material has expired. The work is in the public domain and can be used for any purpose. Please acknowledge the University of Melbourne Library as the source of this material.&#10;-xmp-xmpRights:Marked=0&#10;-xmp-xmpRights:Owner=&#10;-xmp-xmpRights:UsageTerms=&#10;-xmp-xmpRights:WebStatement=&#10;-xmp-cc:AttributionName=&#10;-xmp-cc:License=&#10;-xmp-cc:Permits=&#10;-xmp-cc:Requires=&#10;-xmp-cc:DeprecatedOn=&#10;-xmp-cc:Jurisdiction=&#10;-xmp-cc:MorePermissions=&#10;-xmp-prism:PublicationName=&#10;-xmp-prism:PublicationDateDate=1851&#10;-xmp-prism:AlternateTitleText=博物新編 = Bo wu xin bian&#10;-xmp-prism:Edition=&#10;-xmp-prism:SeriesNumber=&#10;-xmp-prism:SeriesTitle=西醫五種 = Xi yi wu zhong&#10;-xmp-prism:Volume=8&#10;-xmp-prism:IssueName=&#10;-xmp-prism:IssueIdentifier=&#10;-xmp-prism:Number=&#10;-xmp-prism:Number=&#10;-xmp-prism:VersionIdentifier=&#10;-xmp-prism:DOI=&#10;-xmp-prism:UrlUrl=&#10;-xmp-pur:Copyright=Copyright in this material has expired. The work is in the public domain and can be used for any purpose. Please acknowledge the University of Melbourne Library as the source of this material.&#10;-xmp-pur:CreditLine=&#10;-xmp-pur:EmbargoDate=&#10;-xmp-pur:Permissions=&#10;-xmp-pur:Restrictions=&#10;-xmp-pur:ReuseProhibited=&#10;-xmp-pur:RightsOwner=&#10;-xmp-pur:RightsAgent=&#10;-xmp-mwg-coll:Collections=[{CollectionName=Collection1|, Institution},{CollectionName=Collection9}]&#10;-xmp-mwg-rs:RegionAreaH=&#10;-xmp-mwg-rs:RegionAreaW=&#10;-xmp-mwg-rs:RegionAreaX=&#10;-xmp-mwg-rs:RegionAreaY=&#10;-xmp-xmpBJ:JobRefID=&#10;-xmp-DC:description=On double leaves, oriental style|西醫五種包括 : 全體新論, 博物新編, 西醫略論, 婦嬰新說, 內科新說 = Xi yi wu zhong bao kuo : Quan ti xin lun, Bo wu xin bian, Xi yi lue lun, Fu ying xin shuo, Nei ke xin shuo|Thomas Chong Collection. Gift of Dr Dorothy Chong and family, 1994&#10;" calcext:value-type="string">
            <text:p/>
            <text:p>-E</text:p>
            <text:p>-xmp-DC:identifier=EASN_b3174308-00002</text:p>
            <text:p>-xmp-DC:title=博物新編 : [三集] = Bo wu xin bian : [san ji] v.8</text:p>
            <text:p>-xmp-DC:creator=</text:p>
            <text:p>-date=1851</text:p>
            <text:p>-xmp-DC:type=text</text:p>
            <text:p>-xmp-DC:type+=image</text:p>
            <text:p>-xmp-DC:format=book</text:p>
            <text:p>-xmp-DC:subject=Science</text:p>
            <text:p>-xmp-DC:subject+=Physics</text:p>
            <text:p>-xmp-DC:subject+=Astronomy</text:p>
            <text:p>-xmp-DC:subject+=Zoology</text:p>
            <text:p>-xmp-DC:coverage=[Xianfeng]|[咸豐]|Between 1851 and 1861</text:p>
            <text:p>-xmp-DC:publisher=惠愛醫館|Hui ai yi guan, [廣州]|[Guangzhou]</text:p>
            <text:p>-xmp-DC:source=</text:p>
            <text:p>-xmp-DC:Description=3</text:p>
            <text:p>-xmp-iptcCore:AltTextAccessibility=</text:p>
            <text:p>-xmp-DC:rights=Copyright in this material has expired. The work is in the public domain and can be used for any purpose. Please acknowledge the University of Melbourne Library as the source of this material.</text:p>
            <text:p>-xmp-xmpRights:Marked=0</text:p>
            <text:p>-xmp-xmpRights:Owner=</text:p>
            <text:p>-xmp-xmpRights:UsageTerms=</text:p>
            <text:p>-xmp-xmpRights:WebStatement=</text:p>
            <text:p>-xmp-cc:AttributionName=</text:p>
            <text:p>-xmp-cc:License=</text:p>
            <text:p>-xmp-cc:Permits=</text:p>
            <text:p>-xmp-cc:Requires=</text:p>
            <text:p>-xmp-cc:DeprecatedOn=</text:p>
            <text:p>-xmp-cc:Jurisdiction=</text:p>
            <text:p>-xmp-cc:MorePermissions=</text:p>
            <text:p>-xmp-prism:PublicationName=</text:p>
            <text:p>-xmp-prism:PublicationDateDate=1851</text:p>
            <text:p>-xmp-prism:AlternateTitleText=博物新編 = Bo wu xin bian</text:p>
            <text:p>-xmp-prism:Edition=</text:p>
            <text:p>-xmp-prism:SeriesNumber=</text:p>
            <text:p>-xmp-prism:SeriesTitle=西醫五種 = Xi yi wu zhong</text:p>
            <text:p>-xmp-prism:Volume=8</text:p>
            <text:p>-xmp-prism:IssueName=</text:p>
            <text:p>-xmp-prism:IssueIdentifier=</text:p>
            <text:p>-xmp-prism:Number=</text:p>
            <text:p>-xmp-prism:Number=</text:p>
            <text:p>-xmp-prism:VersionIdentifier=</text:p>
            <text:p>-xmp-prism:DOI=</text:p>
            <text:p>-xmp-prism:UrlUrl=</text:p>
            <text:p>-xmp-pur:Copyright=Copyright in this material has expired. The work is in the public domain and can be used for any purpose. Please acknowledge the University of Melbourne Library as the source of this material.</text:p>
            <text:p>-xmp-pur:CreditLine=</text:p>
            <text:p>-xmp-pur:EmbargoDate=</text:p>
            <text:p>-xmp-pur:Permissions=</text:p>
            <text:p>-xmp-pur:Restrictions=</text:p>
            <text:p>-xmp-pur:ReuseProhibited=</text:p>
            <text:p>-xmp-pur:RightsOwner=</text:p>
            <text:p>-xmp-pur:RightsAgent=</text:p>
            <text:p>-xmp-mwg-coll:Collections=[{CollectionName=Collection1|, Institution},{CollectionName=Collection9}]</text:p>
            <text:p>-xmp-mwg-rs:RegionAreaH=</text:p>
            <text:p>-xmp-mwg-rs:RegionAreaW=</text:p>
            <text:p>-xmp-mwg-rs:RegionAreaX=</text:p>
            <text:p>-xmp-mwg-rs:RegionAreaY=</text:p>
            <text:p>-xmp-xmpBJ:JobRefID=</text:p>
            <text:p>-xmp-DC:description=On double leaves, oriental style|西醫五種包括 : 全體新論, 博物新編, 西醫略論, 婦嬰新說, 內科新說 = Xi yi wu zhong bao kuo : Quan ti xin lun, Bo wu xin bian, Xi yi lue lun, Fu ying xin shuo, Nei ke xin shuo|Thomas Chong Collection. Gift of Dr Dorothy Chong and family, 1994</text:p>
            <text:p/>
          </table:table-cell>
          <table:table-cell table:style-name="ce16" table:formula="of:=IF([$MyMetadata.B9]=&quot;&quot;;&quot;&quot;;[$MyMetadata.B9] )" office:value-type="string" office:string-value="b3174308-00002" calcext:value-type="string">
            <text:p>b3174308-00002</text:p>
          </table:table-cell>
          <table:table-cell table:style-name="ce3" table:formula="of:= IF([$MyMetadata.B9]=&quot;&quot;;&quot;&quot;;[$MyMetadata.A9]&amp;&quot;_&quot;&amp;[$MyMetadata.B9] )" office:value-type="string" office:string-value="EASN_b3174308-00002" calcext:value-type="string">
            <text:p>EASN_b3174308-00002</text:p>
          </table:table-cell>
          <table:table-cell table:style-name="ce3" table:formula="of:=IF([$MyMetadata.AQ9] =&quot;&quot;;&quot;&quot;;[$MyMetadata.AQ9] )" office:value-type="string" office:string-value="博物新編 : [三集] = Bo wu xin bian : [san ji] v.8" calcext:value-type="string">
            <text:p>博物新編 : [三集] = Bo wu xin bian : [san ji] v.8</text:p>
          </table:table-cell>
          <table:table-cell table:style-name="ce3" table:formula="of:= IF([$MyMetadata.H9]=&quot;&quot;;&quot;&quot;;[$MyMetadata.H9])">
            <text:p/>
          </table:table-cell>
          <table:table-cell table:style-name="ce3" table:formula="of:= IF([$MyMetadata.P9]=&quot;&quot;;&quot;&quot;;[$MyMetadata.P9])" office:value-type="string" office:string-value="1851" calcext:value-type="string">
            <text:p>1851</text:p>
          </table:table-cell>
          <table:table-cell table:style-name="ce3"/>
          <table:table-cell table:style-name="ce3" table:formula="of:=IF([$MyMetadata.AS9]=&quot;&quot;;&quot;&quot;;[$MyMetadata.AS9])" office:value-type="string" office:string-value="text|image" calcext:value-type="string">
            <text:p>text|image</text:p>
          </table:table-cell>
          <table:table-cell table:style-name="ce3" table:formula="of:=IF([$MyMetadata.U9]=&quot;&quot;;&quot;&quot;;[$MyMetadata.U9])" office:value-type="string" office:string-value="book" calcext:value-type="string">
            <text:p>book</text:p>
          </table:table-cell>
          <table:table-cell table:style-name="ce3" table:formula="of:=IF(AND([$MyMetadata.R9]=&quot;&quot;;[$MyMetadata.S9]=&quot;&quot;);&quot;&quot;;IF([$MyMetadata.R9]=&quot;&quot;;&quot;&quot;;SUBSTITUTE([$MyMetadata.R9];CHAR(10);&quot;&amp;#10;&quot;))&amp;IF(AND([$MyMetadata.R9]&gt;0;[$MyMetadata.S9]&gt;0);&quot;&amp;#10;&amp;#10;===================&amp;#10;      ABSTRACT&amp;#10;===================&amp;#10;&amp;#10;&quot;;&quot;&quot;)&amp;IF([$MyMetadata.S9]=&quot;&quot;;&quot;&quot;;SUBSTITUTE([$MyMetadata.S9];CHAR(10);&quot;&amp;#10;&quot;)))" office:value-type="string" office:string-value="On double leaves, oriental style|西醫五種包括 : 全體新論, 博物新編, 西醫略論, 婦嬰新說, 內科新說 = Xi yi wu zhong bao kuo : Quan ti xin lun, Bo wu xin bian, Xi yi lue lun, Fu ying xin shuo, Nei ke xin shuo|Thomas Chong Collection. Gift of Dr Dorothy Chong and family, 1994" calcext:value-type="string">
            <text:p>On double leaves, oriental style|西醫五種包括 : 全體新論, 博物新編, 西醫略論, 婦嬰新說, 內科新說 = Xi yi wu zhong bao kuo : Quan ti xin lun, Bo wu xin bian, Xi yi lue lun, Fu ying xin shuo, Nei ke xin shuo|Thomas Chong Collection. Gift of Dr Dorothy Chong and family, 1994</text:p>
          </table:table-cell>
          <table:table-cell table:style-name="ce3" table:formula="of:=IF(AND([$MyMetadata.AO9]=&quot;&quot;;[$MyMetadata.AP9]=&quot;&quot;);&quot;&quot;;IF([$MyMetadata.AO9]&gt;0;[$MyMetadata.AO9];IF([$MyMetadata.AP9]&gt;0;[$MyMetadata.AP9];&quot;&quot;)))" office:value-type="string" office:string-value="Science|Physics|Astronomy|Zoology" calcext:value-type="string">
            <text:p>Science|Physics|Astronomy|Zoology</text:p>
          </table:table-cell>
          <table:table-cell table:style-name="ce3" table:formula="of:=IF([$MyMetadata.L9]=&quot;&quot;;&quot;&quot;;[$MyMetadata.L9])" office:value-type="string" office:string-value="[Xianfeng]|[咸豐]|Between 1851 and 1861" calcext:value-type="string">
            <text:p>[Xianfeng]|[咸豐]|Between 1851 and 1861</text:p>
          </table:table-cell>
          <table:table-cell table:style-name="ce3" table:formula="of:=IF([$MyMetadata.AC9]=&quot;&quot;;&quot;&quot;;[$MyMetadata.AC9]&amp;IF([$MyMetadata.BO9]=&quot;&quot;;&quot;&quot;;&quot;, &quot;&amp;[$MyMetadata.BO9]))" office:value-type="string" office:string-value="惠愛醫館|Hui ai yi guan, [廣州]|[Guangzhou]" calcext:value-type="string">
            <text:p>惠愛醫館|Hui ai yi guan, [廣州]|[Guangzhou]</text:p>
          </table:table-cell>
          <table:table-cell table:style-name="ce3" table:formula="of:=IF([$MyMetadata.AM9]=&quot;&quot;;&quot;&quot;;[$MyMetadata.AM9])">
            <text:p/>
          </table:table-cell>
          <table:table-cell table:style-name="ce3"/>
          <table:table-cell table:style-name="ce14"/>
          <table:table-cell table:style-name="ce23" table:formula="of:=IF([$MyMetadata.AJ9]=&quot;&quot;;&quot;&quot;;[$MyMetadata.AJ9])" office:value-type="string" office:string-value="Copyright in this material has expired. The work is in the public domain and can be used for any purpose. Please acknowledge the University of Melbourne Library as the source of this material." calcext:value-type="string">
            <text:p>Copyright in this material has expired. The work is in the public domain and can be used for any purpose. Please acknowledge the University of Melbourne Library as the source of this material.</text:p>
          </table:table-cell>
          <table:table-cell table:style-name="ce23" table:formula="of:=IF([$MyMetadata.BR9]=&quot;&quot;;&quot;&quot;;[$MyMetadata.BR9])" office:value-type="string" office:string-value="0" calcext:value-type="string">
            <text:p>0</text:p>
          </table:table-cell>
          <table:table-cell table:style-name="ce23" table:formula="of:=IF([$MyMetadata.BS9]=&quot;&quot;;&quot;&quot;;[$MyMetadata.BS9])">
            <text:p/>
          </table:table-cell>
          <table:table-cell table:style-name="ce23" table:formula="of:=IF([$MyMetadata.BT9]=&quot;&quot;;&quot;&quot;;[$MyMetadata.BT9])">
            <text:p/>
          </table:table-cell>
          <table:table-cell table:style-name="ce23"/>
          <table:table-cell table:style-name="ce23" table:formula="of:=IF([$MyMetadata.BU9]=&quot;&quot;;&quot;&quot;;[$MyMetadata.BU9])">
            <text:p/>
          </table:table-cell>
          <table:table-cell table:style-name="ce23" table:formula="of:=IF([$MyMetadata.BV9]=&quot;&quot;;&quot;&quot;;[$MyMetadata.BV9])">
            <text:p/>
          </table:table-cell>
          <table:table-cell table:style-name="ce23" table:number-columns-repeated="6"/>
          <table:table-cell table:style-name="ce23" table:formula="of:= IF([$MyMetadata.P9]=&quot;&quot;;&quot;&quot;;[$MyMetadata.P9])" office:value-type="string" office:string-value="1851" calcext:value-type="string">
            <text:p>1851</text:p>
          </table:table-cell>
          <table:table-cell table:style-name="ce23" table:formula="of:= IF([$MyMetadata.AR9]=&quot;&quot;;&quot;&quot;;[$MyMetadata.AR9])" office:value-type="string" office:string-value="博物新編 = Bo wu xin bian" calcext:value-type="string">
            <text:p>博物新編 = Bo wu xin bian</text:p>
          </table:table-cell>
          <table:table-cell table:style-name="ce23" table:formula="of:= IF([$MyMetadata.BN9]=&quot;&quot;;&quot;&quot;;[$MyMetadata.BN9])">
            <text:p/>
          </table:table-cell>
          <table:table-cell table:style-name="ce23"/>
          <table:table-cell table:style-name="ce23" table:formula="of:= IF([$MyMetadata.AF9]=&quot;&quot;;&quot;&quot;;[$MyMetadata.AF9])" office:value-type="string" office:string-value="西醫五種 = Xi yi wu zhong" calcext:value-type="string">
            <text:p>西醫五種 = Xi yi wu zhong</text:p>
          </table:table-cell>
          <table:table-cell table:style-name="ce23" table:formula="of:= IF([$MyMetadata.BJ9]=&quot;&quot;;&quot;&quot;;[$MyMetadata.BJ9])" office:value-type="string" office:string-value="8" calcext:value-type="string">
            <text:p>8</text:p>
          </table:table-cell>
          <table:table-cell table:style-name="ce23" table:formula="of:= IF([$MyMetadata.BH9]=&quot;&quot;;&quot;&quot;;[$MyMetadata.BH9])">
            <text:p/>
          </table:table-cell>
          <table:table-cell table:style-name="ce23" table:number-columns-repeated="2"/>
          <table:table-cell table:style-name="ce23" table:formula="of:= IF([$MyMetadata.BI9]=&quot;&quot;;&quot;&quot;;[$MyMetadata.BI9])">
            <text:p/>
          </table:table-cell>
          <table:table-cell table:style-name="ce23" table:number-columns-repeated="3"/>
          <table:table-cell table:style-name="ce23" table:formula="of:=IF([$MyMetadata.AJ9]=&quot;&quot;;&quot;&quot;;[$MyMetadata.AJ9])" office:value-type="string" office:string-value="Copyright in this material has expired. The work is in the public domain and can be used for any purpose. Please acknowledge the University of Melbourne Library as the source of this material." calcext:value-type="string">
            <text:p>Copyright in this material has expired. The work is in the public domain and can be used for any purpose. Please acknowledge the University of Melbourne Library as the source of this material.</text:p>
          </table:table-cell>
          <table:table-cell table:style-name="ce23" table:number-columns-repeated="7"/>
          <table:table-cell table:style-name="ce23" office:value-type="string" calcext:value-type="string">
            <text:p>Collection1, Institution|Collection9</text:p>
          </table:table-cell>
          <table:table-cell table:style-name="ce23" table:number-columns-repeated="5"/>
          <table:table-cell table:number-columns-repeated="16328"/>
        </table:table-row>
        <table:table-row table:style-name="ro3">
          <table:table-cell table:style-name="ce3" table:formula="of:=IF([.B11]=&quot;&quot;;&quot;&quot;; CHAR(10)&amp;&quot;-E&quot;&amp;CHAR(10)&amp;&quot;-xmp-DC:identifier=&quot;&amp;[.C11]&amp;CHAR(10)&amp;&quot;-xmp-DC:title=&quot;&amp;[.D11]&amp;CHAR(10)&amp;&quot;-xmp-DC:creator=&quot;&amp;SUBSTITUTE([.E11];&quot;|&quot;;CHAR(10)&amp;&quot;-xmp-DC:creator+=&quot;)&amp;CHAR(10)&amp;&quot;-date=&quot;&amp;IF(ISBLANK([.G11]);[.F11];[.G11])&amp;CHAR(10)&amp;&quot;-xmp-DC:type=&quot;&amp;SUBSTITUTE([.H11];&quot;|&quot;;CHAR(10)&amp;&quot;-xmp-DC:type+=&quot;)&amp;CHAR(10)&amp;&quot;-xmp-DC:format=&quot;&amp;SUBSTITUTE([.I11];&quot;|&quot;;CHAR(10)&amp;&quot;-xmp-DC:format+=&quot;)&amp;CHAR(10)&amp;&quot;-xmp-DC:subject=&quot;&amp;SUBSTITUTE([.K11];&quot;|&quot;;CHAR(10)&amp;&quot;-xmp-DC:subject+=&quot;)&amp;CHAR(10)&amp;&quot;-xmp-DC:coverage=&quot;&amp;[.L11]&amp;CHAR(10)&amp;&quot;-xmp-DC:publisher=&quot;&amp;[.M11]&amp;CHAR(10)&amp;&quot;-xmp-DC:source=&quot;&amp;[.N11]&amp;CHAR(10)&amp;&quot;-xmp-DC:Description=&quot;&amp;3&amp;CHAR(10)&amp;&quot;-xmp-iptcCore:AltTextAccessibility=&quot;&amp;[.P11]&amp;CHAR(10)&amp;&quot;-xmp-DC:rights=&quot;&amp;[.Q11]&amp;CHAR(10)&amp;&quot;-xmp-xmpRights:Marked=&quot;&amp;[.R11]&amp;CHAR(10)&amp;&quot;-xmp-xmpRights:Owner=&quot;&amp;[.S11]&amp;CHAR(10)&amp;&quot;-xmp-xmpRights:UsageTerms=&quot;&amp;[.T11]&amp;CHAR(10)&amp;&quot;-xmp-xmpRights:WebStatement=&quot;&amp;[.U11]&amp;CHAR(10)&amp;&quot;-xmp-cc:AttributionName=&quot;&amp;[.V11]&amp;CHAR(10)&amp;&quot;-xmp-cc:License=&quot;&amp;[.W11]&amp;CHAR(10)&amp;&quot;-xmp-cc:Permits=&quot;&amp;[.X11]&amp;CHAR(10)&amp;&quot;-xmp-cc:Requires=&quot;&amp;[.Y11]&amp;CHAR(10)&amp;&quot;-xmp-cc:DeprecatedOn=&quot;&amp;[.Z11]&amp;CHAR(10)&amp;&quot;-xmp-cc:Jurisdiction=&quot;&amp;[.AA11]&amp;CHAR(10)&amp;&quot;-xmp-cc:MorePermissions=&quot;&amp;[.AB11]&amp;CHAR(10)&amp;&quot;-xmp-prism:PublicationName=&quot;&amp;[.AC11]&amp;CHAR(10)&amp;&quot;-xmp-prism:PublicationDateDate=&quot;&amp;[.AD11]&amp;CHAR(10)&amp;&quot;-xmp-prism:AlternateTitleText=&quot;&amp;[.AE11]&amp;CHAR(10)&amp;&quot;-xmp-prism:Edition=&quot;&amp;[.AF11]&amp;CHAR(10)&amp;&quot;-xmp-prism:SeriesNumber=&quot;&amp;[.AG11]&amp;CHAR(10)&amp;&quot;-xmp-prism:SeriesTitle=&quot;&amp;[.AH11]&amp;CHAR(10)&amp;&quot;-xmp-prism:Volume=&quot;&amp;[.AI11]&amp;CHAR(10)&amp;&quot;-xmp-prism:IssueName=&quot;&amp;[.AJ11]&amp;CHAR(10)&amp;&quot;-xmp-prism:IssueIdentifier=&quot;&amp;[.AK11]&amp;CHAR(10)&amp;&quot;-xmp-prism:Number=&quot;&amp;[.AL11]&amp;CHAR(10)&amp;&quot;-xmp-prism:Number=&quot;&amp;[.AM11]&amp;CHAR(10)&amp;&quot;-xmp-prism:VersionIdentifier=&quot;&amp;[.AN11]&amp;CHAR(10)&amp;&quot;-xmp-prism:DOI=&quot;&amp;[.AO11]&amp;CHAR(10)&amp;&quot;-xmp-prism:UrlUrl=&quot;&amp;[.AP11]&amp;CHAR(10)&amp;&quot;-xmp-pur:Copyright=&quot;&amp;[.AQ11]&amp;CHAR(10)&amp;&quot;-xmp-pur:CreditLine=&quot;&amp;[.AR11]&amp;CHAR(10)&amp;&quot;-xmp-pur:EmbargoDate=&quot;&amp;[.AS11]&amp;CHAR(10)&amp;&quot;-xmp-pur:Permissions=&quot;&amp;[.AT11]&amp;CHAR(10)&amp;&quot;-xmp-pur:Restrictions=&quot;&amp;[.AU11]&amp;CHAR(10)&amp;&quot;-xmp-pur:ReuseProhibited=&quot;&amp;[.AV11]&amp;CHAR(10)&amp;&quot;-xmp-pur:RightsOwner=&quot;&amp;[.AW11]&amp;CHAR(10)&amp;&quot;-xmp-pur:RightsAgent=&quot;&amp;[.AX11]&amp;CHAR(10)&amp;&quot;-xmp-mwg-coll:Collections=[{CollectionName=&quot;&amp;SUBSTITUTE(SUBSTITUTE(SUBSTITUTE([.AY11];&quot;,&quot;;&quot;,,&quot;);&quot;|&quot;;&quot;},{CollectionName=&quot;);&quot;,,&quot;;&quot;|,&quot;)&amp;&quot;}]&quot;&amp;CHAR(10)&amp;&quot;-xmp-mwg-rs:RegionAreaH=&quot;&amp;[.AZ11]&amp;CHAR(10)&amp;&quot;-xmp-mwg-rs:RegionAreaW=&quot;&amp;[.BA11]&amp;CHAR(10)&amp;&quot;-xmp-mwg-rs:RegionAreaX=&quot;&amp;[.BB11]&amp;CHAR(10)&amp;&quot;-xmp-mwg-rs:RegionAreaY=&quot;&amp;[.BC11]&amp;CHAR(10)&amp;&quot;-xmp-xmpBJ:JobRefID=&quot;&amp;[.BD11]&amp;CHAR(10)&amp;&quot;-xmp-DC:description=&quot;&amp;SUBSTITUTE([.J11];CHAR(10);&quot;&amp;#10;&quot;)&amp;CHAR(10) )" office:value-type="string" office:string-value="&#10;-E&#10;-xmp-DC:identifier=EASN_b3174321-00001&#10;-xmp-DC:title=西醫略論 : [3卷] = Xi yi lue lun : [3 juan] v.5&#10;-xmp-DC:creator=&#10;-date=1857&#10;-xmp-DC:type=text&#10;-xmp-DC:type+=image&#10;-xmp-DC:format=book&#10;-xmp-DC:subject=Surgery&#10;-xmp-DC:coverage=&#10;-xmp-DC:publisher=仁濟醫館|Ren ji yi guan, 上海|Shanghai&#10;-xmp-DC:source=&#10;-xmp-DC:Description=3&#10;-xmp-iptcCore:AltTextAccessibility=&#10;-xmp-DC:rights=Copyright in this material has expired. The work is in the public domain and can be used for any purpose. Please acknowledge the University of Melbourne Library as the source of this material.&#10;-xmp-xmpRights:Marked=0&#10;-xmp-xmpRights:Owner=&#10;-xmp-xmpRights:UsageTerms=&#10;-xmp-xmpRights:WebStatement=&#10;-xmp-cc:AttributionName=&#10;-xmp-cc:License=&#10;-xmp-cc:Permits=&#10;-xmp-cc:Requires=&#10;-xmp-cc:DeprecatedOn=&#10;-xmp-cc:Jurisdiction=&#10;-xmp-cc:MorePermissions=&#10;-xmp-prism:PublicationName=&#10;-xmp-prism:PublicationDateDate=1857&#10;-xmp-prism:AlternateTitleText=&#10;-xmp-prism:Edition=&#10;-xmp-prism:SeriesNumber=&#10;-xmp-prism:SeriesTitle=西醫五種 = Xi yi wu zhong&#10;-xmp-prism:Volume=5&#10;-xmp-prism:IssueName=&#10;-xmp-prism:IssueIdentifier=&#10;-xmp-prism:Number=&#10;-xmp-prism:Number=&#10;-xmp-prism:VersionIdentifier=&#10;-xmp-prism:DOI=&#10;-xmp-prism:UrlUrl=&#10;-xmp-pur:Copyright=Copyright in this material has expired. The work is in the public domain and can be used for any purpose. Please acknowledge the University of Melbourne Library as the source of this material.&#10;-xmp-pur:CreditLine=&#10;-xmp-pur:EmbargoDate=&#10;-xmp-pur:Permissions=&#10;-xmp-pur:Restrictions=&#10;-xmp-pur:ReuseProhibited=&#10;-xmp-pur:RightsOwner=&#10;-xmp-pur:RightsAgent=&#10;-xmp-mwg-coll:Collections=[{CollectionName=Collection1|, Institution},{CollectionName=Collection10}]&#10;-xmp-mwg-rs:RegionAreaH=&#10;-xmp-mwg-rs:RegionAreaW=&#10;-xmp-mwg-rs:RegionAreaX=&#10;-xmp-mwg-rs:RegionAreaY=&#10;-xmp-xmpBJ:JobRefID=&#10;-xmp-DC:description=Caption title|On double leaves, oriental style|西醫五種包括 : 全體新論, 博物新編, 西醫略論, 婦嬰新說, 內科新說 = Xi yi wu zhong bao kuo : Quan ti xin lun, Bo wu xin bian, Xi yi lue lun, Fu ying xin shuo, Nei ke xin shuo|Thomas Chong Collection. Gift of Dr Dorothy Chong and family, 1994&#10;" calcext:value-type="string">
            <text:p/>
            <text:p>-E</text:p>
            <text:p>-xmp-DC:identifier=EASN_b3174321-00001</text:p>
            <text:p>-xmp-DC:title=西醫略論 : [3卷] = Xi yi lue lun : [3 juan] v.5</text:p>
            <text:p>-xmp-DC:creator=</text:p>
            <text:p>-date=1857</text:p>
            <text:p>-xmp-DC:type=text</text:p>
            <text:p>-xmp-DC:type+=image</text:p>
            <text:p>-xmp-DC:format=book</text:p>
            <text:p>-xmp-DC:subject=Surgery</text:p>
            <text:p>-xmp-DC:coverage=</text:p>
            <text:p>-xmp-DC:publisher=仁濟醫館|Ren ji yi guan, 上海|Shanghai</text:p>
            <text:p>-xmp-DC:source=</text:p>
            <text:p>-xmp-DC:Description=3</text:p>
            <text:p>-xmp-iptcCore:AltTextAccessibility=</text:p>
            <text:p>-xmp-DC:rights=Copyright in this material has expired. The work is in the public domain and can be used for any purpose. Please acknowledge the University of Melbourne Library as the source of this material.</text:p>
            <text:p>-xmp-xmpRights:Marked=0</text:p>
            <text:p>-xmp-xmpRights:Owner=</text:p>
            <text:p>-xmp-xmpRights:UsageTerms=</text:p>
            <text:p>-xmp-xmpRights:WebStatement=</text:p>
            <text:p>-xmp-cc:AttributionName=</text:p>
            <text:p>-xmp-cc:License=</text:p>
            <text:p>-xmp-cc:Permits=</text:p>
            <text:p>-xmp-cc:Requires=</text:p>
            <text:p>-xmp-cc:DeprecatedOn=</text:p>
            <text:p>-xmp-cc:Jurisdiction=</text:p>
            <text:p>-xmp-cc:MorePermissions=</text:p>
            <text:p>-xmp-prism:PublicationName=</text:p>
            <text:p>-xmp-prism:PublicationDateDate=1857</text:p>
            <text:p>-xmp-prism:AlternateTitleText=</text:p>
            <text:p>-xmp-prism:Edition=</text:p>
            <text:p>-xmp-prism:SeriesNumber=</text:p>
            <text:p>-xmp-prism:SeriesTitle=西醫五種 = Xi yi wu zhong</text:p>
            <text:p>-xmp-prism:Volume=5</text:p>
            <text:p>-xmp-prism:IssueName=</text:p>
            <text:p>-xmp-prism:IssueIdentifier=</text:p>
            <text:p>-xmp-prism:Number=</text:p>
            <text:p>-xmp-prism:Number=</text:p>
            <text:p>-xmp-prism:VersionIdentifier=</text:p>
            <text:p>-xmp-prism:DOI=</text:p>
            <text:p>-xmp-prism:UrlUrl=</text:p>
            <text:p>-xmp-pur:Copyright=Copyright in this material has expired. The work is in the public domain and can be used for any purpose. Please acknowledge the University of Melbourne Library as the source of this material.</text:p>
            <text:p>-xmp-pur:CreditLine=</text:p>
            <text:p>-xmp-pur:EmbargoDate=</text:p>
            <text:p>-xmp-pur:Permissions=</text:p>
            <text:p>-xmp-pur:Restrictions=</text:p>
            <text:p>-xmp-pur:ReuseProhibited=</text:p>
            <text:p>-xmp-pur:RightsOwner=</text:p>
            <text:p>-xmp-pur:RightsAgent=</text:p>
            <text:p>-xmp-mwg-coll:Collections=[{CollectionName=Collection1|, Institution},{CollectionName=Collection10}]</text:p>
            <text:p>-xmp-mwg-rs:RegionAreaH=</text:p>
            <text:p>-xmp-mwg-rs:RegionAreaW=</text:p>
            <text:p>-xmp-mwg-rs:RegionAreaX=</text:p>
            <text:p>-xmp-mwg-rs:RegionAreaY=</text:p>
            <text:p>-xmp-xmpBJ:JobRefID=</text:p>
            <text:p>-xmp-DC:description=Caption title|On double leaves, oriental style|西醫五種包括 : 全體新論, 博物新編, 西醫略論, 婦嬰新說, 內科新說 = Xi yi wu zhong bao kuo : Quan ti xin lun, Bo wu xin bian, Xi yi lue lun, Fu ying xin shuo, Nei ke xin shuo|Thomas Chong Collection. Gift of Dr Dorothy Chong and family, 1994</text:p>
            <text:p/>
          </table:table-cell>
          <table:table-cell table:style-name="ce16" table:formula="of:=IF([$MyMetadata.B10]=&quot;&quot;;&quot;&quot;;[$MyMetadata.B10] )" office:value-type="string" office:string-value="b3174321-00001" calcext:value-type="string">
            <text:p>b3174321-00001</text:p>
          </table:table-cell>
          <table:table-cell table:style-name="ce3" table:formula="of:= IF([$MyMetadata.B10]=&quot;&quot;;&quot;&quot;;[$MyMetadata.A10]&amp;&quot;_&quot;&amp;[$MyMetadata.B10] )" office:value-type="string" office:string-value="EASN_b3174321-00001" calcext:value-type="string">
            <text:p>EASN_b3174321-00001</text:p>
          </table:table-cell>
          <table:table-cell table:style-name="ce3" table:formula="of:=IF([$MyMetadata.AQ10] =&quot;&quot;;&quot;&quot;;[$MyMetadata.AQ10] )" office:value-type="string" office:string-value="西醫略論 : [3卷] = Xi yi lue lun : [3 juan] v.5" calcext:value-type="string">
            <text:p>西醫略論 : [3卷] = Xi yi lue lun : [3 juan] v.5</text:p>
          </table:table-cell>
          <table:table-cell table:style-name="ce3" table:formula="of:= IF([$MyMetadata.H10]=&quot;&quot;;&quot;&quot;;[$MyMetadata.H10])">
            <text:p/>
          </table:table-cell>
          <table:table-cell table:style-name="ce3" table:formula="of:= IF([$MyMetadata.P10]=&quot;&quot;;&quot;&quot;;[$MyMetadata.P10])" office:value-type="string" office:string-value="1857" calcext:value-type="string">
            <text:p>1857</text:p>
          </table:table-cell>
          <table:table-cell table:style-name="ce3"/>
          <table:table-cell table:style-name="ce3" table:formula="of:=IF([$MyMetadata.AS10]=&quot;&quot;;&quot;&quot;;[$MyMetadata.AS10])" office:value-type="string" office:string-value="text|image" calcext:value-type="string">
            <text:p>text|image</text:p>
          </table:table-cell>
          <table:table-cell table:style-name="ce3" table:formula="of:=IF([$MyMetadata.U10]=&quot;&quot;;&quot;&quot;;[$MyMetadata.U10])" office:value-type="string" office:string-value="book" calcext:value-type="string">
            <text:p>book</text:p>
          </table:table-cell>
          <table:table-cell table:style-name="ce3" table:formula="of:=IF(AND([$MyMetadata.R10]=&quot;&quot;;[$MyMetadata.S10]=&quot;&quot;);&quot;&quot;;IF([$MyMetadata.R10]=&quot;&quot;;&quot;&quot;;SUBSTITUTE([$MyMetadata.R10];CHAR(10);&quot;&amp;#10;&quot;))&amp;IF(AND([$MyMetadata.R10]&gt;0;[$MyMetadata.S10]&gt;0);&quot;&amp;#10;&amp;#10;===================&amp;#10;      ABSTRACT&amp;#10;===================&amp;#10;&amp;#10;&quot;;&quot;&quot;)&amp;IF([$MyMetadata.S10]=&quot;&quot;;&quot;&quot;;SUBSTITUTE([$MyMetadata.S10];CHAR(10);&quot;&amp;#10;&quot;)))" office:value-type="string" office:string-value="Caption title|On double leaves, oriental style|西醫五種包括 : 全體新論, 博物新編, 西醫略論, 婦嬰新說, 內科新說 = Xi yi wu zhong bao kuo : Quan ti xin lun, Bo wu xin bian, Xi yi lue lun, Fu ying xin shuo, Nei ke xin shuo|Thomas Chong Collection. Gift of Dr Dorothy Chong and family, 1994" calcext:value-type="string">
            <text:p>Caption title|On double leaves, oriental style|西醫五種包括 : 全體新論, 博物新編, 西醫略論, 婦嬰新說, 內科新說 = Xi yi wu zhong bao kuo : Quan ti xin lun, Bo wu xin bian, Xi yi lue lun, Fu ying xin shuo, Nei ke xin shuo|Thomas Chong Collection. Gift of Dr Dorothy Chong and family, 1994</text:p>
          </table:table-cell>
          <table:table-cell table:style-name="ce3" table:formula="of:=IF(AND([$MyMetadata.AO10]=&quot;&quot;;[$MyMetadata.AP10]=&quot;&quot;);&quot;&quot;;IF([$MyMetadata.AO10]&gt;0;[$MyMetadata.AO10];IF([$MyMetadata.AP10]&gt;0;[$MyMetadata.AP10];&quot;&quot;)))" office:value-type="string" office:string-value="Surgery" calcext:value-type="string">
            <text:p>Surgery</text:p>
          </table:table-cell>
          <table:table-cell table:style-name="ce3" table:formula="of:=IF([$MyMetadata.L10]=&quot;&quot;;&quot;&quot;;[$MyMetadata.L10])">
            <text:p/>
          </table:table-cell>
          <table:table-cell table:style-name="ce3" table:formula="of:=IF([$MyMetadata.AC10]=&quot;&quot;;&quot;&quot;;[$MyMetadata.AC10]&amp;IF([$MyMetadata.BO10]=&quot;&quot;;&quot;&quot;;&quot;, &quot;&amp;[$MyMetadata.BO10]))" office:value-type="string" office:string-value="仁濟醫館|Ren ji yi guan, 上海|Shanghai" calcext:value-type="string">
            <text:p>仁濟醫館|Ren ji yi guan, 上海|Shanghai</text:p>
          </table:table-cell>
          <table:table-cell table:style-name="ce3" table:formula="of:=IF([$MyMetadata.AM10]=&quot;&quot;;&quot;&quot;;[$MyMetadata.AM10])">
            <text:p/>
          </table:table-cell>
          <table:table-cell table:style-name="ce3"/>
          <table:table-cell table:style-name="ce14"/>
          <table:table-cell table:style-name="ce23" table:formula="of:=IF([$MyMetadata.AJ10]=&quot;&quot;;&quot;&quot;;[$MyMetadata.AJ10])" office:value-type="string" office:string-value="Copyright in this material has expired. The work is in the public domain and can be used for any purpose. Please acknowledge the University of Melbourne Library as the source of this material." calcext:value-type="string">
            <text:p>Copyright in this material has expired. The work is in the public domain and can be used for any purpose. Please acknowledge the University of Melbourne Library as the source of this material.</text:p>
          </table:table-cell>
          <table:table-cell table:style-name="ce23" table:formula="of:=IF([$MyMetadata.BR10]=&quot;&quot;;&quot;&quot;;[$MyMetadata.BR10])" office:value-type="string" office:string-value="0" calcext:value-type="string">
            <text:p>0</text:p>
          </table:table-cell>
          <table:table-cell table:style-name="ce23" table:formula="of:=IF([$MyMetadata.BS10]=&quot;&quot;;&quot;&quot;;[$MyMetadata.BS10])">
            <text:p/>
          </table:table-cell>
          <table:table-cell table:style-name="ce23" table:formula="of:=IF([$MyMetadata.BT10]=&quot;&quot;;&quot;&quot;;[$MyMetadata.BT10])">
            <text:p/>
          </table:table-cell>
          <table:table-cell table:style-name="ce23"/>
          <table:table-cell table:style-name="ce23" table:formula="of:=IF([$MyMetadata.BU10]=&quot;&quot;;&quot;&quot;;[$MyMetadata.BU10])">
            <text:p/>
          </table:table-cell>
          <table:table-cell table:style-name="ce23" table:formula="of:=IF([$MyMetadata.BV10]=&quot;&quot;;&quot;&quot;;[$MyMetadata.BV10])">
            <text:p/>
          </table:table-cell>
          <table:table-cell table:style-name="ce23" table:number-columns-repeated="6"/>
          <table:table-cell table:style-name="ce23" table:formula="of:= IF([$MyMetadata.P10]=&quot;&quot;;&quot;&quot;;[$MyMetadata.P10])" office:value-type="string" office:string-value="1857" calcext:value-type="string">
            <text:p>1857</text:p>
          </table:table-cell>
          <table:table-cell table:style-name="ce23" table:formula="of:= IF([$MyMetadata.AR10]=&quot;&quot;;&quot;&quot;;[$MyMetadata.AR10])">
            <text:p/>
          </table:table-cell>
          <table:table-cell table:style-name="ce23" table:formula="of:= IF([$MyMetadata.BN10]=&quot;&quot;;&quot;&quot;;[$MyMetadata.BN10])">
            <text:p/>
          </table:table-cell>
          <table:table-cell table:style-name="ce23"/>
          <table:table-cell table:style-name="ce23" table:formula="of:= IF([$MyMetadata.AF10]=&quot;&quot;;&quot;&quot;;[$MyMetadata.AF10])" office:value-type="string" office:string-value="西醫五種 = Xi yi wu zhong" calcext:value-type="string">
            <text:p>西醫五種 = Xi yi wu zhong</text:p>
          </table:table-cell>
          <table:table-cell table:style-name="ce23" table:formula="of:= IF([$MyMetadata.BJ10]=&quot;&quot;;&quot;&quot;;[$MyMetadata.BJ10])" office:value-type="string" office:string-value="5" calcext:value-type="string">
            <text:p>5</text:p>
          </table:table-cell>
          <table:table-cell table:style-name="ce23" table:formula="of:= IF([$MyMetadata.BH10]=&quot;&quot;;&quot;&quot;;[$MyMetadata.BH10])">
            <text:p/>
          </table:table-cell>
          <table:table-cell table:style-name="ce23" table:number-columns-repeated="2"/>
          <table:table-cell table:style-name="ce23" table:formula="of:= IF([$MyMetadata.BI10]=&quot;&quot;;&quot;&quot;;[$MyMetadata.BI10])">
            <text:p/>
          </table:table-cell>
          <table:table-cell table:style-name="ce23" table:number-columns-repeated="3"/>
          <table:table-cell table:style-name="ce23" table:formula="of:=IF([$MyMetadata.AJ10]=&quot;&quot;;&quot;&quot;;[$MyMetadata.AJ10])" office:value-type="string" office:string-value="Copyright in this material has expired. The work is in the public domain and can be used for any purpose. Please acknowledge the University of Melbourne Library as the source of this material." calcext:value-type="string">
            <text:p>Copyright in this material has expired. The work is in the public domain and can be used for any purpose. Please acknowledge the University of Melbourne Library as the source of this material.</text:p>
          </table:table-cell>
          <table:table-cell table:style-name="ce23" table:number-columns-repeated="7"/>
          <table:table-cell table:style-name="ce23" office:value-type="string" calcext:value-type="string">
            <text:p>Collection1, Institution|Collection10</text:p>
          </table:table-cell>
          <table:table-cell table:style-name="ce23" table:number-columns-repeated="5"/>
          <table:table-cell table:number-columns-repeated="16328"/>
        </table:table-row>
        <table:table-row table:style-name="ro3">
          <table:table-cell table:style-name="ce3" table:formula="of:=IF([.B12]=&quot;&quot;;&quot;&quot;; CHAR(10)&amp;&quot;-E&quot;&amp;CHAR(10)&amp;&quot;-xmp-DC:identifier=&quot;&amp;[.C12]&amp;CHAR(10)&amp;&quot;-xmp-DC:title=&quot;&amp;[.D12]&amp;CHAR(10)&amp;&quot;-xmp-DC:creator=&quot;&amp;SUBSTITUTE([.E12];&quot;|&quot;;CHAR(10)&amp;&quot;-xmp-DC:creator+=&quot;)&amp;CHAR(10)&amp;&quot;-date=&quot;&amp;IF(ISBLANK([.G12]);[.F12];[.G12])&amp;CHAR(10)&amp;&quot;-xmp-DC:type=&quot;&amp;SUBSTITUTE([.H12];&quot;|&quot;;CHAR(10)&amp;&quot;-xmp-DC:type+=&quot;)&amp;CHAR(10)&amp;&quot;-xmp-DC:format=&quot;&amp;SUBSTITUTE([.I12];&quot;|&quot;;CHAR(10)&amp;&quot;-xmp-DC:format+=&quot;)&amp;CHAR(10)&amp;&quot;-xmp-DC:subject=&quot;&amp;SUBSTITUTE([.K12];&quot;|&quot;;CHAR(10)&amp;&quot;-xmp-DC:subject+=&quot;)&amp;CHAR(10)&amp;&quot;-xmp-DC:coverage=&quot;&amp;[.L12]&amp;CHAR(10)&amp;&quot;-xmp-DC:publisher=&quot;&amp;[.M12]&amp;CHAR(10)&amp;&quot;-xmp-DC:source=&quot;&amp;[.N12]&amp;CHAR(10)&amp;&quot;-xmp-DC:Description=&quot;&amp;3&amp;CHAR(10)&amp;&quot;-xmp-iptcCore:AltTextAccessibility=&quot;&amp;[.P12]&amp;CHAR(10)&amp;&quot;-xmp-DC:rights=&quot;&amp;[.Q12]&amp;CHAR(10)&amp;&quot;-xmp-xmpRights:Marked=&quot;&amp;[.R12]&amp;CHAR(10)&amp;&quot;-xmp-xmpRights:Owner=&quot;&amp;[.S12]&amp;CHAR(10)&amp;&quot;-xmp-xmpRights:UsageTerms=&quot;&amp;[.T12]&amp;CHAR(10)&amp;&quot;-xmp-xmpRights:WebStatement=&quot;&amp;[.U12]&amp;CHAR(10)&amp;&quot;-xmp-cc:AttributionName=&quot;&amp;[.V12]&amp;CHAR(10)&amp;&quot;-xmp-cc:License=&quot;&amp;[.W12]&amp;CHAR(10)&amp;&quot;-xmp-cc:Permits=&quot;&amp;[.X12]&amp;CHAR(10)&amp;&quot;-xmp-cc:Requires=&quot;&amp;[.Y12]&amp;CHAR(10)&amp;&quot;-xmp-cc:DeprecatedOn=&quot;&amp;[.Z12]&amp;CHAR(10)&amp;&quot;-xmp-cc:Jurisdiction=&quot;&amp;[.AA12]&amp;CHAR(10)&amp;&quot;-xmp-cc:MorePermissions=&quot;&amp;[.AB12]&amp;CHAR(10)&amp;&quot;-xmp-prism:PublicationName=&quot;&amp;[.AC12]&amp;CHAR(10)&amp;&quot;-xmp-prism:PublicationDateDate=&quot;&amp;[.AD12]&amp;CHAR(10)&amp;&quot;-xmp-prism:AlternateTitleText=&quot;&amp;[.AE12]&amp;CHAR(10)&amp;&quot;-xmp-prism:Edition=&quot;&amp;[.AF12]&amp;CHAR(10)&amp;&quot;-xmp-prism:SeriesNumber=&quot;&amp;[.AG12]&amp;CHAR(10)&amp;&quot;-xmp-prism:SeriesTitle=&quot;&amp;[.AH12]&amp;CHAR(10)&amp;&quot;-xmp-prism:Volume=&quot;&amp;[.AI12]&amp;CHAR(10)&amp;&quot;-xmp-prism:IssueName=&quot;&amp;[.AJ12]&amp;CHAR(10)&amp;&quot;-xmp-prism:IssueIdentifier=&quot;&amp;[.AK12]&amp;CHAR(10)&amp;&quot;-xmp-prism:Number=&quot;&amp;[.AL12]&amp;CHAR(10)&amp;&quot;-xmp-prism:Number=&quot;&amp;[.AM12]&amp;CHAR(10)&amp;&quot;-xmp-prism:VersionIdentifier=&quot;&amp;[.AN12]&amp;CHAR(10)&amp;&quot;-xmp-prism:DOI=&quot;&amp;[.AO12]&amp;CHAR(10)&amp;&quot;-xmp-prism:UrlUrl=&quot;&amp;[.AP12]&amp;CHAR(10)&amp;&quot;-xmp-pur:Copyright=&quot;&amp;[.AQ12]&amp;CHAR(10)&amp;&quot;-xmp-pur:CreditLine=&quot;&amp;[.AR12]&amp;CHAR(10)&amp;&quot;-xmp-pur:EmbargoDate=&quot;&amp;[.AS12]&amp;CHAR(10)&amp;&quot;-xmp-pur:Permissions=&quot;&amp;[.AT12]&amp;CHAR(10)&amp;&quot;-xmp-pur:Restrictions=&quot;&amp;[.AU12]&amp;CHAR(10)&amp;&quot;-xmp-pur:ReuseProhibited=&quot;&amp;[.AV12]&amp;CHAR(10)&amp;&quot;-xmp-pur:RightsOwner=&quot;&amp;[.AW12]&amp;CHAR(10)&amp;&quot;-xmp-pur:RightsAgent=&quot;&amp;[.AX12]&amp;CHAR(10)&amp;&quot;-xmp-mwg-coll:Collections=[{CollectionName=&quot;&amp;SUBSTITUTE(SUBSTITUTE(SUBSTITUTE([.AY12];&quot;,&quot;;&quot;,,&quot;);&quot;|&quot;;&quot;},{CollectionName=&quot;);&quot;,,&quot;;&quot;|,&quot;)&amp;&quot;}]&quot;&amp;CHAR(10)&amp;&quot;-xmp-mwg-rs:RegionAreaH=&quot;&amp;[.AZ12]&amp;CHAR(10)&amp;&quot;-xmp-mwg-rs:RegionAreaW=&quot;&amp;[.BA12]&amp;CHAR(10)&amp;&quot;-xmp-mwg-rs:RegionAreaX=&quot;&amp;[.BB12]&amp;CHAR(10)&amp;&quot;-xmp-mwg-rs:RegionAreaY=&quot;&amp;[.BC12]&amp;CHAR(10)&amp;&quot;-xmp-xmpBJ:JobRefID=&quot;&amp;[.BD12]&amp;CHAR(10)&amp;&quot;-xmp-DC:description=&quot;&amp;SUBSTITUTE([.J12];CHAR(10);&quot;&amp;#10;&quot;)&amp;CHAR(10) )" office:value-type="string" office:string-value="&#10;-E&#10;-xmp-DC:identifier=EASN_b3174321-00002&#10;-xmp-DC:title=西醫略論 : [3卷] = Xi yi lue lun : [3 juan] v.6&#10;-xmp-DC:creator=&#10;-date=1857&#10;-xmp-DC:type=text&#10;-xmp-DC:type+=image&#10;-xmp-DC:format=book&#10;-xmp-DC:subject=Surgery&#10;-xmp-DC:coverage=&#10;-xmp-DC:publisher=仁濟醫館|Ren ji yi guan, 上海|Shanghai&#10;-xmp-DC:source=&#10;-xmp-DC:Description=3&#10;-xmp-iptcCore:AltTextAccessibility=&#10;-xmp-DC:rights=Copyright in this material has expired. The work is in the public domain and can be used for any purpose. Please acknowledge the University of Melbourne Library as the source of this material.&#10;-xmp-xmpRights:Marked=0&#10;-xmp-xmpRights:Owner=&#10;-xmp-xmpRights:UsageTerms=&#10;-xmp-xmpRights:WebStatement=&#10;-xmp-cc:AttributionName=&#10;-xmp-cc:License=&#10;-xmp-cc:Permits=&#10;-xmp-cc:Requires=&#10;-xmp-cc:DeprecatedOn=&#10;-xmp-cc:Jurisdiction=&#10;-xmp-cc:MorePermissions=&#10;-xmp-prism:PublicationName=&#10;-xmp-prism:PublicationDateDate=1857&#10;-xmp-prism:AlternateTitleText=&#10;-xmp-prism:Edition=&#10;-xmp-prism:SeriesNumber=&#10;-xmp-prism:SeriesTitle=西醫五種 = Xi yi wu zhong&#10;-xmp-prism:Volume=6&#10;-xmp-prism:IssueName=&#10;-xmp-prism:IssueIdentifier=&#10;-xmp-prism:Number=&#10;-xmp-prism:Number=&#10;-xmp-prism:VersionIdentifier=&#10;-xmp-prism:DOI=&#10;-xmp-prism:UrlUrl=&#10;-xmp-pur:Copyright=Copyright in this material has expired. The work is in the public domain and can be used for any purpose. Please acknowledge the University of Melbourne Library as the source of this material.&#10;-xmp-pur:CreditLine=&#10;-xmp-pur:EmbargoDate=&#10;-xmp-pur:Permissions=&#10;-xmp-pur:Restrictions=&#10;-xmp-pur:ReuseProhibited=&#10;-xmp-pur:RightsOwner=&#10;-xmp-pur:RightsAgent=&#10;-xmp-mwg-coll:Collections=[{CollectionName=Collection1|, Institution},{CollectionName=Collection11}]&#10;-xmp-mwg-rs:RegionAreaH=&#10;-xmp-mwg-rs:RegionAreaW=&#10;-xmp-mwg-rs:RegionAreaX=&#10;-xmp-mwg-rs:RegionAreaY=&#10;-xmp-xmpBJ:JobRefID=&#10;-xmp-DC:description=Caption title|On double leaves, oriental style|西醫五種包括 : 全體新論, 博物新編, 西醫略論, 婦嬰新說, 內科新說 = Xi yi wu zhong bao kuo : Quan ti xin lun, Bo wu xin bian, Xi yi lue lun, Fu ying xin shuo, Nei ke xin shuo|Thomas Chong Collection. Gift of Dr Dorothy Chong and family, 1994&#10;" calcext:value-type="string">
            <text:p/>
            <text:p>-E</text:p>
            <text:p>-xmp-DC:identifier=EASN_b3174321-00002</text:p>
            <text:p>-xmp-DC:title=西醫略論 : [3卷] = Xi yi lue lun : [3 juan] v.6</text:p>
            <text:p>-xmp-DC:creator=</text:p>
            <text:p>-date=1857</text:p>
            <text:p>-xmp-DC:type=text</text:p>
            <text:p>-xmp-DC:type+=image</text:p>
            <text:p>-xmp-DC:format=book</text:p>
            <text:p>-xmp-DC:subject=Surgery</text:p>
            <text:p>-xmp-DC:coverage=</text:p>
            <text:p>-xmp-DC:publisher=仁濟醫館|Ren ji yi guan, 上海|Shanghai</text:p>
            <text:p>-xmp-DC:source=</text:p>
            <text:p>-xmp-DC:Description=3</text:p>
            <text:p>-xmp-iptcCore:AltTextAccessibility=</text:p>
            <text:p>-xmp-DC:rights=Copyright in this material has expired. The work is in the public domain and can be used for any purpose. Please acknowledge the University of Melbourne Library as the source of this material.</text:p>
            <text:p>-xmp-xmpRights:Marked=0</text:p>
            <text:p>-xmp-xmpRights:Owner=</text:p>
            <text:p>-xmp-xmpRights:UsageTerms=</text:p>
            <text:p>-xmp-xmpRights:WebStatement=</text:p>
            <text:p>-xmp-cc:AttributionName=</text:p>
            <text:p>-xmp-cc:License=</text:p>
            <text:p>-xmp-cc:Permits=</text:p>
            <text:p>-xmp-cc:Requires=</text:p>
            <text:p>-xmp-cc:DeprecatedOn=</text:p>
            <text:p>-xmp-cc:Jurisdiction=</text:p>
            <text:p>-xmp-cc:MorePermissions=</text:p>
            <text:p>-xmp-prism:PublicationName=</text:p>
            <text:p>-xmp-prism:PublicationDateDate=1857</text:p>
            <text:p>-xmp-prism:AlternateTitleText=</text:p>
            <text:p>-xmp-prism:Edition=</text:p>
            <text:p>-xmp-prism:SeriesNumber=</text:p>
            <text:p>-xmp-prism:SeriesTitle=西醫五種 = Xi yi wu zhong</text:p>
            <text:p>-xmp-prism:Volume=6</text:p>
            <text:p>-xmp-prism:IssueName=</text:p>
            <text:p>-xmp-prism:IssueIdentifier=</text:p>
            <text:p>-xmp-prism:Number=</text:p>
            <text:p>-xmp-prism:Number=</text:p>
            <text:p>-xmp-prism:VersionIdentifier=</text:p>
            <text:p>-xmp-prism:DOI=</text:p>
            <text:p>-xmp-prism:UrlUrl=</text:p>
            <text:p>-xmp-pur:Copyright=Copyright in this material has expired. The work is in the public domain and can be used for any purpose. Please acknowledge the University of Melbourne Library as the source of this material.</text:p>
            <text:p>-xmp-pur:CreditLine=</text:p>
            <text:p>-xmp-pur:EmbargoDate=</text:p>
            <text:p>-xmp-pur:Permissions=</text:p>
            <text:p>-xmp-pur:Restrictions=</text:p>
            <text:p>-xmp-pur:ReuseProhibited=</text:p>
            <text:p>-xmp-pur:RightsOwner=</text:p>
            <text:p>-xmp-pur:RightsAgent=</text:p>
            <text:p>-xmp-mwg-coll:Collections=[{CollectionName=Collection1|, Institution},{CollectionName=Collection11}]</text:p>
            <text:p>-xmp-mwg-rs:RegionAreaH=</text:p>
            <text:p>-xmp-mwg-rs:RegionAreaW=</text:p>
            <text:p>-xmp-mwg-rs:RegionAreaX=</text:p>
            <text:p>-xmp-mwg-rs:RegionAreaY=</text:p>
            <text:p>-xmp-xmpBJ:JobRefID=</text:p>
            <text:p>-xmp-DC:description=Caption title|On double leaves, oriental style|西醫五種包括 : 全體新論, 博物新編, 西醫略論, 婦嬰新說, 內科新說 = Xi yi wu zhong bao kuo : Quan ti xin lun, Bo wu xin bian, Xi yi lue lun, Fu ying xin shuo, Nei ke xin shuo|Thomas Chong Collection. Gift of Dr Dorothy Chong and family, 1994</text:p>
            <text:p/>
          </table:table-cell>
          <table:table-cell table:style-name="ce16" table:formula="of:=IF([$MyMetadata.B11]=&quot;&quot;;&quot;&quot;;[$MyMetadata.B11] )" office:value-type="string" office:string-value="b3174321-00002" calcext:value-type="string">
            <text:p>b3174321-00002</text:p>
          </table:table-cell>
          <table:table-cell table:style-name="ce3" table:formula="of:= IF([$MyMetadata.B11]=&quot;&quot;;&quot;&quot;;[$MyMetadata.A11]&amp;&quot;_&quot;&amp;[$MyMetadata.B11] )" office:value-type="string" office:string-value="EASN_b3174321-00002" calcext:value-type="string">
            <text:p>EASN_b3174321-00002</text:p>
          </table:table-cell>
          <table:table-cell table:style-name="ce3" table:formula="of:=IF([$MyMetadata.AQ11] =&quot;&quot;;&quot;&quot;;[$MyMetadata.AQ11] )" office:value-type="string" office:string-value="西醫略論 : [3卷] = Xi yi lue lun : [3 juan] v.6" calcext:value-type="string">
            <text:p>西醫略論 : [3卷] = Xi yi lue lun : [3 juan] v.6</text:p>
          </table:table-cell>
          <table:table-cell table:style-name="ce3" table:formula="of:= IF([$MyMetadata.H11]=&quot;&quot;;&quot;&quot;;[$MyMetadata.H11])">
            <text:p/>
          </table:table-cell>
          <table:table-cell table:style-name="ce3" table:formula="of:= IF([$MyMetadata.P11]=&quot;&quot;;&quot;&quot;;[$MyMetadata.P11])" office:value-type="string" office:string-value="1857" calcext:value-type="string">
            <text:p>1857</text:p>
          </table:table-cell>
          <table:table-cell table:style-name="ce3"/>
          <table:table-cell table:style-name="ce3" table:formula="of:=IF([$MyMetadata.AS11]=&quot;&quot;;&quot;&quot;;[$MyMetadata.AS11])" office:value-type="string" office:string-value="text|image" calcext:value-type="string">
            <text:p>text|image</text:p>
          </table:table-cell>
          <table:table-cell table:style-name="ce3" table:formula="of:=IF([$MyMetadata.U11]=&quot;&quot;;&quot;&quot;;[$MyMetadata.U11])" office:value-type="string" office:string-value="book" calcext:value-type="string">
            <text:p>book</text:p>
          </table:table-cell>
          <table:table-cell table:style-name="ce3" table:formula="of:=IF(AND([$MyMetadata.R11]=&quot;&quot;;[$MyMetadata.S11]=&quot;&quot;);&quot;&quot;;IF([$MyMetadata.R11]=&quot;&quot;;&quot;&quot;;SUBSTITUTE([$MyMetadata.R11];CHAR(10);&quot;&amp;#10;&quot;))&amp;IF(AND([$MyMetadata.R11]&gt;0;[$MyMetadata.S11]&gt;0);&quot;&amp;#10;&amp;#10;===================&amp;#10;      ABSTRACT&amp;#10;===================&amp;#10;&amp;#10;&quot;;&quot;&quot;)&amp;IF([$MyMetadata.S11]=&quot;&quot;;&quot;&quot;;SUBSTITUTE([$MyMetadata.S11];CHAR(10);&quot;&amp;#10;&quot;)))" office:value-type="string" office:string-value="Caption title|On double leaves, oriental style|西醫五種包括 : 全體新論, 博物新編, 西醫略論, 婦嬰新說, 內科新說 = Xi yi wu zhong bao kuo : Quan ti xin lun, Bo wu xin bian, Xi yi lue lun, Fu ying xin shuo, Nei ke xin shuo|Thomas Chong Collection. Gift of Dr Dorothy Chong and family, 1994" calcext:value-type="string">
            <text:p>Caption title|On double leaves, oriental style|西醫五種包括 : 全體新論, 博物新編, 西醫略論, 婦嬰新說, 內科新說 = Xi yi wu zhong bao kuo : Quan ti xin lun, Bo wu xin bian, Xi yi lue lun, Fu ying xin shuo, Nei ke xin shuo|Thomas Chong Collection. Gift of Dr Dorothy Chong and family, 1994</text:p>
          </table:table-cell>
          <table:table-cell table:style-name="ce3" table:formula="of:=IF(AND([$MyMetadata.AO11]=&quot;&quot;;[$MyMetadata.AP11]=&quot;&quot;);&quot;&quot;;IF([$MyMetadata.AO11]&gt;0;[$MyMetadata.AO11];IF([$MyMetadata.AP11]&gt;0;[$MyMetadata.AP11];&quot;&quot;)))" office:value-type="string" office:string-value="Surgery" calcext:value-type="string">
            <text:p>Surgery</text:p>
          </table:table-cell>
          <table:table-cell table:style-name="ce3" table:formula="of:=IF([$MyMetadata.L11]=&quot;&quot;;&quot;&quot;;[$MyMetadata.L11])">
            <text:p/>
          </table:table-cell>
          <table:table-cell table:style-name="ce3" table:formula="of:=IF([$MyMetadata.AC11]=&quot;&quot;;&quot;&quot;;[$MyMetadata.AC11]&amp;IF([$MyMetadata.BO11]=&quot;&quot;;&quot;&quot;;&quot;, &quot;&amp;[$MyMetadata.BO11]))" office:value-type="string" office:string-value="仁濟醫館|Ren ji yi guan, 上海|Shanghai" calcext:value-type="string">
            <text:p>仁濟醫館|Ren ji yi guan, 上海|Shanghai</text:p>
          </table:table-cell>
          <table:table-cell table:style-name="ce3" table:formula="of:=IF([$MyMetadata.AM11]=&quot;&quot;;&quot;&quot;;[$MyMetadata.AM11])">
            <text:p/>
          </table:table-cell>
          <table:table-cell table:style-name="ce3"/>
          <table:table-cell table:style-name="ce14"/>
          <table:table-cell table:style-name="ce23" table:formula="of:=IF([$MyMetadata.AJ11]=&quot;&quot;;&quot;&quot;;[$MyMetadata.AJ11])" office:value-type="string" office:string-value="Copyright in this material has expired. The work is in the public domain and can be used for any purpose. Please acknowledge the University of Melbourne Library as the source of this material." calcext:value-type="string">
            <text:p>Copyright in this material has expired. The work is in the public domain and can be used for any purpose. Please acknowledge the University of Melbourne Library as the source of this material.</text:p>
          </table:table-cell>
          <table:table-cell table:style-name="ce23" table:formula="of:=IF([$MyMetadata.BR11]=&quot;&quot;;&quot;&quot;;[$MyMetadata.BR11])" office:value-type="string" office:string-value="0" calcext:value-type="string">
            <text:p>0</text:p>
          </table:table-cell>
          <table:table-cell table:style-name="ce23" table:formula="of:=IF([$MyMetadata.BS11]=&quot;&quot;;&quot;&quot;;[$MyMetadata.BS11])">
            <text:p/>
          </table:table-cell>
          <table:table-cell table:style-name="ce23" table:formula="of:=IF([$MyMetadata.BT11]=&quot;&quot;;&quot;&quot;;[$MyMetadata.BT11])">
            <text:p/>
          </table:table-cell>
          <table:table-cell table:style-name="ce23"/>
          <table:table-cell table:style-name="ce23" table:formula="of:=IF([$MyMetadata.BU11]=&quot;&quot;;&quot;&quot;;[$MyMetadata.BU11])">
            <text:p/>
          </table:table-cell>
          <table:table-cell table:style-name="ce23" table:formula="of:=IF([$MyMetadata.BV11]=&quot;&quot;;&quot;&quot;;[$MyMetadata.BV11])">
            <text:p/>
          </table:table-cell>
          <table:table-cell table:style-name="ce23" table:number-columns-repeated="6"/>
          <table:table-cell table:style-name="ce23" table:formula="of:= IF([$MyMetadata.P11]=&quot;&quot;;&quot;&quot;;[$MyMetadata.P11])" office:value-type="string" office:string-value="1857" calcext:value-type="string">
            <text:p>1857</text:p>
          </table:table-cell>
          <table:table-cell table:style-name="ce23" table:formula="of:= IF([$MyMetadata.AR11]=&quot;&quot;;&quot;&quot;;[$MyMetadata.AR11])">
            <text:p/>
          </table:table-cell>
          <table:table-cell table:style-name="ce23" table:formula="of:= IF([$MyMetadata.BN11]=&quot;&quot;;&quot;&quot;;[$MyMetadata.BN11])">
            <text:p/>
          </table:table-cell>
          <table:table-cell table:style-name="ce23"/>
          <table:table-cell table:style-name="ce23" table:formula="of:= IF([$MyMetadata.AF11]=&quot;&quot;;&quot;&quot;;[$MyMetadata.AF11])" office:value-type="string" office:string-value="西醫五種 = Xi yi wu zhong" calcext:value-type="string">
            <text:p>西醫五種 = Xi yi wu zhong</text:p>
          </table:table-cell>
          <table:table-cell table:style-name="ce23" table:formula="of:= IF([$MyMetadata.BJ11]=&quot;&quot;;&quot;&quot;;[$MyMetadata.BJ11])" office:value-type="string" office:string-value="6" calcext:value-type="string">
            <text:p>6</text:p>
          </table:table-cell>
          <table:table-cell table:style-name="ce23" table:formula="of:= IF([$MyMetadata.BH11]=&quot;&quot;;&quot;&quot;;[$MyMetadata.BH11])">
            <text:p/>
          </table:table-cell>
          <table:table-cell table:style-name="ce23" table:number-columns-repeated="2"/>
          <table:table-cell table:style-name="ce23" table:formula="of:= IF([$MyMetadata.BI11]=&quot;&quot;;&quot;&quot;;[$MyMetadata.BI11])">
            <text:p/>
          </table:table-cell>
          <table:table-cell table:style-name="ce23" table:number-columns-repeated="3"/>
          <table:table-cell table:style-name="ce23" table:formula="of:=IF([$MyMetadata.AJ11]=&quot;&quot;;&quot;&quot;;[$MyMetadata.AJ11])" office:value-type="string" office:string-value="Copyright in this material has expired. The work is in the public domain and can be used for any purpose. Please acknowledge the University of Melbourne Library as the source of this material." calcext:value-type="string">
            <text:p>Copyright in this material has expired. The work is in the public domain and can be used for any purpose. Please acknowledge the University of Melbourne Library as the source of this material.</text:p>
          </table:table-cell>
          <table:table-cell table:style-name="ce23" table:number-columns-repeated="7"/>
          <table:table-cell table:style-name="ce23" office:value-type="string" calcext:value-type="string">
            <text:p>Collection1, Institution|Collection11</text:p>
          </table:table-cell>
          <table:table-cell table:style-name="ce23" table:number-columns-repeated="5"/>
          <table:table-cell table:number-columns-repeated="16328"/>
        </table:table-row>
        <table:table-row table:style-name="ro4" table:number-rows-repeated="1048210">
          <table:table-cell table:number-columns-repeated="16384"/>
        </table:table-row>
        <table:table-row table:style-name="ro5" table:number-rows-repeated="353">
          <table:table-cell table:number-columns-repeated="16384"/>
        </table:table-row>
        <table:table-row table:style-name="ro5">
          <table:table-cell table:number-columns-repeated="16384"/>
        </table:table-row>
      </table:table>
      <table:table table:name="MyMetadata" table:style-name="ta1">
        <office:forms form:automatic-focus="false" form:apply-design-mode="false"/>
        <table:table-column table:style-name="co13" table:number-columns-repeated="16384" table:default-cell-style-name="Default"/>
        <table:table-row table:style-name="ro6">
          <table:table-cell table:style-name="ce28" office:value-type="string" calcext:value-type="string">
            <text:p>ID_Location</text:p>
          </table:table-cell>
          <table:table-cell table:style-name="ce28" office:value-type="string" calcext:value-type="string">
            <text:p>ID_Item</text:p>
          </table:table-cell>
          <table:table-cell table:style-name="ce28" office:value-type="string" calcext:value-type="string">
            <text:p>ID_BibRecID_Full</text:p>
          </table:table-cell>
          <table:table-cell table:style-name="ce28" office:value-type="string" calcext:value-type="string">
            <text:p>ID_Barcode</text:p>
          </table:table-cell>
          <table:table-cell table:style-name="ce28" office:value-type="string" calcext:value-type="string">
            <text:p>ID_CallNoID</text:p>
          </table:table-cell>
          <table:table-cell table:style-name="ce28" office:value-type="string" calcext:value-type="string">
            <text:p>ID_Custom1</text:p>
          </table:table-cell>
          <table:table-cell table:style-name="ce28" office:value-type="string" calcext:value-type="string">
            <text:p>dc.contributor</text:p>
          </table:table-cell>
          <table:table-cell table:style-name="ce28" office:value-type="string" calcext:value-type="string">
            <text:p>dc.contributor.author</text:p>
          </table:table-cell>
          <table:table-cell table:style-name="ce28" office:value-type="string" calcext:value-type="string">
            <text:p>dc.contributor.editor</text:p>
          </table:table-cell>
          <table:table-cell table:style-name="ce28" office:value-type="string" calcext:value-type="string">
            <text:p>dc.contributor.illustrator</text:p>
          </table:table-cell>
          <table:table-cell table:style-name="ce28" office:value-type="string" calcext:value-type="string">
            <text:p>dc.coverage.spatial</text:p>
          </table:table-cell>
          <table:table-cell table:style-name="ce28" office:value-type="string" calcext:value-type="string">
            <text:p>dc.coverage.temporal</text:p>
          </table:table-cell>
          <table:table-cell table:style-name="ce28" office:value-type="string" calcext:value-type="string">
            <text:p>dc.creator</text:p>
          </table:table-cell>
          <table:table-cell table:style-name="ce28" office:value-type="string" calcext:value-type="string">
            <text:p>dc.date</text:p>
          </table:table-cell>
          <table:table-cell table:style-name="ce28" office:value-type="string" calcext:value-type="string">
            <text:p>dc.date.copyright</text:p>
          </table:table-cell>
          <table:table-cell table:style-name="ce28" office:value-type="string" calcext:value-type="string">
            <text:p>dc.date.issued</text:p>
          </table:table-cell>
          <table:table-cell table:style-name="ce28" office:value-type="string" calcext:value-type="string">
            <text:p>dc.date.submitted</text:p>
          </table:table-cell>
          <table:table-cell table:style-name="ce28" office:value-type="string" calcext:value-type="string">
            <text:p>dc.description</text:p>
          </table:table-cell>
          <table:table-cell table:style-name="ce28" office:value-type="string" calcext:value-type="string">
            <text:p>dc.description.abstract</text:p>
          </table:table-cell>
          <table:table-cell table:style-name="ce28" office:value-type="string" calcext:value-type="string">
            <text:p>dc.description.accessrights</text:p>
          </table:table-cell>
          <table:table-cell table:style-name="ce28" office:value-type="string" calcext:value-type="string">
            <text:p>dc.format</text:p>
          </table:table-cell>
          <table:table-cell table:style-name="ce28" office:value-type="string" calcext:value-type="string">
            <text:p>dc.format.extent</text:p>
          </table:table-cell>
          <table:table-cell table:style-name="ce28" office:value-type="string" calcext:value-type="string">
            <text:p>dc.identifier</text:p>
          </table:table-cell>
          <table:table-cell table:style-name="ce28" office:value-type="string" calcext:value-type="string">
            <text:p>dc.identifier.isbn</text:p>
          </table:table-cell>
          <table:table-cell table:style-name="ce28" office:value-type="string" calcext:value-type="string">
            <text:p>dc.identifier.ismn</text:p>
          </table:table-cell>
          <table:table-cell table:style-name="ce28" office:value-type="string" calcext:value-type="string">
            <text:p>dc.identifier.issn</text:p>
          </table:table-cell>
          <table:table-cell table:style-name="ce28" office:value-type="string" calcext:value-type="string">
            <text:p>dc.identifier.other</text:p>
          </table:table-cell>
          <table:table-cell table:style-name="ce28" office:value-type="string" calcext:value-type="string">
            <text:p>dc.language</text:p>
          </table:table-cell>
          <table:table-cell table:style-name="ce28" office:value-type="string" calcext:value-type="string">
            <text:p>dc.publisher</text:p>
          </table:table-cell>
          <table:table-cell table:style-name="ce28" office:value-type="string" calcext:value-type="string">
            <text:p>dc.relation</text:p>
          </table:table-cell>
          <table:table-cell table:style-name="ce28" office:value-type="string" calcext:value-type="string">
            <text:p>dc.relation.ispartof</text:p>
          </table:table-cell>
          <table:table-cell table:style-name="ce28" office:value-type="string" calcext:value-type="string">
            <text:p>dc.relation.ispartofseries</text:p>
          </table:table-cell>
          <table:table-cell table:style-name="ce28" office:value-type="string" calcext:value-type="string">
            <text:p>dc.relation.isreferencedby</text:p>
          </table:table-cell>
          <table:table-cell table:style-name="ce28" office:value-type="string" calcext:value-type="string">
            <text:p>dc.relation.isreplacedby</text:p>
          </table:table-cell>
          <table:table-cell table:style-name="ce28" office:value-type="string" calcext:value-type="string">
            <text:p>dc.relation.uri</text:p>
          </table:table-cell>
          <table:table-cell table:style-name="ce28" office:value-type="string" calcext:value-type="string">
            <text:p>dc.rights</text:p>
          </table:table-cell>
          <table:table-cell table:style-name="ce28" office:value-type="string" calcext:value-type="string">
            <text:p>dc.rights.license</text:p>
          </table:table-cell>
          <table:table-cell table:style-name="ce28" office:value-type="string" calcext:value-type="string">
            <text:p>dc.rights.uri</text:p>
          </table:table-cell>
          <table:table-cell table:style-name="ce28" office:value-type="string" calcext:value-type="string">
            <text:p>dc.source</text:p>
          </table:table-cell>
          <table:table-cell table:style-name="ce28" office:value-type="string" calcext:value-type="string">
            <text:p>dc.source.uri</text:p>
          </table:table-cell>
          <table:table-cell table:style-name="ce28" office:value-type="string" calcext:value-type="string">
            <text:p>dc.subject</text:p>
          </table:table-cell>
          <table:table-cell table:style-name="ce28" office:value-type="string" calcext:value-type="string">
            <text:p>dc.subject.lcsh</text:p>
          </table:table-cell>
          <table:table-cell table:style-name="ce28" office:value-type="string" calcext:value-type="string">
            <text:p>dc.title</text:p>
          </table:table-cell>
          <table:table-cell table:style-name="ce28" office:value-type="string" calcext:value-type="string">
            <text:p>dc.title.alternative</text:p>
          </table:table-cell>
          <table:table-cell table:style-name="ce28" office:value-type="string" calcext:value-type="string">
            <text:p>dc.type</text:p>
          </table:table-cell>
          <table:table-cell table:style-name="ce28" office:value-type="string" calcext:value-type="string">
            <text:p>melbourne.accessrights</text:p>
          </table:table-cell>
          <table:table-cell table:style-name="ce28" office:value-type="string" calcext:value-type="string">
            <text:p>melbourne.affiliation.department</text:p>
          </table:table-cell>
          <table:table-cell table:style-name="ce28" office:value-type="string" calcext:value-type="string">
            <text:p>melbourne.affiliation.faculty</text:p>
          </table:table-cell>
          <table:table-cell table:style-name="ce28" office:value-type="string" calcext:value-type="string">
            <text:p>melbourne.internal.eventid</text:p>
          </table:table-cell>
          <table:table-cell table:style-name="ce28" office:value-type="string" calcext:value-type="string">
            <text:p>melbourne.internal.venue</text:p>
          </table:table-cell>
          <table:table-cell table:style-name="ce28" office:value-type="string" calcext:value-type="string">
            <text:p>melbourne.internal.work</text:p>
          </table:table-cell>
          <table:table-cell table:style-name="ce28" office:value-type="string" calcext:value-type="string">
            <text:p>melbourne.linkedresource.url</text:p>
          </table:table-cell>
          <table:table-cell table:style-name="ce28" office:value-type="string" calcext:value-type="string">
            <text:p>melbourne.prints.digitalurl</text:p>
          </table:table-cell>
          <table:table-cell table:style-name="ce28" office:value-type="string" calcext:value-type="string">
            <text:p>melbourne.prints.recordlink</text:p>
          </table:table-cell>
          <table:table-cell table:style-name="ce28" office:value-type="string" calcext:value-type="string">
            <text:p>melbourne.prints.referenceid</text:p>
          </table:table-cell>
          <table:table-cell table:style-name="ce28" office:value-type="string" calcext:value-type="string">
            <text:p>melbourne.prints.relateddates</text:p>
          </table:table-cell>
          <table:table-cell table:style-name="ce28" office:value-type="string" calcext:value-type="string">
            <text:p>melbourne.rights</text:p>
          </table:table-cell>
          <table:table-cell table:style-name="ce28" office:value-type="string" calcext:value-type="string">
            <text:p>melbourne.sorting.field.date</text:p>
          </table:table-cell>
          <table:table-cell table:style-name="ce28" office:value-type="string" calcext:value-type="string">
            <text:p>melbourne.sorting.key</text:p>
          </table:table-cell>
          <table:table-cell table:style-name="ce28" office:value-type="string" calcext:value-type="string">
            <text:p>melbourne.source.issue</text:p>
          </table:table-cell>
          <table:table-cell table:style-name="ce28" office:value-type="string" calcext:value-type="string">
            <text:p>melbourne.source.number</text:p>
          </table:table-cell>
          <table:table-cell table:style-name="ce28" office:value-type="string" calcext:value-type="string">
            <text:p>melbourne.source.volume</text:p>
          </table:table-cell>
          <table:table-cell table:style-name="ce28" office:value-type="string" calcext:value-type="string">
            <text:p>melbourne.thesis.supervisorname</text:p>
          </table:table-cell>
          <table:table-cell table:style-name="ce28" office:value-type="string" calcext:value-type="string">
            <text:p>melbourne.thesis.supervisorothername</text:p>
          </table:table-cell>
          <table:table-cell table:style-name="ce28" office:value-type="string" calcext:value-type="string">
            <text:p>melbourne.type</text:p>
          </table:table-cell>
          <table:table-cell table:style-name="ce28" office:value-type="string" calcext:value-type="string">
            <text:p>pubs.edition</text:p>
          </table:table-cell>
          <table:table-cell table:style-name="ce28" office:value-type="string" calcext:value-type="string">
            <text:p>pubs.place-of-publication</text:p>
          </table:table-cell>
          <table:table-cell table:style-name="ce28" office:value-type="string" calcext:value-type="string">
            <text:p>pur.CreditLine</text:p>
          </table:table-cell>
          <table:table-cell table:style-name="ce28" office:value-type="string" calcext:value-type="string">
            <text:p>Series</text:p>
          </table:table-cell>
          <table:table-cell table:style-name="ce28" office:value-type="string" calcext:value-type="string">
            <text:p>xmpRights.Marked</text:p>
          </table:table-cell>
          <table:table-cell table:style-name="ce28" office:value-type="string" calcext:value-type="string">
            <text:p>xmpRights.Owner</text:p>
          </table:table-cell>
          <table:table-cell table:style-name="ce28" office:value-type="string" calcext:value-type="string">
            <text:p>xmpRights.UsageTerms</text:p>
          </table:table-cell>
          <table:table-cell table:style-name="ce28" office:value-type="string" calcext:value-type="string">
            <text:p>cc.attributionName</text:p>
          </table:table-cell>
          <table:table-cell table:style-name="ce28" office:value-type="string" calcext:value-type="string">
            <text:p>cc.license</text:p>
          </table:table-cell>
          <table:table-cell table:style-name="ce30" table:number-columns-repeated="16310"/>
        </table:table-row>
        <table:table-row table:style-name="ro6">
          <table:table-cell table:style-name="ce7" office:value-type="string" calcext:value-type="string">
            <text:p>THSS</text:p>
          </table:table-cell>
          <table:table-cell table:style-name="ce7" office:value-type="string" calcext:value-type="string">
            <text:p>b1878621-00001</text:p>
          </table:table-cell>
          <table:table-cell table:style-name="ce7" office:value-type="string" calcext:value-type="string">
            <text:p>b18786212</text:p>
          </table:table-cell>
          <table:table-cell table:style-name="ce7" office:value-type="string" calcext:value-type="string">
            <text:p>31290012654067</text:p>
          </table:table-cell>
          <table:table-cell table:style-name="ce7" office:value-type="string" calcext:value-type="string">
            <text:p>ASTHANA</text:p>
          </table:table-cell>
          <table:table-cell table:number-columns-repeated="2"/>
          <table:table-cell table:style-name="ce7" office:value-type="string" calcext:value-type="string">
            <text:p>Asthana, D. B</text:p>
          </table:table-cell>
          <table:table-cell table:number-columns-repeated="7"/>
          <table:table-cell table:style-name="ce7" office:value-type="string" calcext:value-type="string">
            <text:p>1957</text:p>
          </table:table-cell>
          <table:table-cell table:number-columns-repeated="2"/>
          <table:table-cell table:style-name="ce7" office:value-type="string" calcext:value-type="string">
            <text:p>On the Mornington Peninsula, Victoria, Australia, three granitic stocks are emplaced in folded Ordovician sediments. The average trend of the fold axes as indicated by a 77 -diagram is at 44°, with a plunge of 13° to the N.E, But in the vicinity of the granite bodies there is marked variation in the average strike and plunge of the fold axes, and in most cases they plunge away from the stocks, indicating some uptilting and pushing aside by the magma during the emplacement of the granite bodies. </text:p>
            <text:p/>
            <text:p>The peninsula is traversed by two sets of prominent faults. The faults of one set strike MB - SSW, those of the other strike WNW - BSE. The granite bodies are aligned along Selwyn's Fault which belongs to the first set, and at certain places the stocks are also bounded by the faults of the second set, this suggesting that the granitic emplacement was controlled by the faults. The faults were rejuvenated in various later geological periods as strike-slip and normal faults, and some of them are active even now. </text:p>
            <text:p/>
            <text:p>The movements along the faults have produced extensive jointing in the granites as well as the other rocks of the Peninsula. However, the existence of primary joints in the granites has been shown with the help of aplitic and pegmatitic dykes and also by the simule geometrical relationship which some of the joint sets bear with the flow lines and flow layers in the granites. Some of these primary joints also suggest that the granites were emplaced by magmatic intrusion.</text:p>
            <text:p/>
            <text:p>Petrofabric analysis of the granites reveals a biotite fabric showing the presence of a horizontal bc-girdle with a marked maximum. A vertical lineation ’a', as well as foliation, are therefore important features of the granites. The foliation in most cases trends almost parallel to the granite boundaries. The quartz fabric shows that the quartz optic axes form a cleft girdle in which they lie at an average angle of 70° from the vertical indicating that the crystallization of quartz took place under directed pressure. Inclusions of the invaded sediments, which have been altered into hornfelses, are more or less confined to the margins of the stocks. Structural study of these xenoliths, which have invariably well-defined boundaries, suggests the intrusive nature of the granites. It is concluded from the structures of the country rock as well as from the microscopic and megascopic structures of the granites that the granitic emplacement in the Mornington Peninsula took place by forcible upward movement of magma.</text:p>
          </table:table-cell>
          <table:table-cell table:style-name="ce7" office:value-type="string" calcext:value-type="string">
            <text:p>staffstudentsonly</text:p>
          </table:table-cell>
          <table:table-cell table:number-columns-repeated="15"/>
          <table:table-cell table:style-name="ce7" office:value-type="string" calcext:value-type="string">
            <text:p>Copyright in works deposited in Minerva Access is retained by the copyright owner. The work may not be altered without permission from the copyright owner. Readers may only download, print and save electronic copies of whole works for their own personal non-commercial use. Any use that exceeds these limits requires permission from the copyright owner. Attribution is essential when quoting or paraphrasing from these works.</text:p>
          </table:table-cell>
          <table:table-cell table:number-columns-repeated="4"/>
          <table:table-cell table:style-name="ce7" office:value-type="string" calcext:value-type="string">
            <text:p>Granite|Mornington Peninsula|Rocks, Igneous|Victoria</text:p>
          </table:table-cell>
          <table:table-cell/>
          <table:table-cell table:style-name="ce7" office:value-type="string" calcext:value-type="string">
            <text:p>The structure and emplacement of granitic rocks in the Mornington Peninsula</text:p>
          </table:table-cell>
          <table:table-cell table:number-columns-repeated="2"/>
          <table:table-cell table:style-name="ce7" office:value-type="string" calcext:value-type="string">
            <text:p>Only available to University of Melbourne staff and students, login required</text:p>
          </table:table-cell>
          <table:table-cell table:number-columns-repeated="10"/>
          <table:table-cell table:style-name="ce7" office:value-type="string" calcext:value-type="string">
            <text:p>Terms and Conditions: Copyright in works deposited in Minerva Access is retained by the copyright owner. The work may not be altered without permission from the copyright owner. Readers may only download, print and save electronic copies of whole works for their own personal non-commercial use. Any use that exceeds these limits requires permission from the copyright owner. Attribution is essential when quoting or paraphrasing from these works.</text:p>
          </table:table-cell>
          <table:table-cell table:number-columns-repeated="12"/>
          <table:table-cell table:style-name="ce7" office:value-type="string" calcext:value-type="string">
            <text:p>1</text:p>
          </table:table-cell>
          <table:table-cell table:number-columns-repeated="16314"/>
        </table:table-row>
        <table:table-row table:style-name="ro6">
          <table:table-cell table:style-name="ce7" office:value-type="string" calcext:value-type="string">
            <text:p>THSS</text:p>
          </table:table-cell>
          <table:table-cell table:style-name="ce7" office:value-type="string" calcext:value-type="string">
            <text:p>b1908608-00001</text:p>
          </table:table-cell>
          <table:table-cell table:style-name="ce7" office:value-type="string" calcext:value-type="string">
            <text:p>b19086088</text:p>
          </table:table-cell>
          <table:table-cell table:style-name="ce7" office:value-type="string" calcext:value-type="string">
            <text:p>31290013719364</text:p>
          </table:table-cell>
          <table:table-cell table:style-name="ce7" office:value-type="string" calcext:value-type="string">
            <text:p>CHAMBER</text:p>
          </table:table-cell>
          <table:table-cell table:style-name="ce7" office:value-type="string" calcext:value-type="string">
            <text:p>b1908608-00001</text:p>
          </table:table-cell>
          <table:table-cell/>
          <table:table-cell table:style-name="ce7" office:value-type="string" calcext:value-type="string">
            <text:p>Chambers, S.C (1923-)</text:p>
          </table:table-cell>
          <table:table-cell table:number-columns-repeated="7"/>
          <table:table-cell table:style-name="ce7" office:value-type="string" calcext:value-type="string">
            <text:p>1957</text:p>
          </table:table-cell>
          <table:table-cell table:number-columns-repeated="2"/>
          <table:table-cell table:style-name="ce7" office:value-type="string" calcext:value-type="string">
            <text:p>In October 1963 attention was drawn to the possibility of an hitherto unknown storage disease of potatoes in Victoria. Diseased tubers if the variety ton ware brought to the Plant Research Laboratory, Burnley, from a property at Clarke's Hill, via Ballarat, and a pycnidial-forming fungus was isolated consistently from lesions by Anderson (1953). Later that month, apparently identical  isolates were obtained from diseased tubers of two other varieties which were received from the same property.</text:p>
            <text:p/>
            <text:p>In  consequence, an investigation of dry rots in storage was commenced in September, 1954. One of the original objectives was to determine whether this pycnidial-forming fungus was a causal organism of tuber rot. </text:p>
            <text:p/>
            <text:p>As the investigation proceeded, it became evident that the fungus in question was responsible for a  particular type of rot. In other countries similar types of tuber disease have been attributed to species of the Phomaceae. In the detailed study that followed, attempts were made to identify Victorian isolates with, or to distinguish them from, some of these other storage pathogens. As a result of the investigation, the pycnidial forming fungus has been identified as Phoma foveats Foister.. This fungus is responsible for the disease known as Gangrene of tubers in the British Isles. It has not been recorded previously outside that area. </text:p>
            <text:p/>
            <text:p>Although most of the work described in this report is laboratory in nature, one of the main aims has been to collect information which may may assist in determining an approach to the control of the disease.</text:p>
          </table:table-cell>
          <table:table-cell table:style-name="ce7" office:value-type="string" calcext:value-type="string">
            <text:p>staffstudentsonly</text:p>
          </table:table-cell>
          <table:table-cell table:style-name="ce7" office:value-type="string" calcext:value-type="string">
            <text:p>Thesis</text:p>
          </table:table-cell>
          <table:table-cell table:number-columns-repeated="14"/>
          <table:table-cell table:style-name="ce7" office:value-type="string" calcext:value-type="string">
            <text:p>Copyright in works deposited in Minerva Access is retained by the copyright owner. The work may not be altered without permission from the copyright owner. Readers may only download, print and save electronic copies of whole works for their own personal non-commercial use. Any use that exceeds these limits requires permission from the copyright owner. Attribution is essential when quoting or paraphrasing from these works.</text:p>
          </table:table-cell>
          <table:table-cell table:number-columns-repeated="4"/>
          <table:table-cell table:style-name="ce7" office:value-type="string" calcext:value-type="string">
            <text:p>Diseases and injuries|Diseases and pests|Phoma|Potatoes|Storage|Victoria</text:p>
          </table:table-cell>
          <table:table-cell/>
          <table:table-cell table:style-name="ce7" office:value-type="string" calcext:value-type="string">
            <text:p>An investigation of potato gangrene in Victoria : including the identification and comprehensive study of the causal organism, Phoma foveata Foister and a comparison of the Scottish and Victorian isolates with P. eupyrena Sacc., P. solanicola Prill et Del. and Phomopsis tuberivora Guss et Fost</text:p>
          </table:table-cell>
          <table:table-cell/>
          <table:table-cell table:style-name="ce7" office:value-type="string" calcext:value-type="string">
            <text:p>Text</text:p>
          </table:table-cell>
          <table:table-cell table:style-name="ce7" office:value-type="string" calcext:value-type="string">
            <text:p>Only available to University of Melbourne staff and students, login required</text:p>
          </table:table-cell>
          <table:table-cell table:number-columns-repeated="10"/>
          <table:table-cell table:style-name="ce7" office:value-type="string" calcext:value-type="string">
            <text:p>Terms and Conditions: Copyright in works deposited in Minerva Access is retained by the copyright owner. The work may not be altered without permission from the copyright owner. Readers may only download, print and save electronic copies of whole works for their own personal non-commercial use. Any use that exceeds these limits requires permission from the copyright owner. Attribution is essential when quoting or paraphrasing from these works.</text:p>
          </table:table-cell>
          <table:table-cell table:number-columns-repeated="7"/>
          <table:table-cell table:style-name="ce7" office:value-type="string" calcext:value-type="string">
            <text:p>Masters Research thesis</text:p>
          </table:table-cell>
          <table:table-cell table:number-columns-repeated="4"/>
          <table:table-cell table:style-name="ce7" office:value-type="string" calcext:value-type="string">
            <text:p>1</text:p>
          </table:table-cell>
          <table:table-cell table:number-columns-repeated="16314"/>
        </table:table-row>
        <table:table-row table:style-name="ro6">
          <table:table-cell table:style-name="ce7" office:value-type="string" calcext:value-type="string">
            <text:p>THSS</text:p>
          </table:table-cell>
          <table:table-cell table:style-name="ce7" office:value-type="string" calcext:value-type="string">
            <text:p>b2964055-00001</text:p>
          </table:table-cell>
          <table:table-cell table:style-name="ce7" office:value-type="string" calcext:value-type="string">
            <text:p>b29640556</text:p>
          </table:table-cell>
          <table:table-cell table:style-name="ce7" office:value-type="string" calcext:value-type="string">
            <text:p>31290021203948</text:p>
          </table:table-cell>
          <table:table-cell table:style-name="ce7" office:value-type="string" calcext:value-type="string">
            <text:p>RENSHAW</text:p>
          </table:table-cell>
          <table:table-cell table:style-name="ce7" office:value-type="string" calcext:value-type="string">
            <text:p>b2964055-00001</text:p>
          </table:table-cell>
          <table:table-cell/>
          <table:table-cell table:style-name="ce7" office:value-type="string" calcext:value-type="string">
            <text:p>Renshaw, John Rutherford</text:p>
          </table:table-cell>
          <table:table-cell table:number-columns-repeated="7"/>
          <table:table-cell table:style-name="ce7" office:value-type="string" calcext:value-type="string">
            <text:p>1961</text:p>
          </table:table-cell>
          <table:table-cell table:number-columns-repeated="2"/>
          <table:table-cell table:style-name="ce7" office:value-type="string" calcext:value-type="string">
            <text:p>This thesis is an attempt to analyse and evaluate the concept of Tέ) ,ui G zon in the ethical theory of the later dialogues commonly attributed to Plato. </text:p>
            <text:p/>
            <text:p>While painstaking research has been undertaken by scholars on the text of the dialogues and the basic notions of Plato's philosophy, surprisingly scant attention has been given to the concept of [To Metrion]. Reference to this neglect has been made pertinently and cogently by Joseph Souilhé. In speaking of the the and,LI. 05 with which [Metrion] is closely associated, as being among the most frequent terms running through the dialogues of Plato, Souilhé comments: ...est-il curieux qu'un certain nombre de commentateurs, et non des moindres, aient semblé' les négliger.</text:p>
            <text:p/>
            <text:p>It is important to observe at the outset the limits of our enquiry as defined in the first pars-- graph. The significance of an investigation of this kind is apparent if it is conceded:- </text:p>
            <text:p/>
            <text:p>(a) that the later dialogues express the maturity of Plato's thought, </text:p>
            <text:p/>
            <text:p>(b) that ethics remained his chief interest and concern even though his later writings are set in a wider philosophical context than his earlier, and </text:p>
            <text:p/>
            <text:p>(c) that [To Metrion] rescued from vagueness and ambiguity, came to be a ruling concept in his thought. </text:p>
            <text:p/>
            <text:p>It is essential for the successful prosecution of this enquiry to be faithful to the text of the dialogues. While in no way depreciating the value of what others have said about Plato, there is always the possibility of "reading into him" thoughts which are not truly his. In this respect, it should be mentioned that historically the doctrine of 'the mean' has been linked with the name of Plato's illustrious successor, Aristotle. But it would not be proper to allow the writings of Aristotle to exert undue influence in arriving at conclusions in the present study. For this reason, the text of the dialogues will be frequently quoted in the following pages. </text:p>
            <text:p/>
            <text:p>Then too, while readily conceding the orderliness of Plato's thought, it is necessary to guard against the presumption that the dialogues provide a unified system of meanings. This standpoint cannot be accepted without question and qualification. To extract from what purports to be "laissez-faire" conversation a system of rigid, inflexible concepts from which irrefutable deductions are drawn does despite to the dialogue method and to the platonic quest. It is true that the absence of formal argument is more pronounced in the earlier than in the later dialogues, but even in these latter, if systematisation is attempted, it must be undertaken with extreme caution. A prominent platonist has very aptly remarked:2 "Passages taken out of the context in which they occur, and then subjected to the manipulation of formal logic, can, of course, be interpreted in ways which would yield a single system of meanings, but the result might be a mere travesty upon what the interpreter was proposing to explain." If, through remembering this, the ends of our enquiry appear somewhat loose and untidy, faithfulness to the spirit of the man whose work we study is at least observed. </text:p>
            <text:p/>
            <text:p>Brief mention must here be made as to what we shall regard as 'later' dialogues and some indication of chronological ordering. A considerable amount of effort has been expended by scholars on these issues, and their investigations are far from trivial. It is obviously important to know the placement of an author's particular work in relation to his total output; and to assess,as ire- the case of Plato, 'the philosophic contribution of a dialogue in relation to the maturity of his thought. However, it will not be possible within the compass of this study to enter into argumentation on these issues. It is generally agreed that the so-called 'Socratic' dialogues belong to the early period of Plato's life, the "Republic" to the years of his maturity, and the "Laws" to his old age. Here we follow the list proposed by A.E. Taylor,3 as "post-Republic" or "later" dialogues:- 'Theaetetus', 'Parmenides', 'Sophist', 'Politicus', 'Timaeus', 'Philebus', 'Laws', and in that chronological order.4 </text:p>
            <text:p/>
            <text:p>The focus of this study will be largely upon the short digression in the "Politicus" where the subject of 1 j f cxt'2httkh t cnh  is discussed, though chiefly on the "Philebus" where the concept of [To Metrion] in its ethical relationship is elucidated. It may well be that a major reason for the failure of Plato scholars generally to give due attention to this concept is the comparative neglect of the study of this latter dialogue. While excellent research has been undertaken in years now long past by Badham, Paley, Poste and Bury, and in more recent years by Taylor and Hackforth,5 the "Philebus" has remained for too long a kind of backwater in Plato studies. This may be partly due to the difficulty of placing a dialogue with a paramount ethical interest in this later period of Plato's thought, if it is supposed that in the wider philosophic context of the later dialogues, Plato's ethical emphasis had lessened. In this light the "Philebus" is viewed as a kind of "Socratic reversion", an anachronism. Then too, if it is assumed that Plato is at his best in the "Republic", the concessions to 'the world of becoming' in the "Philebus" may be interpreted as a regrettable 'falling away' from the pristine standards of 'pure idealism'. </text:p>
            <text:p/>
            <text:p>However, in the opinion of the present writer, the "Philebus" is one of the most significant of the platonic dialogues and represents some of the finest and most mature thought of its author. While it is abundantly clear that Plato has broadened his terms of reference in his later writings, the "Philebus" alone (though evidence elsewhere can be adduced) leaves us in no doubt as to the continued primacy of ethics in his philosophy. Further, by the time of writing this dialogue, in the maturity of his years, he-had uncovered, examined and to a degree elucidated the fundamental principle which lay at the centre of his philosophy and without which his ethical theory would lack life and meaning, viz., the concept of [To Metrion].</text:p>
          </table:table-cell>
          <table:table-cell table:style-name="ce7" office:value-type="string" calcext:value-type="string">
            <text:p>staffstudentsonly</text:p>
          </table:table-cell>
          <table:table-cell table:style-name="ce7" office:value-type="string" calcext:value-type="string">
            <text:p>Thesis</text:p>
          </table:table-cell>
          <table:table-cell table:number-columns-repeated="14"/>
          <table:table-cell table:style-name="ce7" office:value-type="string" calcext:value-type="string">
            <text:p>Copyright in works deposited in Minerva Access is retained by the copyright owner. The work may not be altered without permission from the copyright owner. Readers may only download, print and save electronic copies of whole works for their own personal non-commercial use. Any use that exceeds these limits requires permission from the copyright owner. Attribution is essential when quoting or paraphrasing from these works.</text:p>
          </table:table-cell>
          <table:table-cell table:number-columns-repeated="4"/>
          <table:table-cell table:style-name="ce7" office:value-type="string" calcext:value-type="string">
            <text:p>Ethics|Plato</text:p>
          </table:table-cell>
          <table:table-cell/>
          <table:table-cell table:style-name="ce7" office:value-type="string" calcext:value-type="string">
            <text:p>The concept of [To Metrion] in the ethical theory of Plato's later dialogues</text:p>
          </table:table-cell>
          <table:table-cell/>
          <table:table-cell table:style-name="ce7" office:value-type="string" calcext:value-type="string">
            <text:p>Text</text:p>
          </table:table-cell>
          <table:table-cell table:style-name="ce7" office:value-type="string" calcext:value-type="string">
            <text:p>Only available to University of Melbourne staff and students, login required</text:p>
          </table:table-cell>
          <table:table-cell table:number-columns-repeated="10"/>
          <table:table-cell table:style-name="ce7" office:value-type="string" calcext:value-type="string">
            <text:p>Terms and Conditions: Copyright in works deposited in Minerva Access is retained by the copyright owner. The work may not be altered without permission from the copyright owner. Readers may only download, print and save electronic copies of whole works for their own personal non-commercial use. Any use that exceeds these limits requires permission from the copyright owner. Attribution is essential when quoting or paraphrasing from these works.</text:p>
          </table:table-cell>
          <table:table-cell table:number-columns-repeated="7"/>
          <table:table-cell table:style-name="ce7" office:value-type="string" calcext:value-type="string">
            <text:p>Masters Research thesis</text:p>
          </table:table-cell>
          <table:table-cell table:number-columns-repeated="4"/>
          <table:table-cell table:style-name="ce7" office:value-type="string" calcext:value-type="string">
            <text:p>1</text:p>
          </table:table-cell>
          <table:table-cell table:number-columns-repeated="16314"/>
        </table:table-row>
        <table:table-row table:style-name="ro6">
          <table:table-cell table:style-name="ce7" office:value-type="string" calcext:value-type="string">
            <text:p>RMUS</text:p>
          </table:table-cell>
          <table:table-cell table:style-name="ce7" office:value-type="string" calcext:value-type="string">
            <text:p>b3013872-00001</text:p>
          </table:table-cell>
          <table:table-cell table:style-name="ce7" office:value-type="string" calcext:value-type="string">
            <text:p>b30138723</text:p>
          </table:table-cell>
          <table:table-cell table:style-name="ce7" office:value-type="string" calcext:value-type="string">
            <text:p>31290017747569</text:p>
          </table:table-cell>
          <table:table-cell table:style-name="ce7" office:value-type="string" calcext:value-type="string">
            <text:p>LHD 112</text:p>
          </table:table-cell>
          <table:table-cell/>
          <table:table-cell table:style-name="ce7" office:value-type="string" calcext:value-type="string">
            <text:p>Conti, Louis François de Bourbon, prince de, 1717-1776</text:p>
          </table:table-cell>
          <table:table-cell table:style-name="ce7" office:value-type="string" calcext:value-type="string">
            <text:p>Lagarde, Pierre de, 1717-approximately 1792</text:p>
          </table:table-cell>
          <table:table-cell table:number-columns-repeated="7"/>
          <table:table-cell table:style-name="ce7" office:value-type="string" calcext:value-type="string">
            <text:p>1764</text:p>
          </table:table-cell>
          <table:table-cell/>
          <table:table-cell table:style-name="ce7" office:value-type="string" calcext:value-type="string">
            <text:p>La Chasse -- Ariette de basse taille -- Duo pour un dessus et basse|Executés au Concert de Monseigneur Le Prince de Conty|Dediées A son Altesse Sérénime Monseigneur. Le Prince De Conty|Parts (all 4 pages) for: premier violon ; second violon ; alto ; basse ; 1er et 2e hautbois ; basson ; 1er cor ; 2e cor|This copy has manuscript additions and corrections to the figured bass (in what appears to be a contemporary hand) on pages 15-16 of the score|This copy bound (score with scores and parts with like parts) with Le sorcier/Philidor (Hanson-Dyer 112) and Isabelle et Gertrude/Blaise (Hanson-Dyer 6); cover of score stamped: "Madame Boullongne De Preninville"|This copy from the collection of Louise Hanson-Dyer</text:p>
          </table:table-cell>
          <table:table-cell/>
          <table:table-cell table:style-name="ce7" office:value-type="string" calcext:value-type="string">
            <text:p>openaccess</text:p>
          </table:table-cell>
          <table:table-cell table:style-name="ce7" office:value-type="string" calcext:value-type="string">
            <text:p>1 condensed score (16 pages)</text:p>
          </table:table-cell>
          <table:table-cell/>
          <table:table-cell table:style-name="ce7" office:value-type="string" calcext:value-type="string">
            <text:p>b3013872-00001</text:p>
          </table:table-cell>
          <table:table-cell table:number-columns-repeated="4"/>
          <table:table-cell table:style-name="ce7" office:value-type="string" calcext:value-type="string">
            <text:p>French</text:p>
          </table:table-cell>
          <table:table-cell table:style-name="ce7" office:value-type="string" calcext:value-type="string">
            <text:p>Aux adresses ordinaires et ches l'auteur</text:p>
          </table:table-cell>
          <table:table-cell table:number-columns-repeated="3"/>
          <table:table-cell table:style-name="ce7" office:value-type="string" calcext:value-type="string">
            <text:p>RISM, L 230|Herlin, Denis. Hanson-Dyer, 67</text:p>
          </table:table-cell>
          <table:table-cell table:number-columns-repeated="2"/>
          <table:table-cell table:style-name="ce7" office:value-type="string" calcext:value-type="string">
            <text:p>Copyright in this material has expired. The work is in the public domain and can be used for any purpose. Please acknowledge the University of Melbourne Library as the source of this material.</text:p>
          </table:table-cell>
          <table:table-cell table:number-columns-repeated="4"/>
          <table:table-cell table:style-name="ce7" office:value-type="string" calcext:value-type="string">
            <text:p>Vocal duets with instrumental ensemble -- Scores and parts|Songs with instrumental ensemble -- Scores and parts</text:p>
          </table:table-cell>
          <table:table-cell/>
          <table:table-cell table:style-name="ce7" office:value-type="string" calcext:value-type="string">
            <text:p>Les soirées de l'Ille Adam : premiere suite de differens morceaux de chant a une et deux voix avec acompagnement de violon, basse, basson, cor, et haubois [sic] ... </text:p>
          </table:table-cell>
          <table:table-cell table:style-name="ce7" office:value-type="string" calcext:value-type="string">
            <text:p>Soirées de l'Ille Adam. Suite 1</text:p>
          </table:table-cell>
          <table:table-cell table:style-name="ce7" office:value-type="string" calcext:value-type="string">
            <text:p>Text|Image</text:p>
          </table:table-cell>
          <table:table-cell table:style-name="ce7" office:value-type="string" calcext:value-type="string">
            <text:p>Open Access</text:p>
          </table:table-cell>
          <table:table-cell table:number-columns-repeated="5"/>
          <table:table-cell table:style-name="ce7" office:value-type="string" calcext:value-type="string">
            <text:p>http://cat.lib.unimelb.edu.au/record=b3013872</text:p>
          </table:table-cell>
          <table:table-cell table:number-columns-repeated="4"/>
          <table:table-cell table:style-name="ce7" office:value-type="string" calcext:value-type="string">
            <text:p>Copyright in this material has expired. The work is in the public domain and can be used for any purpose. Please acknowledge the University of Melbourne Library as the source of this material.</text:p>
          </table:table-cell>
          <table:table-cell table:number-columns-repeated="7"/>
          <table:table-cell table:style-name="ce7" office:value-type="string" calcext:value-type="string">
            <text:p>Score</text:p>
          </table:table-cell>
          <table:table-cell table:number-columns-repeated="4"/>
          <table:table-cell table:style-name="ce7" office:value-type="string" calcext:value-type="string">
            <text:p>0</text:p>
          </table:table-cell>
          <table:table-cell table:number-columns-repeated="16314"/>
        </table:table-row>
        <table:table-row table:style-name="ro6">
          <table:table-cell table:style-name="ce7" office:value-type="string" calcext:value-type="string">
            <text:p>RMUS</text:p>
          </table:table-cell>
          <table:table-cell table:style-name="ce7" office:value-type="string" calcext:value-type="string">
            <text:p>b3014365-00001</text:p>
          </table:table-cell>
          <table:table-cell table:style-name="ce7" office:value-type="string" calcext:value-type="string">
            <text:p>b30143652</text:p>
          </table:table-cell>
          <table:table-cell table:style-name="ce7" office:value-type="string" calcext:value-type="string">
            <text:p>31290017747643</text:p>
          </table:table-cell>
          <table:table-cell table:number-columns-repeated="2"/>
          <table:table-cell table:style-name="ce7" office:value-type="string" calcext:value-type="string">
            <text:p>White, Robert, 1645-1703|University of Melbourne. Hanson-Dyer music collection</text:p>
          </table:table-cell>
          <table:table-cell table:style-name="ce7" office:value-type="string" calcext:value-type="string">
            <text:p>Purcell, Henry, 1659-1695</text:p>
          </table:table-cell>
          <table:table-cell table:number-columns-repeated="7"/>
          <table:table-cell table:style-name="ce7" office:value-type="string" calcext:value-type="string">
            <text:p>1706</text:p>
          </table:table-cell>
          <table:table-cell/>
          <table:table-cell table:style-name="ce7" office:value-type="string" calcext:value-type="string">
            <text:p>The second book, which renders the first compleat has imprint: London: Printed by W. Pearson for S. H., 1712. Title varies slightly ( ... collection of the choicest songs ...)|Songs (including excerpts from odes or stage-works) for 1, 2, or 3 voices and continuo, some works with additional instruments|Title page in red and black|With a portrait frontispiece (plate) of the author: I. Closterman pinx. ; R. White sculp|The leaf after p. vi is an advertisement for John Cullen|This copy from the Collection of Louise Hanson-Dyer</text:p>
          </table:table-cell>
          <table:table-cell/>
          <table:table-cell table:style-name="ce7" office:value-type="string" calcext:value-type="string">
            <text:p>openaccess</text:p>
          </table:table-cell>
          <table:table-cell table:style-name="ce7" office:value-type="string" calcext:value-type="string">
            <text:p>scores (documents for music)|bound sheet music</text:p>
          </table:table-cell>
          <table:table-cell table:style-name="ce7" office:value-type="string" calcext:value-type="string">
            <text:p>1 score (1 volume (vi, [ii], 286 pages)</text:p>
          </table:table-cell>
          <table:table-cell table:style-name="ce7" office:value-type="string" calcext:value-type="string">
            <text:p>b3014365-00001</text:p>
          </table:table-cell>
          <table:table-cell table:number-columns-repeated="4"/>
          <table:table-cell table:style-name="ce7" office:value-type="string" calcext:value-type="string">
            <text:p>English</text:p>
          </table:table-cell>
          <table:table-cell table:style-name="ce7" office:value-type="string" calcext:value-type="string">
            <text:p>Printed by W. Pearson, and Sold by John Young at the Dolphin and Crown</text:p>
          </table:table-cell>
          <table:table-cell/>
          <table:table-cell table:style-name="ce7" office:value-type="string" calcext:value-type="string">
            <text:p>Orpheus Britannicus</text:p>
          </table:table-cell>
          <table:table-cell/>
          <table:table-cell table:style-name="ce7" office:value-type="string" calcext:value-type="string">
            <text:p>RISM, P 5980 (v. 1)|ESTC, T154319|Herlin, Denis. Hanson-Dyer, 121 (v. 1)</text:p>
          </table:table-cell>
          <table:table-cell table:number-columns-repeated="2"/>
          <table:table-cell table:style-name="ce7" office:value-type="string" calcext:value-type="string">
            <text:p>Copyright in this material has expired. The work is in the public domain and can be used for any purpose. Please acknowledge the University of Melbourne Library as the source of this material.</text:p>
          </table:table-cell>
          <table:table-cell table:number-columns-repeated="4"/>
          <table:table-cell table:style-name="ce7" office:value-type="string" calcext:value-type="string">
            <text:p>Songs with continuo|Vocal duets with continuo -- Scores|Vocal trios with continuo -- Scores|Songs with instrumental ensemble -- Scores|Vocal duets with instrumental ensemble -- Scores|Vocal trios with instrumental ensemble -- Scores|Songs, English -- 17th century</text:p>
          </table:table-cell>
          <table:table-cell/>
          <table:table-cell table:style-name="ce7" office:value-type="string" calcext:value-type="string">
            <text:p>Orpheus Britannicus : a collection of all the choicest songs, for one, two, and three voices, compos'd by Mr. Henry Purcell. Together, with such symphonies for violins or flutes, as were by him design'd for any of them: and a through-bass to each song; figur'd for the organ, harpsichord, or theorbo-lute</text:p>
          </table:table-cell>
          <table:table-cell table:style-name="ce7" office:value-type="string" calcext:value-type="string">
            <text:p>Vocal music. Selections|Orpheus Britannicus : A collection of the choicest songs|Orpheus Britannicus : [first book]|Orpheus Britannicus : book I</text:p>
          </table:table-cell>
          <table:table-cell table:style-name="ce7" office:value-type="string" calcext:value-type="string">
            <text:p>text|image</text:p>
          </table:table-cell>
          <table:table-cell table:style-name="ce7" office:value-type="string" calcext:value-type="string">
            <text:p>Open Access</text:p>
          </table:table-cell>
          <table:table-cell table:number-columns-repeated="5"/>
          <table:table-cell table:style-name="ce7" office:value-type="string" calcext:value-type="string">
            <text:p>http://cat.lib.unimelb.edu.au/record=b3014365</text:p>
          </table:table-cell>
          <table:table-cell table:number-columns-repeated="4"/>
          <table:table-cell table:style-name="ce7" office:value-type="string" calcext:value-type="string">
            <text:p>Copyright in this material has expired. The work is in the public domain and can be used for any purpose. Please acknowledge the University of Melbourne Library as the source of this material.</text:p>
          </table:table-cell>
          <table:table-cell table:number-columns-repeated="4"/>
          <table:table-cell table:style-name="ce7" office:value-type="string" calcext:value-type="string">
            <text:p>1</text:p>
          </table:table-cell>
          <table:table-cell table:number-columns-repeated="2"/>
          <table:table-cell table:style-name="ce7" office:value-type="string" calcext:value-type="string">
            <text:p>Score</text:p>
          </table:table-cell>
          <table:table-cell table:style-name="ce7" office:value-type="string" calcext:value-type="string">
            <text:p>The second edition with large additions, and placed in their several keys according to the order of the gamut</text:p>
          </table:table-cell>
          <table:table-cell table:style-name="ce7" office:value-type="string" calcext:value-type="string">
            <text:p>London</text:p>
          </table:table-cell>
          <table:table-cell table:number-columns-repeated="2"/>
          <table:table-cell table:style-name="ce7" office:value-type="string" calcext:value-type="string">
            <text:p>0</text:p>
          </table:table-cell>
          <table:table-cell table:number-columns-repeated="16314"/>
        </table:table-row>
        <table:table-row table:style-name="ro6">
          <table:table-cell table:style-name="ce7" office:value-type="string" calcext:value-type="string">
            <text:p>RMUS</text:p>
          </table:table-cell>
          <table:table-cell table:style-name="ce7" office:value-type="string" calcext:value-type="string">
            <text:p>b3014365-00002</text:p>
          </table:table-cell>
          <table:table-cell table:style-name="ce7" office:value-type="string" calcext:value-type="string">
            <text:p>b30143652</text:p>
          </table:table-cell>
          <table:table-cell table:style-name="ce7" office:value-type="string" calcext:value-type="string">
            <text:p>31290017748484</text:p>
          </table:table-cell>
          <table:table-cell table:number-columns-repeated="2"/>
          <table:table-cell table:style-name="ce7" office:value-type="string" calcext:value-type="string">
            <text:p>White, Robert, 1645-1703|University of Melbourne. Hanson-Dyer music collection</text:p>
          </table:table-cell>
          <table:table-cell table:style-name="ce7" office:value-type="string" calcext:value-type="string">
            <text:p>Purcell, Henry, 1659-1695</text:p>
          </table:table-cell>
          <table:table-cell table:number-columns-repeated="7"/>
          <table:table-cell table:style-name="ce7" office:value-type="string" calcext:value-type="string">
            <text:p>1712</text:p>
          </table:table-cell>
          <table:table-cell/>
          <table:table-cell table:style-name="ce7" office:value-type="string" calcext:value-type="string">
            <text:p>The second book, which renders the first compleat has imprint: London: Printed by W. Pearson for S. H., 1712. Title varies slightly ( ... collection of the choicest songs ...)|Songs (including excerpts from odes or stage-works) for 1, 2, or 3 voices and continuo, some works with additional instruments|Title page in red and black|With a portrait frontispiece (plate) of the author: I. Closterman pinx. ; R. White sculp|The leaf after p. vi is an advertisement for John Cullen|This copy from the Collection of Louise Hanson-Dyer</text:p>
          </table:table-cell>
          <table:table-cell/>
          <table:table-cell table:style-name="ce7" office:value-type="string" calcext:value-type="string">
            <text:p>openaccess</text:p>
          </table:table-cell>
          <table:table-cell table:style-name="ce7" office:value-type="string" calcext:value-type="string">
            <text:p>scores (documents for music)|bound sheet music</text:p>
          </table:table-cell>
          <table:table-cell table:style-name="ce7" office:value-type="string" calcext:value-type="string">
            <text:p>1 score (1 volume ([ii], 286 pages)</text:p>
          </table:table-cell>
          <table:table-cell table:style-name="ce7" office:value-type="string" calcext:value-type="string">
            <text:p>b3014365-00002</text:p>
          </table:table-cell>
          <table:table-cell table:number-columns-repeated="4"/>
          <table:table-cell table:style-name="ce7" office:value-type="string" calcext:value-type="string">
            <text:p>English</text:p>
          </table:table-cell>
          <table:table-cell table:style-name="ce7" office:value-type="string" calcext:value-type="string">
            <text:p>Printed by W. Pearson, and Sold by John Young at the Dolphin and Crown</text:p>
          </table:table-cell>
          <table:table-cell/>
          <table:table-cell table:style-name="ce7" office:value-type="string" calcext:value-type="string">
            <text:p>Orpheus Britannicus</text:p>
          </table:table-cell>
          <table:table-cell/>
          <table:table-cell table:style-name="ce7" office:value-type="string" calcext:value-type="string">
            <text:p>RISM, P 5985 (v. 2)|ESTC, N26568|Herlin, Denis. Hanson-Dyer, 122 (v.2)</text:p>
          </table:table-cell>
          <table:table-cell table:number-columns-repeated="2"/>
          <table:table-cell table:style-name="ce7" office:value-type="string" calcext:value-type="string">
            <text:p>Copyright in this material has expired. The work is in the public domain and can be used for any purpose. Please acknowledge the University of Melbourne Library as the source of this material.</text:p>
          </table:table-cell>
          <table:table-cell table:number-columns-repeated="4"/>
          <table:table-cell table:style-name="ce7" office:value-type="string" calcext:value-type="string">
            <text:p>Songs with continuo|Vocal duets with continuo -- Scores|Vocal trios with continuo -- Scores|Songs with instrumental ensemble -- Scores|Vocal duets with instrumental ensemble -- Scores|Vocal trios with instrumental ensemble -- Scores|Songs, English -- 17th century</text:p>
          </table:table-cell>
          <table:table-cell/>
          <table:table-cell table:style-name="ce7" office:value-type="string" calcext:value-type="string">
            <text:p>Orpheus Britannicus : a collection of all the choicest songs, for one, two, and three voices, compos'd by Mr. Henry Purcell. Together, with such symphonies for violins or flutes, as were by him design'd for any of them: and a through-bass to each song; figur'd for the organ, harpsichord, or theorbo-lute. The second book, which renders the first compleat</text:p>
          </table:table-cell>
          <table:table-cell table:style-name="ce7" office:value-type="string" calcext:value-type="string">
            <text:p>Vocal music. Selections|Orpheus Britannicus : a collection of the choicest songs|Orpheus Britannicus : [second book]|Orpheus Britannicus : book II</text:p>
          </table:table-cell>
          <table:table-cell table:style-name="ce7" office:value-type="string" calcext:value-type="string">
            <text:p>text|image</text:p>
          </table:table-cell>
          <table:table-cell table:style-name="ce7" office:value-type="string" calcext:value-type="string">
            <text:p>Open Access</text:p>
          </table:table-cell>
          <table:table-cell table:number-columns-repeated="5"/>
          <table:table-cell table:style-name="ce7" office:value-type="string" calcext:value-type="string">
            <text:p>http://cat.lib.unimelb.edu.au/record=b3014365</text:p>
          </table:table-cell>
          <table:table-cell table:number-columns-repeated="4"/>
          <table:table-cell table:style-name="ce7" office:value-type="string" calcext:value-type="string">
            <text:p>Copyright in this material has expired. The work is in the public domain and can be used for any purpose. Please acknowledge the University of Melbourne Library as the source of this material.</text:p>
          </table:table-cell>
          <table:table-cell table:number-columns-repeated="4"/>
          <table:table-cell table:style-name="ce7" office:value-type="string" calcext:value-type="string">
            <text:p>2</text:p>
          </table:table-cell>
          <table:table-cell table:number-columns-repeated="2"/>
          <table:table-cell table:style-name="ce7" office:value-type="string" calcext:value-type="string">
            <text:p>Score</text:p>
          </table:table-cell>
          <table:table-cell table:style-name="ce7" office:value-type="string" calcext:value-type="string">
            <text:p>The second edition with large additions</text:p>
          </table:table-cell>
          <table:table-cell table:style-name="ce7" office:value-type="string" calcext:value-type="string">
            <text:p>London</text:p>
          </table:table-cell>
          <table:table-cell table:number-columns-repeated="2"/>
          <table:table-cell table:style-name="ce7" office:value-type="string" calcext:value-type="string">
            <text:p>0</text:p>
          </table:table-cell>
          <table:table-cell table:number-columns-repeated="16314"/>
        </table:table-row>
        <table:table-row table:style-name="ro6">
          <table:table-cell table:style-name="ce7" office:value-type="string" calcext:value-type="string">
            <text:p>EASN</text:p>
          </table:table-cell>
          <table:table-cell table:style-name="ce7" office:value-type="string" calcext:value-type="string">
            <text:p>b3174308-00001</text:p>
          </table:table-cell>
          <table:table-cell table:style-name="ce7" office:value-type="string" calcext:value-type="string">
            <text:p>b31743080</text:p>
          </table:table-cell>
          <table:table-cell table:number-columns-repeated="8"/>
          <table:table-cell table:style-name="ce7" office:value-type="string" calcext:value-type="string">
            <text:p>[Xianfeng]|[咸豐]|Between 1851 and 1861</text:p>
          </table:table-cell>
          <table:table-cell table:number-columns-repeated="3"/>
          <table:table-cell table:style-name="ce7" office:value-type="string" calcext:value-type="string">
            <text:p>1851</text:p>
          </table:table-cell>
          <table:table-cell/>
          <table:table-cell table:style-name="ce7" office:value-type="string" calcext:value-type="string">
            <text:p>On double leaves, oriental style|西醫五種包括 : 全體新論, 博物新編, 西醫略論, 婦嬰新說, 內科新說 = Xi yi wu zhong bao kuo : Quan ti xin lun, Bo wu xin bian, Xi yi lue lun, Fu ying xin shuo, Nei ke xin shuo|Thomas Chong Collection. Gift of Dr Dorothy Chong and family, 1994</text:p>
          </table:table-cell>
          <table:table-cell/>
          <table:table-cell table:style-name="ce7" office:value-type="string" calcext:value-type="string">
            <text:p>openaccess</text:p>
          </table:table-cell>
          <table:table-cell table:style-name="ce7" office:value-type="string" calcext:value-type="string">
            <text:p>book</text:p>
          </table:table-cell>
          <table:table-cell table:style-name="ce7" office:value-type="string" calcext:value-type="string">
            <text:p>1 volume</text:p>
          </table:table-cell>
          <table:table-cell table:style-name="ce7" office:value-type="string" calcext:value-type="string">
            <text:p>b3174308-00001</text:p>
          </table:table-cell>
          <table:table-cell table:number-columns-repeated="4"/>
          <table:table-cell table:style-name="ce7" office:value-type="string" calcext:value-type="string">
            <text:p>Chinese</text:p>
          </table:table-cell>
          <table:table-cell table:style-name="ce7" office:value-type="string" calcext:value-type="string">
            <text:p>惠愛醫館|Hui ai yi guan</text:p>
          </table:table-cell>
          <table:table-cell table:number-columns-repeated="2"/>
          <table:table-cell table:style-name="ce7" office:value-type="string" calcext:value-type="string">
            <text:p>西醫五種 = Xi yi wu zhong</text:p>
          </table:table-cell>
          <table:table-cell table:number-columns-repeated="3"/>
          <table:table-cell table:style-name="ce7" office:value-type="string" calcext:value-type="string">
            <text:p>Copyright in this material has expired. The work is in the public domain and can be used for any purpose. Please acknowledge the University of Melbourne Library as the source of this material.</text:p>
          </table:table-cell>
          <table:table-cell table:number-columns-repeated="4"/>
          <table:table-cell table:style-name="ce7" office:value-type="string" calcext:value-type="string">
            <text:p>Science|Physics|Astronomy|Zoology</text:p>
          </table:table-cell>
          <table:table-cell/>
          <table:table-cell table:style-name="ce7" office:value-type="string" calcext:value-type="string">
            <text:p>博物新編 : [三集] = Bo wu xin bian : [san ji] v.7</text:p>
          </table:table-cell>
          <table:table-cell table:style-name="ce7" office:value-type="string" calcext:value-type="string">
            <text:p>博物新編 = Bo wu xin bian</text:p>
          </table:table-cell>
          <table:table-cell table:style-name="ce7" office:value-type="string" calcext:value-type="string">
            <text:p>text|image</text:p>
          </table:table-cell>
          <table:table-cell table:style-name="ce7" office:value-type="string" calcext:value-type="string">
            <text:p>Open Access</text:p>
          </table:table-cell>
          <table:table-cell table:number-columns-repeated="5"/>
          <table:table-cell table:style-name="ce7" office:value-type="string" calcext:value-type="string">
            <text:p>http://cat.lib.unimelb.edu.au/record=b3174308</text:p>
          </table:table-cell>
          <table:table-cell table:number-columns-repeated="4"/>
          <table:table-cell table:style-name="ce7" office:value-type="string" calcext:value-type="string">
            <text:p>Copyright in this material has expired. The work is in the public domain and can be used for any purpose. Please acknowledge the University of Melbourne Library as the source of this material.</text:p>
          </table:table-cell>
          <table:table-cell table:number-columns-repeated="4"/>
          <table:table-cell table:style-name="ce7" office:value-type="string" calcext:value-type="string">
            <text:p>7</text:p>
          </table:table-cell>
          <table:table-cell table:number-columns-repeated="2"/>
          <table:table-cell table:style-name="ce7" office:value-type="string" calcext:value-type="string">
            <text:p>book</text:p>
          </table:table-cell>
          <table:table-cell/>
          <table:table-cell table:style-name="ce7" office:value-type="string" calcext:value-type="string">
            <text:p>[廣州]|[Guangzhou]</text:p>
          </table:table-cell>
          <table:table-cell table:number-columns-repeated="2"/>
          <table:table-cell table:style-name="ce7" office:value-type="string" calcext:value-type="string">
            <text:p>0</text:p>
          </table:table-cell>
          <table:table-cell table:number-columns-repeated="16314"/>
        </table:table-row>
        <table:table-row table:style-name="ro6">
          <table:table-cell table:style-name="ce7" office:value-type="string" calcext:value-type="string">
            <text:p>EASN</text:p>
          </table:table-cell>
          <table:table-cell table:style-name="ce7" office:value-type="string" calcext:value-type="string">
            <text:p>b3174308-00002</text:p>
          </table:table-cell>
          <table:table-cell table:style-name="ce7" office:value-type="string" calcext:value-type="string">
            <text:p>b31743080</text:p>
          </table:table-cell>
          <table:table-cell table:number-columns-repeated="8"/>
          <table:table-cell table:style-name="ce7" office:value-type="string" calcext:value-type="string">
            <text:p>[Xianfeng]|[咸豐]|Between 1851 and 1861</text:p>
          </table:table-cell>
          <table:table-cell table:number-columns-repeated="3"/>
          <table:table-cell table:style-name="ce7" office:value-type="string" calcext:value-type="string">
            <text:p>1851</text:p>
          </table:table-cell>
          <table:table-cell/>
          <table:table-cell table:style-name="ce7" office:value-type="string" calcext:value-type="string">
            <text:p>On double leaves, oriental style|西醫五種包括 : 全體新論, 博物新編, 西醫略論, 婦嬰新說, 內科新說 = Xi yi wu zhong bao kuo : Quan ti xin lun, Bo wu xin bian, Xi yi lue lun, Fu ying xin shuo, Nei ke xin shuo|Thomas Chong Collection. Gift of Dr Dorothy Chong and family, 1994</text:p>
          </table:table-cell>
          <table:table-cell/>
          <table:table-cell table:style-name="ce7" office:value-type="string" calcext:value-type="string">
            <text:p>openaccess</text:p>
          </table:table-cell>
          <table:table-cell table:style-name="ce7" office:value-type="string" calcext:value-type="string">
            <text:p>book</text:p>
          </table:table-cell>
          <table:table-cell table:style-name="ce7" office:value-type="string" calcext:value-type="string">
            <text:p>1 volume</text:p>
          </table:table-cell>
          <table:table-cell table:style-name="ce7" office:value-type="string" calcext:value-type="string">
            <text:p>b3174308-00002</text:p>
          </table:table-cell>
          <table:table-cell table:number-columns-repeated="4"/>
          <table:table-cell table:style-name="ce7" office:value-type="string" calcext:value-type="string">
            <text:p>Chinese</text:p>
          </table:table-cell>
          <table:table-cell table:style-name="ce7" office:value-type="string" calcext:value-type="string">
            <text:p>惠愛醫館|Hui ai yi guan</text:p>
          </table:table-cell>
          <table:table-cell table:number-columns-repeated="2"/>
          <table:table-cell table:style-name="ce7" office:value-type="string" calcext:value-type="string">
            <text:p>西醫五種 = Xi yi wu zhong</text:p>
          </table:table-cell>
          <table:table-cell table:number-columns-repeated="3"/>
          <table:table-cell table:style-name="ce7" office:value-type="string" calcext:value-type="string">
            <text:p>Copyright in this material has expired. The work is in the public domain and can be used for any purpose. Please acknowledge the University of Melbourne Library as the source of this material.</text:p>
          </table:table-cell>
          <table:table-cell table:number-columns-repeated="4"/>
          <table:table-cell table:style-name="ce7" office:value-type="string" calcext:value-type="string">
            <text:p>Science|Physics|Astronomy|Zoology</text:p>
          </table:table-cell>
          <table:table-cell/>
          <table:table-cell table:style-name="ce7" office:value-type="string" calcext:value-type="string">
            <text:p>博物新編 : [三集] = Bo wu xin bian : [san ji] v.8</text:p>
          </table:table-cell>
          <table:table-cell table:style-name="ce7" office:value-type="string" calcext:value-type="string">
            <text:p>博物新編 = Bo wu xin bian</text:p>
          </table:table-cell>
          <table:table-cell table:style-name="ce7" office:value-type="string" calcext:value-type="string">
            <text:p>text|image</text:p>
          </table:table-cell>
          <table:table-cell table:style-name="ce7" office:value-type="string" calcext:value-type="string">
            <text:p>Open Access</text:p>
          </table:table-cell>
          <table:table-cell table:number-columns-repeated="5"/>
          <table:table-cell table:style-name="ce7" office:value-type="string" calcext:value-type="string">
            <text:p>http://cat.lib.unimelb.edu.au/record=b3174308</text:p>
          </table:table-cell>
          <table:table-cell table:number-columns-repeated="4"/>
          <table:table-cell table:style-name="ce7" office:value-type="string" calcext:value-type="string">
            <text:p>Copyright in this material has expired. The work is in the public domain and can be used for any purpose. Please acknowledge the University of Melbourne Library as the source of this material.</text:p>
          </table:table-cell>
          <table:table-cell table:number-columns-repeated="4"/>
          <table:table-cell table:style-name="ce7" office:value-type="string" calcext:value-type="string">
            <text:p>8</text:p>
          </table:table-cell>
          <table:table-cell table:number-columns-repeated="2"/>
          <table:table-cell table:style-name="ce7" office:value-type="string" calcext:value-type="string">
            <text:p>book</text:p>
          </table:table-cell>
          <table:table-cell/>
          <table:table-cell table:style-name="ce7" office:value-type="string" calcext:value-type="string">
            <text:p>[廣州]|[Guangzhou]</text:p>
          </table:table-cell>
          <table:table-cell table:number-columns-repeated="2"/>
          <table:table-cell table:style-name="ce7" office:value-type="string" calcext:value-type="string">
            <text:p>0</text:p>
          </table:table-cell>
          <table:table-cell table:number-columns-repeated="16314"/>
        </table:table-row>
        <table:table-row table:style-name="ro6">
          <table:table-cell table:style-name="ce7" office:value-type="string" calcext:value-type="string">
            <text:p>EASN</text:p>
          </table:table-cell>
          <table:table-cell table:style-name="ce7" office:value-type="string" calcext:value-type="string">
            <text:p>b3174321-00001</text:p>
          </table:table-cell>
          <table:table-cell table:style-name="ce7" office:value-type="string" calcext:value-type="string">
            <text:p>b31743213</text:p>
          </table:table-cell>
          <table:table-cell table:number-columns-repeated="3"/>
          <table:table-cell table:style-name="ce7" office:value-type="string" calcext:value-type="string">
            <text:p>管茂材|Guan, Maocai</text:p>
          </table:table-cell>
          <table:table-cell table:number-columns-repeated="8"/>
          <table:table-cell table:style-name="ce7" office:value-type="string" calcext:value-type="string">
            <text:p>1857</text:p>
          </table:table-cell>
          <table:table-cell/>
          <table:table-cell table:style-name="ce7" office:value-type="string" calcext:value-type="string">
            <text:p>Caption title|On double leaves, oriental style|西醫五種包括 : 全體新論, 博物新編, 西醫略論, 婦嬰新說, 內科新說 = Xi yi wu zhong bao kuo : Quan ti xin lun, Bo wu xin bian, Xi yi lue lun, Fu ying xin shuo, Nei ke xin shuo|Thomas Chong Collection. Gift of Dr Dorothy Chong and family, 1994</text:p>
          </table:table-cell>
          <table:table-cell/>
          <table:table-cell table:style-name="ce7" office:value-type="string" calcext:value-type="string">
            <text:p>openaccess</text:p>
          </table:table-cell>
          <table:table-cell table:style-name="ce7" office:value-type="string" calcext:value-type="string">
            <text:p>book</text:p>
          </table:table-cell>
          <table:table-cell table:style-name="ce7" office:value-type="string" calcext:value-type="string">
            <text:p>1 volume</text:p>
          </table:table-cell>
          <table:table-cell table:style-name="ce7" office:value-type="string" calcext:value-type="string">
            <text:p>b3174321-00001</text:p>
          </table:table-cell>
          <table:table-cell table:number-columns-repeated="4"/>
          <table:table-cell table:style-name="ce7" office:value-type="string" calcext:value-type="string">
            <text:p>Chinese</text:p>
          </table:table-cell>
          <table:table-cell table:style-name="ce7" office:value-type="string" calcext:value-type="string">
            <text:p>仁濟醫館|Ren ji yi guan</text:p>
          </table:table-cell>
          <table:table-cell table:number-columns-repeated="2"/>
          <table:table-cell table:style-name="ce7" office:value-type="string" calcext:value-type="string">
            <text:p>西醫五種 = Xi yi wu zhong</text:p>
          </table:table-cell>
          <table:table-cell table:number-columns-repeated="3"/>
          <table:table-cell table:style-name="ce7" office:value-type="string" calcext:value-type="string">
            <text:p>Copyright in this material has expired. The work is in the public domain and can be used for any purpose. Please acknowledge the University of Melbourne Library as the source of this material.</text:p>
          </table:table-cell>
          <table:table-cell table:number-columns-repeated="4"/>
          <table:table-cell table:style-name="ce7" office:value-type="string" calcext:value-type="string">
            <text:p>Surgery</text:p>
          </table:table-cell>
          <table:table-cell/>
          <table:table-cell table:style-name="ce7" office:value-type="string" calcext:value-type="string">
            <text:p>西醫略論 : [3卷] = Xi yi lue lun : [3 juan] v.5</text:p>
          </table:table-cell>
          <table:table-cell/>
          <table:table-cell table:style-name="ce7" office:value-type="string" calcext:value-type="string">
            <text:p>text|image</text:p>
          </table:table-cell>
          <table:table-cell table:style-name="ce7" office:value-type="string" calcext:value-type="string">
            <text:p>Open Access</text:p>
          </table:table-cell>
          <table:table-cell table:number-columns-repeated="5"/>
          <table:table-cell table:style-name="ce7" office:value-type="string" calcext:value-type="string">
            <text:p>http://cat.lib.unimelb.edu.au/record=b3174321</text:p>
          </table:table-cell>
          <table:table-cell table:number-columns-repeated="4"/>
          <table:table-cell table:style-name="ce7" office:value-type="string" calcext:value-type="string">
            <text:p>Copyright in this material has expired. The work is in the public domain and can be used for any purpose. Please acknowledge the University of Melbourne Library as the source of this material.</text:p>
          </table:table-cell>
          <table:table-cell table:number-columns-repeated="4"/>
          <table:table-cell table:style-name="ce7" office:value-type="string" calcext:value-type="string">
            <text:p>5</text:p>
          </table:table-cell>
          <table:table-cell table:number-columns-repeated="2"/>
          <table:table-cell table:style-name="ce7" office:value-type="string" calcext:value-type="string">
            <text:p>book</text:p>
          </table:table-cell>
          <table:table-cell/>
          <table:table-cell table:style-name="ce7" office:value-type="string" calcext:value-type="string">
            <text:p>上海|Shanghai</text:p>
          </table:table-cell>
          <table:table-cell table:number-columns-repeated="2"/>
          <table:table-cell table:style-name="ce7" office:value-type="string" calcext:value-type="string">
            <text:p>0</text:p>
          </table:table-cell>
          <table:table-cell table:number-columns-repeated="16314"/>
        </table:table-row>
        <table:table-row table:style-name="ro6">
          <table:table-cell table:style-name="ce7" office:value-type="string" calcext:value-type="string">
            <text:p>EASN</text:p>
          </table:table-cell>
          <table:table-cell table:style-name="ce7" office:value-type="string" calcext:value-type="string">
            <text:p>b3174321-00002</text:p>
          </table:table-cell>
          <table:table-cell table:style-name="ce7" office:value-type="string" calcext:value-type="string">
            <text:p>b31743213</text:p>
          </table:table-cell>
          <table:table-cell table:number-columns-repeated="3"/>
          <table:table-cell table:style-name="ce7" office:value-type="string" calcext:value-type="string">
            <text:p>管茂材|Guan, Maocai</text:p>
          </table:table-cell>
          <table:table-cell table:number-columns-repeated="8"/>
          <table:table-cell table:style-name="ce7" office:value-type="string" calcext:value-type="string">
            <text:p>1857</text:p>
          </table:table-cell>
          <table:table-cell/>
          <table:table-cell table:style-name="ce7" office:value-type="string" calcext:value-type="string">
            <text:p>Caption title|On double leaves, oriental style|西醫五種包括 : 全體新論, 博物新編, 西醫略論, 婦嬰新說, 內科新說 = Xi yi wu zhong bao kuo : Quan ti xin lun, Bo wu xin bian, Xi yi lue lun, Fu ying xin shuo, Nei ke xin shuo|Thomas Chong Collection. Gift of Dr Dorothy Chong and family, 1994</text:p>
          </table:table-cell>
          <table:table-cell/>
          <table:table-cell table:style-name="ce7" office:value-type="string" calcext:value-type="string">
            <text:p>openaccess</text:p>
          </table:table-cell>
          <table:table-cell table:style-name="ce7" office:value-type="string" calcext:value-type="string">
            <text:p>book</text:p>
          </table:table-cell>
          <table:table-cell table:style-name="ce7" office:value-type="string" calcext:value-type="string">
            <text:p>1 volume</text:p>
          </table:table-cell>
          <table:table-cell table:style-name="ce7" office:value-type="string" calcext:value-type="string">
            <text:p>b3174321-00002</text:p>
          </table:table-cell>
          <table:table-cell table:number-columns-repeated="4"/>
          <table:table-cell table:style-name="ce7" office:value-type="string" calcext:value-type="string">
            <text:p>Chinese</text:p>
          </table:table-cell>
          <table:table-cell table:style-name="ce7" office:value-type="string" calcext:value-type="string">
            <text:p>仁濟醫館|Ren ji yi guan</text:p>
          </table:table-cell>
          <table:table-cell table:number-columns-repeated="2"/>
          <table:table-cell table:style-name="ce7" office:value-type="string" calcext:value-type="string">
            <text:p>西醫五種 = Xi yi wu zhong</text:p>
          </table:table-cell>
          <table:table-cell table:number-columns-repeated="3"/>
          <table:table-cell table:style-name="ce7" office:value-type="string" calcext:value-type="string">
            <text:p>Copyright in this material has expired. The work is in the public domain and can be used for any purpose. Please acknowledge the University of Melbourne Library as the source of this material.</text:p>
          </table:table-cell>
          <table:table-cell table:number-columns-repeated="4"/>
          <table:table-cell table:style-name="ce7" office:value-type="string" calcext:value-type="string">
            <text:p>Surgery</text:p>
          </table:table-cell>
          <table:table-cell/>
          <table:table-cell table:style-name="ce7" office:value-type="string" calcext:value-type="string">
            <text:p>西醫略論 : [3卷] = Xi yi lue lun : [3 juan] v.6</text:p>
          </table:table-cell>
          <table:table-cell/>
          <table:table-cell table:style-name="ce7" office:value-type="string" calcext:value-type="string">
            <text:p>text|image</text:p>
          </table:table-cell>
          <table:table-cell table:style-name="ce7" office:value-type="string" calcext:value-type="string">
            <text:p>Open Access</text:p>
          </table:table-cell>
          <table:table-cell table:number-columns-repeated="5"/>
          <table:table-cell table:style-name="ce7" office:value-type="string" calcext:value-type="string">
            <text:p>http://cat.lib.unimelb.edu.au/record=b3174321</text:p>
          </table:table-cell>
          <table:table-cell table:number-columns-repeated="4"/>
          <table:table-cell table:style-name="ce7" office:value-type="string" calcext:value-type="string">
            <text:p>Copyright in this material has expired. The work is in the public domain and can be used for any purpose. Please acknowledge the University of Melbourne Library as the source of this material.</text:p>
          </table:table-cell>
          <table:table-cell table:number-columns-repeated="4"/>
          <table:table-cell table:style-name="ce7" office:value-type="string" calcext:value-type="string">
            <text:p>6</text:p>
          </table:table-cell>
          <table:table-cell table:number-columns-repeated="2"/>
          <table:table-cell table:style-name="ce7" office:value-type="string" calcext:value-type="string">
            <text:p>book</text:p>
          </table:table-cell>
          <table:table-cell/>
          <table:table-cell table:style-name="ce7" office:value-type="string" calcext:value-type="string">
            <text:p>上海|Shanghai</text:p>
          </table:table-cell>
          <table:table-cell table:number-columns-repeated="2"/>
          <table:table-cell table:style-name="ce7" office:value-type="string" calcext:value-type="string">
            <text:p>0</text:p>
          </table:table-cell>
          <table:table-cell table:number-columns-repeated="16314"/>
        </table:table-row>
        <table:table-row table:style-name="ro6" table:number-rows-repeated="1048563">
          <table:table-cell table:number-columns-repeated="16384"/>
        </table:table-row>
        <table:table-row table:style-name="ro7">
          <table:table-cell table:number-columns-repeated="16384"/>
        </table:table-row>
        <table:table-row table:style-name="ro7">
          <table:table-cell table:number-columns-repeated="16384"/>
        </table:table-row>
      </table:table>
      <table:table table:name="EXIFTool args calculations" table:style-name="ta1">
        <office:forms form:automatic-focus="false" form:apply-design-mode="false"/>
        <table:table-column table:style-name="co14" table:default-cell-style-name="Default"/>
        <table:table-column table:style-name="co4" table:default-cell-style-name="Default"/>
        <table:table-column table:style-name="co15" table:default-cell-style-name="Default"/>
        <table:table-row table:style-name="ro4">
          <table:table-cell table:style-name="ce19" office:value-type="string" calcext:value-type="string">
            <text:p>Field</text:p>
          </table:table-cell>
          <table:table-cell table:style-name="ce19" office:value-type="string" calcext:value-type="string">
            <text:p>Column</text:p>
          </table:table-cell>
          <table:table-cell table:style-name="ce19" office:value-type="string" calcext:value-type="string">
            <text:p>Calculation</text:p>
          </table:table-cell>
        </table:table-row>
        <table:table-row table:style-name="ro4">
          <table:table-cell table:style-name="ce20" office:value-type="string" calcext:value-type="string">
            <text:p>Header</text:p>
          </table:table-cell>
          <table:table-cell table:style-name="ce20"/>
          <table:table-cell table:style-name="ce20" office:value-type="string" calcext:value-type="string">
            <text:p>"-E"&amp;CHAR(10)&amp;</text:p>
          </table:table-cell>
        </table:table-row>
        <table:table-row table:style-name="ro4">
          <table:table-cell table:style-name="ce12" office:value-type="string" calcext:value-type="string">
            <text:p>dc:identifier</text:p>
          </table:table-cell>
          <table:table-cell office:value-type="string" calcext:value-type="string">
            <text:p>C</text:p>
          </table:table-cell>
          <table:table-cell office:value-type="string" calcext:value-type="string">
            <text:p>"-xmp-DC:identifier="&amp;C3&amp;CHAR(10)&amp;</text:p>
          </table:table-cell>
        </table:table-row>
        <table:table-row table:style-name="ro4">
          <table:table-cell table:style-name="ce12" office:value-type="string" calcext:value-type="string">
            <text:p>dc:title</text:p>
          </table:table-cell>
          <table:table-cell office:value-type="string" calcext:value-type="string">
            <text:p>D</text:p>
          </table:table-cell>
          <table:table-cell office:value-type="string" calcext:value-type="string">
            <text:p>"-xmp-DC:title="&amp;D3&amp;CHAR(10)&amp;</text:p>
          </table:table-cell>
        </table:table-row>
        <table:table-row table:style-name="ro4">
          <table:table-cell table:style-name="ce12" office:value-type="string" calcext:value-type="string">
            <text:p>dc:creator</text:p>
          </table:table-cell>
          <table:table-cell office:value-type="string" calcext:value-type="string">
            <text:p>E</text:p>
          </table:table-cell>
          <table:table-cell office:value-type="string" calcext:value-type="string">
            <text:p>"-xmp-DC:creator="&amp;SUBSTITUTE(E3,"#SEP#",CHAR(10)&amp;"-xmp-DC:creator+=")&amp;CHAR(10)&amp;</text:p>
          </table:table-cell>
        </table:table-row>
        <table:table-row table:style-name="ro4">
          <table:table-cell table:style-name="ce12" office:value-type="string" calcext:value-type="string">
            <text:p>Date</text:p>
          </table:table-cell>
          <table:table-cell office:value-type="string" calcext:value-type="string">
            <text:p>F</text:p>
          </table:table-cell>
          <table:table-cell office:value-type="string" calcext:value-type="string">
            <text:p>"-date="&amp;IF(ISBLANK(G3),F3,G3)&amp;CHAR(10)&amp;</text:p>
          </table:table-cell>
        </table:table-row>
        <table:table-row table:style-name="ro4">
          <table:table-cell table:style-name="ce12" office:value-type="string" calcext:value-type="string">
            <text:p>ISO Date</text:p>
          </table:table-cell>
          <table:table-cell office:value-type="string" calcext:value-type="string">
            <text:p>G</text:p>
          </table:table-cell>
          <table:table-cell/>
        </table:table-row>
        <table:table-row table:style-name="ro4">
          <table:table-cell table:style-name="ce12" office:value-type="string" calcext:value-type="string">
            <text:p>dc:type</text:p>
          </table:table-cell>
          <table:table-cell office:value-type="string" calcext:value-type="string">
            <text:p>H</text:p>
          </table:table-cell>
          <table:table-cell office:value-type="string" calcext:value-type="string">
            <text:p>"-xmp-DC:type="&amp;SUBSTITUTE(H3,"#SEP#",CHAR(10)&amp;"-xmp-DC:type+=")&amp;CHAR(10)&amp;</text:p>
          </table:table-cell>
        </table:table-row>
        <table:table-row table:style-name="ro4">
          <table:table-cell table:style-name="ce12" office:value-type="string" calcext:value-type="string">
            <text:p>dc:format</text:p>
          </table:table-cell>
          <table:table-cell office:value-type="string" calcext:value-type="string">
            <text:p>I</text:p>
          </table:table-cell>
          <table:table-cell office:value-type="string" calcext:value-type="string">
            <text:p>"-xmp-DC:format="&amp;SUBSTITUTE(I3,"#SEP#",CHAR(10)&amp;"-xmp-DC:format+=")&amp;CHAR(10)&amp;</text:p>
          </table:table-cell>
        </table:table-row>
        <table:table-row table:style-name="ro4">
          <table:table-cell table:style-name="ce12" office:value-type="string" calcext:value-type="string">
            <text:p>dc:subject</text:p>
          </table:table-cell>
          <table:table-cell office:value-type="string" calcext:value-type="string">
            <text:p>K</text:p>
          </table:table-cell>
          <table:table-cell office:value-type="string" calcext:value-type="string">
            <text:p>"-xmp-DC:subject="&amp;SUBSTITUTE(K3,"#SEP#",CHAR(10)&amp;"-xmp-DC:subject+=")&amp;CHAR(10)&amp;</text:p>
          </table:table-cell>
        </table:table-row>
        <table:table-row table:style-name="ro4">
          <table:table-cell table:style-name="ce12" office:value-type="string" calcext:value-type="string">
            <text:p>dc:coverage</text:p>
          </table:table-cell>
          <table:table-cell office:value-type="string" calcext:value-type="string">
            <text:p>L</text:p>
          </table:table-cell>
          <table:table-cell office:value-type="string" calcext:value-type="string">
            <text:p>"-xmp-DC:coverage="&amp;L3&amp;CHAR(10)&amp;</text:p>
          </table:table-cell>
        </table:table-row>
        <table:table-row table:style-name="ro4">
          <table:table-cell table:style-name="ce18" office:value-type="string" calcext:value-type="string">
            <text:p>dc:publisher</text:p>
          </table:table-cell>
          <table:table-cell office:value-type="string" calcext:value-type="string">
            <text:p>M</text:p>
          </table:table-cell>
          <table:table-cell office:value-type="string" calcext:value-type="string">
            <text:p>"-xmp-DC:publisher="&amp;M3&amp;CHAR(10)&amp;</text:p>
          </table:table-cell>
        </table:table-row>
        <table:table-row table:style-name="ro4">
          <table:table-cell table:style-name="ce18" office:value-type="string" calcext:value-type="string">
            <text:p>dc:source</text:p>
          </table:table-cell>
          <table:table-cell office:value-type="string" calcext:value-type="string">
            <text:p>N</text:p>
          </table:table-cell>
          <table:table-cell office:value-type="string" calcext:value-type="string">
            <text:p>"-xmp-DC:source="&amp;N3&amp;CHAR(10)&amp;</text:p>
          </table:table-cell>
        </table:table-row>
        <table:table-row table:style-name="ro4">
          <table:table-cell table:style-name="ce18" office:value-type="string" calcext:value-type="string">
            <text:p>IPTC:Caption-Abstract</text:p>
          </table:table-cell>
          <table:table-cell office:value-type="string" calcext:value-type="string">
            <text:p>O</text:p>
          </table:table-cell>
          <table:table-cell office:value-type="string" calcext:value-type="string">
            <text:p>"-xmp-DC:Description="&amp;03&amp;CHAR(10)&amp;</text:p>
          </table:table-cell>
        </table:table-row>
        <table:table-row table:style-name="ro4">
          <table:table-cell table:style-name="ce18" office:value-type="string" calcext:value-type="string">
            <text:p>AltTextAccessibility</text:p>
          </table:table-cell>
          <table:table-cell office:value-type="string" calcext:value-type="string">
            <text:p>P</text:p>
          </table:table-cell>
          <table:table-cell office:value-type="string" calcext:value-type="string">
            <text:p>"-xmp-iptcCore:AltTextAccessibility="&amp;P3&amp;CHAR(10)&amp;</text:p>
          </table:table-cell>
        </table:table-row>
        <table:table-row table:style-name="ro4">
          <table:table-cell table:style-name="ce18" office:value-type="string" calcext:value-type="string">
            <text:p>dc:Rights</text:p>
          </table:table-cell>
          <table:table-cell office:value-type="string" calcext:value-type="string">
            <text:p>Q</text:p>
          </table:table-cell>
          <table:table-cell office:value-type="string" calcext:value-type="string">
            <text:p>"-xmp-DC:rights="&amp;Q3&amp;CHAR(10)&amp;</text:p>
          </table:table-cell>
        </table:table-row>
        <table:table-row table:style-name="ro4">
          <table:table-cell table:style-name="ce18" office:value-type="string" calcext:value-type="string">
            <text:p>xmp-xmpRights:Marked</text:p>
          </table:table-cell>
          <table:table-cell office:value-type="string" calcext:value-type="string">
            <text:p>R</text:p>
          </table:table-cell>
          <table:table-cell office:value-type="string" calcext:value-type="string">
            <text:p>"-xmp-xmpRights:Marked="&amp;R3&amp;CHAR(10)&amp;</text:p>
          </table:table-cell>
        </table:table-row>
        <table:table-row table:style-name="ro4">
          <table:table-cell table:style-name="ce18" office:value-type="string" calcext:value-type="string">
            <text:p>xmp-xmpRights:Owner</text:p>
          </table:table-cell>
          <table:table-cell office:value-type="string" calcext:value-type="string">
            <text:p>S</text:p>
          </table:table-cell>
          <table:table-cell office:value-type="string" calcext:value-type="string">
            <text:p>"-xmp-xmpRights:Owner="&amp;S3&amp;CHAR(10)&amp;</text:p>
          </table:table-cell>
        </table:table-row>
        <table:table-row table:style-name="ro4">
          <table:table-cell table:style-name="ce18" office:value-type="string" calcext:value-type="string">
            <text:p>xmp-xmpRights:UsageTerms</text:p>
          </table:table-cell>
          <table:table-cell office:value-type="string" calcext:value-type="string">
            <text:p>T</text:p>
          </table:table-cell>
          <table:table-cell office:value-type="string" calcext:value-type="string">
            <text:p>"-xmp-xmpRights:UsageTerms="&amp;T3&amp;CHAR(10)&amp;</text:p>
          </table:table-cell>
        </table:table-row>
        <table:table-row table:style-name="ro4">
          <table:table-cell table:style-name="ce18" office:value-type="string" calcext:value-type="string">
            <text:p>xmp-xmpRights:WebStatement</text:p>
          </table:table-cell>
          <table:table-cell office:value-type="string" calcext:value-type="string">
            <text:p>U</text:p>
          </table:table-cell>
          <table:table-cell office:value-type="string" calcext:value-type="string">
            <text:p>"-xmp-xmpRights:WebStatement="&amp;U3&amp;CHAR(10)&amp;</text:p>
          </table:table-cell>
        </table:table-row>
        <table:table-row table:style-name="ro4">
          <table:table-cell table:style-name="ce18" office:value-type="string" calcext:value-type="string">
            <text:p>xmp-cc:AttributionName</text:p>
          </table:table-cell>
          <table:table-cell office:value-type="string" calcext:value-type="string">
            <text:p>V</text:p>
          </table:table-cell>
          <table:table-cell office:value-type="string" calcext:value-type="string">
            <text:p>"-xmp-cc:AttributionName="&amp;V3&amp;CHAR(10)&amp;</text:p>
          </table:table-cell>
        </table:table-row>
        <table:table-row table:style-name="ro4">
          <table:table-cell table:style-name="ce18" office:value-type="string" calcext:value-type="string">
            <text:p>xmp-cc:License</text:p>
          </table:table-cell>
          <table:table-cell office:value-type="string" calcext:value-type="string">
            <text:p>W</text:p>
          </table:table-cell>
          <table:table-cell office:value-type="string" calcext:value-type="string">
            <text:p>"-xmp-cc:License="&amp;W3&amp;CHAR(10)&amp;</text:p>
          </table:table-cell>
        </table:table-row>
        <table:table-row table:style-name="ro4">
          <table:table-cell table:style-name="ce18" office:value-type="string" calcext:value-type="string">
            <text:p>xmp-cc:Permits</text:p>
          </table:table-cell>
          <table:table-cell office:value-type="string" calcext:value-type="string">
            <text:p>X</text:p>
          </table:table-cell>
          <table:table-cell office:value-type="string" calcext:value-type="string">
            <text:p>"-xmp-cc:Permits="&amp;X3&amp;CHAR(10)&amp;</text:p>
          </table:table-cell>
        </table:table-row>
        <table:table-row table:style-name="ro4">
          <table:table-cell table:style-name="ce18" office:value-type="string" calcext:value-type="string">
            <text:p>xmp-cc:Requires</text:p>
          </table:table-cell>
          <table:table-cell office:value-type="string" calcext:value-type="string">
            <text:p>Y</text:p>
          </table:table-cell>
          <table:table-cell office:value-type="string" calcext:value-type="string">
            <text:p>"-xmp-cc:Requires="&amp;Y3&amp;CHAR(10)&amp;</text:p>
          </table:table-cell>
        </table:table-row>
        <table:table-row table:style-name="ro4">
          <table:table-cell table:style-name="ce18" office:value-type="string" calcext:value-type="string">
            <text:p>xmp-cc:DeprecatedOn</text:p>
          </table:table-cell>
          <table:table-cell office:value-type="string" calcext:value-type="string">
            <text:p>Z</text:p>
          </table:table-cell>
          <table:table-cell office:value-type="string" calcext:value-type="string">
            <text:p>"-xmp-cc:DeprecatedOn="&amp;Z3&amp;CHAR(10)&amp;</text:p>
          </table:table-cell>
        </table:table-row>
        <table:table-row table:style-name="ro4">
          <table:table-cell table:style-name="ce18" office:value-type="string" calcext:value-type="string">
            <text:p>xmp-cc:Jurisdiction</text:p>
          </table:table-cell>
          <table:table-cell office:value-type="string" calcext:value-type="string">
            <text:p>AA</text:p>
          </table:table-cell>
          <table:table-cell office:value-type="string" calcext:value-type="string">
            <text:p>"-xmp-cc:Jurisdiction="&amp;AA3&amp;CHAR(10)&amp;</text:p>
          </table:table-cell>
        </table:table-row>
        <table:table-row table:style-name="ro4">
          <table:table-cell table:style-name="ce18" office:value-type="string" calcext:value-type="string">
            <text:p>xmp-cc:MorePermissions</text:p>
          </table:table-cell>
          <table:table-cell office:value-type="string" calcext:value-type="string">
            <text:p>AB</text:p>
          </table:table-cell>
          <table:table-cell office:value-type="string" calcext:value-type="string">
            <text:p>"-xmp-cc:MorePermissions="&amp;AB3&amp;CHAR(10)&amp;</text:p>
          </table:table-cell>
        </table:table-row>
        <table:table-row table:style-name="ro4">
          <table:table-cell table:style-name="ce18" office:value-type="string" calcext:value-type="string">
            <text:p>xmp-prism:PublicationName</text:p>
          </table:table-cell>
          <table:table-cell office:value-type="string" calcext:value-type="string">
            <text:p>AC</text:p>
          </table:table-cell>
          <table:table-cell office:value-type="string" calcext:value-type="string">
            <text:p>"-xmp-prism:PublicationName="&amp;AC3&amp;CHAR(10)&amp;</text:p>
          </table:table-cell>
        </table:table-row>
        <table:table-row table:style-name="ro4">
          <table:table-cell table:style-name="ce18" office:value-type="string" calcext:value-type="string">
            <text:p>xmp-prism:PublicationDateDate</text:p>
          </table:table-cell>
          <table:table-cell office:value-type="string" calcext:value-type="string">
            <text:p>AD</text:p>
          </table:table-cell>
          <table:table-cell office:value-type="string" calcext:value-type="string">
            <text:p>"-xmp-prism:PublicationDateDate="&amp;AD3&amp;CHAR(10)&amp;</text:p>
          </table:table-cell>
        </table:table-row>
        <table:table-row table:style-name="ro4">
          <table:table-cell table:style-name="ce18" office:value-type="string" calcext:value-type="string">
            <text:p>xmp-prism:AlternateTitleText</text:p>
          </table:table-cell>
          <table:table-cell office:value-type="string" calcext:value-type="string">
            <text:p>AE</text:p>
          </table:table-cell>
          <table:table-cell office:value-type="string" calcext:value-type="string">
            <text:p>"-xmp-prism:AlternateTitleText="&amp;AE3&amp;CHAR(10)&amp;</text:p>
          </table:table-cell>
        </table:table-row>
        <table:table-row table:style-name="ro4">
          <table:table-cell table:style-name="ce18" office:value-type="string" calcext:value-type="string">
            <text:p>xmp-prism:Edition</text:p>
          </table:table-cell>
          <table:table-cell office:value-type="string" calcext:value-type="string">
            <text:p>AF</text:p>
          </table:table-cell>
          <table:table-cell office:value-type="string" calcext:value-type="string">
            <text:p>"-xmp-prism:Edition="&amp;AF3&amp;CHAR(10)&amp;</text:p>
          </table:table-cell>
        </table:table-row>
        <table:table-row table:style-name="ro4">
          <table:table-cell table:style-name="ce18" office:value-type="string" calcext:value-type="string">
            <text:p>xmp-prism:SeriesNumber</text:p>
          </table:table-cell>
          <table:table-cell office:value-type="string" calcext:value-type="string">
            <text:p>AG</text:p>
          </table:table-cell>
          <table:table-cell office:value-type="string" calcext:value-type="string">
            <text:p>"-xmp-prism:SeriesNumber="&amp;AG3&amp;CHAR(10)&amp;</text:p>
          </table:table-cell>
        </table:table-row>
        <table:table-row table:style-name="ro4">
          <table:table-cell table:style-name="ce18" office:value-type="string" calcext:value-type="string">
            <text:p>xmp-prism:SeriesTitle</text:p>
          </table:table-cell>
          <table:table-cell office:value-type="string" calcext:value-type="string">
            <text:p>AH</text:p>
          </table:table-cell>
          <table:table-cell office:value-type="string" calcext:value-type="string">
            <text:p>"-xmp-prism:SeriesTitle="&amp;AH3&amp;CHAR(10)&amp;</text:p>
          </table:table-cell>
        </table:table-row>
        <table:table-row table:style-name="ro4">
          <table:table-cell table:style-name="ce18" office:value-type="string" calcext:value-type="string">
            <text:p>xmp-prism:Volume</text:p>
          </table:table-cell>
          <table:table-cell office:value-type="string" calcext:value-type="string">
            <text:p>AI</text:p>
          </table:table-cell>
          <table:table-cell office:value-type="string" calcext:value-type="string">
            <text:p>"-xmp-prism:Volume="&amp;AI3&amp;CHAR(10)&amp;</text:p>
          </table:table-cell>
        </table:table-row>
        <table:table-row table:style-name="ro4">
          <table:table-cell table:style-name="ce18" office:value-type="string" calcext:value-type="string">
            <text:p>xmp-prism:IssueName</text:p>
          </table:table-cell>
          <table:table-cell office:value-type="string" calcext:value-type="string">
            <text:p>AJ</text:p>
          </table:table-cell>
          <table:table-cell office:value-type="string" calcext:value-type="string">
            <text:p>"-xmp-prism:IssueName="&amp;AJ3&amp;CHAR(10)&amp;</text:p>
          </table:table-cell>
        </table:table-row>
        <table:table-row table:style-name="ro4">
          <table:table-cell table:style-name="ce18" office:value-type="string" calcext:value-type="string">
            <text:p>xmp-prism:IssueIdentifier</text:p>
          </table:table-cell>
          <table:table-cell office:value-type="string" calcext:value-type="string">
            <text:p>AK</text:p>
          </table:table-cell>
          <table:table-cell office:value-type="string" calcext:value-type="string">
            <text:p>"-xmp-prism:IssueIdentifier="&amp;AK3&amp;CHAR(10)&amp;</text:p>
          </table:table-cell>
        </table:table-row>
        <table:table-row table:style-name="ro4">
          <table:table-cell table:style-name="ce18" office:value-type="string" calcext:value-type="string">
            <text:p>xmp-prism:IssueType</text:p>
          </table:table-cell>
          <table:table-cell office:value-type="string" calcext:value-type="string">
            <text:p>AL</text:p>
          </table:table-cell>
          <table:table-cell office:value-type="string" calcext:value-type="string">
            <text:p>"-xmp-prism:Number="&amp;AL3&amp;CHAR(10)&amp;</text:p>
          </table:table-cell>
        </table:table-row>
        <table:table-row table:style-name="ro4">
          <table:table-cell table:style-name="ce18" office:value-type="string" calcext:value-type="string">
            <text:p>xmp-prism:Number</text:p>
          </table:table-cell>
          <table:table-cell office:value-type="string" calcext:value-type="string">
            <text:p>AM</text:p>
          </table:table-cell>
          <table:table-cell office:value-type="string" calcext:value-type="string">
            <text:p>"-xmp-prism:Number="&amp;AM3&amp;CHAR(10)&amp;</text:p>
          </table:table-cell>
        </table:table-row>
        <table:table-row table:style-name="ro4">
          <table:table-cell table:style-name="ce18" office:value-type="string" calcext:value-type="string">
            <text:p>xmp-prism:VersionIdentifier</text:p>
          </table:table-cell>
          <table:table-cell office:value-type="string" calcext:value-type="string">
            <text:p>AN</text:p>
          </table:table-cell>
          <table:table-cell office:value-type="string" calcext:value-type="string">
            <text:p>"-xmp-prism:VersionIdentifier="&amp;AN3&amp;CHAR(10)&amp;</text:p>
          </table:table-cell>
        </table:table-row>
        <table:table-row table:style-name="ro4">
          <table:table-cell table:style-name="ce18" office:value-type="string" calcext:value-type="string">
            <text:p>xmp-prism:DOI</text:p>
          </table:table-cell>
          <table:table-cell office:value-type="string" calcext:value-type="string">
            <text:p>AO</text:p>
          </table:table-cell>
          <table:table-cell office:value-type="string" calcext:value-type="string">
            <text:p>"-xmp-prism:DOI="&amp;AO3&amp;CHAR(10)&amp;</text:p>
          </table:table-cell>
        </table:table-row>
        <table:table-row table:style-name="ro4">
          <table:table-cell table:style-name="ce18" office:value-type="string" calcext:value-type="string">
            <text:p>xmp-prism:UrlUrl</text:p>
          </table:table-cell>
          <table:table-cell office:value-type="string" calcext:value-type="string">
            <text:p>AP</text:p>
          </table:table-cell>
          <table:table-cell office:value-type="string" calcext:value-type="string">
            <text:p>"-xmp-prism:UrlUrl="&amp;AP3&amp;CHAR(10)&amp;</text:p>
          </table:table-cell>
        </table:table-row>
        <table:table-row table:style-name="ro4">
          <table:table-cell table:style-name="ce18" office:value-type="string" calcext:value-type="string">
            <text:p>xmp-pur:Copyright</text:p>
          </table:table-cell>
          <table:table-cell office:value-type="string" calcext:value-type="string">
            <text:p>AQ</text:p>
          </table:table-cell>
          <table:table-cell office:value-type="string" calcext:value-type="string">
            <text:p>"-xmp-pur:Copyright="&amp;AQ3&amp;CHAR(10)&amp;</text:p>
          </table:table-cell>
        </table:table-row>
        <table:table-row table:style-name="ro4">
          <table:table-cell table:style-name="ce18" office:value-type="string" calcext:value-type="string">
            <text:p>xmp-pur:CreditLine</text:p>
          </table:table-cell>
          <table:table-cell office:value-type="string" calcext:value-type="string">
            <text:p>AR</text:p>
          </table:table-cell>
          <table:table-cell office:value-type="string" calcext:value-type="string">
            <text:p>"-xmp-pur:CreditLine="&amp;AR3&amp;CHAR(10)&amp;</text:p>
          </table:table-cell>
        </table:table-row>
        <table:table-row table:style-name="ro4">
          <table:table-cell table:style-name="ce18" office:value-type="string" calcext:value-type="string">
            <text:p>xmp-pur:EmbargoDate</text:p>
          </table:table-cell>
          <table:table-cell office:value-type="string" calcext:value-type="string">
            <text:p>AS</text:p>
          </table:table-cell>
          <table:table-cell office:value-type="string" calcext:value-type="string">
            <text:p>"-xmp-pur:EmbargoDate="&amp;AS3&amp;CHAR(10)&amp;</text:p>
          </table:table-cell>
        </table:table-row>
        <table:table-row table:style-name="ro4">
          <table:table-cell table:style-name="ce18" office:value-type="string" calcext:value-type="string">
            <text:p>xmp-pur:Permissions</text:p>
          </table:table-cell>
          <table:table-cell office:value-type="string" calcext:value-type="string">
            <text:p>AT</text:p>
          </table:table-cell>
          <table:table-cell office:value-type="string" calcext:value-type="string">
            <text:p>"-xmp-pur:Permissions="&amp;AT3&amp;CHAR(10)&amp;</text:p>
          </table:table-cell>
        </table:table-row>
        <table:table-row table:style-name="ro4">
          <table:table-cell table:style-name="ce18" office:value-type="string" calcext:value-type="string">
            <text:p>xmp-pur:Restrictions</text:p>
          </table:table-cell>
          <table:table-cell office:value-type="string" calcext:value-type="string">
            <text:p>AU</text:p>
          </table:table-cell>
          <table:table-cell office:value-type="string" calcext:value-type="string">
            <text:p>"-xmp-pur:Restrictions="&amp;AU3&amp;CHAR(10)&amp;</text:p>
          </table:table-cell>
        </table:table-row>
        <table:table-row table:style-name="ro4">
          <table:table-cell table:style-name="ce18" office:value-type="string" calcext:value-type="string">
            <text:p>xmp-pur:ReuseProhibited</text:p>
          </table:table-cell>
          <table:table-cell office:value-type="string" calcext:value-type="string">
            <text:p>AV</text:p>
          </table:table-cell>
          <table:table-cell office:value-type="string" calcext:value-type="string">
            <text:p>"-xmp-pur:ReuseProhibited="&amp;AV3&amp;CHAR(10)&amp;</text:p>
          </table:table-cell>
        </table:table-row>
        <table:table-row table:style-name="ro4">
          <table:table-cell table:style-name="ce18" office:value-type="string" calcext:value-type="string">
            <text:p>xmp-pur:RightsOwner</text:p>
          </table:table-cell>
          <table:table-cell office:value-type="string" calcext:value-type="string">
            <text:p>AW</text:p>
          </table:table-cell>
          <table:table-cell office:value-type="string" calcext:value-type="string">
            <text:p>"-xmp-pur:RightsOwner="&amp;AW3&amp;CHAR(10)&amp;</text:p>
          </table:table-cell>
        </table:table-row>
        <table:table-row table:style-name="ro4">
          <table:table-cell table:style-name="ce18" office:value-type="string" calcext:value-type="string">
            <text:p>xmp-pur:RightsAgent</text:p>
          </table:table-cell>
          <table:table-cell office:value-type="string" calcext:value-type="string">
            <text:p>AX</text:p>
          </table:table-cell>
          <table:table-cell office:value-type="string" calcext:value-type="string">
            <text:p>"-xmp-pur:RightsAgent="&amp;AX3&amp;CHAR(10)&amp;</text:p>
          </table:table-cell>
        </table:table-row>
        <table:table-row table:style-name="ro4">
          <table:table-cell table:style-name="ce18" office:value-type="string" calcext:value-type="string">
            <text:p>Xmp-mwg-coll:Collections</text:p>
          </table:table-cell>
          <table:table-cell office:value-type="string" calcext:value-type="string">
            <text:p>AY</text:p>
          </table:table-cell>
          <table:table-cell office:value-type="string" calcext:value-type="string">
            <text:p>"-xmp-mwg-coll:Collections=[{CollectionName="&amp;SUBSTITUTE(SUBSTITUTE(SUBSTITUTE(AY3,",",",,"),"#SEP#","},{CollectionName="),",,","|,")&amp;"}]"&amp;CHAR(10)&amp;</text:p>
          </table:table-cell>
        </table:table-row>
        <table:table-row table:style-name="ro4">
          <table:table-cell table:style-name="ce18" office:value-type="string" calcext:value-type="string">
            <text:p>Xmp-mwg-rs:RegionAreaH</text:p>
          </table:table-cell>
          <table:table-cell office:value-type="string" calcext:value-type="string">
            <text:p>AZ</text:p>
          </table:table-cell>
          <table:table-cell office:value-type="string" calcext:value-type="string">
            <text:p>"-xmp-mwg-rs:RegionAreaH="&amp;AZ3&amp;CHAR(10)&amp;</text:p>
          </table:table-cell>
        </table:table-row>
        <table:table-row table:style-name="ro4">
          <table:table-cell table:style-name="ce18" office:value-type="string" calcext:value-type="string">
            <text:p>Xmp-mwg-rs:RegionAreaW</text:p>
          </table:table-cell>
          <table:table-cell office:value-type="string" calcext:value-type="string">
            <text:p>BA</text:p>
          </table:table-cell>
          <table:table-cell office:value-type="string" calcext:value-type="string">
            <text:p>"-xmp-mwg-rs:RegionAreaW="&amp;BA3&amp;CHAR(10)&amp;</text:p>
          </table:table-cell>
        </table:table-row>
        <table:table-row table:style-name="ro4">
          <table:table-cell table:style-name="ce18" office:value-type="string" calcext:value-type="string">
            <text:p>Xmp-mwg-rs:RegionAreaX</text:p>
          </table:table-cell>
          <table:table-cell office:value-type="string" calcext:value-type="string">
            <text:p>BB</text:p>
          </table:table-cell>
          <table:table-cell office:value-type="string" calcext:value-type="string">
            <text:p>"-xmp-mwg-rs:RegionAreaX="&amp;BB3&amp;CHAR(10)&amp;</text:p>
          </table:table-cell>
        </table:table-row>
        <table:table-row table:style-name="ro4">
          <table:table-cell table:style-name="ce18" office:value-type="string" calcext:value-type="string">
            <text:p>Xmp-mwg-rs:RegionAreaY</text:p>
          </table:table-cell>
          <table:table-cell office:value-type="string" calcext:value-type="string">
            <text:p>BC</text:p>
          </table:table-cell>
          <table:table-cell office:value-type="string" calcext:value-type="string">
            <text:p>"-xmp-mwg-rs:RegionAreaY="&amp;BC3&amp;CHAR(10)&amp;</text:p>
          </table:table-cell>
        </table:table-row>
        <table:table-row table:style-name="ro4">
          <table:table-cell table:style-name="ce18" office:value-type="string" calcext:value-type="string">
            <text:p>xmp-xmpBJ:JobRefID</text:p>
          </table:table-cell>
          <table:table-cell office:value-type="string" calcext:value-type="string">
            <text:p>BD</text:p>
          </table:table-cell>
          <table:table-cell office:value-type="string" calcext:value-type="string">
            <text:p>"-xmp-xmpBJ:JobRefID="&amp;BD3&amp;CHAR(10)</text:p>
          </table:table-cell>
        </table:table-row>
        <table:table-row table:style-name="ro4">
          <table:table-cell table:style-name="ce12" office:value-type="string" calcext:value-type="string">
            <text:p>dc:description</text:p>
          </table:table-cell>
          <table:table-cell office:value-type="string" calcext:value-type="string">
            <text:p>J</text:p>
          </table:table-cell>
          <table:table-cell office:value-type="string" calcext:value-type="string">
            <text:p>"-xmp-DC:description="&amp;SUBSTITUTE(SUBSTITUTE(SUBSTITUTE(SUBSTITUTE(J3,"#SEP#","&amp;#10;&amp;#10;"),CHAR(10),"&amp;#10;"),CHAR(13)"&amp;#10;&amp;#10;"),CHAR(182)"&amp;#10;&amp;#10;"),&amp;CHAR(10)&amp;</text:p>
          </table:table-cell>
        </table:table-row>
        <table:table-row table:style-name="ro4" table:number-rows-repeated="1048517">
          <table:table-cell table:number-columns-repeated="3"/>
        </table:table-row>
        <table:table-row table:style-name="ro4">
          <table:table-cell table:number-columns-repeated="3"/>
        </table:table-row>
      </table:table>
      <table:named-expressions/>
      <table:database-ranges>
        <table:database-range table:name="__Anonymous_Sheet_DB__1" table:target-range-address="MyMetadata.A1:MyMetadata.BV11">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Verdana" svg:font-family="Verdana" style:font-family-generic="swiss"/>
  </office:font-face-decls>
  <office:styles>
    <style:default-style style:family="table-cell">
      <style:paragraph-properties style:tab-stop-distance="1.25cm"/>
      <style:text-properties style:font-name="Liberation Sans" fo:font-size="10pt" fo:language="en" fo:country="AU"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18P0" style:volatile="true">
      <number:text>$</number:text>
      <number:number number:decimal-places="0" number:min-decimal-places="0" number:min-integer-digits="1" number:grouping="true"/>
    </number:number-style>
    <number:number-style style:name="N118">
      <number:text>-$</number:text>
      <number:number number:decimal-places="0" number:min-decimal-places="0" number:min-integer-digits="1" number:grouping="true"/>
      <style:map style:condition="value()&gt;=0" style:apply-style-name="N118P0"/>
    </number:number-style>
    <number:number-style style:name="N119P0" style:volatile="true">
      <number:text>$</number:text>
      <number:number number:decimal-places="0" number:min-decimal-places="0" number:min-integer-digits="1" number:grouping="true"/>
    </number:number-style>
    <number:number-style style:name="N119">
      <style:text-properties fo:color="#ff0000"/>
      <number:text>-$</number:text>
      <number:number number:decimal-places="0" number:min-decimal-places="0" number:min-integer-digits="1" number:grouping="true"/>
      <style:map style:condition="value()&gt;=0" style:apply-style-name="N119P0"/>
    </number:number-style>
    <number:number-style style:name="N121P0" style:volatile="true">
      <number:text>$</number:text>
      <number:number number:decimal-places="2" number:min-decimal-places="2" number:min-integer-digits="1" number:grouping="true"/>
    </number:number-style>
    <number:number-style style:name="N121">
      <number:text>-$</number:text>
      <number:number number:decimal-places="2" number:min-decimal-places="2" number:min-integer-digits="1" number:grouping="true"/>
      <style:map style:condition="value()&gt;=0" style:apply-style-name="N121P0"/>
    </number:number-style>
    <number:number-style style:name="N122P0" style:volatile="true">
      <number:text>$</number:text>
      <number:number number:decimal-places="2" number:min-decimal-places="2" number:min-integer-digits="1" number:grouping="true"/>
    </number:number-style>
    <number:number-style style:name="N122">
      <style:text-properties fo:color="#ff0000"/>
      <number:text>-$</number:text>
      <number:number number:decimal-places="2" number:min-decimal-places="2" number:min-integer-digits="1" number:grouping="true"/>
      <style:map style:condition="value()&gt;=0" style:apply-style-name="N122P0"/>
    </number:number-style>
    <number:number-style style:name="N123P0" style:volatile="true">
      <number:number number:decimal-places="0" number:min-decimal-places="0" number:min-integer-digits="1" number:grouping="true"/>
    </number:number-style>
    <number:number-style style:name="N123">
      <number:text>-</number:text>
      <number:number number:decimal-places="0" number:min-decimal-places="0" number:min-integer-digits="1" number:grouping="true"/>
      <style:map style:condition="value()&gt;=0" style:apply-style-name="N123P0"/>
    </number:number-style>
    <number:number-style style:name="N124P0" style:volatile="true">
      <number:number number:decimal-places="0" number:min-decimal-places="0" number:min-integer-digits="1" number:grouping="true"/>
    </number:number-style>
    <number:number-style style:name="N124">
      <style:text-properties fo:color="#ff0000"/>
      <number:text>-</number:text>
      <number:number number:decimal-places="0" number:min-decimal-places="0" number:min-integer-digits="1" number:grouping="true"/>
      <style:map style:condition="value()&gt;=0" style:apply-style-name="N124P0"/>
    </number:number-style>
    <number:number-style style:name="N125P0" style:volatile="true">
      <number:number number:decimal-places="2" number:min-decimal-places="2" number:min-integer-digits="1" number:grouping="true"/>
    </number:number-style>
    <number:number-style style:name="N125">
      <number:text>-</number:text>
      <number:number number:decimal-places="2" number:min-decimal-places="2" number:min-integer-digits="1" number:grouping="true"/>
      <style:map style:condition="value()&gt;=0" style:apply-style-name="N125P0"/>
    </number:number-style>
    <number:number-style style:name="N126P0" style:volatile="true">
      <number:number number:decimal-places="2" number:min-decimal-places="2" number:min-integer-digits="1" number:grouping="true"/>
    </number:number-style>
    <number:number-style style:name="N126">
      <style:text-properties fo:color="#ff0000"/>
      <number:text>-</number:text>
      <number:number number:decimal-places="2" number:min-decimal-places="2" number:min-integer-digits="1" number:grouping="true"/>
      <style:map style:condition="value()&gt;=0" style:apply-style-name="N126P0"/>
    </number:number-style>
    <number:number-style style:name="N130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0P1" style:volatile="true">
      <number:text>-</number:text>
      <number:fill-character> </number:fill-character>
      <number:number number:decimal-places="0" number:min-decimal-places="0" number:min-integer-digits="1" number:grouping="true"/>
      <number:text loext:blank-width-char="-"> </number:text>
    </number:number-style>
    <number:number-style style:name="N130P2" style:volatile="true">
      <number:text loext:blank-width-char="-"> </number:text>
      <number:fill-character> </number:fill-character>
      <number:text>- _-</number:text>
    </number:number-style>
    <number:text-style style:name="N130">
      <number:text loext:blank-width-char="-"> </number:text>
      <number:text-content/>
      <number:text loext:blank-width-char="-"> </number:text>
      <style:map style:condition="value()&gt;0" style:apply-style-name="N130P0"/>
      <style:map style:condition="value()&lt;0" style:apply-style-name="N130P1"/>
      <style:map style:condition="value()=0" style:apply-style-name="N130P2"/>
    </number:text-style>
    <number:number-style style:name="N13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4P1" style:volatile="true">
      <number:text>-$</number:text>
      <number:fill-character> </number:fill-character>
      <number:number number:decimal-places="0" number:min-decimal-places="0" number:min-integer-digits="1" number:grouping="true"/>
      <number:text loext:blank-width-char="-"> </number:text>
    </number:number-style>
    <number:number-style style:name="N134P2" style:volatile="true">
      <number:text loext:blank-width-char="-"> $</number:text>
      <number:fill-character> </number:fill-character>
      <number:text>- _-</number:text>
    </number:number-style>
    <number:text-style style:name="N134">
      <number:text loext:blank-width-char="-"> </number:text>
      <number:text-content/>
      <number:text loext:blank-width-char="-"> </number:text>
      <style:map style:condition="value()&gt;0" style:apply-style-name="N134P0"/>
      <style:map style:condition="value()&lt;0" style:apply-style-name="N134P1"/>
      <style:map style:condition="value()=0" style:apply-style-name="N134P2"/>
    </number:text-style>
    <number:number-style style:name="N138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8P1" style:volatile="true">
      <number:text>-</number:text>
      <number:fill-character> </number:fill-character>
      <number:number number:decimal-places="2" number:min-decimal-places="2" number:min-integer-digits="1" number:grouping="true"/>
      <number:text loext:blank-width-char="-"> </number:text>
    </number:number-style>
    <number:number-style style:name="N138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8">
      <number:text loext:blank-width-char="-"> </number:text>
      <number:text-content/>
      <number:text loext:blank-width-char="-"> </number:text>
      <style:map style:condition="value()&gt;0" style:apply-style-name="N138P0"/>
      <style:map style:condition="value()&lt;0" style:apply-style-name="N138P1"/>
      <style:map style:condition="value()=0" style:apply-style-name="N138P2"/>
    </number:text-style>
    <number:number-style style:name="N142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2P1" style:volatile="true">
      <number:text>-$</number:text>
      <number:fill-character> </number:fill-character>
      <number:number number:decimal-places="2" number:min-decimal-places="2" number:min-integer-digits="1" number:grouping="true"/>
      <number:text loext:blank-width-char="-"> </number:text>
    </number:number-style>
    <number:number-style style:name="N142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2">
      <number:text loext:blank-width-char="-"> </number:text>
      <number:text-content/>
      <number:text loext:blank-width-char="-">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decimal-places="1" number:min-integer-digits="1" number:min-exponent-digits="1" number:exponent-interval="3" number:forced-exponent-sign="true"/>
    </number:number-style>
    <number:date-style style:name="N147">
      <number:day/>
      <number:text>/</number:text>
      <number:month number:style="long"/>
      <number:text>/</number:text>
      <number:year number:style="long"/>
    </number:date-style>
    <number:date-style style:name="N148">
      <number:day/>
      <number:text>-</number:text>
      <number:month number:textual="true"/>
      <number:text>-</number:text>
      <number:year/>
    </number:date-style>
    <number:date-style style:name="N149">
      <number:day/>
      <number:text>-</number:text>
      <number:month number:textual="true"/>
    </number:date-style>
    <number:date-style style:name="N150">
      <number:month number:textual="true"/>
      <number:text>-</number:text>
      <number:year/>
    </number:date-style>
    <number:time-style style:name="N151">
      <number:hours/>
      <number:text>:</number:text>
      <number:minutes number:style="long"/>
      <number:text> </number:text>
      <number:am-pm/>
    </number:time-style>
    <number:time-style style:name="N152">
      <number:hours/>
      <number:text>:</number:text>
      <number:minutes number:style="long"/>
      <number:text>:</number:text>
      <number:seconds number:style="long"/>
      <number:text> </number:text>
      <number:am-pm/>
    </number:time-style>
    <number:time-style style:name="N153">
      <number:hours/>
      <number:text>:</number:text>
      <number:minutes number:style="long"/>
    </number:time-style>
    <number:time-style style:name="N154">
      <number:hours/>
      <number:text>:</number:text>
      <number:minutes number:style="long"/>
      <number:text>:</number:text>
      <number:seconds number:style="long"/>
    </number:time-style>
    <number:date-style style:name="N155">
      <number:day/>
      <number:text>/</number:text>
      <number:month number:style="long"/>
      <number:text>/</number:text>
      <number:year number:style="long"/>
      <number:text> </number:text>
      <number:hours/>
      <number:text>:</number:text>
      <number:minutes number:style="long"/>
    </number:date-style>
    <number:currency-style style:name="N159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59P1" style:volatile="true">
      <number:text>-</number:text>
      <number:currency-symbol/>
      <number:fill-character> </number:fill-character>
      <number:number number:decimal-places="0" number:min-decimal-places="0" number:min-integer-digits="1" number:grouping="true"/>
      <number:text> _-</number:text>
    </number:currency-style>
    <number:currency-style style:name="N159P2" style:volatile="true">
      <number:text loext:blank-width-char="-"> </number:text>
      <number:currency-symbol/>
      <number:fill-character> </number:fill-character>
      <number:text>- _-</number:text>
    </number:currency-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currency-style style:name="N16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63P1" style:volatile="true">
      <number:text>-</number:text>
      <number:currency-symbol/>
      <number:fill-character> </number:fill-character>
      <number:number number:decimal-places="2" number:min-decimal-places="2" number:min-integer-digits="1" number:grouping="true"/>
      <number:text> _-</number:text>
    </number:currency-style>
    <number:currency-style style:name="N16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63">
      <number:text loext:blank-width-char="-"> </number:text>
      <number:text-content/>
      <number:text loext:blank-width-char="-"> </number:text>
      <style:map style:condition="value()&gt;0" style:apply-style-name="N163P0"/>
      <style:map style:condition="value()&lt;0" style:apply-style-name="N163P1"/>
      <style:map style:condition="value()=0" style:apply-style-name="N163P2"/>
    </number:text-style>
    <number:date-style style:name="N164">
      <number:month number:style="long"/>
      <number:text>/</number:text>
      <number:day number:style="long"/>
      <number:text>/</number:text>
      <number:year number:style="long"/>
    </number:date-style>
    <number:date-style style:name="N10117" number:language="en" number:country="AU">
      <number:day/>
      <number:text>/</number:text>
      <number:month number:style="long"/>
      <number:text>/</number:text>
      <number:year number:style="long"/>
    </number:date-style>
    <number:date-style style:name="N10118" number:language="en" number:country="AU">
      <number:day/>
      <number:text>-</number:text>
      <number:month number:textual="true"/>
      <number:text>-</number:text>
      <number:year/>
    </number:date-style>
    <number:date-style style:name="N10119" number:language="en" number:country="AU">
      <number:day/>
      <number:text>-</number:text>
      <number:month number:textual="true"/>
    </number:date-style>
    <number:date-style style:name="N10120" number:language="en" number:country="AU">
      <number:month number:textual="true"/>
      <number:text>-</number:text>
      <number:year/>
    </number:date-style>
    <number:time-style style:name="N10121" number:language="en" number:country="AU">
      <number:hours/>
      <number:text>:</number:text>
      <number:minutes number:style="long"/>
      <number:text> </number:text>
      <number:am-pm/>
    </number:time-style>
    <number:time-style style:name="N10122" number:language="en" number:country="AU">
      <number:hours/>
      <number:text>:</number:text>
      <number:minutes number:style="long"/>
      <number:text>:</number:text>
      <number:seconds number:style="long"/>
      <number:text> </number:text>
      <number:am-pm/>
    </number:time-style>
    <number:time-style style:name="N10123" number:language="en" number:country="AU">
      <number:hours/>
      <number:text>:</number:text>
      <number:minutes number:style="long"/>
    </number:time-style>
    <number:time-style style:name="N10124" number:language="en" number:country="AU">
      <number:hours/>
      <number:text>:</number:text>
      <number:minutes number:style="long"/>
      <number:text>:</number:text>
      <number:seconds number:style="long"/>
    </number:time-style>
    <number:date-style style:name="N10125" number:language="en" number:country="AU">
      <number:day/>
      <number:text>/</number:text>
      <number:month number:style="long"/>
      <number:text>/</number:text>
      <number:year number:style="long"/>
      <number:text> </number:text>
      <number:hours/>
      <number:text>:</number:text>
      <number:minutes number:style="long"/>
    </number:date-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09">00/00/0000</text:date>, <text:time style:data-style-name="N2" text:time-value="22:26:03.753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Metasdata" style:display-name="PageStyle_Metasdata"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9T09:20:48.146977300</meta:creation-date>
    <dc:date>2025-06-09T23:05:42.477000000</dc:date>
    <meta:editing-duration>P1DT23H20M20S</meta:editing-duration>
    <meta:editing-cycles>27</meta:editing-cycles>
    <meta:generator>LibreOffice/24.8.6.2$Windows_X86_64 LibreOffice_project/6d98ba145e9a8a39fc57bcc76981d1fb1316c60c</meta:generator>
    <meta:document-statistic meta:table-count="3" meta:cell-count="811" meta:object-count="1"/>
  </office:meta>
</office:document-meta>
</file>